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-0.980619" calcext:value-type="float">
            <text:p>-0,980619</text:p>
          </table:table-cell>
          <table:table-cell office:value-type="float" office:value="-0.233332" calcext:value-type="float">
            <text:p>-0,233332</text:p>
          </table:table-cell>
          <table:table-cell office:value-type="float" office:value="0.016788" calcext:value-type="float">
            <text:p>0,016788</text:p>
          </table:table-cell>
          <table:table-cell office:value-type="float" office:value="0.457582" calcext:value-type="float">
            <text:p>0,457582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-0.673958" calcext:value-type="float">
            <text:p>-0,6739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349307" calcext:value-type="float">
            <text:p>-0,349307</text:p>
          </table:table-cell>
          <table:table-cell office:value-type="float" office:value="-0.001405" calcext:value-type="float">
            <text:p>-0,001405</text:p>
          </table:table-cell>
          <table:table-cell office:value-type="float" office:value="0.001738" calcext:value-type="float">
            <text:p>0,001738</text:p>
          </table:table-cell>
          <table:table-cell office:value-type="float" office:value="0.124161" calcext:value-type="float">
            <text:p>0,124161</text:p>
          </table:table-cell>
          <table:table-cell office:value-type="float" office:value="0.407864" calcext:value-type="float">
            <text:p>0,407864</text:p>
          </table:table-cell>
          <table:table-cell office:value-type="float" office:value="0.601965" calcext:value-type="float">
            <text:p>0,601965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-0.160261" calcext:value-type="float">
            <text:p>-0,16026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723935" calcext:value-type="float">
            <text:p>-0,723935</text:p>
          </table:table-cell>
          <table:table-cell office:value-type="float" office:value="-0.0335" calcext:value-type="float">
            <text:p>-0,0335</text:p>
          </table:table-cell>
          <table:table-cell office:value-type="float" office:value="0" calcext:value-type="float">
            <text:p>0</text:p>
          </table:table-cell>
          <table:table-cell office:value-type="float" office:value="0.067281" calcext:value-type="float">
            <text:p>0,067281</text:p>
          </table:table-cell>
          <table:table-cell office:value-type="float" office:value="0.330473" calcext:value-type="float">
            <text:p>0,330473</text:p>
          </table:table-cell>
          <table:table-cell office:value-type="float" office:value="0.579617" calcext:value-type="float">
            <text:p>0,579617</text:p>
          </table:table-cell>
          <table:table-cell office:value-type="float" office:value="0.611298" calcext:value-type="float">
            <text:p>0,611298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-0.055639" calcext:value-type="float">
            <text:p>-0,0556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904715" calcext:value-type="float">
            <text:p>-0,904715</text:p>
          </table:table-cell>
          <table:table-cell office:value-type="float" office:value="-0.071601" calcext:value-type="float">
            <text:p>-0,071601</text:p>
          </table:table-cell>
          <table:table-cell office:value-type="float" office:value="0" calcext:value-type="float">
            <text:p>0</text:p>
          </table:table-cell>
          <table:table-cell office:value-type="float" office:value="0.088824" calcext:value-type="float">
            <text:p>0,088824</text:p>
          </table:table-cell>
          <table:table-cell office:value-type="float" office:value="0.44171" calcext:value-type="float">
            <text:p>0,44171</text:p>
          </table:table-cell>
          <table:table-cell office:value-type="float" office:value="0.598857" calcext:value-type="float">
            <text:p>0,598857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-0.062218" calcext:value-type="float">
            <text:p>-0,0622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918901" calcext:value-type="float">
            <text:p>-0,918901</text:p>
          </table:table-cell>
          <table:table-cell office:value-type="float" office:value="-0.110621" calcext:value-type="float">
            <text:p>-0,110621</text:p>
          </table:table-cell>
          <table:table-cell office:value-type="float" office:value="0.035692" calcext:value-type="float">
            <text:p>0,035692</text:p>
          </table:table-cell>
          <table:table-cell office:value-type="float" office:value="0.30213" calcext:value-type="float">
            <text:p>0,30213</text:p>
          </table:table-cell>
          <table:table-cell office:value-type="float" office:value="0.574898" calcext:value-type="float">
            <text:p>0,574898</text:p>
          </table:table-cell>
          <table:table-cell office:value-type="float" office:value="0.610854" calcext:value-type="float">
            <text:p>0,610854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-0.02812" calcext:value-type="float">
            <text:p>-0,028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913248" calcext:value-type="float">
            <text:p>-0,913248</text:p>
          </table:table-cell>
          <table:table-cell office:value-type="float" office:value="-0.094458" calcext:value-type="float">
            <text:p>-0,094458</text:p>
          </table:table-cell>
          <table:table-cell office:value-type="float" office:value="0.064709" calcext:value-type="float">
            <text:p>0,064709</text:p>
          </table:table-cell>
          <table:table-cell office:value-type="float" office:value="0.280343" calcext:value-type="float">
            <text:p>0,280343</text:p>
          </table:table-cell>
          <table:table-cell office:value-type="float" office:value="0.553086" calcext:value-type="float">
            <text:p>0,553086</text:p>
          </table:table-cell>
          <table:table-cell office:value-type="float" office:value="0.606871" calcext:value-type="float">
            <text:p>0,606871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12813" calcext:value-type="float">
            <text:p>0,612813</text:p>
          </table:table-cell>
          <table:table-cell office:value-type="float" office:value="0.621182" calcext:value-type="float">
            <text:p>0,621182</text:p>
          </table:table-cell>
          <table:table-cell office:value-type="float" office:value="0.133486" calcext:value-type="float">
            <text:p>0,1334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252246" calcext:value-type="float">
            <text:p>-0,252246</text:p>
          </table:table-cell>
          <table:table-cell office:value-type="float" office:value="0.07136" calcext:value-type="float">
            <text:p>0,07136</text:p>
          </table:table-cell>
          <table:table-cell office:value-type="float" office:value="0.248519" calcext:value-type="float">
            <text:p>0,248519</text:p>
          </table:table-cell>
          <table:table-cell office:value-type="float" office:value="0.471009" calcext:value-type="float">
            <text:p>0,471009</text:p>
          </table:table-cell>
          <table:table-cell office:value-type="float" office:value="0.592063" calcext:value-type="float">
            <text:p>0,592063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1414" calcext:value-type="float">
            <text:p>0,61414</text:p>
          </table:table-cell>
          <table:table-cell office:value-type="float" office:value="0.630113" calcext:value-type="float">
            <text:p>0,630113</text:p>
          </table:table-cell>
          <table:table-cell office:value-type="float" office:value="0.096959" calcext:value-type="float">
            <text:p>0,09695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84898" calcext:value-type="float">
            <text:p>-0,684898</text:p>
          </table:table-cell>
          <table:table-cell office:value-type="float" office:value="0.030937" calcext:value-type="float">
            <text:p>0,030937</text:p>
          </table:table-cell>
          <table:table-cell office:value-type="float" office:value="0.227323" calcext:value-type="float">
            <text:p>0,227323</text:p>
          </table:table-cell>
          <table:table-cell office:value-type="float" office:value="0.46046" calcext:value-type="float">
            <text:p>0,46046</text:p>
          </table:table-cell>
          <table:table-cell office:value-type="float" office:value="0.58567" calcext:value-type="float">
            <text:p>0,58567</text:p>
          </table:table-cell>
          <table:table-cell office:value-type="float" office:value="0.60652" calcext:value-type="float">
            <text:p>0,60652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15926" calcext:value-type="float">
            <text:p>0,615926</text:p>
          </table:table-cell>
          <table:table-cell office:value-type="float" office:value="0.63916" calcext:value-type="float">
            <text:p>0,63916</text:p>
          </table:table-cell>
          <table:table-cell office:value-type="float" office:value="0.206668" calcext:value-type="float">
            <text:p>0,20666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79745" calcext:value-type="float">
            <text:p>-0,879745</text:p>
          </table:table-cell>
          <table:table-cell office:value-type="float" office:value="0.026614" calcext:value-type="float">
            <text:p>0,026614</text:p>
          </table:table-cell>
          <table:table-cell office:value-type="float" office:value="0.213084" calcext:value-type="float">
            <text:p>0,213084</text:p>
          </table:table-cell>
          <table:table-cell office:value-type="float" office:value="0.47632" calcext:value-type="float">
            <text:p>0,47632</text:p>
          </table:table-cell>
          <table:table-cell office:value-type="float" office:value="0.588949" calcext:value-type="float">
            <text:p>0,588949</text:p>
          </table:table-cell>
          <table:table-cell office:value-type="float" office:value="0.60831" calcext:value-type="float">
            <text:p>0,60831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18222" calcext:value-type="float">
            <text:p>0,618222</text:p>
          </table:table-cell>
          <table:table-cell office:value-type="float" office:value="0.666983" calcext:value-type="float">
            <text:p>0,666983</text:p>
          </table:table-cell>
          <table:table-cell office:value-type="float" office:value="0.18765" calcext:value-type="float">
            <text:p>0,1876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00968" calcext:value-type="float">
            <text:p>-0,800968</text:p>
          </table:table-cell>
          <table:table-cell office:value-type="float" office:value="0.045349" calcext:value-type="float">
            <text:p>0,045349</text:p>
          </table:table-cell>
          <table:table-cell office:value-type="float" office:value="0.297953" calcext:value-type="float">
            <text:p>0,297953</text:p>
          </table:table-cell>
          <table:table-cell office:value-type="float" office:value="0.552334" calcext:value-type="float">
            <text:p>0,552334</text:p>
          </table:table-cell>
          <table:table-cell office:value-type="float" office:value="0.594343" calcext:value-type="float">
            <text:p>0,594343</text:p>
          </table:table-cell>
          <table:table-cell office:value-type="float" office:value="0.610311" calcext:value-type="float">
            <text:p>0,610311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21124" calcext:value-type="float">
            <text:p>0,621124</text:p>
          </table:table-cell>
          <table:table-cell office:value-type="float" office:value="0.666983" calcext:value-type="float">
            <text:p>0,666983</text:p>
          </table:table-cell>
          <table:table-cell office:value-type="float" office:value="0.214519" calcext:value-type="float">
            <text:p>0,2145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71529" calcext:value-type="float">
            <text:p>-0,71529</text:p>
          </table:table-cell>
          <table:table-cell office:value-type="float" office:value="0.093476" calcext:value-type="float">
            <text:p>0,093476</text:p>
          </table:table-cell>
          <table:table-cell office:value-type="float" office:value="0.331882" calcext:value-type="float">
            <text:p>0,331882</text:p>
          </table:table-cell>
          <table:table-cell office:value-type="float" office:value="0.517307" calcext:value-type="float">
            <text:p>0,517307</text:p>
          </table:table-cell>
          <table:table-cell office:value-type="float" office:value="0.593726" calcext:value-type="float">
            <text:p>0,593726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33967" calcext:value-type="float">
            <text:p>0,633967</text:p>
          </table:table-cell>
          <table:table-cell office:value-type="float" office:value="0.814618" calcext:value-type="float">
            <text:p>0,814618</text:p>
          </table:table-cell>
          <table:table-cell office:value-type="float" office:value="0.229218" calcext:value-type="float">
            <text:p>0,22921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0.904246" calcext:value-type="float">
            <text:p>-0,904246</text:p>
          </table:table-cell>
          <table:table-cell office:value-type="float" office:value="0.049583" calcext:value-type="float">
            <text:p>0,049583</text:p>
          </table:table-cell>
          <table:table-cell office:value-type="float" office:value="0.25382" calcext:value-type="float">
            <text:p>0,25382</text:p>
          </table:table-cell>
          <table:table-cell office:value-type="float" office:value="0.415999" calcext:value-type="float">
            <text:p>0,415999</text:p>
          </table:table-cell>
          <table:table-cell office:value-type="float" office:value="0.556738" calcext:value-type="float">
            <text:p>0,556738</text:p>
          </table:table-cell>
          <table:table-cell office:value-type="float" office:value="0.597103" calcext:value-type="float">
            <text:p>0,597103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39822" calcext:value-type="float">
            <text:p>0,639822</text:p>
          </table:table-cell>
          <table:table-cell office:value-type="float" office:value="0.771849" calcext:value-type="float">
            <text:p>0,771849</text:p>
          </table:table-cell>
          <table:table-cell office:value-type="float" office:value="0.344594" calcext:value-type="float">
            <text:p>0,34459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04246" calcext:value-type="float">
            <text:p>-0,804246</text:p>
          </table:table-cell>
          <table:table-cell office:value-type="float" office:value="0.075177" calcext:value-type="float">
            <text:p>0,075177</text:p>
          </table:table-cell>
          <table:table-cell office:value-type="float" office:value="0.285897" calcext:value-type="float">
            <text:p>0,285897</text:p>
          </table:table-cell>
          <table:table-cell office:value-type="float" office:value="0.468554" calcext:value-type="float">
            <text:p>0,468554</text:p>
          </table:table-cell>
          <table:table-cell office:value-type="float" office:value="0.57131" calcext:value-type="float">
            <text:p>0,57131</text:p>
          </table:table-cell>
          <table:table-cell office:value-type="float" office:value="0.605734" calcext:value-type="float">
            <text:p>0,605734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31142" calcext:value-type="float">
            <text:p>0,631142</text:p>
          </table:table-cell>
          <table:table-cell office:value-type="float" office:value="0.75665" calcext:value-type="float">
            <text:p>0,75665</text:p>
          </table:table-cell>
          <table:table-cell office:value-type="float" office:value="0.205831" calcext:value-type="float">
            <text:p>0,20583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31641" calcext:value-type="float">
            <text:p>0,031641</text:p>
          </table:table-cell>
          <table:table-cell office:value-type="float" office:value="0.377505" calcext:value-type="float">
            <text:p>0,377505</text:p>
          </table:table-cell>
          <table:table-cell office:value-type="float" office:value="0.504747" calcext:value-type="float">
            <text:p>0,504747</text:p>
          </table:table-cell>
          <table:table-cell office:value-type="float" office:value="0.569843" calcext:value-type="float">
            <text:p>0,569843</text:p>
          </table:table-cell>
          <table:table-cell office:value-type="float" office:value="0.601299" calcext:value-type="float">
            <text:p>0,601299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39677" calcext:value-type="float">
            <text:p>0,639677</text:p>
          </table:table-cell>
          <table:table-cell office:value-type="float" office:value="0.815285" calcext:value-type="float">
            <text:p>0,815285</text:p>
          </table:table-cell>
          <table:table-cell office:value-type="float" office:value="0.356183" calcext:value-type="float">
            <text:p>0,35618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-0.805072" calcext:value-type="float">
            <text:p>-0,805072</text:p>
          </table:table-cell>
          <table:table-cell office:value-type="float" office:value="0.160186" calcext:value-type="float">
            <text:p>0,160186</text:p>
          </table:table-cell>
          <table:table-cell office:value-type="float" office:value="0.395019" calcext:value-type="float">
            <text:p>0,395019</text:p>
          </table:table-cell>
          <table:table-cell office:value-type="float" office:value="0.536916" calcext:value-type="float">
            <text:p>0,536916</text:p>
          </table:table-cell>
          <table:table-cell office:value-type="float" office:value="0.599034" calcext:value-type="float">
            <text:p>0,599034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656761" calcext:value-type="float">
            <text:p>0,656761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399233" calcext:value-type="float">
            <text:p>0,39923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0.538907" calcext:value-type="float">
            <text:p>-0,538907</text:p>
          </table:table-cell>
          <table:table-cell office:value-type="float" office:value="0.24641" calcext:value-type="float">
            <text:p>0,24641</text:p>
          </table:table-cell>
          <table:table-cell office:value-type="float" office:value="0.459293" calcext:value-type="float">
            <text:p>0,459293</text:p>
          </table:table-cell>
          <table:table-cell office:value-type="float" office:value="0.571911" calcext:value-type="float">
            <text:p>0,571911</text:p>
          </table:table-cell>
          <table:table-cell office:value-type="float" office:value="0.607446" calcext:value-type="float">
            <text:p>0,607446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718624" calcext:value-type="float">
            <text:p>0,718624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451427" calcext:value-type="float">
            <text:p>0,45142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0.620386" calcext:value-type="float">
            <text:p>-0,620386</text:p>
          </table:table-cell>
          <table:table-cell office:value-type="float" office:value="0.275101" calcext:value-type="float">
            <text:p>0,275101</text:p>
          </table:table-cell>
          <table:table-cell office:value-type="float" office:value="0.486167" calcext:value-type="float">
            <text:p>0,486167</text:p>
          </table:table-cell>
          <table:table-cell office:value-type="float" office:value="0.579598" calcext:value-type="float">
            <text:p>0,579598</text:p>
          </table:table-cell>
          <table:table-cell office:value-type="float" office:value="0.604352" calcext:value-type="float">
            <text:p>0,604352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740733" calcext:value-type="float">
            <text:p>0,740733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451505" calcext:value-type="float">
            <text:p>0,45150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0.9" calcext:value-type="float">
            <text:p>-0,9</text:p>
          </table:table-cell>
          <table:table-cell office:value-type="float" office:value="0.217695" calcext:value-type="float">
            <text:p>0,217695</text:p>
          </table:table-cell>
          <table:table-cell office:value-type="float" office:value="0.501818" calcext:value-type="float">
            <text:p>0,501818</text:p>
          </table:table-cell>
          <table:table-cell office:value-type="float" office:value="0.583462" calcext:value-type="float">
            <text:p>0,583462</text:p>
          </table:table-cell>
          <table:table-cell office:value-type="float" office:value="0.608335" calcext:value-type="float">
            <text:p>0,608335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746789" calcext:value-type="float">
            <text:p>0,746789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420759" calcext:value-type="float">
            <text:p>0,42075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0.247747" calcext:value-type="float">
            <text:p>-0,247747</text:p>
          </table:table-cell>
          <table:table-cell office:value-type="float" office:value="0.447165" calcext:value-type="float">
            <text:p>0,447165</text:p>
          </table:table-cell>
          <table:table-cell office:value-type="float" office:value="0.558818" calcext:value-type="float">
            <text:p>0,558818</text:p>
          </table:table-cell>
          <table:table-cell office:value-type="float" office:value="0.592557" calcext:value-type="float">
            <text:p>0,592557</text:p>
          </table:table-cell>
          <table:table-cell office:value-type="float" office:value="0.611624" calcext:value-type="float">
            <text:p>0,611624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760638" calcext:value-type="float">
            <text:p>0,760638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517255" calcext:value-type="float">
            <text:p>0,51725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0.084537" calcext:value-type="float">
            <text:p>-0,084537</text:p>
          </table:table-cell>
          <table:table-cell office:value-type="float" office:value="0.457793" calcext:value-type="float">
            <text:p>0,457793</text:p>
          </table:table-cell>
          <table:table-cell office:value-type="float" office:value="0.577771" calcext:value-type="float">
            <text:p>0,577771</text:p>
          </table:table-cell>
          <table:table-cell office:value-type="float" office:value="0.596939" calcext:value-type="float">
            <text:p>0,596939</text:p>
          </table:table-cell>
          <table:table-cell office:value-type="float" office:value="0.612162" calcext:value-type="float">
            <text:p>0,612162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752538" calcext:value-type="float">
            <text:p>0,752538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536216" calcext:value-type="float">
            <text:p>0,53621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0.039604" calcext:value-type="float">
            <text:p>0,039604</text:p>
          </table:table-cell>
          <table:table-cell office:value-type="float" office:value="0.468563" calcext:value-type="float">
            <text:p>0,468563</text:p>
          </table:table-cell>
          <table:table-cell office:value-type="float" office:value="0.57305" calcext:value-type="float">
            <text:p>0,57305</text:p>
          </table:table-cell>
          <table:table-cell office:value-type="float" office:value="0.597613" calcext:value-type="float">
            <text:p>0,597613</text:p>
          </table:table-cell>
          <table:table-cell office:value-type="float" office:value="0.611918" calcext:value-type="float">
            <text:p>0,611918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754688" calcext:value-type="float">
            <text:p>0,754688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549493" calcext:value-type="float">
            <text:p>0,54949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0.080216" calcext:value-type="float">
            <text:p>-0,080216</text:p>
          </table:table-cell>
          <table:table-cell office:value-type="float" office:value="0.389707" calcext:value-type="float">
            <text:p>0,389707</text:p>
          </table:table-cell>
          <table:table-cell office:value-type="float" office:value="0.501121" calcext:value-type="float">
            <text:p>0,501121</text:p>
          </table:table-cell>
          <table:table-cell office:value-type="float" office:value="0.586583" calcext:value-type="float">
            <text:p>0,586583</text:p>
          </table:table-cell>
          <table:table-cell office:value-type="float" office:value="0.607485" calcext:value-type="float">
            <text:p>0,607485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766667" calcext:value-type="float">
            <text:p>0,766667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522084" calcext:value-type="float">
            <text:p>0,52208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227318" calcext:value-type="float">
            <text:p>-0,227318</text:p>
          </table:table-cell>
          <table:table-cell office:value-type="float" office:value="0.439945" calcext:value-type="float">
            <text:p>0,439945</text:p>
          </table:table-cell>
          <table:table-cell office:value-type="float" office:value="0.536131" calcext:value-type="float">
            <text:p>0,536131</text:p>
          </table:table-cell>
          <table:table-cell office:value-type="float" office:value="0.591681" calcext:value-type="float">
            <text:p>0,591681</text:p>
          </table:table-cell>
          <table:table-cell office:value-type="float" office:value="0.608547" calcext:value-type="float">
            <text:p>0,608547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804892" calcext:value-type="float">
            <text:p>0,804892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520337" calcext:value-type="float">
            <text:p>0,52033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0.040794" calcext:value-type="float">
            <text:p>0,040794</text:p>
          </table:table-cell>
          <table:table-cell office:value-type="float" office:value="0.476922" calcext:value-type="float">
            <text:p>0,476922</text:p>
          </table:table-cell>
          <table:table-cell office:value-type="float" office:value="0.572925" calcext:value-type="float">
            <text:p>0,572925</text:p>
          </table:table-cell>
          <table:table-cell office:value-type="float" office:value="0.591822" calcext:value-type="float">
            <text:p>0,591822</text:p>
          </table:table-cell>
          <table:table-cell office:value-type="float" office:value="0.606867" calcext:value-type="float">
            <text:p>0,606867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776591" calcext:value-type="float">
            <text:p>0,776591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551541" calcext:value-type="float">
            <text:p>0,55154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0.092958" calcext:value-type="float">
            <text:p>-0,092958</text:p>
          </table:table-cell>
          <table:table-cell office:value-type="float" office:value="0.475838" calcext:value-type="float">
            <text:p>0,475838</text:p>
          </table:table-cell>
          <table:table-cell office:value-type="float" office:value="0.577937" calcext:value-type="float">
            <text:p>0,577937</text:p>
          </table:table-cell>
          <table:table-cell office:value-type="float" office:value="0.600096" calcext:value-type="float">
            <text:p>0,600096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81007" calcext:value-type="float">
            <text:p>0,81007</text:p>
          </table:table-cell>
          <table:table-cell office:value-type="float" office:value="0.918797" calcext:value-type="float">
            <text:p>0,918797</text:p>
          </table:table-cell>
          <table:table-cell office:value-type="float" office:value="0.543285" calcext:value-type="float">
            <text:p>0,54328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7376" calcext:value-type="float">
            <text:p>0,017376</text:p>
          </table:table-cell>
          <table:table-cell office:value-type="float" office:value="0.285378" calcext:value-type="float">
            <text:p>0,285378</text:p>
          </table:table-cell>
          <table:table-cell office:value-type="float" office:value="0.492087" calcext:value-type="float">
            <text:p>0,492087</text:p>
          </table:table-cell>
          <table:table-cell office:value-type="float" office:value="0.566197" calcext:value-type="float">
            <text:p>0,566197</text:p>
          </table:table-cell>
          <table:table-cell office:value-type="float" office:value="0.593032" calcext:value-type="float">
            <text:p>0,593032</text:p>
          </table:table-cell>
          <table:table-cell office:value-type="float" office:value="0.610453" calcext:value-type="float">
            <text:p>0,610453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13253" calcext:value-type="float">
            <text:p>0,613253</text:p>
          </table:table-cell>
          <table:table-cell office:value-type="float" office:value="0.803932" calcext:value-type="float">
            <text:p>0,803932</text:p>
          </table:table-cell>
          <table:table-cell office:value-type="float" office:value="0.918797" calcext:value-type="float">
            <text:p>0,918797</text:p>
          </table:table-cell>
          <table:table-cell office:value-type="float" office:value="0.580145" calcext:value-type="float">
            <text:p>0,5801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0.128788" calcext:value-type="float">
            <text:p>-0,128788</text:p>
          </table:table-cell>
          <table:table-cell office:value-type="float" office:value="0.437412" calcext:value-type="float">
            <text:p>0,437412</text:p>
          </table:table-cell>
          <table:table-cell office:value-type="float" office:value="0.565993" calcext:value-type="float">
            <text:p>0,565993</text:p>
          </table:table-cell>
          <table:table-cell office:value-type="float" office:value="0.592477" calcext:value-type="float">
            <text:p>0,592477</text:p>
          </table:table-cell>
          <table:table-cell office:value-type="float" office:value="0.609822" calcext:value-type="float">
            <text:p>0,609822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12813" calcext:value-type="float">
            <text:p>0,612813</text:p>
          </table:table-cell>
          <table:table-cell office:value-type="float" office:value="0.80922" calcext:value-type="float">
            <text:p>0,80922</text:p>
          </table:table-cell>
          <table:table-cell office:value-type="float" office:value="0.918797" calcext:value-type="float">
            <text:p>0,918797</text:p>
          </table:table-cell>
          <table:table-cell office:value-type="float" office:value="0.533607" calcext:value-type="float">
            <text:p>0,53360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0.140976" calcext:value-type="float">
            <text:p>-0,140976</text:p>
          </table:table-cell>
          <table:table-cell office:value-type="float" office:value="0.385647" calcext:value-type="float">
            <text:p>0,385647</text:p>
          </table:table-cell>
          <table:table-cell office:value-type="float" office:value="0.554626" calcext:value-type="float">
            <text:p>0,554626</text:p>
          </table:table-cell>
          <table:table-cell office:value-type="float" office:value="0.595743" calcext:value-type="float">
            <text:p>0,595743</text:p>
          </table:table-cell>
          <table:table-cell office:value-type="float" office:value="0.610554" calcext:value-type="float">
            <text:p>0,610554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35348" calcext:value-type="float">
            <text:p>0,635348</text:p>
          </table:table-cell>
          <table:table-cell office:value-type="float" office:value="0.8313" calcext:value-type="float">
            <text:p>0,8313</text:p>
          </table:table-cell>
          <table:table-cell office:value-type="float" office:value="0.918797" calcext:value-type="float">
            <text:p>0,918797</text:p>
          </table:table-cell>
          <table:table-cell office:value-type="float" office:value="0.530936" calcext:value-type="float">
            <text:p>0,53093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-0.01279" calcext:value-type="float">
            <text:p>-0,01279</text:p>
          </table:table-cell>
          <table:table-cell office:value-type="float" office:value="0.438343" calcext:value-type="float">
            <text:p>0,438343</text:p>
          </table:table-cell>
          <table:table-cell office:value-type="float" office:value="0.575913" calcext:value-type="float">
            <text:p>0,575913</text:p>
          </table:table-cell>
          <table:table-cell office:value-type="float" office:value="0.597161" calcext:value-type="float">
            <text:p>0,597161</text:p>
          </table:table-cell>
          <table:table-cell office:value-type="float" office:value="0.611379" calcext:value-type="float">
            <text:p>0,611379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35949" calcext:value-type="float">
            <text:p>0,635949</text:p>
          </table:table-cell>
          <table:table-cell office:value-type="float" office:value="0.845002" calcext:value-type="float">
            <text:p>0,845002</text:p>
          </table:table-cell>
          <table:table-cell office:value-type="float" office:value="0.918797" calcext:value-type="float">
            <text:p>0,918797</text:p>
          </table:table-cell>
          <table:table-cell office:value-type="float" office:value="0.552807" calcext:value-type="float">
            <text:p>0,55280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0.078323" calcext:value-type="float">
            <text:p>0,078323</text:p>
          </table:table-cell>
          <table:table-cell office:value-type="float" office:value="0.503719" calcext:value-type="float">
            <text:p>0,503719</text:p>
          </table:table-cell>
          <table:table-cell office:value-type="float" office:value="0.586863" calcext:value-type="float">
            <text:p>0,586863</text:p>
          </table:table-cell>
          <table:table-cell office:value-type="float" office:value="0.606436" calcext:value-type="float">
            <text:p>0,606436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625346" calcext:value-type="float">
            <text:p>0,625346</text:p>
          </table:table-cell>
          <table:table-cell office:value-type="float" office:value="0.850001" calcext:value-type="float">
            <text:p>0,850001</text:p>
          </table:table-cell>
          <table:table-cell office:value-type="float" office:value="0.918797" calcext:value-type="float">
            <text:p>0,918797</text:p>
          </table:table-cell>
          <table:table-cell office:value-type="float" office:value="0.570018" calcext:value-type="float">
            <text:p>0,5700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0.20986" calcext:value-type="float">
            <text:p>0,20986</text:p>
          </table:table-cell>
          <table:table-cell office:value-type="float" office:value="0.566009" calcext:value-type="float">
            <text:p>0,566009</text:p>
          </table:table-cell>
          <table:table-cell office:value-type="float" office:value="0.592845" calcext:value-type="float">
            <text:p>0,592845</text:p>
          </table:table-cell>
          <table:table-cell office:value-type="float" office:value="0.607016" calcext:value-type="float">
            <text:p>0,607016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616894" calcext:value-type="float">
            <text:p>0,616894</text:p>
          </table:table-cell>
          <table:table-cell office:value-type="float" office:value="0.84179" calcext:value-type="float">
            <text:p>0,84179</text:p>
          </table:table-cell>
          <table:table-cell office:value-type="float" office:value="0.918797" calcext:value-type="float">
            <text:p>0,918797</text:p>
          </table:table-cell>
          <table:table-cell office:value-type="float" office:value="0.58839" calcext:value-type="float">
            <text:p>0,5883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0.007194" calcext:value-type="float">
            <text:p>0,007194</text:p>
          </table:table-cell>
          <table:table-cell office:value-type="float" office:value="0.536309" calcext:value-type="float">
            <text:p>0,536309</text:p>
          </table:table-cell>
          <table:table-cell office:value-type="float" office:value="0.592132" calcext:value-type="float">
            <text:p>0,592132</text:p>
          </table:table-cell>
          <table:table-cell office:value-type="float" office:value="0.606599" calcext:value-type="float">
            <text:p>0,606599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673231" calcext:value-type="float">
            <text:p>0,673231</text:p>
          </table:table-cell>
          <table:table-cell office:value-type="float" office:value="0.900294" calcext:value-type="float">
            <text:p>0,900294</text:p>
          </table:table-cell>
          <table:table-cell office:value-type="float" office:value="0.918797" calcext:value-type="float">
            <text:p>0,918797</text:p>
          </table:table-cell>
          <table:table-cell office:value-type="float" office:value="0.576525" calcext:value-type="float">
            <text:p>0,57652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7376" calcext:value-type="float">
            <text:p>0,017376</text:p>
          </table:table-cell>
          <table:table-cell office:value-type="float" office:value="0.22141" calcext:value-type="float">
            <text:p>0,22141</text:p>
          </table:table-cell>
          <table:table-cell office:value-type="float" office:value="0.560053" calcext:value-type="float">
            <text:p>0,560053</text:p>
          </table:table-cell>
          <table:table-cell office:value-type="float" office:value="0.591186" calcext:value-type="float">
            <text:p>0,591186</text:p>
          </table:table-cell>
          <table:table-cell office:value-type="float" office:value="0.605198" calcext:value-type="float">
            <text:p>0,605198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65228" calcext:value-type="float">
            <text:p>0,65228</text:p>
          </table:table-cell>
          <table:table-cell office:value-type="float" office:value="0.89778" calcext:value-type="float">
            <text:p>0,89778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9774" calcext:value-type="float">
            <text:p>0,5977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0.003045" calcext:value-type="float">
            <text:p>0,003045</text:p>
          </table:table-cell>
          <table:table-cell office:value-type="float" office:value="0.490602" calcext:value-type="float">
            <text:p>0,490602</text:p>
          </table:table-cell>
          <table:table-cell office:value-type="float" office:value="0.586111" calcext:value-type="float">
            <text:p>0,586111</text:p>
          </table:table-cell>
          <table:table-cell office:value-type="float" office:value="0.601883" calcext:value-type="float">
            <text:p>0,601883</text:p>
          </table:table-cell>
          <table:table-cell office:value-type="float" office:value="0.611647" calcext:value-type="float">
            <text:p>0,611647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50868" calcext:value-type="float">
            <text:p>0,650868</text:p>
          </table:table-cell>
          <table:table-cell office:value-type="float" office:value="0.893511" calcext:value-type="float">
            <text:p>0,893511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67478" calcext:value-type="float">
            <text:p>0,56747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-0.045116" calcext:value-type="float">
            <text:p>-0,045116</text:p>
          </table:table-cell>
          <table:table-cell office:value-type="float" office:value="0.359081" calcext:value-type="float">
            <text:p>0,359081</text:p>
          </table:table-cell>
          <table:table-cell office:value-type="float" office:value="0.572631" calcext:value-type="float">
            <text:p>0,572631</text:p>
          </table:table-cell>
          <table:table-cell office:value-type="float" office:value="0.591982" calcext:value-type="float">
            <text:p>0,591982</text:p>
          </table:table-cell>
          <table:table-cell office:value-type="float" office:value="0.604835" calcext:value-type="float">
            <text:p>0,604835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17016" calcext:value-type="float">
            <text:p>0,617016</text:p>
          </table:table-cell>
          <table:table-cell office:value-type="float" office:value="0.862038" calcext:value-type="float">
            <text:p>0,862038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39959" calcext:value-type="float">
            <text:p>0,53995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0.021411" calcext:value-type="float">
            <text:p>0,021411</text:p>
          </table:table-cell>
          <table:table-cell office:value-type="float" office:value="0.51107" calcext:value-type="float">
            <text:p>0,51107</text:p>
          </table:table-cell>
          <table:table-cell office:value-type="float" office:value="0.583937" calcext:value-type="float">
            <text:p>0,583937</text:p>
          </table:table-cell>
          <table:table-cell office:value-type="float" office:value="0.596393" calcext:value-type="float">
            <text:p>0,596393</text:p>
          </table:table-cell>
          <table:table-cell office:value-type="float" office:value="0.611321" calcext:value-type="float">
            <text:p>0,611321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71391" calcext:value-type="float">
            <text:p>0,671391</text:p>
          </table:table-cell>
          <table:table-cell office:value-type="float" office:value="0.883532" calcext:value-type="float">
            <text:p>0,883532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71617" calcext:value-type="float">
            <text:p>0,57161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24752" calcext:value-type="float">
            <text:p>0,24752</text:p>
          </table:table-cell>
          <table:table-cell office:value-type="float" office:value="0.537186" calcext:value-type="float">
            <text:p>0,537186</text:p>
          </table:table-cell>
          <table:table-cell office:value-type="float" office:value="0.584511" calcext:value-type="float">
            <text:p>0,584511</text:p>
          </table:table-cell>
          <table:table-cell office:value-type="float" office:value="0.596816" calcext:value-type="float">
            <text:p>0,596816</text:p>
          </table:table-cell>
          <table:table-cell office:value-type="float" office:value="0.610806" calcext:value-type="float">
            <text:p>0,610806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52917" calcext:value-type="float">
            <text:p>0,652917</text:p>
          </table:table-cell>
          <table:table-cell office:value-type="float" office:value="0.877964" calcext:value-type="float">
            <text:p>0,877964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94484" calcext:value-type="float">
            <text:p>0,59448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0.178701" calcext:value-type="float">
            <text:p>0,178701</text:p>
          </table:table-cell>
          <table:table-cell office:value-type="float" office:value="0.572353" calcext:value-type="float">
            <text:p>0,572353</text:p>
          </table:table-cell>
          <table:table-cell office:value-type="float" office:value="0.588141" calcext:value-type="float">
            <text:p>0,588141</text:p>
          </table:table-cell>
          <table:table-cell office:value-type="float" office:value="0.599561" calcext:value-type="float">
            <text:p>0,599561</text:p>
          </table:table-cell>
          <table:table-cell office:value-type="float" office:value="0.610292" calcext:value-type="float">
            <text:p>0,610292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56341" calcext:value-type="float">
            <text:p>0,656341</text:p>
          </table:table-cell>
          <table:table-cell office:value-type="float" office:value="0.880347" calcext:value-type="float">
            <text:p>0,880347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92285" calcext:value-type="float">
            <text:p>0,59228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0.187877" calcext:value-type="float">
            <text:p>0,187877</text:p>
          </table:table-cell>
          <table:table-cell office:value-type="float" office:value="0.560974" calcext:value-type="float">
            <text:p>0,560974</text:p>
          </table:table-cell>
          <table:table-cell office:value-type="float" office:value="0.58694" calcext:value-type="float">
            <text:p>0,58694</text:p>
          </table:table-cell>
          <table:table-cell office:value-type="float" office:value="0.599524" calcext:value-type="float">
            <text:p>0,599524</text:p>
          </table:table-cell>
          <table:table-cell office:value-type="float" office:value="0.611401" calcext:value-type="float">
            <text:p>0,611401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91319" calcext:value-type="float">
            <text:p>0,691319</text:p>
          </table:table-cell>
          <table:table-cell office:value-type="float" office:value="0.898476" calcext:value-type="float">
            <text:p>0,898476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97363" calcext:value-type="float">
            <text:p>0,59736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188241" calcext:value-type="float">
            <text:p>0,188241</text:p>
          </table:table-cell>
          <table:table-cell office:value-type="float" office:value="0.515181" calcext:value-type="float">
            <text:p>0,515181</text:p>
          </table:table-cell>
          <table:table-cell office:value-type="float" office:value="0.578871" calcext:value-type="float">
            <text:p>0,578871</text:p>
          </table:table-cell>
          <table:table-cell office:value-type="float" office:value="0.588672" calcext:value-type="float">
            <text:p>0,588672</text:p>
          </table:table-cell>
          <table:table-cell office:value-type="float" office:value="0.601463" calcext:value-type="float">
            <text:p>0,601463</text:p>
          </table:table-cell>
          <table:table-cell office:value-type="float" office:value="0.611952" calcext:value-type="float">
            <text:p>0,611952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17215" calcext:value-type="float">
            <text:p>0,617215</text:p>
          </table:table-cell>
          <table:table-cell office:value-type="float" office:value="0.788238" calcext:value-type="float">
            <text:p>0,788238</text:p>
          </table:table-cell>
          <table:table-cell office:value-type="float" office:value="0.911053" calcext:value-type="float">
            <text:p>0,911053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01326" calcext:value-type="float">
            <text:p>0,60132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.01631" calcext:value-type="float">
            <text:p>0,01631</text:p>
          </table:table-cell>
          <table:table-cell office:value-type="float" office:value="0.420875" calcext:value-type="float">
            <text:p>0,420875</text:p>
          </table:table-cell>
          <table:table-cell office:value-type="float" office:value="0.57883" calcext:value-type="float">
            <text:p>0,57883</text:p>
          </table:table-cell>
          <table:table-cell office:value-type="float" office:value="0.588897" calcext:value-type="float">
            <text:p>0,588897</text:p>
          </table:table-cell>
          <table:table-cell office:value-type="float" office:value="0.599464" calcext:value-type="float">
            <text:p>0,599464</text:p>
          </table:table-cell>
          <table:table-cell office:value-type="float" office:value="0.611531" calcext:value-type="float">
            <text:p>0,611531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776092" calcext:value-type="float">
            <text:p>0,776092</text:p>
          </table:table-cell>
          <table:table-cell office:value-type="float" office:value="0.918244" calcext:value-type="float">
            <text:p>0,918244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73499" calcext:value-type="float">
            <text:p>0,57349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343976" calcext:value-type="float">
            <text:p>0,343976</text:p>
          </table:table-cell>
          <table:table-cell office:value-type="float" office:value="0.577223" calcext:value-type="float">
            <text:p>0,577223</text:p>
          </table:table-cell>
          <table:table-cell office:value-type="float" office:value="0.585523" calcext:value-type="float">
            <text:p>0,585523</text:p>
          </table:table-cell>
          <table:table-cell office:value-type="float" office:value="0.594564" calcext:value-type="float">
            <text:p>0,594564</text:p>
          </table:table-cell>
          <table:table-cell office:value-type="float" office:value="0.607699" calcext:value-type="float">
            <text:p>0,607699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15815" calcext:value-type="float">
            <text:p>0,615815</text:p>
          </table:table-cell>
          <table:table-cell office:value-type="float" office:value="0.808618" calcext:value-type="float">
            <text:p>0,808618</text:p>
          </table:table-cell>
          <table:table-cell office:value-type="float" office:value="0.917333" calcext:value-type="float">
            <text:p>0,917333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27549" calcext:value-type="float">
            <text:p>0,62754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422939" calcext:value-type="float">
            <text:p>0,422939</text:p>
          </table:table-cell>
          <table:table-cell office:value-type="float" office:value="0.577883" calcext:value-type="float">
            <text:p>0,577883</text:p>
          </table:table-cell>
          <table:table-cell office:value-type="float" office:value="0.58695" calcext:value-type="float">
            <text:p>0,58695</text:p>
          </table:table-cell>
          <table:table-cell office:value-type="float" office:value="0.59715" calcext:value-type="float">
            <text:p>0,59715</text:p>
          </table:table-cell>
          <table:table-cell office:value-type="float" office:value="0.610596" calcext:value-type="float">
            <text:p>0,610596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31886" calcext:value-type="float">
            <text:p>0,631886</text:p>
          </table:table-cell>
          <table:table-cell office:value-type="float" office:value="0.8402" calcext:value-type="float">
            <text:p>0,8402</text:p>
          </table:table-cell>
          <table:table-cell office:value-type="float" office:value="0.91606" calcext:value-type="float">
            <text:p>0,91606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40841" calcext:value-type="float">
            <text:p>0,64084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0.3315" calcext:value-type="float">
            <text:p>0,3315</text:p>
          </table:table-cell>
          <table:table-cell office:value-type="float" office:value="0.576977" calcext:value-type="float">
            <text:p>0,576977</text:p>
          </table:table-cell>
          <table:table-cell office:value-type="float" office:value="0.583967" calcext:value-type="float">
            <text:p>0,583967</text:p>
          </table:table-cell>
          <table:table-cell office:value-type="float" office:value="0.595414" calcext:value-type="float">
            <text:p>0,595414</text:p>
          </table:table-cell>
          <table:table-cell office:value-type="float" office:value="0.610219" calcext:value-type="float">
            <text:p>0,610219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41829" calcext:value-type="float">
            <text:p>0,641829</text:p>
          </table:table-cell>
          <table:table-cell office:value-type="float" office:value="0.850524" calcext:value-type="float">
            <text:p>0,850524</text:p>
          </table:table-cell>
          <table:table-cell office:value-type="float" office:value="0.915363" calcext:value-type="float">
            <text:p>0,915363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33054" calcext:value-type="float">
            <text:p>0,63305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0.312063" calcext:value-type="float">
            <text:p>0,312063</text:p>
          </table:table-cell>
          <table:table-cell office:value-type="float" office:value="0.577092" calcext:value-type="float">
            <text:p>0,577092</text:p>
          </table:table-cell>
          <table:table-cell office:value-type="float" office:value="0.58206" calcext:value-type="float">
            <text:p>0,58206</text:p>
          </table:table-cell>
          <table:table-cell office:value-type="float" office:value="0.593824" calcext:value-type="float">
            <text:p>0,593824</text:p>
          </table:table-cell>
          <table:table-cell office:value-type="float" office:value="0.606622" calcext:value-type="float">
            <text:p>0,606622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39383" calcext:value-type="float">
            <text:p>0,639383</text:p>
          </table:table-cell>
          <table:table-cell office:value-type="float" office:value="0.843009" calcext:value-type="float">
            <text:p>0,843009</text:p>
          </table:table-cell>
          <table:table-cell office:value-type="float" office:value="0.908854" calcext:value-type="float">
            <text:p>0,908854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28765" calcext:value-type="float">
            <text:p>0,62876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0.210281" calcext:value-type="float">
            <text:p>0,210281</text:p>
          </table:table-cell>
          <table:table-cell office:value-type="float" office:value="0.566456" calcext:value-type="float">
            <text:p>0,566456</text:p>
          </table:table-cell>
          <table:table-cell office:value-type="float" office:value="0.579919" calcext:value-type="float">
            <text:p>0,579919</text:p>
          </table:table-cell>
          <table:table-cell office:value-type="float" office:value="0.592419" calcext:value-type="float">
            <text:p>0,592419</text:p>
          </table:table-cell>
          <table:table-cell office:value-type="float" office:value="0.606571" calcext:value-type="float">
            <text:p>0,606571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21624" calcext:value-type="float">
            <text:p>0,621624</text:p>
          </table:table-cell>
          <table:table-cell office:value-type="float" office:value="0.777758" calcext:value-type="float">
            <text:p>0,777758</text:p>
          </table:table-cell>
          <table:table-cell office:value-type="float" office:value="0.904651" calcext:value-type="float">
            <text:p>0,904651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08442" calcext:value-type="float">
            <text:p>0,60844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0.079363" calcext:value-type="float">
            <text:p>0,079363</text:p>
          </table:table-cell>
          <table:table-cell office:value-type="float" office:value="0.55269" calcext:value-type="float">
            <text:p>0,55269</text:p>
          </table:table-cell>
          <table:table-cell office:value-type="float" office:value="0.580217" calcext:value-type="float">
            <text:p>0,580217</text:p>
          </table:table-cell>
          <table:table-cell office:value-type="float" office:value="0.593321" calcext:value-type="float">
            <text:p>0,593321</text:p>
          </table:table-cell>
          <table:table-cell office:value-type="float" office:value="0.607469" calcext:value-type="float">
            <text:p>0,607469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18415" calcext:value-type="float">
            <text:p>0,618415</text:p>
          </table:table-cell>
          <table:table-cell office:value-type="float" office:value="0.782706" calcext:value-type="float">
            <text:p>0,782706</text:p>
          </table:table-cell>
          <table:table-cell office:value-type="float" office:value="0.905636" calcext:value-type="float">
            <text:p>0,905636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594456" calcext:value-type="float">
            <text:p>0,59445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0.226518" calcext:value-type="float">
            <text:p>0,226518</text:p>
          </table:table-cell>
          <table:table-cell office:value-type="float" office:value="0.550901" calcext:value-type="float">
            <text:p>0,550901</text:p>
          </table:table-cell>
          <table:table-cell office:value-type="float" office:value="0.578235" calcext:value-type="float">
            <text:p>0,578235</text:p>
          </table:table-cell>
          <table:table-cell office:value-type="float" office:value="0.587402" calcext:value-type="float">
            <text:p>0,587402</text:p>
          </table:table-cell>
          <table:table-cell office:value-type="float" office:value="0.601898" calcext:value-type="float">
            <text:p>0,601898</text:p>
          </table:table-cell>
          <table:table-cell office:value-type="float" office:value="0.61222" calcext:value-type="float">
            <text:p>0,61222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8023" calcext:value-type="float">
            <text:p>0,68023</text:p>
          </table:table-cell>
          <table:table-cell office:value-type="float" office:value="0.851886" calcext:value-type="float">
            <text:p>0,851886</text:p>
          </table:table-cell>
          <table:table-cell office:value-type="float" office:value="0.914287" calcext:value-type="float">
            <text:p>0,914287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21595" calcext:value-type="float">
            <text:p>0,62159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0.172146" calcext:value-type="float">
            <text:p>0,172146</text:p>
          </table:table-cell>
          <table:table-cell office:value-type="float" office:value="0.549132" calcext:value-type="float">
            <text:p>0,549132</text:p>
          </table:table-cell>
          <table:table-cell office:value-type="float" office:value="0.580465" calcext:value-type="float">
            <text:p>0,580465</text:p>
          </table:table-cell>
          <table:table-cell office:value-type="float" office:value="0.594181" calcext:value-type="float">
            <text:p>0,594181</text:p>
          </table:table-cell>
          <table:table-cell office:value-type="float" office:value="0.61005" calcext:value-type="float">
            <text:p>0,61005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31183" calcext:value-type="float">
            <text:p>0,631183</text:p>
          </table:table-cell>
          <table:table-cell office:value-type="float" office:value="0.788807" calcext:value-type="float">
            <text:p>0,788807</text:p>
          </table:table-cell>
          <table:table-cell office:value-type="float" office:value="0.884839" calcext:value-type="float">
            <text:p>0,884839</text:p>
          </table:table-cell>
          <table:table-cell office:value-type="float" office:value="0.915513" calcext:value-type="float">
            <text:p>0,915513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33869" calcext:value-type="float">
            <text:p>0,63386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6816" calcext:value-type="float">
            <text:p>0,06816</text:p>
          </table:table-cell>
          <table:table-cell office:value-type="float" office:value="0.313325" calcext:value-type="float">
            <text:p>0,313325</text:p>
          </table:table-cell>
          <table:table-cell office:value-type="float" office:value="0.55469" calcext:value-type="float">
            <text:p>0,55469</text:p>
          </table:table-cell>
          <table:table-cell office:value-type="float" office:value="0.581532" calcext:value-type="float">
            <text:p>0,581532</text:p>
          </table:table-cell>
          <table:table-cell office:value-type="float" office:value="0.594135" calcext:value-type="float">
            <text:p>0,594135</text:p>
          </table:table-cell>
          <table:table-cell office:value-type="float" office:value="0.609313" calcext:value-type="float">
            <text:p>0,609313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72945" calcext:value-type="float">
            <text:p>0,672945</text:p>
          </table:table-cell>
          <table:table-cell office:value-type="float" office:value="0.795465" calcext:value-type="float">
            <text:p>0,795465</text:p>
          </table:table-cell>
          <table:table-cell office:value-type="float" office:value="0.883076" calcext:value-type="float">
            <text:p>0,883076</text:p>
          </table:table-cell>
          <table:table-cell office:value-type="float" office:value="0.912941" calcext:value-type="float">
            <text:p>0,912941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52979" calcext:value-type="float">
            <text:p>0,65297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0.231164" calcext:value-type="float">
            <text:p>0,231164</text:p>
          </table:table-cell>
          <table:table-cell office:value-type="float" office:value="0.564933" calcext:value-type="float">
            <text:p>0,564933</text:p>
          </table:table-cell>
          <table:table-cell office:value-type="float" office:value="0.588874" calcext:value-type="float">
            <text:p>0,588874</text:p>
          </table:table-cell>
          <table:table-cell office:value-type="float" office:value="0.60374" calcext:value-type="float">
            <text:p>0,60374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15902" calcext:value-type="float">
            <text:p>0,615902</text:p>
          </table:table-cell>
          <table:table-cell office:value-type="float" office:value="0.734628" calcext:value-type="float">
            <text:p>0,734628</text:p>
          </table:table-cell>
          <table:table-cell office:value-type="float" office:value="0.831868" calcext:value-type="float">
            <text:p>0,831868</text:p>
          </table:table-cell>
          <table:table-cell office:value-type="float" office:value="0.89236" calcext:value-type="float">
            <text:p>0,89236</text:p>
          </table:table-cell>
          <table:table-cell office:value-type="float" office:value="0.917158" calcext:value-type="float">
            <text:p>0,917158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593" calcext:value-type="float">
            <text:p>0,659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5149" calcext:value-type="float">
            <text:p>0,05149</text:p>
          </table:table-cell>
          <table:table-cell office:value-type="float" office:value="0.339286" calcext:value-type="float">
            <text:p>0,339286</text:p>
          </table:table-cell>
          <table:table-cell office:value-type="float" office:value="0.576945" calcext:value-type="float">
            <text:p>0,576945</text:p>
          </table:table-cell>
          <table:table-cell office:value-type="float" office:value="0.598114" calcext:value-type="float">
            <text:p>0,598114</text:p>
          </table:table-cell>
          <table:table-cell office:value-type="float" office:value="0.610917" calcext:value-type="float">
            <text:p>0,610917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71349" calcext:value-type="float">
            <text:p>0,671349</text:p>
          </table:table-cell>
          <table:table-cell office:value-type="float" office:value="0.778049" calcext:value-type="float">
            <text:p>0,778049</text:p>
          </table:table-cell>
          <table:table-cell office:value-type="float" office:value="0.867755" calcext:value-type="float">
            <text:p>0,867755</text:p>
          </table:table-cell>
          <table:table-cell office:value-type="float" office:value="0.896616" calcext:value-type="float">
            <text:p>0,896616</text:p>
          </table:table-cell>
          <table:table-cell office:value-type="float" office:value="0.917344" calcext:value-type="float">
            <text:p>0,917344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86875" calcext:value-type="float">
            <text:p>0,68687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405472" calcext:value-type="float">
            <text:p>0,405472</text:p>
          </table:table-cell>
          <table:table-cell office:value-type="float" office:value="0.575309" calcext:value-type="float">
            <text:p>0,575309</text:p>
          </table:table-cell>
          <table:table-cell office:value-type="float" office:value="0.59681" calcext:value-type="float">
            <text:p>0,59681</text:p>
          </table:table-cell>
          <table:table-cell office:value-type="float" office:value="0.61069" calcext:value-type="float">
            <text:p>0,61069</text:p>
          </table:table-cell>
          <table:table-cell office:value-type="float" office:value="0.614531" calcext:value-type="float">
            <text:p>0,614531</text:p>
          </table:table-cell>
          <table:table-cell office:value-type="float" office:value="0.698949" calcext:value-type="float">
            <text:p>0,698949</text:p>
          </table:table-cell>
          <table:table-cell office:value-type="float" office:value="0.786007" calcext:value-type="float">
            <text:p>0,786007</text:p>
          </table:table-cell>
          <table:table-cell office:value-type="float" office:value="0.854495" calcext:value-type="float">
            <text:p>0,854495</text:p>
          </table:table-cell>
          <table:table-cell office:value-type="float" office:value="0.890529" calcext:value-type="float">
            <text:p>0,890529</text:p>
          </table:table-cell>
          <table:table-cell office:value-type="float" office:value="0.915142" calcext:value-type="float">
            <text:p>0,915142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94793" calcext:value-type="float">
            <text:p>0,69479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0.351607" calcext:value-type="float">
            <text:p>0,351607</text:p>
          </table:table-cell>
          <table:table-cell office:value-type="float" office:value="0.573168" calcext:value-type="float">
            <text:p>0,573168</text:p>
          </table:table-cell>
          <table:table-cell office:value-type="float" office:value="0.596563" calcext:value-type="float">
            <text:p>0,596563</text:p>
          </table:table-cell>
          <table:table-cell office:value-type="float" office:value="0.611799" calcext:value-type="float">
            <text:p>0,611799</text:p>
          </table:table-cell>
          <table:table-cell office:value-type="float" office:value="0.649499" calcext:value-type="float">
            <text:p>0,649499</text:p>
          </table:table-cell>
          <table:table-cell office:value-type="float" office:value="0.759063" calcext:value-type="float">
            <text:p>0,759063</text:p>
          </table:table-cell>
          <table:table-cell office:value-type="float" office:value="0.801719" calcext:value-type="float">
            <text:p>0,801719</text:p>
          </table:table-cell>
          <table:table-cell office:value-type="float" office:value="0.875135" calcext:value-type="float">
            <text:p>0,875135</text:p>
          </table:table-cell>
          <table:table-cell office:value-type="float" office:value="0.892965" calcext:value-type="float">
            <text:p>0,892965</text:p>
          </table:table-cell>
          <table:table-cell office:value-type="float" office:value="0.91691" calcext:value-type="float">
            <text:p>0,91691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702843" calcext:value-type="float">
            <text:p>0,70284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407053" calcext:value-type="float">
            <text:p>0,407053</text:p>
          </table:table-cell>
          <table:table-cell office:value-type="float" office:value="0.559462" calcext:value-type="float">
            <text:p>0,559462</text:p>
          </table:table-cell>
          <table:table-cell office:value-type="float" office:value="0.597072" calcext:value-type="float">
            <text:p>0,597072</text:p>
          </table:table-cell>
          <table:table-cell office:value-type="float" office:value="0.61201" calcext:value-type="float">
            <text:p>0,61201</text:p>
          </table:table-cell>
          <table:table-cell office:value-type="float" office:value="0.651249" calcext:value-type="float">
            <text:p>0,651249</text:p>
          </table:table-cell>
          <table:table-cell office:value-type="float" office:value="0.777217" calcext:value-type="float">
            <text:p>0,777217</text:p>
          </table:table-cell>
          <table:table-cell office:value-type="float" office:value="0.811075" calcext:value-type="float">
            <text:p>0,811075</text:p>
          </table:table-cell>
          <table:table-cell office:value-type="float" office:value="0.875762" calcext:value-type="float">
            <text:p>0,875762</text:p>
          </table:table-cell>
          <table:table-cell office:value-type="float" office:value="0.893664" calcext:value-type="float">
            <text:p>0,893664</text:p>
          </table:table-cell>
          <table:table-cell office:value-type="float" office:value="0.920273" calcext:value-type="float">
            <text:p>0,920273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10484" calcext:value-type="float">
            <text:p>0,71048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float" office:value="0.250259" calcext:value-type="float">
            <text:p>0,250259</text:p>
          </table:table-cell>
          <table:table-cell office:value-type="float" office:value="0.546824" calcext:value-type="float">
            <text:p>0,546824</text:p>
          </table:table-cell>
          <table:table-cell office:value-type="float" office:value="0.584585" calcext:value-type="float">
            <text:p>0,584585</text:p>
          </table:table-cell>
          <table:table-cell office:value-type="float" office:value="0.608771" calcext:value-type="float">
            <text:p>0,608771</text:p>
          </table:table-cell>
          <table:table-cell office:value-type="float" office:value="0.614646" calcext:value-type="float">
            <text:p>0,614646</text:p>
          </table:table-cell>
          <table:table-cell office:value-type="float" office:value="0.718709" calcext:value-type="float">
            <text:p>0,718709</text:p>
          </table:table-cell>
          <table:table-cell office:value-type="float" office:value="0.789334" calcext:value-type="float">
            <text:p>0,789334</text:p>
          </table:table-cell>
          <table:table-cell office:value-type="float" office:value="0.847546" calcext:value-type="float">
            <text:p>0,847546</text:p>
          </table:table-cell>
          <table:table-cell office:value-type="float" office:value="0.891974" calcext:value-type="float">
            <text:p>0,891974</text:p>
          </table:table-cell>
          <table:table-cell office:value-type="float" office:value="0.919633" calcext:value-type="float">
            <text:p>0,919633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677228" calcext:value-type="float">
            <text:p>0,67722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349753" calcext:value-type="float">
            <text:p>0,349753</text:p>
          </table:table-cell>
          <table:table-cell office:value-type="float" office:value="0.560751" calcext:value-type="float">
            <text:p>0,560751</text:p>
          </table:table-cell>
          <table:table-cell office:value-type="float" office:value="0.600556" calcext:value-type="float">
            <text:p>0,600556</text:p>
          </table:table-cell>
          <table:table-cell office:value-type="float" office:value="0.612423" calcext:value-type="float">
            <text:p>0,612423</text:p>
          </table:table-cell>
          <table:table-cell office:value-type="float" office:value="0.687405" calcext:value-type="float">
            <text:p>0,687405</text:p>
          </table:table-cell>
          <table:table-cell office:value-type="float" office:value="0.778773" calcext:value-type="float">
            <text:p>0,778773</text:p>
          </table:table-cell>
          <table:table-cell office:value-type="float" office:value="0.815686" calcext:value-type="float">
            <text:p>0,815686</text:p>
          </table:table-cell>
          <table:table-cell office:value-type="float" office:value="0.883849" calcext:value-type="float">
            <text:p>0,883849</text:p>
          </table:table-cell>
          <table:table-cell office:value-type="float" office:value="0.898184" calcext:value-type="float">
            <text:p>0,898184</text:p>
          </table:table-cell>
          <table:table-cell office:value-type="float" office:value="0.919943" calcext:value-type="float">
            <text:p>0,919943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10732" calcext:value-type="float">
            <text:p>0,71073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0.257105" calcext:value-type="float">
            <text:p>0,257105</text:p>
          </table:table-cell>
          <table:table-cell office:value-type="float" office:value="0.545191" calcext:value-type="float">
            <text:p>0,545191</text:p>
          </table:table-cell>
          <table:table-cell office:value-type="float" office:value="0.590165" calcext:value-type="float">
            <text:p>0,590165</text:p>
          </table:table-cell>
          <table:table-cell office:value-type="float" office:value="0.61222" calcext:value-type="float">
            <text:p>0,61222</text:p>
          </table:table-cell>
          <table:table-cell office:value-type="float" office:value="0.698791" calcext:value-type="float">
            <text:p>0,698791</text:p>
          </table:table-cell>
          <table:table-cell office:value-type="float" office:value="0.783821" calcext:value-type="float">
            <text:p>0,783821</text:p>
          </table:table-cell>
          <table:table-cell office:value-type="float" office:value="0.823775" calcext:value-type="float">
            <text:p>0,823775</text:p>
          </table:table-cell>
          <table:table-cell office:value-type="float" office:value="0.887787" calcext:value-type="float">
            <text:p>0,887787</text:p>
          </table:table-cell>
          <table:table-cell office:value-type="float" office:value="0.899807" calcext:value-type="float">
            <text:p>0,899807</text:p>
          </table:table-cell>
          <table:table-cell office:value-type="float" office:value="0.919029" calcext:value-type="float">
            <text:p>0,91902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01769" calcext:value-type="float">
            <text:p>0,70176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337037" calcext:value-type="float">
            <text:p>0,337037</text:p>
          </table:table-cell>
          <table:table-cell office:value-type="float" office:value="0.557952" calcext:value-type="float">
            <text:p>0,557952</text:p>
          </table:table-cell>
          <table:table-cell office:value-type="float" office:value="0.595363" calcext:value-type="float">
            <text:p>0,595363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70688" calcext:value-type="float">
            <text:p>0,670688</text:p>
          </table:table-cell>
          <table:table-cell office:value-type="float" office:value="0.776759" calcext:value-type="float">
            <text:p>0,776759</text:p>
          </table:table-cell>
          <table:table-cell office:value-type="float" office:value="0.833299" calcext:value-type="float">
            <text:p>0,833299</text:p>
          </table:table-cell>
          <table:table-cell office:value-type="float" office:value="0.887538" calcext:value-type="float">
            <text:p>0,887538</text:p>
          </table:table-cell>
          <table:table-cell office:value-type="float" office:value="0.89977" calcext:value-type="float">
            <text:p>0,89977</text:p>
          </table:table-cell>
          <table:table-cell office:value-type="float" office:value="0.915922" calcext:value-type="float">
            <text:p>0,91592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0867" calcext:value-type="float">
            <text:p>0,7086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0.180206" calcext:value-type="float">
            <text:p>0,180206</text:p>
          </table:table-cell>
          <table:table-cell office:value-type="float" office:value="0.579585" calcext:value-type="float">
            <text:p>0,579585</text:p>
          </table:table-cell>
          <table:table-cell office:value-type="float" office:value="0.599892" calcext:value-type="float">
            <text:p>0,599892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87184" calcext:value-type="float">
            <text:p>0,687184</text:p>
          </table:table-cell>
          <table:table-cell office:value-type="float" office:value="0.780426" calcext:value-type="float">
            <text:p>0,780426</text:p>
          </table:table-cell>
          <table:table-cell office:value-type="float" office:value="0.859418" calcext:value-type="float">
            <text:p>0,859418</text:p>
          </table:table-cell>
          <table:table-cell office:value-type="float" office:value="0.89064" calcext:value-type="float">
            <text:p>0,89064</text:p>
          </table:table-cell>
          <table:table-cell office:value-type="float" office:value="0.901164" calcext:value-type="float">
            <text:p>0,901164</text:p>
          </table:table-cell>
          <table:table-cell office:value-type="float" office:value="0.918825" calcext:value-type="float">
            <text:p>0,918825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00971" calcext:value-type="float">
            <text:p>0,70097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0.259181" calcext:value-type="float">
            <text:p>0,259181</text:p>
          </table:table-cell>
          <table:table-cell office:value-type="float" office:value="0.583126" calcext:value-type="float">
            <text:p>0,583126</text:p>
          </table:table-cell>
          <table:table-cell office:value-type="float" office:value="0.602239" calcext:value-type="float">
            <text:p>0,602239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29295" calcext:value-type="float">
            <text:p>0,629295</text:p>
          </table:table-cell>
          <table:table-cell office:value-type="float" office:value="0.770438" calcext:value-type="float">
            <text:p>0,770438</text:p>
          </table:table-cell>
          <table:table-cell office:value-type="float" office:value="0.850913" calcext:value-type="float">
            <text:p>0,850913</text:p>
          </table:table-cell>
          <table:table-cell office:value-type="float" office:value="0.890365" calcext:value-type="float">
            <text:p>0,890365</text:p>
          </table:table-cell>
          <table:table-cell office:value-type="float" office:value="0.902893" calcext:value-type="float">
            <text:p>0,902893</text:p>
          </table:table-cell>
          <table:table-cell office:value-type="float" office:value="0.917242" calcext:value-type="float">
            <text:p>0,91724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01806" calcext:value-type="float">
            <text:p>0,70180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0.204689" calcext:value-type="float">
            <text:p>0,204689</text:p>
          </table:table-cell>
          <table:table-cell office:value-type="float" office:value="0.575719" calcext:value-type="float">
            <text:p>0,575719</text:p>
          </table:table-cell>
          <table:table-cell office:value-type="float" office:value="0.594643" calcext:value-type="float">
            <text:p>0,594643</text:p>
          </table:table-cell>
          <table:table-cell office:value-type="float" office:value="0.608679" calcext:value-type="float">
            <text:p>0,608679</text:p>
          </table:table-cell>
          <table:table-cell office:value-type="float" office:value="0.635419" calcext:value-type="float">
            <text:p>0,635419</text:p>
          </table:table-cell>
          <table:table-cell office:value-type="float" office:value="0.768215" calcext:value-type="float">
            <text:p>0,768215</text:p>
          </table:table-cell>
          <table:table-cell office:value-type="float" office:value="0.841341" calcext:value-type="float">
            <text:p>0,841341</text:p>
          </table:table-cell>
          <table:table-cell office:value-type="float" office:value="0.89026" calcext:value-type="float">
            <text:p>0,89026</text:p>
          </table:table-cell>
          <table:table-cell office:value-type="float" office:value="0.900983" calcext:value-type="float">
            <text:p>0,900983</text:p>
          </table:table-cell>
          <table:table-cell office:value-type="float" office:value="0.91706" calcext:value-type="float">
            <text:p>0,9170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693701" calcext:value-type="float">
            <text:p>0,69370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office:value-type="float" office:value="0.214617" calcext:value-type="float">
            <text:p>0,214617</text:p>
          </table:table-cell>
          <table:table-cell office:value-type="float" office:value="0.573614" calcext:value-type="float">
            <text:p>0,573614</text:p>
          </table:table-cell>
          <table:table-cell office:value-type="float" office:value="0.586359" calcext:value-type="float">
            <text:p>0,586359</text:p>
          </table:table-cell>
          <table:table-cell office:value-type="float" office:value="0.599434" calcext:value-type="float">
            <text:p>0,599434</text:p>
          </table:table-cell>
          <table:table-cell office:value-type="float" office:value="0.612162" calcext:value-type="float">
            <text:p>0,612162</text:p>
          </table:table-cell>
          <table:table-cell office:value-type="float" office:value="0.654645" calcext:value-type="float">
            <text:p>0,654645</text:p>
          </table:table-cell>
          <table:table-cell office:value-type="float" office:value="0.775445" calcext:value-type="float">
            <text:p>0,775445</text:p>
          </table:table-cell>
          <table:table-cell office:value-type="float" office:value="0.870421" calcext:value-type="float">
            <text:p>0,870421</text:p>
          </table:table-cell>
          <table:table-cell office:value-type="float" office:value="0.893328" calcext:value-type="float">
            <text:p>0,893328</text:p>
          </table:table-cell>
          <table:table-cell office:value-type="float" office:value="0.915365" calcext:value-type="float">
            <text:p>0,915365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669539" calcext:value-type="float">
            <text:p>0,66953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office:value-type="float" office:value="0.133376" calcext:value-type="float">
            <text:p>0,133376</text:p>
          </table:table-cell>
          <table:table-cell office:value-type="float" office:value="0.551646" calcext:value-type="float">
            <text:p>0,551646</text:p>
          </table:table-cell>
          <table:table-cell office:value-type="float" office:value="0.586477" calcext:value-type="float">
            <text:p>0,586477</text:p>
          </table:table-cell>
          <table:table-cell office:value-type="float" office:value="0.607408" calcext:value-type="float">
            <text:p>0,607408</text:p>
          </table:table-cell>
          <table:table-cell office:value-type="float" office:value="0.635678" calcext:value-type="float">
            <text:p>0,635678</text:p>
          </table:table-cell>
          <table:table-cell office:value-type="float" office:value="0.773423" calcext:value-type="float">
            <text:p>0,773423</text:p>
          </table:table-cell>
          <table:table-cell office:value-type="float" office:value="0.865988" calcext:value-type="float">
            <text:p>0,865988</text:p>
          </table:table-cell>
          <table:table-cell office:value-type="float" office:value="0.888672" calcext:value-type="float">
            <text:p>0,888672</text:p>
          </table:table-cell>
          <table:table-cell office:value-type="float" office:value="0.897342" calcext:value-type="float">
            <text:p>0,897342</text:p>
          </table:table-cell>
          <table:table-cell office:value-type="float" office:value="0.916339" calcext:value-type="float">
            <text:p>0,91633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685635" calcext:value-type="float">
            <text:p>0,68563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372684" calcext:value-type="float">
            <text:p>0,372684</text:p>
          </table:table-cell>
          <table:table-cell office:value-type="float" office:value="0.577496" calcext:value-type="float">
            <text:p>0,577496</text:p>
          </table:table-cell>
          <table:table-cell office:value-type="float" office:value="0.59331" calcext:value-type="float">
            <text:p>0,59331</text:p>
          </table:table-cell>
          <table:table-cell office:value-type="float" office:value="0.60999" calcext:value-type="float">
            <text:p>0,60999</text:p>
          </table:table-cell>
          <table:table-cell office:value-type="float" office:value="0.61762" calcext:value-type="float">
            <text:p>0,61762</text:p>
          </table:table-cell>
          <table:table-cell office:value-type="float" office:value="0.76433" calcext:value-type="float">
            <text:p>0,76433</text:p>
          </table:table-cell>
          <table:table-cell office:value-type="float" office:value="0.858611" calcext:value-type="float">
            <text:p>0,858611</text:p>
          </table:table-cell>
          <table:table-cell office:value-type="float" office:value="0.888317" calcext:value-type="float">
            <text:p>0,888317</text:p>
          </table:table-cell>
          <table:table-cell office:value-type="float" office:value="0.89837" calcext:value-type="float">
            <text:p>0,89837</text:p>
          </table:table-cell>
          <table:table-cell office:value-type="float" office:value="0.915464" calcext:value-type="float">
            <text:p>0,915464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09619" calcext:value-type="float">
            <text:p>0,70961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0.270877" calcext:value-type="float">
            <text:p>0,270877</text:p>
          </table:table-cell>
          <table:table-cell office:value-type="float" office:value="0.567821" calcext:value-type="float">
            <text:p>0,567821</text:p>
          </table:table-cell>
          <table:table-cell office:value-type="float" office:value="0.596787" calcext:value-type="float">
            <text:p>0,596787</text:p>
          </table:table-cell>
          <table:table-cell office:value-type="float" office:value="0.611952" calcext:value-type="float">
            <text:p>0,611952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721328" calcext:value-type="float">
            <text:p>0,721328</text:p>
          </table:table-cell>
          <table:table-cell office:value-type="float" office:value="0.84437" calcext:value-type="float">
            <text:p>0,84437</text:p>
          </table:table-cell>
          <table:table-cell office:value-type="float" office:value="0.886718" calcext:value-type="float">
            <text:p>0,886718</text:p>
          </table:table-cell>
          <table:table-cell office:value-type="float" office:value="0.897193" calcext:value-type="float">
            <text:p>0,897193</text:p>
          </table:table-cell>
          <table:table-cell office:value-type="float" office:value="0.915968" calcext:value-type="float">
            <text:p>0,91596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692539" calcext:value-type="float">
            <text:p>0,69253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45638" calcext:value-type="float">
            <text:p>0,145638</text:p>
          </table:table-cell>
          <table:table-cell office:value-type="float" office:value="0.404186" calcext:value-type="float">
            <text:p>0,404186</text:p>
          </table:table-cell>
          <table:table-cell office:value-type="float" office:value="0.575435" calcext:value-type="float">
            <text:p>0,575435</text:p>
          </table:table-cell>
          <table:table-cell office:value-type="float" office:value="0.599614" calcext:value-type="float">
            <text:p>0,599614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62575" calcext:value-type="float">
            <text:p>0,662575</text:p>
          </table:table-cell>
          <table:table-cell office:value-type="float" office:value="0.788179" calcext:value-type="float">
            <text:p>0,788179</text:p>
          </table:table-cell>
          <table:table-cell office:value-type="float" office:value="0.869819" calcext:value-type="float">
            <text:p>0,869819</text:p>
          </table:table-cell>
          <table:table-cell office:value-type="float" office:value="0.890427" calcext:value-type="float">
            <text:p>0,890427</text:p>
          </table:table-cell>
          <table:table-cell office:value-type="float" office:value="0.899951" calcext:value-type="float">
            <text:p>0,899951</text:p>
          </table:table-cell>
          <table:table-cell office:value-type="float" office:value="0.916717" calcext:value-type="float">
            <text:p>0,916717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21928" calcext:value-type="float">
            <text:p>0,72192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49346" calcext:value-type="float">
            <text:p>0,049346</text:p>
          </table:table-cell>
          <table:table-cell office:value-type="float" office:value="0.428946" calcext:value-type="float">
            <text:p>0,428946</text:p>
          </table:table-cell>
          <table:table-cell office:value-type="float" office:value="0.579068" calcext:value-type="float">
            <text:p>0,579068</text:p>
          </table:table-cell>
          <table:table-cell office:value-type="float" office:value="0.598505" calcext:value-type="float">
            <text:p>0,598505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46387" calcext:value-type="float">
            <text:p>0,646387</text:p>
          </table:table-cell>
          <table:table-cell office:value-type="float" office:value="0.787315" calcext:value-type="float">
            <text:p>0,787315</text:p>
          </table:table-cell>
          <table:table-cell office:value-type="float" office:value="0.858736" calcext:value-type="float">
            <text:p>0,858736</text:p>
          </table:table-cell>
          <table:table-cell office:value-type="float" office:value="0.887269" calcext:value-type="float">
            <text:p>0,887269</text:p>
          </table:table-cell>
          <table:table-cell office:value-type="float" office:value="0.897267" calcext:value-type="float">
            <text:p>0,897267</text:p>
          </table:table-cell>
          <table:table-cell office:value-type="float" office:value="0.91309" calcext:value-type="float">
            <text:p>0,913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20896" calcext:value-type="float">
            <text:p>0,72089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49346" calcext:value-type="float">
            <text:p>0,049346</text:p>
          </table:table-cell>
          <table:table-cell office:value-type="float" office:value="0.402784" calcext:value-type="float">
            <text:p>0,402784</text:p>
          </table:table-cell>
          <table:table-cell office:value-type="float" office:value="0.579485" calcext:value-type="float">
            <text:p>0,579485</text:p>
          </table:table-cell>
          <table:table-cell office:value-type="float" office:value="0.600546" calcext:value-type="float">
            <text:p>0,600546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46624" calcext:value-type="float">
            <text:p>0,646624</text:p>
          </table:table-cell>
          <table:table-cell office:value-type="float" office:value="0.784556" calcext:value-type="float">
            <text:p>0,784556</text:p>
          </table:table-cell>
          <table:table-cell office:value-type="float" office:value="0.840895" calcext:value-type="float">
            <text:p>0,840895</text:p>
          </table:table-cell>
          <table:table-cell office:value-type="float" office:value="0.887369" calcext:value-type="float">
            <text:p>0,887369</text:p>
          </table:table-cell>
          <table:table-cell office:value-type="float" office:value="0.894288" calcext:value-type="float">
            <text:p>0,894288</text:p>
          </table:table-cell>
          <table:table-cell office:value-type="float" office:value="0.911258" calcext:value-type="float">
            <text:p>0,91125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16018" calcext:value-type="float">
            <text:p>0,71601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49346" calcext:value-type="float">
            <text:p>0,049346</text:p>
          </table:table-cell>
          <table:table-cell office:value-type="float" office:value="0.358188" calcext:value-type="float">
            <text:p>0,358188</text:p>
          </table:table-cell>
          <table:table-cell office:value-type="float" office:value="0.577048" calcext:value-type="float">
            <text:p>0,577048</text:p>
          </table:table-cell>
          <table:table-cell office:value-type="float" office:value="0.591775" calcext:value-type="float">
            <text:p>0,591775</text:p>
          </table:table-cell>
          <table:table-cell office:value-type="float" office:value="0.61068" calcext:value-type="float">
            <text:p>0,61068</text:p>
          </table:table-cell>
          <table:table-cell office:value-type="float" office:value="0.612813" calcext:value-type="float">
            <text:p>0,612813</text:p>
          </table:table-cell>
          <table:table-cell office:value-type="float" office:value="0.760439" calcext:value-type="float">
            <text:p>0,760439</text:p>
          </table:table-cell>
          <table:table-cell office:value-type="float" office:value="0.837709" calcext:value-type="float">
            <text:p>0,837709</text:p>
          </table:table-cell>
          <table:table-cell office:value-type="float" office:value="0.885623" calcext:value-type="float">
            <text:p>0,885623</text:p>
          </table:table-cell>
          <table:table-cell office:value-type="float" office:value="0.894948" calcext:value-type="float">
            <text:p>0,894948</text:p>
          </table:table-cell>
          <table:table-cell office:value-type="float" office:value="0.911248" calcext:value-type="float">
            <text:p>0,91124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04047" calcext:value-type="float">
            <text:p>0,70404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265094" calcext:value-type="float">
            <text:p>0,265094</text:p>
          </table:table-cell>
          <table:table-cell office:value-type="float" office:value="0.574135" calcext:value-type="float">
            <text:p>0,574135</text:p>
          </table:table-cell>
          <table:table-cell office:value-type="float" office:value="0.588261" calcext:value-type="float">
            <text:p>0,588261</text:p>
          </table:table-cell>
          <table:table-cell office:value-type="float" office:value="0.608565" calcext:value-type="float">
            <text:p>0,608565</text:p>
          </table:table-cell>
          <table:table-cell office:value-type="float" office:value="0.618162" calcext:value-type="float">
            <text:p>0,618162</text:p>
          </table:table-cell>
          <table:table-cell office:value-type="float" office:value="0.773991" calcext:value-type="float">
            <text:p>0,773991</text:p>
          </table:table-cell>
          <table:table-cell office:value-type="float" office:value="0.82456" calcext:value-type="float">
            <text:p>0,82456</text:p>
          </table:table-cell>
          <table:table-cell office:value-type="float" office:value="0.88725" calcext:value-type="float">
            <text:p>0,88725</text:p>
          </table:table-cell>
          <table:table-cell office:value-type="float" office:value="0.897152" calcext:value-type="float">
            <text:p>0,897152</text:p>
          </table:table-cell>
          <table:table-cell office:value-type="float" office:value="0.911531" calcext:value-type="float">
            <text:p>0,911531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69487" calcext:value-type="float">
            <text:p>0,6948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" calcext:value-type="float">
            <text:p>-1</text:p>
          </table:table-cell>
          <table:table-cell office:value-type="float" office:value="0.331137" calcext:value-type="float">
            <text:p>0,331137</text:p>
          </table:table-cell>
          <table:table-cell office:value-type="float" office:value="0.577318" calcext:value-type="float">
            <text:p>0,577318</text:p>
          </table:table-cell>
          <table:table-cell office:value-type="float" office:value="0.594251" calcext:value-type="float">
            <text:p>0,594251</text:p>
          </table:table-cell>
          <table:table-cell office:value-type="float" office:value="0.611834" calcext:value-type="float">
            <text:p>0,611834</text:p>
          </table:table-cell>
          <table:table-cell office:value-type="float" office:value="0.628589" calcext:value-type="float">
            <text:p>0,628589</text:p>
          </table:table-cell>
          <table:table-cell office:value-type="float" office:value="0.775376" calcext:value-type="float">
            <text:p>0,775376</text:p>
          </table:table-cell>
          <table:table-cell office:value-type="float" office:value="0.806927" calcext:value-type="float">
            <text:p>0,806927</text:p>
          </table:table-cell>
          <table:table-cell office:value-type="float" office:value="0.883276" calcext:value-type="float">
            <text:p>0,883276</text:p>
          </table:table-cell>
          <table:table-cell office:value-type="float" office:value="0.895903" calcext:value-type="float">
            <text:p>0,895903</text:p>
          </table:table-cell>
          <table:table-cell office:value-type="float" office:value="0.912804" calcext:value-type="float">
            <text:p>0,912804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01741" calcext:value-type="float">
            <text:p>0,70174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0.103356" calcext:value-type="float">
            <text:p>0,103356</text:p>
          </table:table-cell>
          <table:table-cell office:value-type="float" office:value="0.573993" calcext:value-type="float">
            <text:p>0,573993</text:p>
          </table:table-cell>
          <table:table-cell office:value-type="float" office:value="0.597727" calcext:value-type="float">
            <text:p>0,597727</text:p>
          </table:table-cell>
          <table:table-cell office:value-type="float" office:value="0.611414" calcext:value-type="float">
            <text:p>0,611414</text:p>
          </table:table-cell>
          <table:table-cell office:value-type="float" office:value="0.639878" calcext:value-type="float">
            <text:p>0,639878</text:p>
          </table:table-cell>
          <table:table-cell office:value-type="float" office:value="0.775132" calcext:value-type="float">
            <text:p>0,775132</text:p>
          </table:table-cell>
          <table:table-cell office:value-type="float" office:value="0.80515" calcext:value-type="float">
            <text:p>0,80515</text:p>
          </table:table-cell>
          <table:table-cell office:value-type="float" office:value="0.882615" calcext:value-type="float">
            <text:p>0,882615</text:p>
          </table:table-cell>
          <table:table-cell office:value-type="float" office:value="0.896748" calcext:value-type="float">
            <text:p>0,896748</text:p>
          </table:table-cell>
          <table:table-cell office:value-type="float" office:value="0.913492" calcext:value-type="float">
            <text:p>0,91349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67995" calcext:value-type="float">
            <text:p>0,6799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" calcext:value-type="float">
            <text:p>-1</text:p>
          </table:table-cell>
          <table:table-cell office:value-type="float" office:value="0.288443" calcext:value-type="float">
            <text:p>0,288443</text:p>
          </table:table-cell>
          <table:table-cell office:value-type="float" office:value="0.57154" calcext:value-type="float">
            <text:p>0,57154</text:p>
          </table:table-cell>
          <table:table-cell office:value-type="float" office:value="0.593872" calcext:value-type="float">
            <text:p>0,593872</text:p>
          </table:table-cell>
          <table:table-cell office:value-type="float" office:value="0.611204" calcext:value-type="float">
            <text:p>0,611204</text:p>
          </table:table-cell>
          <table:table-cell office:value-type="float" office:value="0.744293" calcext:value-type="float">
            <text:p>0,744293</text:p>
          </table:table-cell>
          <table:table-cell office:value-type="float" office:value="0.793045" calcext:value-type="float">
            <text:p>0,793045</text:p>
          </table:table-cell>
          <table:table-cell office:value-type="float" office:value="0.874796" calcext:value-type="float">
            <text:p>0,874796</text:p>
          </table:table-cell>
          <table:table-cell office:value-type="float" office:value="0.891166" calcext:value-type="float">
            <text:p>0,891166</text:p>
          </table:table-cell>
          <table:table-cell office:value-type="float" office:value="0.901935" calcext:value-type="float">
            <text:p>0,901935</text:p>
          </table:table-cell>
          <table:table-cell office:value-type="float" office:value="0.914318" calcext:value-type="float">
            <text:p>0,91431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18461" calcext:value-type="float">
            <text:p>0,71846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93649" calcext:value-type="float">
            <text:p>0,193649</text:p>
          </table:table-cell>
          <table:table-cell office:value-type="float" office:value="0.414192" calcext:value-type="float">
            <text:p>0,414192</text:p>
          </table:table-cell>
          <table:table-cell office:value-type="float" office:value="0.572527" calcext:value-type="float">
            <text:p>0,572527</text:p>
          </table:table-cell>
          <table:table-cell office:value-type="float" office:value="0.601151" calcext:value-type="float">
            <text:p>0,601151</text:p>
          </table:table-cell>
          <table:table-cell office:value-type="float" office:value="0.622106" calcext:value-type="float">
            <text:p>0,622106</text:p>
          </table:table-cell>
          <table:table-cell office:value-type="float" office:value="0.754313" calcext:value-type="float">
            <text:p>0,754313</text:p>
          </table:table-cell>
          <table:table-cell office:value-type="float" office:value="0.807092" calcext:value-type="float">
            <text:p>0,807092</text:p>
          </table:table-cell>
          <table:table-cell office:value-type="float" office:value="0.885835" calcext:value-type="float">
            <text:p>0,885835</text:p>
          </table:table-cell>
          <table:table-cell office:value-type="float" office:value="0.892929" calcext:value-type="float">
            <text:p>0,892929</text:p>
          </table:table-cell>
          <table:table-cell office:value-type="float" office:value="0.902671" calcext:value-type="float">
            <text:p>0,902671</text:p>
          </table:table-cell>
          <table:table-cell office:value-type="float" office:value="0.913469" calcext:value-type="float">
            <text:p>0,91346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36629" calcext:value-type="float">
            <text:p>0,73662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0.331623" calcext:value-type="float">
            <text:p>0,331623</text:p>
          </table:table-cell>
          <table:table-cell office:value-type="float" office:value="0.576348" calcext:value-type="float">
            <text:p>0,576348</text:p>
          </table:table-cell>
          <table:table-cell office:value-type="float" office:value="0.609064" calcext:value-type="float">
            <text:p>0,609064</text:p>
          </table:table-cell>
          <table:table-cell office:value-type="float" office:value="0.747154" calcext:value-type="float">
            <text:p>0,747154</text:p>
          </table:table-cell>
          <table:table-cell office:value-type="float" office:value="0.795965" calcext:value-type="float">
            <text:p>0,795965</text:p>
          </table:table-cell>
          <table:table-cell office:value-type="float" office:value="0.865941" calcext:value-type="float">
            <text:p>0,865941</text:p>
          </table:table-cell>
          <table:table-cell office:value-type="float" office:value="0.890156" calcext:value-type="float">
            <text:p>0,890156</text:p>
          </table:table-cell>
          <table:table-cell office:value-type="float" office:value="0.895169" calcext:value-type="float">
            <text:p>0,895169</text:p>
          </table:table-cell>
          <table:table-cell office:value-type="float" office:value="0.90293" calcext:value-type="float">
            <text:p>0,90293</text:p>
          </table:table-cell>
          <table:table-cell office:value-type="float" office:value="0.916273" calcext:value-type="float">
            <text:p>0,916273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53062" calcext:value-type="float">
            <text:p>0,75306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" calcext:value-type="float">
            <text:p>-1</text:p>
          </table:table-cell>
          <table:table-cell office:value-type="float" office:value="0.298339" calcext:value-type="float">
            <text:p>0,298339</text:p>
          </table:table-cell>
          <table:table-cell office:value-type="float" office:value="0.592058" calcext:value-type="float">
            <text:p>0,592058</text:p>
          </table:table-cell>
          <table:table-cell office:value-type="float" office:value="0.678334" calcext:value-type="float">
            <text:p>0,678334</text:p>
          </table:table-cell>
          <table:table-cell office:value-type="float" office:value="0.785528" calcext:value-type="float">
            <text:p>0,785528</text:p>
          </table:table-cell>
          <table:table-cell office:value-type="float" office:value="0.864735" calcext:value-type="float">
            <text:p>0,864735</text:p>
          </table:table-cell>
          <table:table-cell office:value-type="float" office:value="0.891166" calcext:value-type="float">
            <text:p>0,891166</text:p>
          </table:table-cell>
          <table:table-cell office:value-type="float" office:value="0.896601" calcext:value-type="float">
            <text:p>0,896601</text:p>
          </table:table-cell>
          <table:table-cell office:value-type="float" office:value="0.903005" calcext:value-type="float">
            <text:p>0,903005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20017" calcext:value-type="float">
            <text:p>0,920017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7336" calcext:value-type="float">
            <text:p>0,7733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433182" calcext:value-type="float">
            <text:p>0,433182</text:p>
          </table:table-cell>
          <table:table-cell office:value-type="float" office:value="0.6018" calcext:value-type="float">
            <text:p>0,6018</text:p>
          </table:table-cell>
          <table:table-cell office:value-type="float" office:value="0.723843" calcext:value-type="float">
            <text:p>0,723843</text:p>
          </table:table-cell>
          <table:table-cell office:value-type="float" office:value="0.794767" calcext:value-type="float">
            <text:p>0,794767</text:p>
          </table:table-cell>
          <table:table-cell office:value-type="float" office:value="0.881312" calcext:value-type="float">
            <text:p>0,881312</text:p>
          </table:table-cell>
          <table:table-cell office:value-type="float" office:value="0.891019" calcext:value-type="float">
            <text:p>0,891019</text:p>
          </table:table-cell>
          <table:table-cell office:value-type="float" office:value="0.89539" calcext:value-type="float">
            <text:p>0,89539</text:p>
          </table:table-cell>
          <table:table-cell office:value-type="float" office:value="0.903116" calcext:value-type="float">
            <text:p>0,903116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22072" calcext:value-type="float">
            <text:p>0,92207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5032" calcext:value-type="float">
            <text:p>0,79503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34181" calcext:value-type="float">
            <text:p>0,134181</text:p>
          </table:table-cell>
          <table:table-cell office:value-type="float" office:value="0.470943" calcext:value-type="float">
            <text:p>0,470943</text:p>
          </table:table-cell>
          <table:table-cell office:value-type="float" office:value="0.595865" calcext:value-type="float">
            <text:p>0,595865</text:p>
          </table:table-cell>
          <table:table-cell office:value-type="float" office:value="0.650075" calcext:value-type="float">
            <text:p>0,650075</text:p>
          </table:table-cell>
          <table:table-cell office:value-type="float" office:value="0.77375" calcext:value-type="float">
            <text:p>0,77375</text:p>
          </table:table-cell>
          <table:table-cell office:value-type="float" office:value="0.823107" calcext:value-type="float">
            <text:p>0,823107</text:p>
          </table:table-cell>
          <table:table-cell office:value-type="float" office:value="0.888734" calcext:value-type="float">
            <text:p>0,888734</text:p>
          </table:table-cell>
          <table:table-cell office:value-type="float" office:value="0.893003" calcext:value-type="float">
            <text:p>0,893003</text:p>
          </table:table-cell>
          <table:table-cell office:value-type="float" office:value="0.902597" calcext:value-type="float">
            <text:p>0,902597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6499" calcext:value-type="float">
            <text:p>0,91649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81839" calcext:value-type="float">
            <text:p>0,78183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495174" calcext:value-type="float">
            <text:p>0,495174</text:p>
          </table:table-cell>
          <table:table-cell office:value-type="float" office:value="0.600625" calcext:value-type="float">
            <text:p>0,600625</text:p>
          </table:table-cell>
          <table:table-cell office:value-type="float" office:value="0.656977" calcext:value-type="float">
            <text:p>0,656977</text:p>
          </table:table-cell>
          <table:table-cell office:value-type="float" office:value="0.776448" calcext:value-type="float">
            <text:p>0,776448</text:p>
          </table:table-cell>
          <table:table-cell office:value-type="float" office:value="0.829822" calcext:value-type="float">
            <text:p>0,829822</text:p>
          </table:table-cell>
          <table:table-cell office:value-type="float" office:value="0.888403" calcext:value-type="float">
            <text:p>0,888403</text:p>
          </table:table-cell>
          <table:table-cell office:value-type="float" office:value="0.891607" calcext:value-type="float">
            <text:p>0,891607</text:p>
          </table:table-cell>
          <table:table-cell office:value-type="float" office:value="0.900609" calcext:value-type="float">
            <text:p>0,900609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4941" calcext:value-type="float">
            <text:p>0,914941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85842" calcext:value-type="float">
            <text:p>0,78584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472736" calcext:value-type="float">
            <text:p>0,472736</text:p>
          </table:table-cell>
          <table:table-cell office:value-type="float" office:value="0.607641" calcext:value-type="float">
            <text:p>0,607641</text:p>
          </table:table-cell>
          <table:table-cell office:value-type="float" office:value="0.743954" calcext:value-type="float">
            <text:p>0,743954</text:p>
          </table:table-cell>
          <table:table-cell office:value-type="float" office:value="0.81608" calcext:value-type="float">
            <text:p>0,81608</text:p>
          </table:table-cell>
          <table:table-cell office:value-type="float" office:value="0.886816" calcext:value-type="float">
            <text:p>0,886816</text:p>
          </table:table-cell>
          <table:table-cell office:value-type="float" office:value="0.890725" calcext:value-type="float">
            <text:p>0,890725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900424" calcext:value-type="float">
            <text:p>0,900424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6785" calcext:value-type="float">
            <text:p>0,916785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3103" calcext:value-type="float">
            <text:p>0,80310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" calcext:value-type="float">
            <text:p>-1</text:p>
          </table:table-cell>
          <table:table-cell office:value-type="float" office:value="0.364395" calcext:value-type="float">
            <text:p>0,364395</text:p>
          </table:table-cell>
          <table:table-cell office:value-type="float" office:value="0.602358" calcext:value-type="float">
            <text:p>0,602358</text:p>
          </table:table-cell>
          <table:table-cell office:value-type="float" office:value="0.706641" calcext:value-type="float">
            <text:p>0,706641</text:p>
          </table:table-cell>
          <table:table-cell office:value-type="float" office:value="0.803133" calcext:value-type="float">
            <text:p>0,803133</text:p>
          </table:table-cell>
          <table:table-cell office:value-type="float" office:value="0.886646" calcext:value-type="float">
            <text:p>0,886646</text:p>
          </table:table-cell>
          <table:table-cell office:value-type="float" office:value="0.89146" calcext:value-type="float">
            <text:p>0,89146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899691" calcext:value-type="float">
            <text:p>0,899691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7342" calcext:value-type="float">
            <text:p>0,91734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86753" calcext:value-type="float">
            <text:p>0,78675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  <table:table-cell office:value-type="float" office:value="0.447448" calcext:value-type="float">
            <text:p>0,447448</text:p>
          </table:table-cell>
          <table:table-cell office:value-type="float" office:value="0.663317" calcext:value-type="float">
            <text:p>0,663317</text:p>
          </table:table-cell>
          <table:table-cell office:value-type="float" office:value="0.803639" calcext:value-type="float">
            <text:p>0,803639</text:p>
          </table:table-cell>
          <table:table-cell office:value-type="float" office:value="0.887389" calcext:value-type="float">
            <text:p>0,887389</text:p>
          </table:table-cell>
          <table:table-cell table:number-columns-repeated="2" office:value-type="float" office:value="0.892048" calcext:value-type="float">
            <text:p>0,892048</text:p>
          </table:table-cell>
          <table:table-cell office:value-type="float" office:value="0.89348" calcext:value-type="float">
            <text:p>0,89348</text:p>
          </table:table-cell>
          <table:table-cell office:value-type="float" office:value="0.902486" calcext:value-type="float">
            <text:p>0,902486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8806" calcext:value-type="float">
            <text:p>0,91880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0448" calcext:value-type="float">
            <text:p>0,82044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" calcext:value-type="float">
            <text:p>-1</text:p>
          </table:table-cell>
          <table:table-cell office:value-type="float" office:value="0.426838" calcext:value-type="float">
            <text:p>0,426838</text:p>
          </table:table-cell>
          <table:table-cell office:value-type="float" office:value="0.605217" calcext:value-type="float">
            <text:p>0,605217</text:p>
          </table:table-cell>
          <table:table-cell office:value-type="float" office:value="0.761917" calcext:value-type="float">
            <text:p>0,761917</text:p>
          </table:table-cell>
          <table:table-cell office:value-type="float" office:value="0.887306" calcext:value-type="float">
            <text:p>0,887306</text:p>
          </table:table-cell>
          <table:table-cell table:number-columns-repeated="2" office:value-type="float" office:value="0.892048" calcext:value-type="float">
            <text:p>0,892048</text:p>
          </table:table-cell>
          <table:table-cell office:value-type="float" office:value="0.894912" calcext:value-type="float">
            <text:p>0,894912</text:p>
          </table:table-cell>
          <table:table-cell office:value-type="float" office:value="0.903042" calcext:value-type="float">
            <text:p>0,903042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6811" calcext:value-type="float">
            <text:p>0,916811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8396" calcext:value-type="float">
            <text:p>0,80839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553077" calcext:value-type="float">
            <text:p>0,553077</text:p>
          </table:table-cell>
          <table:table-cell office:value-type="float" office:value="0.695714" calcext:value-type="float">
            <text:p>0,695714</text:p>
          </table:table-cell>
          <table:table-cell office:value-type="float" office:value="0.884618" calcext:value-type="float">
            <text:p>0,884618</text:p>
          </table:table-cell>
          <table:table-cell office:value-type="float" office:value="0.891901" calcext:value-type="float">
            <text:p>0,891901</text:p>
          </table:table-cell>
          <table:table-cell table:number-columns-repeated="2" office:value-type="float" office:value="0.892048" calcext:value-type="float">
            <text:p>0,892048</text:p>
          </table:table-cell>
          <table:table-cell office:value-type="float" office:value="0.897777" calcext:value-type="float">
            <text:p>0,897777</text:p>
          </table:table-cell>
          <table:table-cell table:number-columns-repeated="2" office:value-type="float" office:value="0.90382" calcext:value-type="float">
            <text:p>0,90382</text:p>
          </table:table-cell>
          <table:table-cell office:value-type="float" office:value="0.915041" calcext:value-type="float">
            <text:p>0,915041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2986" calcext:value-type="float">
            <text:p>0,84298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office:value-type="float" office:value="0.55204" calcext:value-type="float">
            <text:p>0,55204</text:p>
          </table:table-cell>
          <table:table-cell office:value-type="float" office:value="0.871076" calcext:value-type="float">
            <text:p>0,871076</text:p>
          </table:table-cell>
          <table:table-cell office:value-type="float" office:value="0.88999" calcext:value-type="float">
            <text:p>0,88999</text:p>
          </table:table-cell>
          <table:table-cell table:number-columns-repeated="2" office:value-type="float" office:value="0.892048" calcext:value-type="float">
            <text:p>0,892048</text:p>
          </table:table-cell>
          <table:table-cell office:value-type="float" office:value="0.89348" calcext:value-type="float">
            <text:p>0,89348</text:p>
          </table:table-cell>
          <table:table-cell office:value-type="float" office:value="0.902819" calcext:value-type="float">
            <text:p>0,902819</text:p>
          </table:table-cell>
          <table:table-cell table:number-columns-repeated="2" office:value-type="float" office:value="0.90382" calcext:value-type="float">
            <text:p>0,90382</text:p>
          </table:table-cell>
          <table:table-cell office:value-type="float" office:value="0.916287" calcext:value-type="float">
            <text:p>0,916287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61743" calcext:value-type="float">
            <text:p>0,86174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0.624579" calcext:value-type="float">
            <text:p>0,624579</text:p>
          </table:table-cell>
          <table:table-cell office:value-type="float" office:value="0.880453" calcext:value-type="float">
            <text:p>0,880453</text:p>
          </table:table-cell>
          <table:table-cell office:value-type="float" office:value="0.88898" calcext:value-type="float">
            <text:p>0,88898</text:p>
          </table:table-cell>
          <table:table-cell table:number-columns-repeated="2" office:value-type="float" office:value="0.892048" calcext:value-type="float">
            <text:p>0,892048</text:p>
          </table:table-cell>
          <table:table-cell office:value-type="float" office:value="0.894765" calcext:value-type="float">
            <text:p>0,894765</text:p>
          </table:table-cell>
          <table:table-cell office:value-type="float" office:value="0.902967" calcext:value-type="float">
            <text:p>0,902967</text:p>
          </table:table-cell>
          <table:table-cell table:number-columns-repeated="2" office:value-type="float" office:value="0.90382" calcext:value-type="float">
            <text:p>0,90382</text:p>
          </table:table-cell>
          <table:table-cell office:value-type="float" office:value="0.917036" calcext:value-type="float">
            <text:p>0,91703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70052" calcext:value-type="float">
            <text:p>0,87005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0.552934" calcext:value-type="float">
            <text:p>0,552934</text:p>
          </table:table-cell>
          <table:table-cell office:value-type="float" office:value="0.858976" calcext:value-type="float">
            <text:p>0,858976</text:p>
          </table:table-cell>
          <table:table-cell office:value-type="float" office:value="0.888895" calcext:value-type="float">
            <text:p>0,888895</text:p>
          </table:table-cell>
          <table:table-cell office:value-type="float" office:value="0.891754" calcext:value-type="float">
            <text:p>0,891754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896345" calcext:value-type="float">
            <text:p>0,896345</text:p>
          </table:table-cell>
          <table:table-cell office:value-type="float" office:value="0.903486" calcext:value-type="float">
            <text:p>0,903486</text:p>
          </table:table-cell>
          <table:table-cell table:number-columns-repeated="2" office:value-type="float" office:value="0.90382" calcext:value-type="float">
            <text:p>0,90382</text:p>
          </table:table-cell>
          <table:table-cell office:value-type="float" office:value="0.916287" calcext:value-type="float">
            <text:p>0,916287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60837" calcext:value-type="float">
            <text:p>0,86083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" calcext:value-type="float">
            <text:p>-1</text:p>
          </table:table-cell>
          <table:table-cell office:value-type="float" office:value="0.440928" calcext:value-type="float">
            <text:p>0,440928</text:p>
          </table:table-cell>
          <table:table-cell office:value-type="float" office:value="0.789147" calcext:value-type="float">
            <text:p>0,789147</text:p>
          </table:table-cell>
          <table:table-cell office:value-type="float" office:value="0.888074" calcext:value-type="float">
            <text:p>0,888074</text:p>
          </table:table-cell>
          <table:table-cell office:value-type="float" office:value="0.891313" calcext:value-type="float">
            <text:p>0,891313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895867" calcext:value-type="float">
            <text:p>0,895867</text:p>
          </table:table-cell>
          <table:table-cell office:value-type="float" office:value="0.903523" calcext:value-type="float">
            <text:p>0,903523</text:p>
          </table:table-cell>
          <table:table-cell table:number-columns-repeated="2" office:value-type="float" office:value="0.90382" calcext:value-type="float">
            <text:p>0,90382</text:p>
          </table:table-cell>
          <table:table-cell office:value-type="float" office:value="0.914166" calcext:value-type="float">
            <text:p>0,91416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2271" calcext:value-type="float">
            <text:p>0,84227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52532" calcext:value-type="float">
            <text:p>0,52532</text:p>
          </table:table-cell>
          <table:table-cell office:value-type="float" office:value="0.714345" calcext:value-type="float">
            <text:p>0,714345</text:p>
          </table:table-cell>
          <table:table-cell office:value-type="float" office:value="0.8854" calcext:value-type="float">
            <text:p>0,8854</text:p>
          </table:table-cell>
          <table:table-cell office:value-type="float" office:value="0.890872" calcext:value-type="float">
            <text:p>0,890872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89539" calcext:value-type="float">
            <text:p>0,89539</text:p>
          </table:table-cell>
          <table:table-cell office:value-type="float" office:value="0.903412" calcext:value-type="float">
            <text:p>0,903412</text:p>
          </table:table-cell>
          <table:table-cell table:number-columns-repeated="2" office:value-type="float" office:value="0.90382" calcext:value-type="float">
            <text:p>0,90382</text:p>
          </table:table-cell>
          <table:table-cell office:value-type="float" office:value="0.916162" calcext:value-type="float">
            <text:p>0,91616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3059" calcext:value-type="float">
            <text:p>0,84305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56553" calcext:value-type="float">
            <text:p>0,56553</text:p>
          </table:table-cell>
          <table:table-cell office:value-type="float" office:value="0.684345" calcext:value-type="float">
            <text:p>0,684345</text:p>
          </table:table-cell>
          <table:table-cell office:value-type="float" office:value="0.874383" calcext:value-type="float">
            <text:p>0,874383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1607" calcext:value-type="float">
            <text:p>0,891607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899209" calcext:value-type="float">
            <text:p>0,899209</text:p>
          </table:table-cell>
          <table:table-cell office:value-type="float" office:value="0.903561" calcext:value-type="float">
            <text:p>0,903561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5538" calcext:value-type="float">
            <text:p>0,91553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1915" calcext:value-type="float">
            <text:p>0,84191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17376" calcext:value-type="float">
            <text:p>0,017376</text:p>
          </table:table-cell>
          <table:table-cell office:value-type="float" office:value="0.543715" calcext:value-type="float">
            <text:p>0,543715</text:p>
          </table:table-cell>
          <table:table-cell office:value-type="float" office:value="0.791745" calcext:value-type="float">
            <text:p>0,791745</text:p>
          </table:table-cell>
          <table:table-cell office:value-type="float" office:value="0.888682" calcext:value-type="float">
            <text:p>0,888682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146" calcext:value-type="float">
            <text:p>0,89146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901596" calcext:value-type="float">
            <text:p>0,901596</text:p>
          </table:table-cell>
          <table:table-cell table:number-columns-repeated="2" office:value-type="float" office:value="0.90382" calcext:value-type="float">
            <text:p>0,90382</text:p>
          </table:table-cell>
          <table:table-cell office:value-type="float" office:value="0.917659" calcext:value-type="float">
            <text:p>0,91765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52365" calcext:value-type="float">
            <text:p>0,85236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" calcext:value-type="float">
            <text:p>-1</text:p>
          </table:table-cell>
          <table:table-cell office:value-type="float" office:value="0.482497" calcext:value-type="float">
            <text:p>0,482497</text:p>
          </table:table-cell>
          <table:table-cell office:value-type="float" office:value="0.625984" calcext:value-type="float">
            <text:p>0,625984</text:p>
          </table:table-cell>
          <table:table-cell office:value-type="float" office:value="0.848584" calcext:value-type="float">
            <text:p>0,848584</text:p>
          </table:table-cell>
          <table:table-cell office:value-type="float" office:value="0.888937" calcext:value-type="float">
            <text:p>0,888937</text:p>
          </table:table-cell>
          <table:table-cell office:value-type="float" office:value="0.889402" calcext:value-type="float">
            <text:p>0,889402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896822" calcext:value-type="float">
            <text:p>0,896822</text:p>
          </table:table-cell>
          <table:table-cell office:value-type="float" office:value="0.90293" calcext:value-type="float">
            <text:p>0,90293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5538" calcext:value-type="float">
            <text:p>0,91553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4656" calcext:value-type="float">
            <text:p>0,82465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" calcext:value-type="float">
            <text:p>-1</text:p>
          </table:table-cell>
          <table:table-cell office:value-type="float" office:value="0.487661" calcext:value-type="float">
            <text:p>0,487661</text:p>
          </table:table-cell>
          <table:table-cell office:value-type="float" office:value="0.622711" calcext:value-type="float">
            <text:p>0,622711</text:p>
          </table:table-cell>
          <table:table-cell office:value-type="float" office:value="0.851292" calcext:value-type="float">
            <text:p>0,851292</text:p>
          </table:table-cell>
          <table:table-cell office:value-type="float" office:value="0.888852" calcext:value-type="float">
            <text:p>0,888852</text:p>
          </table:table-cell>
          <table:table-cell office:value-type="float" office:value="0.88999" calcext:value-type="float">
            <text:p>0,88999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896345" calcext:value-type="float">
            <text:p>0,896345</text:p>
          </table:table-cell>
          <table:table-cell office:value-type="float" office:value="0.902967" calcext:value-type="float">
            <text:p>0,902967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8839" calcext:value-type="float">
            <text:p>0,91883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5453" calcext:value-type="float">
            <text:p>0,82545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9099" calcext:value-type="float">
            <text:p>0,49099</text:p>
          </table:table-cell>
          <table:table-cell office:value-type="float" office:value="0.570661" calcext:value-type="float">
            <text:p>0,570661</text:p>
          </table:table-cell>
          <table:table-cell office:value-type="float" office:value="0.604598" calcext:value-type="float">
            <text:p>0,604598</text:p>
          </table:table-cell>
          <table:table-cell office:value-type="float" office:value="0.757302" calcext:value-type="float">
            <text:p>0,757302</text:p>
          </table:table-cell>
          <table:table-cell office:value-type="float" office:value="0.888895" calcext:value-type="float">
            <text:p>0,888895</text:p>
          </table:table-cell>
          <table:table-cell office:value-type="float" office:value="0.890137" calcext:value-type="float">
            <text:p>0,890137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900641" calcext:value-type="float">
            <text:p>0,900641</text:p>
          </table:table-cell>
          <table:table-cell office:value-type="float" office:value="0.903449" calcext:value-type="float">
            <text:p>0,903449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8408" calcext:value-type="float">
            <text:p>0,91840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2996" calcext:value-type="float">
            <text:p>0,82299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86588" calcext:value-type="float">
            <text:p>0,486588</text:p>
          </table:table-cell>
          <table:table-cell office:value-type="float" office:value="0.570762" calcext:value-type="float">
            <text:p>0,570762</text:p>
          </table:table-cell>
          <table:table-cell office:value-type="float" office:value="0.600633" calcext:value-type="float">
            <text:p>0,600633</text:p>
          </table:table-cell>
          <table:table-cell office:value-type="float" office:value="0.718206" calcext:value-type="float">
            <text:p>0,718206</text:p>
          </table:table-cell>
          <table:table-cell office:value-type="float" office:value="0.88867" calcext:value-type="float">
            <text:p>0,88867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1901" calcext:value-type="float">
            <text:p>0,891901</text:p>
          </table:table-cell>
          <table:table-cell office:value-type="float" office:value="0.897299" calcext:value-type="float">
            <text:p>0,897299</text:p>
          </table:table-cell>
          <table:table-cell office:value-type="float" office:value="0.903561" calcext:value-type="float">
            <text:p>0,903561</text:p>
          </table:table-cell>
          <table:table-cell office:value-type="float" office:value="0.904443" calcext:value-type="float">
            <text:p>0,904443</text:p>
          </table:table-cell>
          <table:table-cell office:value-type="float" office:value="0.920277" calcext:value-type="float">
            <text:p>0,920277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8486" calcext:value-type="float">
            <text:p>0,81848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34181" calcext:value-type="float">
            <text:p>0,134181</text:p>
          </table:table-cell>
          <table:table-cell office:value-type="float" office:value="0.54737" calcext:value-type="float">
            <text:p>0,54737</text:p>
          </table:table-cell>
          <table:table-cell office:value-type="float" office:value="0.605517" calcext:value-type="float">
            <text:p>0,605517</text:p>
          </table:table-cell>
          <table:table-cell office:value-type="float" office:value="0.740528" calcext:value-type="float">
            <text:p>0,740528</text:p>
          </table:table-cell>
          <table:table-cell office:value-type="float" office:value="0.88853" calcext:value-type="float">
            <text:p>0,88853</text:p>
          </table:table-cell>
          <table:table-cell office:value-type="float" office:value="0.890137" calcext:value-type="float">
            <text:p>0,890137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899686" calcext:value-type="float">
            <text:p>0,899686</text:p>
          </table:table-cell>
          <table:table-cell office:value-type="float" office:value="0.903598" calcext:value-type="float">
            <text:p>0,903598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8654" calcext:value-type="float">
            <text:p>0,918654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8989" calcext:value-type="float">
            <text:p>0,81898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0.449557" calcext:value-type="float">
            <text:p>0,449557</text:p>
          </table:table-cell>
          <table:table-cell office:value-type="float" office:value="0.59221" calcext:value-type="float">
            <text:p>0,59221</text:p>
          </table:table-cell>
          <table:table-cell office:value-type="float" office:value="0.622819" calcext:value-type="float">
            <text:p>0,622819</text:p>
          </table:table-cell>
          <table:table-cell office:value-type="float" office:value="0.830119" calcext:value-type="float">
            <text:p>0,830119</text:p>
          </table:table-cell>
          <table:table-cell office:value-type="float" office:value="0.888895" calcext:value-type="float">
            <text:p>0,888895</text:p>
          </table:table-cell>
          <table:table-cell office:value-type="float" office:value="0.89146" calcext:value-type="float">
            <text:p>0,89146</text:p>
          </table:table-cell>
          <table:table-cell office:value-type="float" office:value="0.89348" calcext:value-type="float">
            <text:p>0,89348</text:p>
          </table:table-cell>
          <table:table-cell office:value-type="float" office:value="0.902152" calcext:value-type="float">
            <text:p>0,902152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878" calcext:value-type="float">
            <text:p>0,9187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89329" calcext:value-type="float">
            <text:p>0,78932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0.352243" calcext:value-type="float">
            <text:p>0,352243</text:p>
          </table:table-cell>
          <table:table-cell office:value-type="float" office:value="0.603731" calcext:value-type="float">
            <text:p>0,603731</text:p>
          </table:table-cell>
          <table:table-cell office:value-type="float" office:value="0.696737" calcext:value-type="float">
            <text:p>0,696737</text:p>
          </table:table-cell>
          <table:table-cell office:value-type="float" office:value="0.871689" calcext:value-type="float">
            <text:p>0,871689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894435" calcext:value-type="float">
            <text:p>0,894435</text:p>
          </table:table-cell>
          <table:table-cell office:value-type="float" office:value="0.902263" calcext:value-type="float">
            <text:p>0,902263</text:p>
          </table:table-cell>
          <table:table-cell office:value-type="float" office:value="0.907559" calcext:value-type="float">
            <text:p>0,907559</text:p>
          </table:table-cell>
          <table:table-cell office:value-type="float" office:value="0.922086" calcext:value-type="float">
            <text:p>0,92208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319" calcext:value-type="float">
            <text:p>0,7931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7648" calcext:value-type="float">
            <text:p>0,017648</text:p>
          </table:table-cell>
          <table:table-cell office:value-type="float" office:value="0.511967" calcext:value-type="float">
            <text:p>0,511967</text:p>
          </table:table-cell>
          <table:table-cell office:value-type="float" office:value="0.634993" calcext:value-type="float">
            <text:p>0,634993</text:p>
          </table:table-cell>
          <table:table-cell office:value-type="float" office:value="0.853211" calcext:value-type="float">
            <text:p>0,853211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0725" calcext:value-type="float">
            <text:p>0,890725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3227" calcext:value-type="float">
            <text:p>0,903227</text:p>
          </table:table-cell>
          <table:table-cell office:value-type="float" office:value="0.907559" calcext:value-type="float">
            <text:p>0,907559</text:p>
          </table:table-cell>
          <table:table-cell office:value-type="float" office:value="0.921583" calcext:value-type="float">
            <text:p>0,921583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30602" calcext:value-type="float">
            <text:p>0,83060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488834" calcext:value-type="float">
            <text:p>0,488834</text:p>
          </table:table-cell>
          <table:table-cell office:value-type="float" office:value="0.675271" calcext:value-type="float">
            <text:p>0,675271</text:p>
          </table:table-cell>
          <table:table-cell office:value-type="float" office:value="0.879186" calcext:value-type="float">
            <text:p>0,879186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1754" calcext:value-type="float">
            <text:p>0,891754</text:p>
          </table:table-cell>
          <table:table-cell office:value-type="float" office:value="0.897299" calcext:value-type="float">
            <text:p>0,897299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3041" calcext:value-type="float">
            <text:p>0,903041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9337" calcext:value-type="float">
            <text:p>0,919337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34925" calcext:value-type="float">
            <text:p>0,83492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1437" calcext:value-type="float">
            <text:p>0,51437</text:p>
          </table:table-cell>
          <table:table-cell office:value-type="float" office:value="0.582796" calcext:value-type="float">
            <text:p>0,582796</text:p>
          </table:table-cell>
          <table:table-cell office:value-type="float" office:value="0.736313" calcext:value-type="float">
            <text:p>0,736313</text:p>
          </table:table-cell>
          <table:table-cell office:value-type="float" office:value="0.87932" calcext:value-type="float">
            <text:p>0,87932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0284" calcext:value-type="float">
            <text:p>0,890284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900164" calcext:value-type="float">
            <text:p>0,900164</text:p>
          </table:table-cell>
          <table:table-cell office:value-type="float" office:value="0.902856" calcext:value-type="float">
            <text:p>0,902856</text:p>
          </table:table-cell>
          <table:table-cell office:value-type="float" office:value="0.904443" calcext:value-type="float">
            <text:p>0,904443</text:p>
          </table:table-cell>
          <table:table-cell office:value-type="float" office:value="0.922512" calcext:value-type="float">
            <text:p>0,92251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9984" calcext:value-type="float">
            <text:p>0,84998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554501" calcext:value-type="float">
            <text:p>0,554501</text:p>
          </table:table-cell>
          <table:table-cell office:value-type="float" office:value="0.713823" calcext:value-type="float">
            <text:p>0,713823</text:p>
          </table:table-cell>
          <table:table-cell office:value-type="float" office:value="0.853992" calcext:value-type="float">
            <text:p>0,853992</text:p>
          </table:table-cell>
          <table:table-cell office:value-type="float" office:value="0.889023" calcext:value-type="float">
            <text:p>0,889023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1313" calcext:value-type="float">
            <text:p>0,891313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901341" calcext:value-type="float">
            <text:p>0,901341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2102" calcext:value-type="float">
            <text:p>0,9210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0999" calcext:value-type="float">
            <text:p>0,84099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01208" calcext:value-type="float">
            <text:p>0,501208</text:p>
          </table:table-cell>
          <table:table-cell office:value-type="float" office:value="0.576396" calcext:value-type="float">
            <text:p>0,576396</text:p>
          </table:table-cell>
          <table:table-cell office:value-type="float" office:value="0.691502" calcext:value-type="float">
            <text:p>0,691502</text:p>
          </table:table-cell>
          <table:table-cell office:value-type="float" office:value="0.836755" calcext:value-type="float">
            <text:p>0,836755</text:p>
          </table:table-cell>
          <table:table-cell office:value-type="float" office:value="0.888883" calcext:value-type="float">
            <text:p>0,888883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89348" calcext:value-type="float">
            <text:p>0,89348</text:p>
          </table:table-cell>
          <table:table-cell office:value-type="float" office:value="0.9023" calcext:value-type="float">
            <text:p>0,9023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21271" calcext:value-type="float">
            <text:p>0,921271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39556" calcext:value-type="float">
            <text:p>0,83955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01208" calcext:value-type="float">
            <text:p>0,501208</text:p>
          </table:table-cell>
          <table:table-cell office:value-type="float" office:value="0.575406" calcext:value-type="float">
            <text:p>0,575406</text:p>
          </table:table-cell>
          <table:table-cell office:value-type="float" office:value="0.641001" calcext:value-type="float">
            <text:p>0,641001</text:p>
          </table:table-cell>
          <table:table-cell office:value-type="float" office:value="0.814116" calcext:value-type="float">
            <text:p>0,814116</text:p>
          </table:table-cell>
          <table:table-cell office:value-type="float" office:value="0.888098" calcext:value-type="float">
            <text:p>0,888098</text:p>
          </table:table-cell>
          <table:table-cell office:value-type="float" office:value="0.889843" calcext:value-type="float">
            <text:p>0,889843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893957" calcext:value-type="float">
            <text:p>0,893957</text:p>
          </table:table-cell>
          <table:table-cell office:value-type="float" office:value="0.902634" calcext:value-type="float">
            <text:p>0,902634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20217" calcext:value-type="float">
            <text:p>0,920217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32114" calcext:value-type="float">
            <text:p>0,83211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03871" calcext:value-type="float">
            <text:p>0,503871</text:p>
          </table:table-cell>
          <table:table-cell office:value-type="float" office:value="0.591484" calcext:value-type="float">
            <text:p>0,591484</text:p>
          </table:table-cell>
          <table:table-cell office:value-type="float" office:value="0.743603" calcext:value-type="float">
            <text:p>0,743603</text:p>
          </table:table-cell>
          <table:table-cell office:value-type="float" office:value="0.851799" calcext:value-type="float">
            <text:p>0,851799</text:p>
          </table:table-cell>
          <table:table-cell office:value-type="float" office:value="0.890137" calcext:value-type="float">
            <text:p>0,890137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892525" calcext:value-type="float">
            <text:p>0,892525</text:p>
          </table:table-cell>
          <table:table-cell office:value-type="float" office:value="0.901967" calcext:value-type="float">
            <text:p>0,901967</text:p>
          </table:table-cell>
          <table:table-cell table:number-columns-repeated="2" office:value-type="float" office:value="0.90382" calcext:value-type="float">
            <text:p>0,90382</text:p>
          </table:table-cell>
          <table:table-cell office:value-type="float" office:value="0.918719" calcext:value-type="float">
            <text:p>0,91871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8992" calcext:value-type="float">
            <text:p>0,84899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13201" calcext:value-type="float">
            <text:p>0,213201</text:p>
          </table:table-cell>
          <table:table-cell office:value-type="float" office:value="0.602835" calcext:value-type="float">
            <text:p>0,602835</text:p>
          </table:table-cell>
          <table:table-cell office:value-type="float" office:value="0.819506" calcext:value-type="float">
            <text:p>0,819506</text:p>
          </table:table-cell>
          <table:table-cell office:value-type="float" office:value="0.889023" calcext:value-type="float">
            <text:p>0,889023</text:p>
          </table:table-cell>
          <table:table-cell office:value-type="float" office:value="0.891313" calcext:value-type="float">
            <text:p>0,891313</text:p>
          </table:table-cell>
          <table:table-cell table:number-columns-repeated="2" office:value-type="float" office:value="0.892048" calcext:value-type="float">
            <text:p>0,892048</text:p>
          </table:table-cell>
          <table:table-cell office:value-type="float" office:value="0.899654" calcext:value-type="float">
            <text:p>0,899654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04443" calcext:value-type="float">
            <text:p>0,904443</text:p>
          </table:table-cell>
          <table:table-cell office:value-type="float" office:value="0.921961" calcext:value-type="float">
            <text:p>0,921961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61665" calcext:value-type="float">
            <text:p>0,86166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" calcext:value-type="float">
            <text:p>-1</text:p>
          </table:table-cell>
          <table:table-cell office:value-type="float" office:value="0.504503" calcext:value-type="float">
            <text:p>0,504503</text:p>
          </table:table-cell>
          <table:table-cell office:value-type="float" office:value="0.759908" calcext:value-type="float">
            <text:p>0,759908</text:p>
          </table:table-cell>
          <table:table-cell office:value-type="float" office:value="0.863545" calcext:value-type="float">
            <text:p>0,863545</text:p>
          </table:table-cell>
          <table:table-cell office:value-type="float" office:value="0.889549" calcext:value-type="float">
            <text:p>0,889549</text:p>
          </table:table-cell>
          <table:table-cell table:number-columns-repeated="2" office:value-type="float" office:value="0.892048" calcext:value-type="float">
            <text:p>0,892048</text:p>
          </table:table-cell>
          <table:table-cell office:value-type="float" office:value="0.894435" calcext:value-type="float">
            <text:p>0,894435</text:p>
          </table:table-cell>
          <table:table-cell office:value-type="float" office:value="0.903338" calcext:value-type="float">
            <text:p>0,903338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22589" calcext:value-type="float">
            <text:p>0,92258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2578" calcext:value-type="float">
            <text:p>0,84257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" calcext:value-type="float">
            <text:p>-1</text:p>
          </table:table-cell>
          <table:table-cell office:value-type="float" office:value="0.432806" calcext:value-type="float">
            <text:p>0,432806</text:p>
          </table:table-cell>
          <table:table-cell office:value-type="float" office:value="0.708854" calcext:value-type="float">
            <text:p>0,708854</text:p>
          </table:table-cell>
          <table:table-cell office:value-type="float" office:value="0.814549" calcext:value-type="float">
            <text:p>0,814549</text:p>
          </table:table-cell>
          <table:table-cell office:value-type="float" office:value="0.88836" calcext:value-type="float">
            <text:p>0,88836</text:p>
          </table:table-cell>
          <table:table-cell office:value-type="float" office:value="0.891166" calcext:value-type="float">
            <text:p>0,891166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896826" calcext:value-type="float">
            <text:p>0,896826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08182" calcext:value-type="float">
            <text:p>0,908182</text:p>
          </table:table-cell>
          <table:table-cell office:value-type="float" office:value="0.922715" calcext:value-type="float">
            <text:p>0,922715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5933" calcext:value-type="float">
            <text:p>0,82593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69756" calcext:value-type="float">
            <text:p>0,569756</text:p>
          </table:table-cell>
          <table:table-cell office:value-type="float" office:value="0.592161" calcext:value-type="float">
            <text:p>0,592161</text:p>
          </table:table-cell>
          <table:table-cell office:value-type="float" office:value="0.731813" calcext:value-type="float">
            <text:p>0,731813</text:p>
          </table:table-cell>
          <table:table-cell office:value-type="float" office:value="0.853742" calcext:value-type="float">
            <text:p>0,853742</text:p>
          </table:table-cell>
          <table:table-cell office:value-type="float" office:value="0.890284" calcext:value-type="float">
            <text:p>0,890284</text:p>
          </table:table-cell>
          <table:table-cell table:number-columns-repeated="2" office:value-type="float" office:value="0.892048" calcext:value-type="float">
            <text:p>0,892048</text:p>
          </table:table-cell>
          <table:table-cell office:value-type="float" office:value="0.900242" calcext:value-type="float">
            <text:p>0,900242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0912" calcext:value-type="float">
            <text:p>0,910912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8848" calcext:value-type="float">
            <text:p>0,84884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13201" calcext:value-type="float">
            <text:p>0,213201</text:p>
          </table:table-cell>
          <table:table-cell office:value-type="float" office:value="0.552023" calcext:value-type="float">
            <text:p>0,552023</text:p>
          </table:table-cell>
          <table:table-cell office:value-type="float" office:value="0.655414" calcext:value-type="float">
            <text:p>0,655414</text:p>
          </table:table-cell>
          <table:table-cell office:value-type="float" office:value="0.792486" calcext:value-type="float">
            <text:p>0,792486</text:p>
          </table:table-cell>
          <table:table-cell office:value-type="float" office:value="0.88295" calcext:value-type="float">
            <text:p>0,88295</text:p>
          </table:table-cell>
          <table:table-cell office:value-type="float" office:value="0.891754" calcext:value-type="float">
            <text:p>0,891754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900279" calcext:value-type="float">
            <text:p>0,900279</text:p>
          </table:table-cell>
          <table:table-cell office:value-type="float" office:value="0.903932" calcext:value-type="float">
            <text:p>0,903932</text:p>
          </table:table-cell>
          <table:table-cell office:value-type="float" office:value="0.916652" calcext:value-type="float">
            <text:p>0,916652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30895" calcext:value-type="float">
            <text:p>0,83089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542689" calcext:value-type="float">
            <text:p>0,542689</text:p>
          </table:table-cell>
          <table:table-cell office:value-type="float" office:value="0.72159" calcext:value-type="float">
            <text:p>0,72159</text:p>
          </table:table-cell>
          <table:table-cell office:value-type="float" office:value="0.835021" calcext:value-type="float">
            <text:p>0,835021</text:p>
          </table:table-cell>
          <table:table-cell office:value-type="float" office:value="0.889115" calcext:value-type="float">
            <text:p>0,889115</text:p>
          </table:table-cell>
          <table:table-cell table:number-columns-repeated="2" office:value-type="float" office:value="0.892048" calcext:value-type="float">
            <text:p>0,892048</text:p>
          </table:table-cell>
          <table:table-cell office:value-type="float" office:value="0.901164" calcext:value-type="float">
            <text:p>0,901164</text:p>
          </table:table-cell>
          <table:table-cell office:value-type="float" office:value="0.908406" calcext:value-type="float">
            <text:p>0,908406</text:p>
          </table:table-cell>
          <table:table-cell office:value-type="float" office:value="0.917288" calcext:value-type="float">
            <text:p>0,917288</text:p>
          </table:table-cell>
          <table:table-cell office:value-type="float" office:value="0.922715" calcext:value-type="float">
            <text:p>0,922715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2208" calcext:value-type="float">
            <text:p>0,84220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office:value-type="float" office:value="0.393266" calcext:value-type="float">
            <text:p>0,393266</text:p>
          </table:table-cell>
          <table:table-cell office:value-type="float" office:value="0.66567" calcext:value-type="float">
            <text:p>0,66567</text:p>
          </table:table-cell>
          <table:table-cell office:value-type="float" office:value="0.81315" calcext:value-type="float">
            <text:p>0,81315</text:p>
          </table:table-cell>
          <table:table-cell office:value-type="float" office:value="0.887429" calcext:value-type="float">
            <text:p>0,887429</text:p>
          </table:table-cell>
          <table:table-cell office:value-type="float" office:value="0.891754" calcext:value-type="float">
            <text:p>0,891754</text:p>
          </table:table-cell>
          <table:table-cell office:value-type="float" office:value="0.892525" calcext:value-type="float">
            <text:p>0,892525</text:p>
          </table:table-cell>
          <table:table-cell office:value-type="float" office:value="0.902708" calcext:value-type="float">
            <text:p>0,902708</text:p>
          </table:table-cell>
          <table:table-cell office:value-type="float" office:value="0.907496" calcext:value-type="float">
            <text:p>0,907496</text:p>
          </table:table-cell>
          <table:table-cell office:value-type="float" office:value="0.917917" calcext:value-type="float">
            <text:p>0,917917</text:p>
          </table:table-cell>
          <table:table-cell office:value-type="float" office:value="0.922715" calcext:value-type="float">
            <text:p>0,922715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9463" calcext:value-type="float">
            <text:p>0,81946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0.490357" calcext:value-type="float">
            <text:p>0,490357</text:p>
          </table:table-cell>
          <table:table-cell office:value-type="float" office:value="0.673684" calcext:value-type="float">
            <text:p>0,673684</text:p>
          </table:table-cell>
          <table:table-cell office:value-type="float" office:value="0.779438" calcext:value-type="float">
            <text:p>0,779438</text:p>
          </table:table-cell>
          <table:table-cell office:value-type="float" office:value="0.849061" calcext:value-type="float">
            <text:p>0,849061</text:p>
          </table:table-cell>
          <table:table-cell office:value-type="float" office:value="0.88898" calcext:value-type="float">
            <text:p>0,88898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897044" calcext:value-type="float">
            <text:p>0,897044</text:p>
          </table:table-cell>
          <table:table-cell office:value-type="float" office:value="0.903895" calcext:value-type="float">
            <text:p>0,903895</text:p>
          </table:table-cell>
          <table:table-cell office:value-type="float" office:value="0.914741" calcext:value-type="float">
            <text:p>0,914741</text:p>
          </table:table-cell>
          <table:table-cell office:value-type="float" office:value="0.922715" calcext:value-type="float">
            <text:p>0,922715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1196" calcext:value-type="float">
            <text:p>0,82119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535006" calcext:value-type="float">
            <text:p>0,535006</text:p>
          </table:table-cell>
          <table:table-cell office:value-type="float" office:value="0.64882" calcext:value-type="float">
            <text:p>0,64882</text:p>
          </table:table-cell>
          <table:table-cell office:value-type="float" office:value="0.772398" calcext:value-type="float">
            <text:p>0,772398</text:p>
          </table:table-cell>
          <table:table-cell office:value-type="float" office:value="0.802245" calcext:value-type="float">
            <text:p>0,802245</text:p>
          </table:table-cell>
          <table:table-cell office:value-type="float" office:value="0.884961" calcext:value-type="float">
            <text:p>0,884961</text:p>
          </table:table-cell>
          <table:table-cell office:value-type="float" office:value="0.890578" calcext:value-type="float">
            <text:p>0,890578</text:p>
          </table:table-cell>
          <table:table-cell office:value-type="float" office:value="0.894986" calcext:value-type="float">
            <text:p>0,894986</text:p>
          </table:table-cell>
          <table:table-cell office:value-type="float" office:value="0.903709" calcext:value-type="float">
            <text:p>0,903709</text:p>
          </table:table-cell>
          <table:table-cell office:value-type="float" office:value="0.911787" calcext:value-type="float">
            <text:p>0,911787</text:p>
          </table:table-cell>
          <table:table-cell office:value-type="float" office:value="0.922715" calcext:value-type="float">
            <text:p>0,922715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672" calcext:value-type="float">
            <text:p>0,8167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01208" calcext:value-type="float">
            <text:p>0,501208</text:p>
          </table:table-cell>
          <table:table-cell office:value-type="float" office:value="0.580292" calcext:value-type="float">
            <text:p>0,580292</text:p>
          </table:table-cell>
          <table:table-cell office:value-type="float" office:value="0.64723" calcext:value-type="float">
            <text:p>0,64723</text:p>
          </table:table-cell>
          <table:table-cell office:value-type="float" office:value="0.773495" calcext:value-type="float">
            <text:p>0,773495</text:p>
          </table:table-cell>
          <table:table-cell office:value-type="float" office:value="0.831975" calcext:value-type="float">
            <text:p>0,831975</text:p>
          </table:table-cell>
          <table:table-cell office:value-type="float" office:value="0.889402" calcext:value-type="float">
            <text:p>0,889402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90153" calcext:value-type="float">
            <text:p>0,90153</text:p>
          </table:table-cell>
          <table:table-cell office:value-type="float" office:value="0.904555" calcext:value-type="float">
            <text:p>0,904555</text:p>
          </table:table-cell>
          <table:table-cell office:value-type="float" office:value="0.917791" calcext:value-type="float">
            <text:p>0,917791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5973" calcext:value-type="float">
            <text:p>0,82597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0.418718" calcext:value-type="float">
            <text:p>0,418718</text:p>
          </table:table-cell>
          <table:table-cell office:value-type="float" office:value="0.602291" calcext:value-type="float">
            <text:p>0,602291</text:p>
          </table:table-cell>
          <table:table-cell office:value-type="float" office:value="0.739972" calcext:value-type="float">
            <text:p>0,739972</text:p>
          </table:table-cell>
          <table:table-cell office:value-type="float" office:value="0.787327" calcext:value-type="float">
            <text:p>0,787327</text:p>
          </table:table-cell>
          <table:table-cell office:value-type="float" office:value="0.862291" calcext:value-type="float">
            <text:p>0,862291</text:p>
          </table:table-cell>
          <table:table-cell office:value-type="float" office:value="0.890872" calcext:value-type="float">
            <text:p>0,890872</text:p>
          </table:table-cell>
          <table:table-cell office:value-type="float" office:value="0.897044" calcext:value-type="float">
            <text:p>0,897044</text:p>
          </table:table-cell>
          <table:table-cell office:value-type="float" office:value="0.903746" calcext:value-type="float">
            <text:p>0,903746</text:p>
          </table:table-cell>
          <table:table-cell office:value-type="float" office:value="0.914922" calcext:value-type="float">
            <text:p>0,914922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3859" calcext:value-type="float">
            <text:p>0,79385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float" office:value="0.472123" calcext:value-type="float">
            <text:p>0,472123</text:p>
          </table:table-cell>
          <table:table-cell office:value-type="float" office:value="0.599087" calcext:value-type="float">
            <text:p>0,599087</text:p>
          </table:table-cell>
          <table:table-cell office:value-type="float" office:value="0.691448" calcext:value-type="float">
            <text:p>0,691448</text:p>
          </table:table-cell>
          <table:table-cell office:value-type="float" office:value="0.780222" calcext:value-type="float">
            <text:p>0,780222</text:p>
          </table:table-cell>
          <table:table-cell office:value-type="float" office:value="0.80024" calcext:value-type="float">
            <text:p>0,80024</text:p>
          </table:table-cell>
          <table:table-cell office:value-type="float" office:value="0.871223" calcext:value-type="float">
            <text:p>0,871223</text:p>
          </table:table-cell>
          <table:table-cell office:value-type="float" office:value="0.891643" calcext:value-type="float">
            <text:p>0,891643</text:p>
          </table:table-cell>
          <table:table-cell office:value-type="float" office:value="0.903264" calcext:value-type="float">
            <text:p>0,903264</text:p>
          </table:table-cell>
          <table:table-cell office:value-type="float" office:value="0.912926" calcext:value-type="float">
            <text:p>0,912926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84359" calcext:value-type="float">
            <text:p>0,78435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498382" calcext:value-type="float">
            <text:p>0,498382</text:p>
          </table:table-cell>
          <table:table-cell office:value-type="float" office:value="0.597572" calcext:value-type="float">
            <text:p>0,597572</text:p>
          </table:table-cell>
          <table:table-cell office:value-type="float" office:value="0.655374" calcext:value-type="float">
            <text:p>0,655374</text:p>
          </table:table-cell>
          <table:table-cell office:value-type="float" office:value="0.773478" calcext:value-type="float">
            <text:p>0,773478</text:p>
          </table:table-cell>
          <table:table-cell office:value-type="float" office:value="0.79209" calcext:value-type="float">
            <text:p>0,79209</text:p>
          </table:table-cell>
          <table:table-cell office:value-type="float" office:value="0.82457" calcext:value-type="float">
            <text:p>0,82457</text:p>
          </table:table-cell>
          <table:table-cell office:value-type="float" office:value="0.890206" calcext:value-type="float">
            <text:p>0,890206</text:p>
          </table:table-cell>
          <table:table-cell office:value-type="float" office:value="0.903153" calcext:value-type="float">
            <text:p>0,903153</text:p>
          </table:table-cell>
          <table:table-cell office:value-type="float" office:value="0.910303" calcext:value-type="float">
            <text:p>0,910303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76654" calcext:value-type="float">
            <text:p>0,77665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" calcext:value-type="float">
            <text:p>-1</text:p>
          </table:table-cell>
          <table:table-cell office:value-type="float" office:value="0.446025" calcext:value-type="float">
            <text:p>0,446025</text:p>
          </table:table-cell>
          <table:table-cell office:value-type="float" office:value="0.605993" calcext:value-type="float">
            <text:p>0,605993</text:p>
          </table:table-cell>
          <table:table-cell office:value-type="float" office:value="0.692532" calcext:value-type="float">
            <text:p>0,692532</text:p>
          </table:table-cell>
          <table:table-cell office:value-type="float" office:value="0.773311" calcext:value-type="float">
            <text:p>0,773311</text:p>
          </table:table-cell>
          <table:table-cell office:value-type="float" office:value="0.78957" calcext:value-type="float">
            <text:p>0,78957</text:p>
          </table:table-cell>
          <table:table-cell office:value-type="float" office:value="0.805774" calcext:value-type="float">
            <text:p>0,805774</text:p>
          </table:table-cell>
          <table:table-cell office:value-type="float" office:value="0.885203" calcext:value-type="float">
            <text:p>0,885203</text:p>
          </table:table-cell>
          <table:table-cell office:value-type="float" office:value="0.896752" calcext:value-type="float">
            <text:p>0,896752</text:p>
          </table:table-cell>
          <table:table-cell office:value-type="float" office:value="0.909428" calcext:value-type="float">
            <text:p>0,909428</text:p>
          </table:table-cell>
          <table:table-cell office:value-type="float" office:value="0.921158" calcext:value-type="float">
            <text:p>0,92115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72575" calcext:value-type="float">
            <text:p>0,77257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.496959" calcext:value-type="float">
            <text:p>0,496959</text:p>
          </table:table-cell>
          <table:table-cell office:value-type="float" office:value="0.607835" calcext:value-type="float">
            <text:p>0,607835</text:p>
          </table:table-cell>
          <table:table-cell office:value-type="float" office:value="0.736919" calcext:value-type="float">
            <text:p>0,736919</text:p>
          </table:table-cell>
          <table:table-cell office:value-type="float" office:value="0.775046" calcext:value-type="float">
            <text:p>0,775046</text:p>
          </table:table-cell>
          <table:table-cell office:value-type="float" office:value="0.795811" calcext:value-type="float">
            <text:p>0,795811</text:p>
          </table:table-cell>
          <table:table-cell office:value-type="float" office:value="0.862869" calcext:value-type="float">
            <text:p>0,862869</text:p>
          </table:table-cell>
          <table:table-cell office:value-type="float" office:value="0.891019" calcext:value-type="float">
            <text:p>0,891019</text:p>
          </table:table-cell>
          <table:table-cell office:value-type="float" office:value="0.90319" calcext:value-type="float">
            <text:p>0,90319</text:p>
          </table:table-cell>
          <table:table-cell office:value-type="float" office:value="0.911549" calcext:value-type="float">
            <text:p>0,911549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0261" calcext:value-type="float">
            <text:p>0,79026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" calcext:value-type="float">
            <text:p>-1</text:p>
          </table:table-cell>
          <table:table-cell office:value-type="float" office:value="0.506897" calcext:value-type="float">
            <text:p>0,506897</text:p>
          </table:table-cell>
          <table:table-cell office:value-type="float" office:value="0.641233" calcext:value-type="float">
            <text:p>0,641233</text:p>
          </table:table-cell>
          <table:table-cell office:value-type="float" office:value="0.76608" calcext:value-type="float">
            <text:p>0,76608</text:p>
          </table:table-cell>
          <table:table-cell office:value-type="float" office:value="0.783882" calcext:value-type="float">
            <text:p>0,783882</text:p>
          </table:table-cell>
          <table:table-cell office:value-type="float" office:value="0.801799" calcext:value-type="float">
            <text:p>0,801799</text:p>
          </table:table-cell>
          <table:table-cell office:value-type="float" office:value="0.870246" calcext:value-type="float">
            <text:p>0,870246</text:p>
          </table:table-cell>
          <table:table-cell office:value-type="float" office:value="0.888937" calcext:value-type="float">
            <text:p>0,888937</text:p>
          </table:table-cell>
          <table:table-cell office:value-type="float" office:value="0.895832" calcext:value-type="float">
            <text:p>0,895832</text:p>
          </table:table-cell>
          <table:table-cell office:value-type="float" office:value="0.910926" calcext:value-type="float">
            <text:p>0,910926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8724" calcext:value-type="float">
            <text:p>0,79872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565034" calcext:value-type="float">
            <text:p>0,565034</text:p>
          </table:table-cell>
          <table:table-cell office:value-type="float" office:value="0.67546" calcext:value-type="float">
            <text:p>0,67546</text:p>
          </table:table-cell>
          <table:table-cell office:value-type="float" office:value="0.772782" calcext:value-type="float">
            <text:p>0,772782</text:p>
          </table:table-cell>
          <table:table-cell office:value-type="float" office:value="0.787991" calcext:value-type="float">
            <text:p>0,787991</text:p>
          </table:table-cell>
          <table:table-cell office:value-type="float" office:value="0.820428" calcext:value-type="float">
            <text:p>0,820428</text:p>
          </table:table-cell>
          <table:table-cell office:value-type="float" office:value="0.884126" calcext:value-type="float">
            <text:p>0,884126</text:p>
          </table:table-cell>
          <table:table-cell office:value-type="float" office:value="0.889464" calcext:value-type="float">
            <text:p>0,889464</text:p>
          </table:table-cell>
          <table:table-cell office:value-type="float" office:value="0.896312" calcext:value-type="float">
            <text:p>0,896312</text:p>
          </table:table-cell>
          <table:table-cell office:value-type="float" office:value="0.908308" calcext:value-type="float">
            <text:p>0,908308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2131" calcext:value-type="float">
            <text:p>0,81213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" calcext:value-type="float">
            <text:p>-1</text:p>
          </table:table-cell>
          <table:table-cell office:value-type="float" office:value="0.46891" calcext:value-type="float">
            <text:p>0,46891</text:p>
          </table:table-cell>
          <table:table-cell office:value-type="float" office:value="0.671627" calcext:value-type="float">
            <text:p>0,671627</text:p>
          </table:table-cell>
          <table:table-cell office:value-type="float" office:value="0.782148" calcext:value-type="float">
            <text:p>0,782148</text:p>
          </table:table-cell>
          <table:table-cell office:value-type="float" office:value="0.804462" calcext:value-type="float">
            <text:p>0,804462</text:p>
          </table:table-cell>
          <table:table-cell office:value-type="float" office:value="0.862788" calcext:value-type="float">
            <text:p>0,862788</text:p>
          </table:table-cell>
          <table:table-cell office:value-type="float" office:value="0.888378" calcext:value-type="float">
            <text:p>0,888378</text:p>
          </table:table-cell>
          <table:table-cell office:value-type="float" office:value="0.891019" calcext:value-type="float">
            <text:p>0,891019</text:p>
          </table:table-cell>
          <table:table-cell office:value-type="float" office:value="0.902087" calcext:value-type="float">
            <text:p>0,902087</text:p>
          </table:table-cell>
          <table:table-cell office:value-type="float" office:value="0.91355" calcext:value-type="float">
            <text:p>0,91355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0638" calcext:value-type="float">
            <text:p>0,81063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72345" calcext:value-type="float">
            <text:p>0,172345</text:p>
          </table:table-cell>
          <table:table-cell office:value-type="float" office:value="0.514397" calcext:value-type="float">
            <text:p>0,514397</text:p>
          </table:table-cell>
          <table:table-cell office:value-type="float" office:value="0.647627" calcext:value-type="float">
            <text:p>0,647627</text:p>
          </table:table-cell>
          <table:table-cell office:value-type="float" office:value="0.774909" calcext:value-type="float">
            <text:p>0,774909</text:p>
          </table:table-cell>
          <table:table-cell office:value-type="float" office:value="0.795" calcext:value-type="float">
            <text:p>0,795</text:p>
          </table:table-cell>
          <table:table-cell office:value-type="float" office:value="0.850963" calcext:value-type="float">
            <text:p>0,850963</text:p>
          </table:table-cell>
          <table:table-cell office:value-type="float" office:value="0.889184" calcext:value-type="float">
            <text:p>0,889184</text:p>
          </table:table-cell>
          <table:table-cell office:value-type="float" office:value="0.896715" calcext:value-type="float">
            <text:p>0,896715</text:p>
          </table:table-cell>
          <table:table-cell office:value-type="float" office:value="0.903709" calcext:value-type="float">
            <text:p>0,903709</text:p>
          </table:table-cell>
          <table:table-cell office:value-type="float" office:value="0.918294" calcext:value-type="float">
            <text:p>0,918294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1221" calcext:value-type="float">
            <text:p>0,81122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72345" calcext:value-type="float">
            <text:p>0,172345</text:p>
          </table:table-cell>
          <table:table-cell office:value-type="float" office:value="0.508344" calcext:value-type="float">
            <text:p>0,508344</text:p>
          </table:table-cell>
          <table:table-cell office:value-type="float" office:value="0.625685" calcext:value-type="float">
            <text:p>0,625685</text:p>
          </table:table-cell>
          <table:table-cell office:value-type="float" office:value="0.773518" calcext:value-type="float">
            <text:p>0,773518</text:p>
          </table:table-cell>
          <table:table-cell office:value-type="float" office:value="0.794946" calcext:value-type="float">
            <text:p>0,794946</text:p>
          </table:table-cell>
          <table:table-cell office:value-type="float" office:value="0.850277" calcext:value-type="float">
            <text:p>0,850277</text:p>
          </table:table-cell>
          <table:table-cell office:value-type="float" office:value="0.889758" calcext:value-type="float">
            <text:p>0,889758</text:p>
          </table:table-cell>
          <table:table-cell office:value-type="float" office:value="0.898592" calcext:value-type="float">
            <text:p>0,898592</text:p>
          </table:table-cell>
          <table:table-cell office:value-type="float" office:value="0.907187" calcext:value-type="float">
            <text:p>0,907187</text:p>
          </table:table-cell>
          <table:table-cell office:value-type="float" office:value="0.918797" calcext:value-type="float">
            <text:p>0,918797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8851" calcext:value-type="float">
            <text:p>0,80885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578395" calcext:value-type="float">
            <text:p>0,578395</text:p>
          </table:table-cell>
          <table:table-cell office:value-type="float" office:value="0.694749" calcext:value-type="float">
            <text:p>0,694749</text:p>
          </table:table-cell>
          <table:table-cell office:value-type="float" office:value="0.780701" calcext:value-type="float">
            <text:p>0,780701</text:p>
          </table:table-cell>
          <table:table-cell office:value-type="float" office:value="0.801421" calcext:value-type="float">
            <text:p>0,801421</text:p>
          </table:table-cell>
          <table:table-cell office:value-type="float" office:value="0.853613" calcext:value-type="float">
            <text:p>0,853613</text:p>
          </table:table-cell>
          <table:table-cell office:value-type="float" office:value="0.891313" calcext:value-type="float">
            <text:p>0,891313</text:p>
          </table:table-cell>
          <table:table-cell office:value-type="float" office:value="0.900246" calcext:value-type="float">
            <text:p>0,900246</text:p>
          </table:table-cell>
          <table:table-cell office:value-type="float" office:value="0.907936" calcext:value-type="float">
            <text:p>0,907936</text:p>
          </table:table-cell>
          <table:table-cell office:value-type="float" office:value="0.918797" calcext:value-type="float">
            <text:p>0,918797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4858" calcext:value-type="float">
            <text:p>0,82485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503871" calcext:value-type="float">
            <text:p>0,503871</text:p>
          </table:table-cell>
          <table:table-cell office:value-type="float" office:value="0.595938" calcext:value-type="float">
            <text:p>0,595938</text:p>
          </table:table-cell>
          <table:table-cell office:value-type="float" office:value="0.702008" calcext:value-type="float">
            <text:p>0,702008</text:p>
          </table:table-cell>
          <table:table-cell office:value-type="float" office:value="0.783094" calcext:value-type="float">
            <text:p>0,783094</text:p>
          </table:table-cell>
          <table:table-cell office:value-type="float" office:value="0.806506" calcext:value-type="float">
            <text:p>0,806506</text:p>
          </table:table-cell>
          <table:table-cell office:value-type="float" office:value="0.867512" calcext:value-type="float">
            <text:p>0,867512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900427" calcext:value-type="float">
            <text:p>0,900427</text:p>
          </table:table-cell>
          <table:table-cell office:value-type="float" office:value="0.903783" calcext:value-type="float">
            <text:p>0,903783</text:p>
          </table:table-cell>
          <table:table-cell office:value-type="float" office:value="0.918294" calcext:value-type="float">
            <text:p>0,918294</text:p>
          </table:table-cell>
          <table:table-cell office:value-type="float" office:value="0.922715" calcext:value-type="float">
            <text:p>0,922715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9232" calcext:value-type="float">
            <text:p>0,82923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0.505275" calcext:value-type="float">
            <text:p>0,505275</text:p>
          </table:table-cell>
          <table:table-cell office:value-type="float" office:value="0.742645" calcext:value-type="float">
            <text:p>0,742645</text:p>
          </table:table-cell>
          <table:table-cell office:value-type="float" office:value="0.800077" calcext:value-type="float">
            <text:p>0,800077</text:p>
          </table:table-cell>
          <table:table-cell office:value-type="float" office:value="0.817379" calcext:value-type="float">
            <text:p>0,817379</text:p>
          </table:table-cell>
          <table:table-cell office:value-type="float" office:value="0.879256" calcext:value-type="float">
            <text:p>0,879256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902929" calcext:value-type="float">
            <text:p>0,902929</text:p>
          </table:table-cell>
          <table:table-cell office:value-type="float" office:value="0.905066" calcext:value-type="float">
            <text:p>0,905066</text:p>
          </table:table-cell>
          <table:table-cell office:value-type="float" office:value="0.91842" calcext:value-type="float">
            <text:p>0,91842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845" calcext:value-type="float">
            <text:p>0,8284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0.447706" calcext:value-type="float">
            <text:p>0,447706</text:p>
          </table:table-cell>
          <table:table-cell office:value-type="float" office:value="0.649683" calcext:value-type="float">
            <text:p>0,649683</text:p>
          </table:table-cell>
          <table:table-cell office:value-type="float" office:value="0.78529" calcext:value-type="float">
            <text:p>0,78529</text:p>
          </table:table-cell>
          <table:table-cell office:value-type="float" office:value="0.80843" calcext:value-type="float">
            <text:p>0,80843</text:p>
          </table:table-cell>
          <table:table-cell office:value-type="float" office:value="0.848937" calcext:value-type="float">
            <text:p>0,848937</text:p>
          </table:table-cell>
          <table:table-cell office:value-type="float" office:value="0.890578" calcext:value-type="float">
            <text:p>0,890578</text:p>
          </table:table-cell>
          <table:table-cell office:value-type="float" office:value="0.900316" calcext:value-type="float">
            <text:p>0,900316</text:p>
          </table:table-cell>
          <table:table-cell office:value-type="float" office:value="0.906936" calcext:value-type="float">
            <text:p>0,906936</text:p>
          </table:table-cell>
          <table:table-cell office:value-type="float" office:value="0.918797" calcext:value-type="float">
            <text:p>0,918797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7808" calcext:value-type="float">
            <text:p>0,80780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30579" calcext:value-type="float">
            <text:p>0,430579</text:p>
          </table:table-cell>
          <table:table-cell office:value-type="float" office:value="0.555923" calcext:value-type="float">
            <text:p>0,555923</text:p>
          </table:table-cell>
          <table:table-cell office:value-type="float" office:value="0.680254" calcext:value-type="float">
            <text:p>0,680254</text:p>
          </table:table-cell>
          <table:table-cell office:value-type="float" office:value="0.792009" calcext:value-type="float">
            <text:p>0,792009</text:p>
          </table:table-cell>
          <table:table-cell office:value-type="float" office:value="0.817762" calcext:value-type="float">
            <text:p>0,817762</text:p>
          </table:table-cell>
          <table:table-cell office:value-type="float" office:value="0.867152" calcext:value-type="float">
            <text:p>0,867152</text:p>
          </table:table-cell>
          <table:table-cell office:value-type="float" office:value="0.89146" calcext:value-type="float">
            <text:p>0,89146</text:p>
          </table:table-cell>
          <table:table-cell office:value-type="float" office:value="0.902193" calcext:value-type="float">
            <text:p>0,902193</text:p>
          </table:table-cell>
          <table:table-cell office:value-type="float" office:value="0.90781" calcext:value-type="float">
            <text:p>0,90781</text:p>
          </table:table-cell>
          <table:table-cell office:value-type="float" office:value="0.918797" calcext:value-type="float">
            <text:p>0,918797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5477" calcext:value-type="float">
            <text:p>0,82547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539226" calcext:value-type="float">
            <text:p>0,539226</text:p>
          </table:table-cell>
          <table:table-cell office:value-type="float" office:value="0.667193" calcext:value-type="float">
            <text:p>0,667193</text:p>
          </table:table-cell>
          <table:table-cell office:value-type="float" office:value="0.790259" calcext:value-type="float">
            <text:p>0,790259</text:p>
          </table:table-cell>
          <table:table-cell office:value-type="float" office:value="0.809247" calcext:value-type="float">
            <text:p>0,809247</text:p>
          </table:table-cell>
          <table:table-cell office:value-type="float" office:value="0.8584" calcext:value-type="float">
            <text:p>0,8584</text:p>
          </table:table-cell>
          <table:table-cell office:value-type="float" office:value="0.894912" calcext:value-type="float">
            <text:p>0,894912</text:p>
          </table:table-cell>
          <table:table-cell office:value-type="float" office:value="0.903523" calcext:value-type="float">
            <text:p>0,903523</text:p>
          </table:table-cell>
          <table:table-cell office:value-type="float" office:value="0.910931" calcext:value-type="float">
            <text:p>0,910931</text:p>
          </table:table-cell>
          <table:table-cell office:value-type="float" office:value="0.918797" calcext:value-type="float">
            <text:p>0,918797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139" calcext:value-type="float">
            <text:p>0,8213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522413" calcext:value-type="float">
            <text:p>0,522413</text:p>
          </table:table-cell>
          <table:table-cell office:value-type="float" office:value="0.65742" calcext:value-type="float">
            <text:p>0,65742</text:p>
          </table:table-cell>
          <table:table-cell office:value-type="float" office:value="0.790993" calcext:value-type="float">
            <text:p>0,790993</text:p>
          </table:table-cell>
          <table:table-cell office:value-type="float" office:value="0.804401" calcext:value-type="float">
            <text:p>0,804401</text:p>
          </table:table-cell>
          <table:table-cell office:value-type="float" office:value="0.860314" calcext:value-type="float">
            <text:p>0,860314</text:p>
          </table:table-cell>
          <table:table-cell office:value-type="float" office:value="0.891313" calcext:value-type="float">
            <text:p>0,891313</text:p>
          </table:table-cell>
          <table:table-cell office:value-type="float" office:value="0.902267" calcext:value-type="float">
            <text:p>0,902267</text:p>
          </table:table-cell>
          <table:table-cell office:value-type="float" office:value="0.905066" calcext:value-type="float">
            <text:p>0,905066</text:p>
          </table:table-cell>
          <table:table-cell office:value-type="float" office:value="0.918671" calcext:value-type="float">
            <text:p>0,918671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7427" calcext:value-type="float">
            <text:p>0,81742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" calcext:value-type="float">
            <text:p>-1</text:p>
          </table:table-cell>
          <table:table-cell office:value-type="float" office:value="0.447836" calcext:value-type="float">
            <text:p>0,447836</text:p>
          </table:table-cell>
          <table:table-cell office:value-type="float" office:value="0.715192" calcext:value-type="float">
            <text:p>0,715192</text:p>
          </table:table-cell>
          <table:table-cell office:value-type="float" office:value="0.800908" calcext:value-type="float">
            <text:p>0,800908</text:p>
          </table:table-cell>
          <table:table-cell office:value-type="float" office:value="0.832181" calcext:value-type="float">
            <text:p>0,832181</text:p>
          </table:table-cell>
          <table:table-cell office:value-type="float" office:value="0.890346" calcext:value-type="float">
            <text:p>0,890346</text:p>
          </table:table-cell>
          <table:table-cell office:value-type="float" office:value="0.898036" calcext:value-type="float">
            <text:p>0,898036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2429" calcext:value-type="float">
            <text:p>0,912429</text:p>
          </table:table-cell>
          <table:table-cell office:value-type="float" office:value="0.918797" calcext:value-type="float">
            <text:p>0,918797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4095" calcext:value-type="float">
            <text:p>0,82409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477643" calcext:value-type="float">
            <text:p>0,477643</text:p>
          </table:table-cell>
          <table:table-cell office:value-type="float" office:value="0.751518" calcext:value-type="float">
            <text:p>0,751518</text:p>
          </table:table-cell>
          <table:table-cell office:value-type="float" office:value="0.807966" calcext:value-type="float">
            <text:p>0,807966</text:p>
          </table:table-cell>
          <table:table-cell office:value-type="float" office:value="0.865673" calcext:value-type="float">
            <text:p>0,865673</text:p>
          </table:table-cell>
          <table:table-cell office:value-type="float" office:value="0.891019" calcext:value-type="float">
            <text:p>0,891019</text:p>
          </table:table-cell>
          <table:table-cell office:value-type="float" office:value="0.899399" calcext:value-type="float">
            <text:p>0,899399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09559" calcext:value-type="float">
            <text:p>0,909559</text:p>
          </table:table-cell>
          <table:table-cell office:value-type="float" office:value="0.918797" calcext:value-type="float">
            <text:p>0,918797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3468" calcext:value-type="float">
            <text:p>0,8346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29786" calcext:value-type="float">
            <text:p>0,229786</text:p>
          </table:table-cell>
          <table:table-cell office:value-type="float" office:value="0.55716" calcext:value-type="float">
            <text:p>0,55716</text:p>
          </table:table-cell>
          <table:table-cell office:value-type="float" office:value="0.746975" calcext:value-type="float">
            <text:p>0,746975</text:p>
          </table:table-cell>
          <table:table-cell office:value-type="float" office:value="0.800499" calcext:value-type="float">
            <text:p>0,800499</text:p>
          </table:table-cell>
          <table:table-cell office:value-type="float" office:value="0.856739" calcext:value-type="float">
            <text:p>0,856739</text:p>
          </table:table-cell>
          <table:table-cell office:value-type="float" office:value="0.890199" calcext:value-type="float">
            <text:p>0,890199</text:p>
          </table:table-cell>
          <table:table-cell office:value-type="float" office:value="0.897633" calcext:value-type="float">
            <text:p>0,897633</text:p>
          </table:table-cell>
          <table:table-cell table:number-columns-repeated="2" office:value-type="float" office:value="0.90382" calcext:value-type="float">
            <text:p>0,90382</text:p>
          </table:table-cell>
          <table:table-cell office:value-type="float" office:value="0.917299" calcext:value-type="float">
            <text:p>0,917299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39555" calcext:value-type="float">
            <text:p>0,83955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" calcext:value-type="float">
            <text:p>-1</text:p>
          </table:table-cell>
          <table:table-cell office:value-type="float" office:value="0.495364" calcext:value-type="float">
            <text:p>0,495364</text:p>
          </table:table-cell>
          <table:table-cell office:value-type="float" office:value="0.752508" calcext:value-type="float">
            <text:p>0,752508</text:p>
          </table:table-cell>
          <table:table-cell office:value-type="float" office:value="0.825407" calcext:value-type="float">
            <text:p>0,825407</text:p>
          </table:table-cell>
          <table:table-cell office:value-type="float" office:value="0.884441" calcext:value-type="float">
            <text:p>0,884441</text:p>
          </table:table-cell>
          <table:table-cell office:value-type="float" office:value="0.891019" calcext:value-type="float">
            <text:p>0,891019</text:p>
          </table:table-cell>
          <table:table-cell office:value-type="float" office:value="0.897929" calcext:value-type="float">
            <text:p>0,897929</text:p>
          </table:table-cell>
          <table:table-cell table:number-columns-repeated="2" office:value-type="float" office:value="0.90382" calcext:value-type="float">
            <text:p>0,90382</text:p>
          </table:table-cell>
          <table:table-cell office:value-type="float" office:value="0.918671" calcext:value-type="float">
            <text:p>0,918671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39439" calcext:value-type="float">
            <text:p>0,83943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231455" calcext:value-type="float">
            <text:p>0,231455</text:p>
          </table:table-cell>
          <table:table-cell office:value-type="float" office:value="0.545492" calcext:value-type="float">
            <text:p>0,545492</text:p>
          </table:table-cell>
          <table:table-cell office:value-type="float" office:value="0.73598" calcext:value-type="float">
            <text:p>0,73598</text:p>
          </table:table-cell>
          <table:table-cell office:value-type="float" office:value="0.83932" calcext:value-type="float">
            <text:p>0,83932</text:p>
          </table:table-cell>
          <table:table-cell office:value-type="float" office:value="0.882356" calcext:value-type="float">
            <text:p>0,882356</text:p>
          </table:table-cell>
          <table:table-cell office:value-type="float" office:value="0.891019" calcext:value-type="float">
            <text:p>0,891019</text:p>
          </table:table-cell>
          <table:table-cell office:value-type="float" office:value="0.895686" calcext:value-type="float">
            <text:p>0,895686</text:p>
          </table:table-cell>
          <table:table-cell table:number-columns-repeated="2" office:value-type="float" office:value="0.90382" calcext:value-type="float">
            <text:p>0,90382</text:p>
          </table:table-cell>
          <table:table-cell office:value-type="float" office:value="0.916173" calcext:value-type="float">
            <text:p>0,916173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3508" calcext:value-type="float">
            <text:p>0,84350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" calcext:value-type="float">
            <text:p>-1</text:p>
          </table:table-cell>
          <table:table-cell office:value-type="float" office:value="0.464795" calcext:value-type="float">
            <text:p>0,464795</text:p>
          </table:table-cell>
          <table:table-cell office:value-type="float" office:value="0.728505" calcext:value-type="float">
            <text:p>0,728505</text:p>
          </table:table-cell>
          <table:table-cell office:value-type="float" office:value="0.813597" calcext:value-type="float">
            <text:p>0,813597</text:p>
          </table:table-cell>
          <table:table-cell office:value-type="float" office:value="0.876386" calcext:value-type="float">
            <text:p>0,876386</text:p>
          </table:table-cell>
          <table:table-cell office:value-type="float" office:value="0.889274" calcext:value-type="float">
            <text:p>0,889274</text:p>
          </table:table-cell>
          <table:table-cell office:value-type="float" office:value="0.893554" calcext:value-type="float">
            <text:p>0,893554</text:p>
          </table:table-cell>
          <table:table-cell table:number-columns-repeated="2" office:value-type="float" office:value="0.90382" calcext:value-type="float">
            <text:p>0,90382</text:p>
          </table:table-cell>
          <table:table-cell office:value-type="float" office:value="0.909062" calcext:value-type="float">
            <text:p>0,909062</text:p>
          </table:table-cell>
          <table:table-cell office:value-type="float" office:value="0.922715" calcext:value-type="float">
            <text:p>0,922715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30553" calcext:value-type="float">
            <text:p>0,83055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" calcext:value-type="float">
            <text:p>-1</text:p>
          </table:table-cell>
          <table:table-cell office:value-type="float" office:value="0.50326" calcext:value-type="float">
            <text:p>0,50326</text:p>
          </table:table-cell>
          <table:table-cell office:value-type="float" office:value="0.72982" calcext:value-type="float">
            <text:p>0,72982</text:p>
          </table:table-cell>
          <table:table-cell office:value-type="float" office:value="0.843214" calcext:value-type="float">
            <text:p>0,843214</text:p>
          </table:table-cell>
          <table:table-cell office:value-type="float" office:value="0.878071" calcext:value-type="float">
            <text:p>0,878071</text:p>
          </table:table-cell>
          <table:table-cell office:value-type="float" office:value="0.888895" calcext:value-type="float">
            <text:p>0,888895</text:p>
          </table:table-cell>
          <table:table-cell office:value-type="float" office:value="0.891313" calcext:value-type="float">
            <text:p>0,891313</text:p>
          </table:table-cell>
          <table:table-cell office:value-type="float" office:value="0.900692" calcext:value-type="float">
            <text:p>0,900692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08313" calcext:value-type="float">
            <text:p>0,908313</text:p>
          </table:table-cell>
          <table:table-cell office:value-type="float" office:value="0.922715" calcext:value-type="float">
            <text:p>0,922715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37011" calcext:value-type="float">
            <text:p>0,83701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72345" calcext:value-type="float">
            <text:p>0,172345</text:p>
          </table:table-cell>
          <table:table-cell office:value-type="float" office:value="0.58069" calcext:value-type="float">
            <text:p>0,58069</text:p>
          </table:table-cell>
          <table:table-cell office:value-type="float" office:value="0.733268" calcext:value-type="float">
            <text:p>0,733268</text:p>
          </table:table-cell>
          <table:table-cell office:value-type="float" office:value="0.845035" calcext:value-type="float">
            <text:p>0,845035</text:p>
          </table:table-cell>
          <table:table-cell office:value-type="float" office:value="0.880022" calcext:value-type="float">
            <text:p>0,880022</text:p>
          </table:table-cell>
          <table:table-cell office:value-type="float" office:value="0.888852" calcext:value-type="float">
            <text:p>0,888852</text:p>
          </table:table-cell>
          <table:table-cell office:value-type="float" office:value="0.89146" calcext:value-type="float">
            <text:p>0,89146</text:p>
          </table:table-cell>
          <table:table-cell office:value-type="float" office:value="0.901868" calcext:value-type="float">
            <text:p>0,901868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4304" calcext:value-type="float">
            <text:p>0,914304</text:p>
          </table:table-cell>
          <table:table-cell office:value-type="float" office:value="0.922715" calcext:value-type="float">
            <text:p>0,922715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6203" calcext:value-type="float">
            <text:p>0,846203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72345" calcext:value-type="float">
            <text:p>0,172345</text:p>
          </table:table-cell>
          <table:table-cell office:value-type="float" office:value="0.57432" calcext:value-type="float">
            <text:p>0,57432</text:p>
          </table:table-cell>
          <table:table-cell office:value-type="float" office:value="0.741566" calcext:value-type="float">
            <text:p>0,741566</text:p>
          </table:table-cell>
          <table:table-cell office:value-type="float" office:value="0.814638" calcext:value-type="float">
            <text:p>0,814638</text:p>
          </table:table-cell>
          <table:table-cell office:value-type="float" office:value="0.880857" calcext:value-type="float">
            <text:p>0,880857</text:p>
          </table:table-cell>
          <table:table-cell office:value-type="float" office:value="0.889293" calcext:value-type="float">
            <text:p>0,889293</text:p>
          </table:table-cell>
          <table:table-cell office:value-type="float" office:value="0.894805" calcext:value-type="float">
            <text:p>0,894805</text:p>
          </table:table-cell>
          <table:table-cell office:value-type="float" office:value="0.903634" calcext:value-type="float">
            <text:p>0,903634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2057" calcext:value-type="float">
            <text:p>0,912057</text:p>
          </table:table-cell>
          <table:table-cell office:value-type="float" office:value="0.922715" calcext:value-type="float">
            <text:p>0,922715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3771" calcext:value-type="float">
            <text:p>0,84377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72345" calcext:value-type="float">
            <text:p>0,172345</text:p>
          </table:table-cell>
          <table:table-cell office:value-type="float" office:value="0.580721" calcext:value-type="float">
            <text:p>0,580721</text:p>
          </table:table-cell>
          <table:table-cell office:value-type="float" office:value="0.793264" calcext:value-type="float">
            <text:p>0,793264</text:p>
          </table:table-cell>
          <table:table-cell office:value-type="float" office:value="0.833713" calcext:value-type="float">
            <text:p>0,833713</text:p>
          </table:table-cell>
          <table:table-cell office:value-type="float" office:value="0.887988" calcext:value-type="float">
            <text:p>0,887988</text:p>
          </table:table-cell>
          <table:table-cell office:value-type="float" office:value="0.890872" calcext:value-type="float">
            <text:p>0,890872</text:p>
          </table:table-cell>
          <table:table-cell office:value-type="float" office:value="0.89874" calcext:value-type="float">
            <text:p>0,89874</text:p>
          </table:table-cell>
          <table:table-cell table:number-columns-repeated="2" office:value-type="float" office:value="0.90382" calcext:value-type="float">
            <text:p>0,90382</text:p>
          </table:table-cell>
          <table:table-cell office:value-type="float" office:value="0.909811" calcext:value-type="float">
            <text:p>0,909811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52416" calcext:value-type="float">
            <text:p>0,85241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430579" calcext:value-type="float">
            <text:p>0,430579</text:p>
          </table:table-cell>
          <table:table-cell office:value-type="float" office:value="0.60947" calcext:value-type="float">
            <text:p>0,60947</text:p>
          </table:table-cell>
          <table:table-cell office:value-type="float" office:value="0.793748" calcext:value-type="float">
            <text:p>0,793748</text:p>
          </table:table-cell>
          <table:table-cell office:value-type="float" office:value="0.820647" calcext:value-type="float">
            <text:p>0,820647</text:p>
          </table:table-cell>
          <table:table-cell office:value-type="float" office:value="0.881309" calcext:value-type="float">
            <text:p>0,881309</text:p>
          </table:table-cell>
          <table:table-cell office:value-type="float" office:value="0.88898" calcext:value-type="float">
            <text:p>0,88898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902234" calcext:value-type="float">
            <text:p>0,902234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09062" calcext:value-type="float">
            <text:p>0,909062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52273" calcext:value-type="float">
            <text:p>0,85227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430579" calcext:value-type="float">
            <text:p>0,430579</text:p>
          </table:table-cell>
          <table:table-cell office:value-type="float" office:value="0.579229" calcext:value-type="float">
            <text:p>0,579229</text:p>
          </table:table-cell>
          <table:table-cell office:value-type="float" office:value="0.791296" calcext:value-type="float">
            <text:p>0,791296</text:p>
          </table:table-cell>
          <table:table-cell office:value-type="float" office:value="0.829214" calcext:value-type="float">
            <text:p>0,829214</text:p>
          </table:table-cell>
          <table:table-cell office:value-type="float" office:value="0.881812" calcext:value-type="float">
            <text:p>0,881812</text:p>
          </table:table-cell>
          <table:table-cell office:value-type="float" office:value="0.889065" calcext:value-type="float">
            <text:p>0,889065</text:p>
          </table:table-cell>
          <table:table-cell office:value-type="float" office:value="0.89146" calcext:value-type="float">
            <text:p>0,89146</text:p>
          </table:table-cell>
          <table:table-cell office:value-type="float" office:value="0.898814" calcext:value-type="float">
            <text:p>0,898814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09062" calcext:value-type="float">
            <text:p>0,909062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9518" calcext:value-type="float">
            <text:p>0,84951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90283" calcext:value-type="float">
            <text:p>0,490283</text:p>
          </table:table-cell>
          <table:table-cell office:value-type="float" office:value="0.627382" calcext:value-type="float">
            <text:p>0,627382</text:p>
          </table:table-cell>
          <table:table-cell office:value-type="float" office:value="0.795937" calcext:value-type="float">
            <text:p>0,795937</text:p>
          </table:table-cell>
          <table:table-cell office:value-type="float" office:value="0.819149" calcext:value-type="float">
            <text:p>0,819149</text:p>
          </table:table-cell>
          <table:table-cell office:value-type="float" office:value="0.88174" calcext:value-type="float">
            <text:p>0,88174</text:p>
          </table:table-cell>
          <table:table-cell office:value-type="float" office:value="0.888914" calcext:value-type="float">
            <text:p>0,888914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902048" calcext:value-type="float">
            <text:p>0,902048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06067" calcext:value-type="float">
            <text:p>0,906067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53851" calcext:value-type="float">
            <text:p>0,85385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90283" calcext:value-type="float">
            <text:p>0,490283</text:p>
          </table:table-cell>
          <table:table-cell office:value-type="float" office:value="0.587721" calcext:value-type="float">
            <text:p>0,587721</text:p>
          </table:table-cell>
          <table:table-cell office:value-type="float" office:value="0.789055" calcext:value-type="float">
            <text:p>0,789055</text:p>
          </table:table-cell>
          <table:table-cell office:value-type="float" office:value="0.818033" calcext:value-type="float">
            <text:p>0,818033</text:p>
          </table:table-cell>
          <table:table-cell office:value-type="float" office:value="0.88439" calcext:value-type="float">
            <text:p>0,88439</text:p>
          </table:table-cell>
          <table:table-cell office:value-type="float" office:value="0.889464" calcext:value-type="float">
            <text:p>0,889464</text:p>
          </table:table-cell>
          <table:table-cell office:value-type="float" office:value="0.892048" calcext:value-type="float">
            <text:p>0,892048</text:p>
          </table:table-cell>
          <table:table-cell office:value-type="float" office:value="0.902748" calcext:value-type="float">
            <text:p>0,902748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06067" calcext:value-type="float">
            <text:p>0,906067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9475" calcext:value-type="float">
            <text:p>0,84947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501208" calcext:value-type="float">
            <text:p>0,501208</text:p>
          </table:table-cell>
          <table:table-cell office:value-type="float" office:value="0.579529" calcext:value-type="float">
            <text:p>0,579529</text:p>
          </table:table-cell>
          <table:table-cell office:value-type="float" office:value="0.681056" calcext:value-type="float">
            <text:p>0,681056</text:p>
          </table:table-cell>
          <table:table-cell office:value-type="float" office:value="0.800051" calcext:value-type="float">
            <text:p>0,800051</text:p>
          </table:table-cell>
          <table:table-cell office:value-type="float" office:value="0.845127" calcext:value-type="float">
            <text:p>0,845127</text:p>
          </table:table-cell>
          <table:table-cell office:value-type="float" office:value="0.88575" calcext:value-type="float">
            <text:p>0,88575</text:p>
          </table:table-cell>
          <table:table-cell office:value-type="float" office:value="0.88898" calcext:value-type="float">
            <text:p>0,88898</text:p>
          </table:table-cell>
          <table:table-cell office:value-type="float" office:value="0.89521" calcext:value-type="float">
            <text:p>0,89521</text:p>
          </table:table-cell>
          <table:table-cell office:value-type="float" office:value="0.903634" calcext:value-type="float">
            <text:p>0,903634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30457" calcext:value-type="float">
            <text:p>0,83045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265165" calcext:value-type="float">
            <text:p>0,265165</text:p>
          </table:table-cell>
          <table:table-cell office:value-type="float" office:value="0.553965" calcext:value-type="float">
            <text:p>0,553965</text:p>
          </table:table-cell>
          <table:table-cell office:value-type="float" office:value="0.700257" calcext:value-type="float">
            <text:p>0,700257</text:p>
          </table:table-cell>
          <table:table-cell office:value-type="float" office:value="0.798684" calcext:value-type="float">
            <text:p>0,798684</text:p>
          </table:table-cell>
          <table:table-cell office:value-type="float" office:value="0.840639" calcext:value-type="float">
            <text:p>0,840639</text:p>
          </table:table-cell>
          <table:table-cell office:value-type="float" office:value="0.883981" calcext:value-type="float">
            <text:p>0,883981</text:p>
          </table:table-cell>
          <table:table-cell office:value-type="float" office:value="0.889255" calcext:value-type="float">
            <text:p>0,889255</text:p>
          </table:table-cell>
          <table:table-cell office:value-type="float" office:value="0.894842" calcext:value-type="float">
            <text:p>0,894842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05318" calcext:value-type="float">
            <text:p>0,905318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9217" calcext:value-type="float">
            <text:p>0,82921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71709" calcext:value-type="float">
            <text:p>0,171709</text:p>
          </table:table-cell>
          <table:table-cell office:value-type="float" office:value="0.506497" calcext:value-type="float">
            <text:p>0,506497</text:p>
          </table:table-cell>
          <table:table-cell office:value-type="float" office:value="0.698316" calcext:value-type="float">
            <text:p>0,698316</text:p>
          </table:table-cell>
          <table:table-cell office:value-type="float" office:value="0.799332" calcext:value-type="float">
            <text:p>0,799332</text:p>
          </table:table-cell>
          <table:table-cell office:value-type="float" office:value="0.840488" calcext:value-type="float">
            <text:p>0,840488</text:p>
          </table:table-cell>
          <table:table-cell office:value-type="float" office:value="0.888767" calcext:value-type="float">
            <text:p>0,888767</text:p>
          </table:table-cell>
          <table:table-cell office:value-type="float" office:value="0.889696" calcext:value-type="float">
            <text:p>0,889696</text:p>
          </table:table-cell>
          <table:table-cell office:value-type="float" office:value="0.897785" calcext:value-type="float">
            <text:p>0,897785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06815" calcext:value-type="float">
            <text:p>0,906815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5293" calcext:value-type="float">
            <text:p>0,82529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4531" calcext:value-type="float">
            <text:p>0,034531</text:p>
          </table:table-cell>
          <table:table-cell office:value-type="float" office:value="0.514335" calcext:value-type="float">
            <text:p>0,514335</text:p>
          </table:table-cell>
          <table:table-cell office:value-type="float" office:value="0.607795" calcext:value-type="float">
            <text:p>0,607795</text:p>
          </table:table-cell>
          <table:table-cell office:value-type="float" office:value="0.774445" calcext:value-type="float">
            <text:p>0,774445</text:p>
          </table:table-cell>
          <table:table-cell office:value-type="float" office:value="0.827307" calcext:value-type="float">
            <text:p>0,827307</text:p>
          </table:table-cell>
          <table:table-cell office:value-type="float" office:value="0.887563" calcext:value-type="float">
            <text:p>0,887563</text:p>
          </table:table-cell>
          <table:table-cell office:value-type="float" office:value="0.889255" calcext:value-type="float">
            <text:p>0,889255</text:p>
          </table:table-cell>
          <table:table-cell office:value-type="float" office:value="0.899074" calcext:value-type="float">
            <text:p>0,899074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07564" calcext:value-type="float">
            <text:p>0,907564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3257" calcext:value-type="float">
            <text:p>0,81325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48708" calcext:value-type="float">
            <text:p>0,248708</text:p>
          </table:table-cell>
          <table:table-cell office:value-type="float" office:value="0.533594" calcext:value-type="float">
            <text:p>0,533594</text:p>
          </table:table-cell>
          <table:table-cell office:value-type="float" office:value="0.624791" calcext:value-type="float">
            <text:p>0,624791</text:p>
          </table:table-cell>
          <table:table-cell office:value-type="float" office:value="0.789249" calcext:value-type="float">
            <text:p>0,789249</text:p>
          </table:table-cell>
          <table:table-cell office:value-type="float" office:value="0.814614" calcext:value-type="float">
            <text:p>0,814614</text:p>
          </table:table-cell>
          <table:table-cell office:value-type="float" office:value="0.869225" calcext:value-type="float">
            <text:p>0,869225</text:p>
          </table:table-cell>
          <table:table-cell office:value-type="float" office:value="0.888895" calcext:value-type="float">
            <text:p>0,888895</text:p>
          </table:table-cell>
          <table:table-cell office:value-type="float" office:value="0.893005" calcext:value-type="float">
            <text:p>0,893005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04569" calcext:value-type="float">
            <text:p>0,904569</text:p>
          </table:table-cell>
          <table:table-cell office:value-type="float" office:value="0.921409" calcext:value-type="float">
            <text:p>0,9214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4317" calcext:value-type="float">
            <text:p>0,814317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563482" calcext:value-type="float">
            <text:p>0,563482</text:p>
          </table:table-cell>
          <table:table-cell office:value-type="float" office:value="0.624421" calcext:value-type="float">
            <text:p>0,624421</text:p>
          </table:table-cell>
          <table:table-cell office:value-type="float" office:value="0.783523" calcext:value-type="float">
            <text:p>0,783523</text:p>
          </table:table-cell>
          <table:table-cell office:value-type="float" office:value="0.805271" calcext:value-type="float">
            <text:p>0,805271</text:p>
          </table:table-cell>
          <table:table-cell office:value-type="float" office:value="0.839679" calcext:value-type="float">
            <text:p>0,839679</text:p>
          </table:table-cell>
          <table:table-cell office:value-type="float" office:value="0.888724" calcext:value-type="float">
            <text:p>0,888724</text:p>
          </table:table-cell>
          <table:table-cell office:value-type="float" office:value="0.890137" calcext:value-type="float">
            <text:p>0,890137</text:p>
          </table:table-cell>
          <table:table-cell office:value-type="float" office:value="0.902457" calcext:value-type="float">
            <text:p>0,902457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9162" calcext:value-type="float">
            <text:p>0,91916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2068" calcext:value-type="float">
            <text:p>0,81206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540049" calcext:value-type="float">
            <text:p>0,540049</text:p>
          </table:table-cell>
          <table:table-cell office:value-type="float" office:value="0.603479" calcext:value-type="float">
            <text:p>0,603479</text:p>
          </table:table-cell>
          <table:table-cell office:value-type="float" office:value="0.706085" calcext:value-type="float">
            <text:p>0,706085</text:p>
          </table:table-cell>
          <table:table-cell office:value-type="float" office:value="0.792902" calcext:value-type="float">
            <text:p>0,792902</text:p>
          </table:table-cell>
          <table:table-cell office:value-type="float" office:value="0.805271" calcext:value-type="float">
            <text:p>0,805271</text:p>
          </table:table-cell>
          <table:table-cell office:value-type="float" office:value="0.853786" calcext:value-type="float">
            <text:p>0,853786</text:p>
          </table:table-cell>
          <table:table-cell office:value-type="float" office:value="0.888937" calcext:value-type="float">
            <text:p>0,888937</text:p>
          </table:table-cell>
          <table:table-cell office:value-type="float" office:value="0.894991" calcext:value-type="float">
            <text:p>0,894991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4669" calcext:value-type="float">
            <text:p>0,91466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0399" calcext:value-type="float">
            <text:p>0,79039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543817" calcext:value-type="float">
            <text:p>0,543817</text:p>
          </table:table-cell>
          <table:table-cell office:value-type="float" office:value="0.616702" calcext:value-type="float">
            <text:p>0,616702</text:p>
          </table:table-cell>
          <table:table-cell office:value-type="float" office:value="0.777403" calcext:value-type="float">
            <text:p>0,777403</text:p>
          </table:table-cell>
          <table:table-cell office:value-type="float" office:value="0.794666" calcext:value-type="float">
            <text:p>0,794666</text:p>
          </table:table-cell>
          <table:table-cell office:value-type="float" office:value="0.811465" calcext:value-type="float">
            <text:p>0,811465</text:p>
          </table:table-cell>
          <table:table-cell office:value-type="float" office:value="0.873717" calcext:value-type="float">
            <text:p>0,873717</text:p>
          </table:table-cell>
          <table:table-cell office:value-type="float" office:value="0.888895" calcext:value-type="float">
            <text:p>0,888895</text:p>
          </table:table-cell>
          <table:table-cell office:value-type="float" office:value="0.896276" calcext:value-type="float">
            <text:p>0,896276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2423" calcext:value-type="float">
            <text:p>0,912423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1918" calcext:value-type="float">
            <text:p>0,80191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546993" calcext:value-type="float">
            <text:p>0,546993</text:p>
          </table:table-cell>
          <table:table-cell office:value-type="float" office:value="0.63342" calcext:value-type="float">
            <text:p>0,63342</text:p>
          </table:table-cell>
          <table:table-cell office:value-type="float" office:value="0.775805" calcext:value-type="float">
            <text:p>0,775805</text:p>
          </table:table-cell>
          <table:table-cell office:value-type="float" office:value="0.791666" calcext:value-type="float">
            <text:p>0,791666</text:p>
          </table:table-cell>
          <table:table-cell office:value-type="float" office:value="0.801193" calcext:value-type="float">
            <text:p>0,801193</text:p>
          </table:table-cell>
          <table:table-cell office:value-type="float" office:value="0.827854" calcext:value-type="float">
            <text:p>0,827854</text:p>
          </table:table-cell>
          <table:table-cell office:value-type="float" office:value="0.884902" calcext:value-type="float">
            <text:p>0,884902</text:p>
          </table:table-cell>
          <table:table-cell office:value-type="float" office:value="0.893958" calcext:value-type="float">
            <text:p>0,893958</text:p>
          </table:table-cell>
          <table:table-cell office:value-type="float" office:value="0.903783" calcext:value-type="float">
            <text:p>0,903783</text:p>
          </table:table-cell>
          <table:table-cell office:value-type="float" office:value="0.918222" calcext:value-type="float">
            <text:p>0,91822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778" calcext:value-type="float">
            <text:p>0,7977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393919" calcext:value-type="float">
            <text:p>0,393919</text:p>
          </table:table-cell>
          <table:table-cell office:value-type="float" office:value="0.509267" calcext:value-type="float">
            <text:p>0,509267</text:p>
          </table:table-cell>
          <table:table-cell office:value-type="float" office:value="0.596178" calcext:value-type="float">
            <text:p>0,596178</text:p>
          </table:table-cell>
          <table:table-cell office:value-type="float" office:value="0.732351" calcext:value-type="float">
            <text:p>0,732351</text:p>
          </table:table-cell>
          <table:table-cell office:value-type="float" office:value="0.789907" calcext:value-type="float">
            <text:p>0,789907</text:p>
          </table:table-cell>
          <table:table-cell office:value-type="float" office:value="0.798072" calcext:value-type="float">
            <text:p>0,798072</text:p>
          </table:table-cell>
          <table:table-cell office:value-type="float" office:value="0.827898" calcext:value-type="float">
            <text:p>0,827898</text:p>
          </table:table-cell>
          <table:table-cell office:value-type="float" office:value="0.885267" calcext:value-type="float">
            <text:p>0,885267</text:p>
          </table:table-cell>
          <table:table-cell office:value-type="float" office:value="0.893222" calcext:value-type="float">
            <text:p>0,893222</text:p>
          </table:table-cell>
          <table:table-cell office:value-type="float" office:value="0.903412" calcext:value-type="float">
            <text:p>0,903412</text:p>
          </table:table-cell>
          <table:table-cell office:value-type="float" office:value="0.916598" calcext:value-type="float">
            <text:p>0,91659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85217" calcext:value-type="float">
            <text:p>0,78521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93919" calcext:value-type="float">
            <text:p>0,393919</text:p>
          </table:table-cell>
          <table:table-cell office:value-type="float" office:value="0.535832" calcext:value-type="float">
            <text:p>0,535832</text:p>
          </table:table-cell>
          <table:table-cell office:value-type="float" office:value="0.677434" calcext:value-type="float">
            <text:p>0,677434</text:p>
          </table:table-cell>
          <table:table-cell office:value-type="float" office:value="0.785857" calcext:value-type="float">
            <text:p>0,785857</text:p>
          </table:table-cell>
          <table:table-cell office:value-type="float" office:value="0.796795" calcext:value-type="float">
            <text:p>0,796795</text:p>
          </table:table-cell>
          <table:table-cell office:value-type="float" office:value="0.804669" calcext:value-type="float">
            <text:p>0,804669</text:p>
          </table:table-cell>
          <table:table-cell office:value-type="float" office:value="0.816066" calcext:value-type="float">
            <text:p>0,816066</text:p>
          </table:table-cell>
          <table:table-cell office:value-type="float" office:value="0.877064" calcext:value-type="float">
            <text:p>0,877064</text:p>
          </table:table-cell>
          <table:table-cell office:value-type="float" office:value="0.894251" calcext:value-type="float">
            <text:p>0,894251</text:p>
          </table:table-cell>
          <table:table-cell office:value-type="float" office:value="0.903783" calcext:value-type="float">
            <text:p>0,903783</text:p>
          </table:table-cell>
          <table:table-cell office:value-type="float" office:value="0.918222" calcext:value-type="float">
            <text:p>0,91822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0997" calcext:value-type="float">
            <text:p>0,80099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529795" calcext:value-type="float">
            <text:p>0,529795</text:p>
          </table:table-cell>
          <table:table-cell office:value-type="float" office:value="0.686295" calcext:value-type="float">
            <text:p>0,686295</text:p>
          </table:table-cell>
          <table:table-cell office:value-type="float" office:value="0.787479" calcext:value-type="float">
            <text:p>0,787479</text:p>
          </table:table-cell>
          <table:table-cell office:value-type="float" office:value="0.79777" calcext:value-type="float">
            <text:p>0,79777</text:p>
          </table:table-cell>
          <table:table-cell office:value-type="float" office:value="0.808971" calcext:value-type="float">
            <text:p>0,808971</text:p>
          </table:table-cell>
          <table:table-cell office:value-type="float" office:value="0.841097" calcext:value-type="float">
            <text:p>0,841097</text:p>
          </table:table-cell>
          <table:table-cell office:value-type="float" office:value="0.885951" calcext:value-type="float">
            <text:p>0,885951</text:p>
          </table:table-cell>
          <table:table-cell office:value-type="float" office:value="0.898113" calcext:value-type="float">
            <text:p>0,898113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8971" calcext:value-type="float">
            <text:p>0,918971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5826" calcext:value-type="float">
            <text:p>0,80582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475987" calcext:value-type="float">
            <text:p>0,475987</text:p>
          </table:table-cell>
          <table:table-cell office:value-type="float" office:value="0.640824" calcext:value-type="float">
            <text:p>0,640824</text:p>
          </table:table-cell>
          <table:table-cell office:value-type="float" office:value="0.78451" calcext:value-type="float">
            <text:p>0,78451</text:p>
          </table:table-cell>
          <table:table-cell office:value-type="float" office:value="0.797355" calcext:value-type="float">
            <text:p>0,797355</text:p>
          </table:table-cell>
          <table:table-cell office:value-type="float" office:value="0.809097" calcext:value-type="float">
            <text:p>0,809097</text:p>
          </table:table-cell>
          <table:table-cell office:value-type="float" office:value="0.861731" calcext:value-type="float">
            <text:p>0,861731</text:p>
          </table:table-cell>
          <table:table-cell office:value-type="float" office:value="0.888062" calcext:value-type="float">
            <text:p>0,888062</text:p>
          </table:table-cell>
          <table:table-cell office:value-type="float" office:value="0.895099" calcext:value-type="float">
            <text:p>0,895099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8971" calcext:value-type="float">
            <text:p>0,918971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7546" calcext:value-type="float">
            <text:p>0,79754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430109" calcext:value-type="float">
            <text:p>0,430109</text:p>
          </table:table-cell>
          <table:table-cell office:value-type="float" office:value="0.618571" calcext:value-type="float">
            <text:p>0,618571</text:p>
          </table:table-cell>
          <table:table-cell office:value-type="float" office:value="0.782312" calcext:value-type="float">
            <text:p>0,782312</text:p>
          </table:table-cell>
          <table:table-cell office:value-type="float" office:value="0.797447" calcext:value-type="float">
            <text:p>0,797447</text:p>
          </table:table-cell>
          <table:table-cell office:value-type="float" office:value="0.805958" calcext:value-type="float">
            <text:p>0,805958</text:p>
          </table:table-cell>
          <table:table-cell office:value-type="float" office:value="0.84372" calcext:value-type="float">
            <text:p>0,84372</text:p>
          </table:table-cell>
          <table:table-cell office:value-type="float" office:value="0.886792" calcext:value-type="float">
            <text:p>0,886792</text:p>
          </table:table-cell>
          <table:table-cell office:value-type="float" office:value="0.894634" calcext:value-type="float">
            <text:p>0,894634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7665" calcext:value-type="float">
            <text:p>0,917665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88103" calcext:value-type="float">
            <text:p>0,78810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390939" calcext:value-type="float">
            <text:p>0,390939</text:p>
          </table:table-cell>
          <table:table-cell office:value-type="float" office:value="0.657825" calcext:value-type="float">
            <text:p>0,657825</text:p>
          </table:table-cell>
          <table:table-cell office:value-type="float" office:value="0.780983" calcext:value-type="float">
            <text:p>0,780983</text:p>
          </table:table-cell>
          <table:table-cell office:value-type="float" office:value="0.796273" calcext:value-type="float">
            <text:p>0,796273</text:p>
          </table:table-cell>
          <table:table-cell office:value-type="float" office:value="0.804066" calcext:value-type="float">
            <text:p>0,804066</text:p>
          </table:table-cell>
          <table:table-cell office:value-type="float" office:value="0.823218" calcext:value-type="float">
            <text:p>0,823218</text:p>
          </table:table-cell>
          <table:table-cell office:value-type="float" office:value="0.881361" calcext:value-type="float">
            <text:p>0,881361</text:p>
          </table:table-cell>
          <table:table-cell office:value-type="float" office:value="0.891754" calcext:value-type="float">
            <text:p>0,891754</text:p>
          </table:table-cell>
          <table:table-cell office:value-type="float" office:value="0.903783" calcext:value-type="float">
            <text:p>0,903783</text:p>
          </table:table-cell>
          <table:table-cell office:value-type="float" office:value="0.918414" calcext:value-type="float">
            <text:p>0,918414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84862" calcext:value-type="float">
            <text:p>0,78486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" calcext:value-type="float">
            <text:p>-1</text:p>
          </table:table-cell>
          <table:table-cell office:value-type="float" office:value="0.372746" calcext:value-type="float">
            <text:p>0,372746</text:p>
          </table:table-cell>
          <table:table-cell office:value-type="float" office:value="0.68573" calcext:value-type="float">
            <text:p>0,68573</text:p>
          </table:table-cell>
          <table:table-cell office:value-type="float" office:value="0.785539" calcext:value-type="float">
            <text:p>0,785539</text:p>
          </table:table-cell>
          <table:table-cell office:value-type="float" office:value="0.796434" calcext:value-type="float">
            <text:p>0,796434</text:p>
          </table:table-cell>
          <table:table-cell office:value-type="float" office:value="0.805271" calcext:value-type="float">
            <text:p>0,805271</text:p>
          </table:table-cell>
          <table:table-cell office:value-type="float" office:value="0.825054" calcext:value-type="float">
            <text:p>0,825054</text:p>
          </table:table-cell>
          <table:table-cell office:value-type="float" office:value="0.881548" calcext:value-type="float">
            <text:p>0,881548</text:p>
          </table:table-cell>
          <table:table-cell office:value-type="float" office:value="0.890431" calcext:value-type="float">
            <text:p>0,890431</text:p>
          </table:table-cell>
          <table:table-cell office:value-type="float" office:value="0.903523" calcext:value-type="float">
            <text:p>0,903523</text:p>
          </table:table-cell>
          <table:table-cell office:value-type="float" office:value="0.919162" calcext:value-type="float">
            <text:p>0,91916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86544" calcext:value-type="float">
            <text:p>0,78654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office:value-type="float" office:value="0.398817" calcext:value-type="float">
            <text:p>0,398817</text:p>
          </table:table-cell>
          <table:table-cell office:value-type="float" office:value="0.621888" calcext:value-type="float">
            <text:p>0,621888</text:p>
          </table:table-cell>
          <table:table-cell office:value-type="float" office:value="0.781204" calcext:value-type="float">
            <text:p>0,781204</text:p>
          </table:table-cell>
          <table:table-cell office:value-type="float" office:value="0.795481" calcext:value-type="float">
            <text:p>0,795481</text:p>
          </table:table-cell>
          <table:table-cell office:value-type="float" office:value="0.799438" calcext:value-type="float">
            <text:p>0,799438</text:p>
          </table:table-cell>
          <table:table-cell office:value-type="float" office:value="0.81761" calcext:value-type="float">
            <text:p>0,81761</text:p>
          </table:table-cell>
          <table:table-cell office:value-type="float" office:value="0.87034" calcext:value-type="float">
            <text:p>0,87034</text:p>
          </table:table-cell>
          <table:table-cell office:value-type="float" office:value="0.888925" calcext:value-type="float">
            <text:p>0,888925</text:p>
          </table:table-cell>
          <table:table-cell office:value-type="float" office:value="0.896974" calcext:value-type="float">
            <text:p>0,896974</text:p>
          </table:table-cell>
          <table:table-cell office:value-type="float" office:value="0.914669" calcext:value-type="float">
            <text:p>0,91466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78535" calcext:value-type="float">
            <text:p>0,77853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0706" calcext:value-type="float">
            <text:p>0,40706</text:p>
          </table:table-cell>
          <table:table-cell office:value-type="float" office:value="0.456167" calcext:value-type="float">
            <text:p>0,456167</text:p>
          </table:table-cell>
          <table:table-cell office:value-type="float" office:value="0.642437" calcext:value-type="float">
            <text:p>0,642437</text:p>
          </table:table-cell>
          <table:table-cell office:value-type="float" office:value="0.783927" calcext:value-type="float">
            <text:p>0,783927</text:p>
          </table:table-cell>
          <table:table-cell office:value-type="float" office:value="0.796763" calcext:value-type="float">
            <text:p>0,796763</text:p>
          </table:table-cell>
          <table:table-cell office:value-type="float" office:value="0.804234" calcext:value-type="float">
            <text:p>0,804234</text:p>
          </table:table-cell>
          <table:table-cell office:value-type="float" office:value="0.85438" calcext:value-type="float">
            <text:p>0,85438</text:p>
          </table:table-cell>
          <table:table-cell office:value-type="float" office:value="0.881175" calcext:value-type="float">
            <text:p>0,881175</text:p>
          </table:table-cell>
          <table:table-cell office:value-type="float" office:value="0.890725" calcext:value-type="float">
            <text:p>0,890725</text:p>
          </table:table-cell>
          <table:table-cell office:value-type="float" office:value="0.899181" calcext:value-type="float">
            <text:p>0,899181</text:p>
          </table:table-cell>
          <table:table-cell office:value-type="float" office:value="0.914669" calcext:value-type="float">
            <text:p>0,91466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2366" calcext:value-type="float">
            <text:p>0,79236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419825" calcext:value-type="float">
            <text:p>0,419825</text:p>
          </table:table-cell>
          <table:table-cell office:value-type="float" office:value="0.626727" calcext:value-type="float">
            <text:p>0,626727</text:p>
          </table:table-cell>
          <table:table-cell office:value-type="float" office:value="0.78035" calcext:value-type="float">
            <text:p>0,78035</text:p>
          </table:table-cell>
          <table:table-cell office:value-type="float" office:value="0.797339" calcext:value-type="float">
            <text:p>0,797339</text:p>
          </table:table-cell>
          <table:table-cell office:value-type="float" office:value="0.812857" calcext:value-type="float">
            <text:p>0,812857</text:p>
          </table:table-cell>
          <table:table-cell office:value-type="float" office:value="0.872965" calcext:value-type="float">
            <text:p>0,872965</text:p>
          </table:table-cell>
          <table:table-cell office:value-type="float" office:value="0.884795" calcext:value-type="float">
            <text:p>0,884795</text:p>
          </table:table-cell>
          <table:table-cell office:value-type="float" office:value="0.892121" calcext:value-type="float">
            <text:p>0,892121</text:p>
          </table:table-cell>
          <table:table-cell office:value-type="float" office:value="0.903561" calcext:value-type="float">
            <text:p>0,903561</text:p>
          </table:table-cell>
          <table:table-cell office:value-type="float" office:value="0.914669" calcext:value-type="float">
            <text:p>0,91466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0521" calcext:value-type="float">
            <text:p>0,79052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.478203" calcext:value-type="float">
            <text:p>0,478203</text:p>
          </table:table-cell>
          <table:table-cell office:value-type="float" office:value="0.607064" calcext:value-type="float">
            <text:p>0,607064</text:p>
          </table:table-cell>
          <table:table-cell office:value-type="float" office:value="0.71697" calcext:value-type="float">
            <text:p>0,71697</text:p>
          </table:table-cell>
          <table:table-cell office:value-type="float" office:value="0.789771" calcext:value-type="float">
            <text:p>0,789771</text:p>
          </table:table-cell>
          <table:table-cell office:value-type="float" office:value="0.801386" calcext:value-type="float">
            <text:p>0,801386</text:p>
          </table:table-cell>
          <table:table-cell office:value-type="float" office:value="0.84436" calcext:value-type="float">
            <text:p>0,84436</text:p>
          </table:table-cell>
          <table:table-cell office:value-type="float" office:value="0.882026" calcext:value-type="float">
            <text:p>0,882026</text:p>
          </table:table-cell>
          <table:table-cell office:value-type="float" office:value="0.891037" calcext:value-type="float">
            <text:p>0,891037</text:p>
          </table:table-cell>
          <table:table-cell office:value-type="float" office:value="0.902898" calcext:value-type="float">
            <text:p>0,902898</text:p>
          </table:table-cell>
          <table:table-cell office:value-type="float" office:value="0.912423" calcext:value-type="float">
            <text:p>0,912423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82614" calcext:value-type="float">
            <text:p>0,78261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512016" calcext:value-type="float">
            <text:p>0,512016</text:p>
          </table:table-cell>
          <table:table-cell office:value-type="float" office:value="0.60868" calcext:value-type="float">
            <text:p>0,60868</text:p>
          </table:table-cell>
          <table:table-cell office:value-type="float" office:value="0.77759" calcext:value-type="float">
            <text:p>0,77759</text:p>
          </table:table-cell>
          <table:table-cell office:value-type="float" office:value="0.795627" calcext:value-type="float">
            <text:p>0,795627</text:p>
          </table:table-cell>
          <table:table-cell office:value-type="float" office:value="0.809296" calcext:value-type="float">
            <text:p>0,809296</text:p>
          </table:table-cell>
          <table:table-cell office:value-type="float" office:value="0.863242" calcext:value-type="float">
            <text:p>0,863242</text:p>
          </table:table-cell>
          <table:table-cell office:value-type="float" office:value="0.884335" calcext:value-type="float">
            <text:p>0,884335</text:p>
          </table:table-cell>
          <table:table-cell office:value-type="float" office:value="0.892489" calcext:value-type="float">
            <text:p>0,892489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392" calcext:value-type="float">
            <text:p>0,9139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6102" calcext:value-type="float">
            <text:p>0,79610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42373" calcext:value-type="float">
            <text:p>0,42373</text:p>
          </table:table-cell>
          <table:table-cell office:value-type="float" office:value="0.58311" calcext:value-type="float">
            <text:p>0,58311</text:p>
          </table:table-cell>
          <table:table-cell office:value-type="float" office:value="0.695826" calcext:value-type="float">
            <text:p>0,695826</text:p>
          </table:table-cell>
          <table:table-cell office:value-type="float" office:value="0.782819" calcext:value-type="float">
            <text:p>0,782819</text:p>
          </table:table-cell>
          <table:table-cell office:value-type="float" office:value="0.797381" calcext:value-type="float">
            <text:p>0,797381</text:p>
          </table:table-cell>
          <table:table-cell office:value-type="float" office:value="0.839119" calcext:value-type="float">
            <text:p>0,839119</text:p>
          </table:table-cell>
          <table:table-cell office:value-type="float" office:value="0.88075" calcext:value-type="float">
            <text:p>0,88075</text:p>
          </table:table-cell>
          <table:table-cell office:value-type="float" office:value="0.892121" calcext:value-type="float">
            <text:p>0,892121</text:p>
          </table:table-cell>
          <table:table-cell office:value-type="float" office:value="0.903709" calcext:value-type="float">
            <text:p>0,903709</text:p>
          </table:table-cell>
          <table:table-cell office:value-type="float" office:value="0.916916" calcext:value-type="float">
            <text:p>0,91691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71548" calcext:value-type="float">
            <text:p>0,77154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47449" calcext:value-type="float">
            <text:p>0,47449</text:p>
          </table:table-cell>
          <table:table-cell office:value-type="float" office:value="0.595736" calcext:value-type="float">
            <text:p>0,595736</text:p>
          </table:table-cell>
          <table:table-cell office:value-type="float" office:value="0.747509" calcext:value-type="float">
            <text:p>0,747509</text:p>
          </table:table-cell>
          <table:table-cell office:value-type="float" office:value="0.786821" calcext:value-type="float">
            <text:p>0,786821</text:p>
          </table:table-cell>
          <table:table-cell office:value-type="float" office:value="0.819785" calcext:value-type="float">
            <text:p>0,819785</text:p>
          </table:table-cell>
          <table:table-cell office:value-type="float" office:value="0.875418" calcext:value-type="float">
            <text:p>0,875418</text:p>
          </table:table-cell>
          <table:table-cell office:value-type="float" office:value="0.888774" calcext:value-type="float">
            <text:p>0,888774</text:p>
          </table:table-cell>
          <table:table-cell office:value-type="float" office:value="0.893775" calcext:value-type="float">
            <text:p>0,893775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6167" calcext:value-type="float">
            <text:p>0,916167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0229" calcext:value-type="float">
            <text:p>0,79022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17376" calcext:value-type="float">
            <text:p>0,017376</text:p>
          </table:table-cell>
          <table:table-cell office:value-type="float" office:value="0.434092" calcext:value-type="float">
            <text:p>0,434092</text:p>
          </table:table-cell>
          <table:table-cell office:value-type="float" office:value="0.573288" calcext:value-type="float">
            <text:p>0,573288</text:p>
          </table:table-cell>
          <table:table-cell office:value-type="float" office:value="0.625655" calcext:value-type="float">
            <text:p>0,625655</text:p>
          </table:table-cell>
          <table:table-cell office:value-type="float" office:value="0.776218" calcext:value-type="float">
            <text:p>0,776218</text:p>
          </table:table-cell>
          <table:table-cell office:value-type="float" office:value="0.787446" calcext:value-type="float">
            <text:p>0,787446</text:p>
          </table:table-cell>
          <table:table-cell office:value-type="float" office:value="0.825925" calcext:value-type="float">
            <text:p>0,825925</text:p>
          </table:table-cell>
          <table:table-cell office:value-type="float" office:value="0.876585" calcext:value-type="float">
            <text:p>0,876585</text:p>
          </table:table-cell>
          <table:table-cell office:value-type="float" office:value="0.888537" calcext:value-type="float">
            <text:p>0,888537</text:p>
          </table:table-cell>
          <table:table-cell office:value-type="float" office:value="0.896976" calcext:value-type="float">
            <text:p>0,896976</text:p>
          </table:table-cell>
          <table:table-cell office:value-type="float" office:value="0.913669" calcext:value-type="float">
            <text:p>0,91366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59839" calcext:value-type="float">
            <text:p>0,759839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" calcext:value-type="float">
            <text:p>-1</text:p>
          </table:table-cell>
          <table:table-cell office:value-type="float" office:value="0.370162" calcext:value-type="float">
            <text:p>0,370162</text:p>
          </table:table-cell>
          <table:table-cell office:value-type="float" office:value="0.575585" calcext:value-type="float">
            <text:p>0,575585</text:p>
          </table:table-cell>
          <table:table-cell office:value-type="float" office:value="0.66286" calcext:value-type="float">
            <text:p>0,66286</text:p>
          </table:table-cell>
          <table:table-cell office:value-type="float" office:value="0.77931" calcext:value-type="float">
            <text:p>0,77931</text:p>
          </table:table-cell>
          <table:table-cell office:value-type="float" office:value="0.788698" calcext:value-type="float">
            <text:p>0,788698</text:p>
          </table:table-cell>
          <table:table-cell office:value-type="float" office:value="0.834839" calcext:value-type="float">
            <text:p>0,834839</text:p>
          </table:table-cell>
          <table:table-cell office:value-type="float" office:value="0.879798" calcext:value-type="float">
            <text:p>0,879798</text:p>
          </table:table-cell>
          <table:table-cell office:value-type="float" office:value="0.888823" calcext:value-type="float">
            <text:p>0,888823</text:p>
          </table:table-cell>
          <table:table-cell office:value-type="float" office:value="0.899" calcext:value-type="float">
            <text:p>0,899</text:p>
          </table:table-cell>
          <table:table-cell office:value-type="float" office:value="0.91579" calcext:value-type="float">
            <text:p>0,9157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59487" calcext:value-type="float">
            <text:p>0,75948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68279" calcext:value-type="float">
            <text:p>0,068279</text:p>
          </table:table-cell>
          <table:table-cell office:value-type="float" office:value="0.481467" calcext:value-type="float">
            <text:p>0,481467</text:p>
          </table:table-cell>
          <table:table-cell office:value-type="float" office:value="0.593584" calcext:value-type="float">
            <text:p>0,593584</text:p>
          </table:table-cell>
          <table:table-cell office:value-type="float" office:value="0.680129" calcext:value-type="float">
            <text:p>0,680129</text:p>
          </table:table-cell>
          <table:table-cell office:value-type="float" office:value="0.778689" calcext:value-type="float">
            <text:p>0,778689</text:p>
          </table:table-cell>
          <table:table-cell office:value-type="float" office:value="0.78744" calcext:value-type="float">
            <text:p>0,78744</text:p>
          </table:table-cell>
          <table:table-cell office:value-type="float" office:value="0.827201" calcext:value-type="float">
            <text:p>0,827201</text:p>
          </table:table-cell>
          <table:table-cell office:value-type="float" office:value="0.879798" calcext:value-type="float">
            <text:p>0,879798</text:p>
          </table:table-cell>
          <table:table-cell office:value-type="float" office:value="0.888828" calcext:value-type="float">
            <text:p>0,888828</text:p>
          </table:table-cell>
          <table:table-cell office:value-type="float" office:value="0.896497" calcext:value-type="float">
            <text:p>0,896497</text:p>
          </table:table-cell>
          <table:table-cell office:value-type="float" office:value="0.916413" calcext:value-type="float">
            <text:p>0,916413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73005" calcext:value-type="float">
            <text:p>0,77300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49857" calcext:value-type="float">
            <text:p>0,49857</text:p>
          </table:table-cell>
          <table:table-cell office:value-type="float" office:value="0.600826" calcext:value-type="float">
            <text:p>0,600826</text:p>
          </table:table-cell>
          <table:table-cell office:value-type="float" office:value="0.762272" calcext:value-type="float">
            <text:p>0,762272</text:p>
          </table:table-cell>
          <table:table-cell office:value-type="float" office:value="0.784128" calcext:value-type="float">
            <text:p>0,784128</text:p>
          </table:table-cell>
          <table:table-cell office:value-type="float" office:value="0.794643" calcext:value-type="float">
            <text:p>0,794643</text:p>
          </table:table-cell>
          <table:table-cell office:value-type="float" office:value="0.866496" calcext:value-type="float">
            <text:p>0,866496</text:p>
          </table:table-cell>
          <table:table-cell office:value-type="float" office:value="0.883109" calcext:value-type="float">
            <text:p>0,883109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1472" calcext:value-type="float">
            <text:p>0,891472</text:p>
          </table:table-cell>
          <table:table-cell office:value-type="float" office:value="0.913684" calcext:value-type="float">
            <text:p>0,913684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88431" calcext:value-type="float">
            <text:p>0,78843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0.484075" calcext:value-type="float">
            <text:p>0,484075</text:p>
          </table:table-cell>
          <table:table-cell office:value-type="float" office:value="0.609193" calcext:value-type="float">
            <text:p>0,609193</text:p>
          </table:table-cell>
          <table:table-cell office:value-type="float" office:value="0.707214" calcext:value-type="float">
            <text:p>0,707214</text:p>
          </table:table-cell>
          <table:table-cell office:value-type="float" office:value="0.782074" calcext:value-type="float">
            <text:p>0,782074</text:p>
          </table:table-cell>
          <table:table-cell office:value-type="float" office:value="0.790145" calcext:value-type="float">
            <text:p>0,790145</text:p>
          </table:table-cell>
          <table:table-cell office:value-type="float" office:value="0.829859" calcext:value-type="float">
            <text:p>0,829859</text:p>
          </table:table-cell>
          <table:table-cell office:value-type="float" office:value="0.878415" calcext:value-type="float">
            <text:p>0,878415</text:p>
          </table:table-cell>
          <table:table-cell office:value-type="float" office:value="0.888051" calcext:value-type="float">
            <text:p>0,888051</text:p>
          </table:table-cell>
          <table:table-cell office:value-type="float" office:value="0.889843" calcext:value-type="float">
            <text:p>0,889843</text:p>
          </table:table-cell>
          <table:table-cell office:value-type="float" office:value="0.912431" calcext:value-type="float">
            <text:p>0,912431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7713" calcext:value-type="float">
            <text:p>0,7771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93919" calcext:value-type="float">
            <text:p>0,393919</text:p>
          </table:table-cell>
          <table:table-cell office:value-type="float" office:value="0.468043" calcext:value-type="float">
            <text:p>0,468043</text:p>
          </table:table-cell>
          <table:table-cell office:value-type="float" office:value="0.604318" calcext:value-type="float">
            <text:p>0,604318</text:p>
          </table:table-cell>
          <table:table-cell office:value-type="float" office:value="0.738381" calcext:value-type="float">
            <text:p>0,738381</text:p>
          </table:table-cell>
          <table:table-cell office:value-type="float" office:value="0.784731" calcext:value-type="float">
            <text:p>0,784731</text:p>
          </table:table-cell>
          <table:table-cell office:value-type="float" office:value="0.793854" calcext:value-type="float">
            <text:p>0,793854</text:p>
          </table:table-cell>
          <table:table-cell office:value-type="float" office:value="0.814706" calcext:value-type="float">
            <text:p>0,814706</text:p>
          </table:table-cell>
          <table:table-cell office:value-type="float" office:value="0.874301" calcext:value-type="float">
            <text:p>0,874301</text:p>
          </table:table-cell>
          <table:table-cell office:value-type="float" office:value="0.887388" calcext:value-type="float">
            <text:p>0,887388</text:p>
          </table:table-cell>
          <table:table-cell office:value-type="float" office:value="0.890137" calcext:value-type="float">
            <text:p>0,890137</text:p>
          </table:table-cell>
          <table:table-cell office:value-type="float" office:value="0.913054" calcext:value-type="float">
            <text:p>0,913054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76891" calcext:value-type="float">
            <text:p>0,77689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48522" calcext:value-type="float">
            <text:p>0,148522</text:p>
          </table:table-cell>
          <table:table-cell office:value-type="float" office:value="0.455216" calcext:value-type="float">
            <text:p>0,455216</text:p>
          </table:table-cell>
          <table:table-cell office:value-type="float" office:value="0.647661" calcext:value-type="float">
            <text:p>0,647661</text:p>
          </table:table-cell>
          <table:table-cell office:value-type="float" office:value="0.771444" calcext:value-type="float">
            <text:p>0,771444</text:p>
          </table:table-cell>
          <table:table-cell office:value-type="float" office:value="0.784325" calcext:value-type="float">
            <text:p>0,784325</text:p>
          </table:table-cell>
          <table:table-cell office:value-type="float" office:value="0.792085" calcext:value-type="float">
            <text:p>0,792085</text:p>
          </table:table-cell>
          <table:table-cell office:value-type="float" office:value="0.804255" calcext:value-type="float">
            <text:p>0,804255</text:p>
          </table:table-cell>
          <table:table-cell office:value-type="float" office:value="0.875578" calcext:value-type="float">
            <text:p>0,875578</text:p>
          </table:table-cell>
          <table:table-cell office:value-type="float" office:value="0.888427" calcext:value-type="float">
            <text:p>0,888427</text:p>
          </table:table-cell>
          <table:table-cell office:value-type="float" office:value="0.893173" calcext:value-type="float">
            <text:p>0,893173</text:p>
          </table:table-cell>
          <table:table-cell office:value-type="float" office:value="0.918268" calcext:value-type="float">
            <text:p>0,91826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83043" calcext:value-type="float">
            <text:p>0,78304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35877" calcext:value-type="float">
            <text:p>0,335877</text:p>
          </table:table-cell>
          <table:table-cell office:value-type="float" office:value="0.434815" calcext:value-type="float">
            <text:p>0,434815</text:p>
          </table:table-cell>
          <table:table-cell office:value-type="float" office:value="0.642489" calcext:value-type="float">
            <text:p>0,642489</text:p>
          </table:table-cell>
          <table:table-cell office:value-type="float" office:value="0.772963" calcext:value-type="float">
            <text:p>0,772963</text:p>
          </table:table-cell>
          <table:table-cell office:value-type="float" office:value="0.784588" calcext:value-type="float">
            <text:p>0,784588</text:p>
          </table:table-cell>
          <table:table-cell office:value-type="float" office:value="0.793563" calcext:value-type="float">
            <text:p>0,793563</text:p>
          </table:table-cell>
          <table:table-cell office:value-type="float" office:value="0.816531" calcext:value-type="float">
            <text:p>0,816531</text:p>
          </table:table-cell>
          <table:table-cell office:value-type="float" office:value="0.879814" calcext:value-type="float">
            <text:p>0,879814</text:p>
          </table:table-cell>
          <table:table-cell office:value-type="float" office:value="0.889011" calcext:value-type="float">
            <text:p>0,889011</text:p>
          </table:table-cell>
          <table:table-cell office:value-type="float" office:value="0.892562" calcext:value-type="float">
            <text:p>0,892562</text:p>
          </table:table-cell>
          <table:table-cell office:value-type="float" office:value="0.920551" calcext:value-type="float">
            <text:p>0,920551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82689" calcext:value-type="float">
            <text:p>0,78268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" calcext:value-type="float">
            <text:p>-1</text:p>
          </table:table-cell>
          <table:table-cell office:value-type="float" office:value="0.339733" calcext:value-type="float">
            <text:p>0,339733</text:p>
          </table:table-cell>
          <table:table-cell office:value-type="float" office:value="0.581614" calcext:value-type="float">
            <text:p>0,581614</text:p>
          </table:table-cell>
          <table:table-cell office:value-type="float" office:value="0.734249" calcext:value-type="float">
            <text:p>0,734249</text:p>
          </table:table-cell>
          <table:table-cell office:value-type="float" office:value="0.782267" calcext:value-type="float">
            <text:p>0,782267</text:p>
          </table:table-cell>
          <table:table-cell office:value-type="float" office:value="0.790717" calcext:value-type="float">
            <text:p>0,790717</text:p>
          </table:table-cell>
          <table:table-cell office:value-type="float" office:value="0.826759" calcext:value-type="float">
            <text:p>0,826759</text:p>
          </table:table-cell>
          <table:table-cell office:value-type="float" office:value="0.879325" calcext:value-type="float">
            <text:p>0,879325</text:p>
          </table:table-cell>
          <table:table-cell office:value-type="float" office:value="0.888816" calcext:value-type="float">
            <text:p>0,888816</text:p>
          </table:table-cell>
          <table:table-cell office:value-type="float" office:value="0.892525" calcext:value-type="float">
            <text:p>0,892525</text:p>
          </table:table-cell>
          <table:table-cell office:value-type="float" office:value="0.91912" calcext:value-type="float">
            <text:p>0,9191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63513" calcext:value-type="float">
            <text:p>0,76351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404226" calcext:value-type="float">
            <text:p>0,404226</text:p>
          </table:table-cell>
          <table:table-cell office:value-type="float" office:value="0.566953" calcext:value-type="float">
            <text:p>0,566953</text:p>
          </table:table-cell>
          <table:table-cell office:value-type="float" office:value="0.697551" calcext:value-type="float">
            <text:p>0,697551</text:p>
          </table:table-cell>
          <table:table-cell office:value-type="float" office:value="0.77747" calcext:value-type="float">
            <text:p>0,77747</text:p>
          </table:table-cell>
          <table:table-cell office:value-type="float" office:value="0.787235" calcext:value-type="float">
            <text:p>0,787235</text:p>
          </table:table-cell>
          <table:table-cell office:value-type="float" office:value="0.807561" calcext:value-type="float">
            <text:p>0,807561</text:p>
          </table:table-cell>
          <table:table-cell office:value-type="float" office:value="0.873706" calcext:value-type="float">
            <text:p>0,873706</text:p>
          </table:table-cell>
          <table:table-cell office:value-type="float" office:value="0.888427" calcext:value-type="float">
            <text:p>0,888427</text:p>
          </table:table-cell>
          <table:table-cell office:value-type="float" office:value="0.891166" calcext:value-type="float">
            <text:p>0,891166</text:p>
          </table:table-cell>
          <table:table-cell office:value-type="float" office:value="0.914373" calcext:value-type="float">
            <text:p>0,914373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60867" calcext:value-type="float">
            <text:p>0,76086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0.387597" calcext:value-type="float">
            <text:p>0,387597</text:p>
          </table:table-cell>
          <table:table-cell office:value-type="float" office:value="0.60942" calcext:value-type="float">
            <text:p>0,60942</text:p>
          </table:table-cell>
          <table:table-cell office:value-type="float" office:value="0.772631" calcext:value-type="float">
            <text:p>0,772631</text:p>
          </table:table-cell>
          <table:table-cell office:value-type="float" office:value="0.785125" calcext:value-type="float">
            <text:p>0,785125</text:p>
          </table:table-cell>
          <table:table-cell office:value-type="float" office:value="0.794855" calcext:value-type="float">
            <text:p>0,794855</text:p>
          </table:table-cell>
          <table:table-cell office:value-type="float" office:value="0.840045" calcext:value-type="float">
            <text:p>0,840045</text:p>
          </table:table-cell>
          <table:table-cell office:value-type="float" office:value="0.881532" calcext:value-type="float">
            <text:p>0,881532</text:p>
          </table:table-cell>
          <table:table-cell office:value-type="float" office:value="0.888579" calcext:value-type="float">
            <text:p>0,888579</text:p>
          </table:table-cell>
          <table:table-cell office:value-type="float" office:value="0.890872" calcext:value-type="float">
            <text:p>0,890872</text:p>
          </table:table-cell>
          <table:table-cell office:value-type="float" office:value="0.914982" calcext:value-type="float">
            <text:p>0,91498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76564" calcext:value-type="float">
            <text:p>0,776564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71709" calcext:value-type="float">
            <text:p>0,171709</text:p>
          </table:table-cell>
          <table:table-cell office:value-type="float" office:value="0.474651" calcext:value-type="float">
            <text:p>0,474651</text:p>
          </table:table-cell>
          <table:table-cell office:value-type="float" office:value="0.667454" calcext:value-type="float">
            <text:p>0,667454</text:p>
          </table:table-cell>
          <table:table-cell office:value-type="float" office:value="0.781056" calcext:value-type="float">
            <text:p>0,781056</text:p>
          </table:table-cell>
          <table:table-cell office:value-type="float" office:value="0.79011" calcext:value-type="float">
            <text:p>0,79011</text:p>
          </table:table-cell>
          <table:table-cell office:value-type="float" office:value="0.821843" calcext:value-type="float">
            <text:p>0,821843</text:p>
          </table:table-cell>
          <table:table-cell office:value-type="float" office:value="0.880822" calcext:value-type="float">
            <text:p>0,880822</text:p>
          </table:table-cell>
          <table:table-cell office:value-type="float" office:value="0.887553" calcext:value-type="float">
            <text:p>0,887553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0578" calcext:value-type="float">
            <text:p>0,890578</text:p>
          </table:table-cell>
          <table:table-cell office:value-type="float" office:value="0.913108" calcext:value-type="float">
            <text:p>0,91310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9628" calcext:value-type="float">
            <text:p>0,79962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office:value-type="float" office:value="0.365311" calcext:value-type="float">
            <text:p>0,365311</text:p>
          </table:table-cell>
          <table:table-cell office:value-type="float" office:value="0.750226" calcext:value-type="float">
            <text:p>0,750226</text:p>
          </table:table-cell>
          <table:table-cell office:value-type="float" office:value="0.785527" calcext:value-type="float">
            <text:p>0,785527</text:p>
          </table:table-cell>
          <table:table-cell office:value-type="float" office:value="0.81848" calcext:value-type="float">
            <text:p>0,81848</text:p>
          </table:table-cell>
          <table:table-cell office:value-type="float" office:value="0.879487" calcext:value-type="float">
            <text:p>0,879487</text:p>
          </table:table-cell>
          <table:table-cell office:value-type="float" office:value="0.887358" calcext:value-type="float">
            <text:p>0,887358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89255" calcext:value-type="float">
            <text:p>0,889255</text:p>
          </table:table-cell>
          <table:table-cell office:value-type="float" office:value="0.893884" calcext:value-type="float">
            <text:p>0,893884</text:p>
          </table:table-cell>
          <table:table-cell office:value-type="float" office:value="0.917119" calcext:value-type="float">
            <text:p>0,91711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7575" calcext:value-type="float">
            <text:p>0,80757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380639" calcext:value-type="float">
            <text:p>0,380639</text:p>
          </table:table-cell>
          <table:table-cell office:value-type="float" office:value="0.552099" calcext:value-type="float">
            <text:p>0,552099</text:p>
          </table:table-cell>
          <table:table-cell office:value-type="float" office:value="0.739598" calcext:value-type="float">
            <text:p>0,739598</text:p>
          </table:table-cell>
          <table:table-cell office:value-type="float" office:value="0.78743" calcext:value-type="float">
            <text:p>0,78743</text:p>
          </table:table-cell>
          <table:table-cell office:value-type="float" office:value="0.836813" calcext:value-type="float">
            <text:p>0,836813</text:p>
          </table:table-cell>
          <table:table-cell office:value-type="float" office:value="0.87957" calcext:value-type="float">
            <text:p>0,87957</text:p>
          </table:table-cell>
          <table:table-cell office:value-type="float" office:value="0.887164" calcext:value-type="float">
            <text:p>0,887164</text:p>
          </table:table-cell>
          <table:table-cell office:value-type="float" office:value="0.888719" calcext:value-type="float">
            <text:p>0,888719</text:p>
          </table:table-cell>
          <table:table-cell office:value-type="float" office:value="0.889549" calcext:value-type="float">
            <text:p>0,889549</text:p>
          </table:table-cell>
          <table:table-cell office:value-type="float" office:value="0.893957" calcext:value-type="float">
            <text:p>0,893957</text:p>
          </table:table-cell>
          <table:table-cell office:value-type="float" office:value="0.916659" calcext:value-type="float">
            <text:p>0,91665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7156" calcext:value-type="float">
            <text:p>0,82715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" calcext:value-type="float">
            <text:p>-1</text:p>
          </table:table-cell>
          <table:table-cell office:value-type="float" office:value="0.354531" calcext:value-type="float">
            <text:p>0,354531</text:p>
          </table:table-cell>
          <table:table-cell office:value-type="float" office:value="0.671296" calcext:value-type="float">
            <text:p>0,671296</text:p>
          </table:table-cell>
          <table:table-cell office:value-type="float" office:value="0.778604" calcext:value-type="float">
            <text:p>0,778604</text:p>
          </table:table-cell>
          <table:table-cell office:value-type="float" office:value="0.800934" calcext:value-type="float">
            <text:p>0,800934</text:p>
          </table:table-cell>
          <table:table-cell office:value-type="float" office:value="0.873126" calcext:value-type="float">
            <text:p>0,873126</text:p>
          </table:table-cell>
          <table:table-cell office:value-type="float" office:value="0.887164" calcext:value-type="float">
            <text:p>0,887164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8999" calcext:value-type="float">
            <text:p>0,88999</text:p>
          </table:table-cell>
          <table:table-cell office:value-type="float" office:value="0.897044" calcext:value-type="float">
            <text:p>0,897044</text:p>
          </table:table-cell>
          <table:table-cell office:value-type="float" office:value="0.919337" calcext:value-type="float">
            <text:p>0,919337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6113" calcext:value-type="float">
            <text:p>0,79611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36647" calcext:value-type="float">
            <text:p>0,36647</text:p>
          </table:table-cell>
          <table:table-cell office:value-type="float" office:value="0.510417" calcext:value-type="float">
            <text:p>0,510417</text:p>
          </table:table-cell>
          <table:table-cell office:value-type="float" office:value="0.624676" calcext:value-type="float">
            <text:p>0,624676</text:p>
          </table:table-cell>
          <table:table-cell office:value-type="float" office:value="0.766844" calcext:value-type="float">
            <text:p>0,766844</text:p>
          </table:table-cell>
          <table:table-cell office:value-type="float" office:value="0.794059" calcext:value-type="float">
            <text:p>0,794059</text:p>
          </table:table-cell>
          <table:table-cell office:value-type="float" office:value="0.851486" calcext:value-type="float">
            <text:p>0,851486</text:p>
          </table:table-cell>
          <table:table-cell office:value-type="float" office:value="0.886538" calcext:value-type="float">
            <text:p>0,886538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0284" calcext:value-type="float">
            <text:p>0,890284</text:p>
          </table:table-cell>
          <table:table-cell office:value-type="float" office:value="0.898954" calcext:value-type="float">
            <text:p>0,898954</text:p>
          </table:table-cell>
          <table:table-cell office:value-type="float" office:value="0.91996" calcext:value-type="float">
            <text:p>0,9199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3233" calcext:value-type="float">
            <text:p>0,80323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office:value-type="float" office:value="0.401021" calcext:value-type="float">
            <text:p>0,401021</text:p>
          </table:table-cell>
          <table:table-cell office:value-type="float" office:value="0.602048" calcext:value-type="float">
            <text:p>0,602048</text:p>
          </table:table-cell>
          <table:table-cell office:value-type="float" office:value="0.753116" calcext:value-type="float">
            <text:p>0,753116</text:p>
          </table:table-cell>
          <table:table-cell office:value-type="float" office:value="0.796996" calcext:value-type="float">
            <text:p>0,796996</text:p>
          </table:table-cell>
          <table:table-cell office:value-type="float" office:value="0.873151" calcext:value-type="float">
            <text:p>0,873151</text:p>
          </table:table-cell>
          <table:table-cell office:value-type="float" office:value="0.888039" calcext:value-type="float">
            <text:p>0,888039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3663" calcext:value-type="float">
            <text:p>0,893663</text:p>
          </table:table-cell>
          <table:table-cell office:value-type="float" office:value="0.904066" calcext:value-type="float">
            <text:p>0,904066</text:p>
          </table:table-cell>
          <table:table-cell office:value-type="float" office:value="0.921206" calcext:value-type="float">
            <text:p>0,92120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2241" calcext:value-type="float">
            <text:p>0,79224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" calcext:value-type="float">
            <text:p>-1</text:p>
          </table:table-cell>
          <table:table-cell office:value-type="float" office:value="0.363238" calcext:value-type="float">
            <text:p>0,363238</text:p>
          </table:table-cell>
          <table:table-cell office:value-type="float" office:value="0.603535" calcext:value-type="float">
            <text:p>0,603535</text:p>
          </table:table-cell>
          <table:table-cell office:value-type="float" office:value="0.763929" calcext:value-type="float">
            <text:p>0,763929</text:p>
          </table:table-cell>
          <table:table-cell office:value-type="float" office:value="0.793567" calcext:value-type="float">
            <text:p>0,793567</text:p>
          </table:table-cell>
          <table:table-cell office:value-type="float" office:value="0.87901" calcext:value-type="float">
            <text:p>0,87901</text:p>
          </table:table-cell>
          <table:table-cell office:value-type="float" office:value="0.888136" calcext:value-type="float">
            <text:p>0,888136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4471" calcext:value-type="float">
            <text:p>0,894471</text:p>
          </table:table-cell>
          <table:table-cell office:value-type="float" office:value="0.907737" calcext:value-type="float">
            <text:p>0,907737</text:p>
          </table:table-cell>
          <table:table-cell office:value-type="float" office:value="0.920152" calcext:value-type="float">
            <text:p>0,92015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0288" calcext:value-type="float">
            <text:p>0,79028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" calcext:value-type="float">
            <text:p>-1</text:p>
          </table:table-cell>
          <table:table-cell office:value-type="float" office:value="0.389175" calcext:value-type="float">
            <text:p>0,389175</text:p>
          </table:table-cell>
          <table:table-cell office:value-type="float" office:value="0.697749" calcext:value-type="float">
            <text:p>0,697749</text:p>
          </table:table-cell>
          <table:table-cell office:value-type="float" office:value="0.780958" calcext:value-type="float">
            <text:p>0,780958</text:p>
          </table:table-cell>
          <table:table-cell office:value-type="float" office:value="0.800584" calcext:value-type="float">
            <text:p>0,800584</text:p>
          </table:table-cell>
          <table:table-cell office:value-type="float" office:value="0.873479" calcext:value-type="float">
            <text:p>0,873479</text:p>
          </table:table-cell>
          <table:table-cell office:value-type="float" office:value="0.888719" calcext:value-type="float">
            <text:p>0,888719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5096" calcext:value-type="float">
            <text:p>0,895096</text:p>
          </table:table-cell>
          <table:table-cell office:value-type="float" office:value="0.905757" calcext:value-type="float">
            <text:p>0,905757</text:p>
          </table:table-cell>
          <table:table-cell office:value-type="float" office:value="0.920152" calcext:value-type="float">
            <text:p>0,92015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4077" calcext:value-type="float">
            <text:p>0,80407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325543" calcext:value-type="float">
            <text:p>0,325543</text:p>
          </table:table-cell>
          <table:table-cell office:value-type="float" office:value="0.43344" calcext:value-type="float">
            <text:p>0,43344</text:p>
          </table:table-cell>
          <table:table-cell office:value-type="float" office:value="0.646956" calcext:value-type="float">
            <text:p>0,646956</text:p>
          </table:table-cell>
          <table:table-cell office:value-type="float" office:value="0.766359" calcext:value-type="float">
            <text:p>0,766359</text:p>
          </table:table-cell>
          <table:table-cell office:value-type="float" office:value="0.79083" calcext:value-type="float">
            <text:p>0,79083</text:p>
          </table:table-cell>
          <table:table-cell office:value-type="float" office:value="0.832168" calcext:value-type="float">
            <text:p>0,832168</text:p>
          </table:table-cell>
          <table:table-cell office:value-type="float" office:value="0.888622" calcext:value-type="float">
            <text:p>0,888622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0431" calcext:value-type="float">
            <text:p>0,890431</text:p>
          </table:table-cell>
          <table:table-cell office:value-type="float" office:value="0.902854" calcext:value-type="float">
            <text:p>0,902854</text:p>
          </table:table-cell>
          <table:table-cell office:value-type="float" office:value="0.919649" calcext:value-type="float">
            <text:p>0,91964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6042" calcext:value-type="float">
            <text:p>0,79604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" calcext:value-type="float">
            <text:p>-1</text:p>
          </table:table-cell>
          <table:table-cell office:value-type="float" office:value="0.423605" calcext:value-type="float">
            <text:p>0,423605</text:p>
          </table:table-cell>
          <table:table-cell office:value-type="float" office:value="0.70452" calcext:value-type="float">
            <text:p>0,70452</text:p>
          </table:table-cell>
          <table:table-cell office:value-type="float" office:value="0.767632" calcext:value-type="float">
            <text:p>0,767632</text:p>
          </table:table-cell>
          <table:table-cell office:value-type="float" office:value="0.791292" calcext:value-type="float">
            <text:p>0,791292</text:p>
          </table:table-cell>
          <table:table-cell office:value-type="float" office:value="0.853337" calcext:value-type="float">
            <text:p>0,853337</text:p>
          </table:table-cell>
          <table:table-cell office:value-type="float" office:value="0.888719" calcext:value-type="float">
            <text:p>0,888719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2781" calcext:value-type="float">
            <text:p>0,892781</text:p>
          </table:table-cell>
          <table:table-cell office:value-type="float" office:value="0.909495" calcext:value-type="float">
            <text:p>0,909495</text:p>
          </table:table-cell>
          <table:table-cell office:value-type="float" office:value="0.920152" calcext:value-type="float">
            <text:p>0,92015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4064" calcext:value-type="float">
            <text:p>0,80406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459455" calcext:value-type="float">
            <text:p>0,459455</text:p>
          </table:table-cell>
          <table:table-cell office:value-type="float" office:value="0.672642" calcext:value-type="float">
            <text:p>0,672642</text:p>
          </table:table-cell>
          <table:table-cell office:value-type="float" office:value="0.768743" calcext:value-type="float">
            <text:p>0,768743</text:p>
          </table:table-cell>
          <table:table-cell office:value-type="float" office:value="0.79077" calcext:value-type="float">
            <text:p>0,79077</text:p>
          </table:table-cell>
          <table:table-cell office:value-type="float" office:value="0.850235" calcext:value-type="float">
            <text:p>0,850235</text:p>
          </table:table-cell>
          <table:table-cell office:value-type="float" office:value="0.888719" calcext:value-type="float">
            <text:p>0,888719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2562" calcext:value-type="float">
            <text:p>0,892562</text:p>
          </table:table-cell>
          <table:table-cell office:value-type="float" office:value="0.906336" calcext:value-type="float">
            <text:p>0,906336</text:p>
          </table:table-cell>
          <table:table-cell office:value-type="float" office:value="0.921332" calcext:value-type="float">
            <text:p>0,92133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399" calcext:value-type="float">
            <text:p>0,8039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75" calcext:value-type="float">
            <text:p>0,375</text:p>
          </table:table-cell>
          <table:table-cell office:value-type="float" office:value="0.488874" calcext:value-type="float">
            <text:p>0,488874</text:p>
          </table:table-cell>
          <table:table-cell office:value-type="float" office:value="0.69919" calcext:value-type="float">
            <text:p>0,69919</text:p>
          </table:table-cell>
          <table:table-cell office:value-type="float" office:value="0.762848" calcext:value-type="float">
            <text:p>0,762848</text:p>
          </table:table-cell>
          <table:table-cell office:value-type="float" office:value="0.781503" calcext:value-type="float">
            <text:p>0,781503</text:p>
          </table:table-cell>
          <table:table-cell office:value-type="float" office:value="0.858738" calcext:value-type="float">
            <text:p>0,858738</text:p>
          </table:table-cell>
          <table:table-cell office:value-type="float" office:value="0.888525" calcext:value-type="float">
            <text:p>0,888525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1166" calcext:value-type="float">
            <text:p>0,891166</text:p>
          </table:table-cell>
          <table:table-cell office:value-type="float" office:value="0.899065" calcext:value-type="float">
            <text:p>0,899065</text:p>
          </table:table-cell>
          <table:table-cell office:value-type="float" office:value="0.921458" calcext:value-type="float">
            <text:p>0,92145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8047" calcext:value-type="float">
            <text:p>0,80804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" calcext:value-type="float">
            <text:p>-1</text:p>
          </table:table-cell>
          <table:table-cell office:value-type="float" office:value="0.513462" calcext:value-type="float">
            <text:p>0,513462</text:p>
          </table:table-cell>
          <table:table-cell office:value-type="float" office:value="0.755288" calcext:value-type="float">
            <text:p>0,755288</text:p>
          </table:table-cell>
          <table:table-cell office:value-type="float" office:value="0.772551" calcext:value-type="float">
            <text:p>0,772551</text:p>
          </table:table-cell>
          <table:table-cell office:value-type="float" office:value="0.797304" calcext:value-type="float">
            <text:p>0,797304</text:p>
          </table:table-cell>
          <table:table-cell office:value-type="float" office:value="0.883242" calcext:value-type="float">
            <text:p>0,883242</text:p>
          </table:table-cell>
          <table:table-cell table:number-columns-repeated="2" office:value-type="float" office:value="0.889108" calcext:value-type="float">
            <text:p>0,889108</text:p>
          </table:table-cell>
          <table:table-cell office:value-type="float" office:value="0.89146" calcext:value-type="float">
            <text:p>0,89146</text:p>
          </table:table-cell>
          <table:table-cell office:value-type="float" office:value="0.899686" calcext:value-type="float">
            <text:p>0,899686</text:p>
          </table:table-cell>
          <table:table-cell office:value-type="float" office:value="0.915622" calcext:value-type="float">
            <text:p>0,91562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0683" calcext:value-type="float">
            <text:p>0,820683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583764" calcext:value-type="float">
            <text:p>0,583764</text:p>
          </table:table-cell>
          <table:table-cell office:value-type="float" office:value="0.757219" calcext:value-type="float">
            <text:p>0,757219</text:p>
          </table:table-cell>
          <table:table-cell office:value-type="float" office:value="0.77649" calcext:value-type="float">
            <text:p>0,77649</text:p>
          </table:table-cell>
          <table:table-cell office:value-type="float" office:value="0.796712" calcext:value-type="float">
            <text:p>0,796712</text:p>
          </table:table-cell>
          <table:table-cell office:value-type="float" office:value="0.882475" calcext:value-type="float">
            <text:p>0,882475</text:p>
          </table:table-cell>
          <table:table-cell table:number-columns-repeated="2" office:value-type="float" office:value="0.889108" calcext:value-type="float">
            <text:p>0,889108</text:p>
          </table:table-cell>
          <table:table-cell office:value-type="float" office:value="0.892745" calcext:value-type="float">
            <text:p>0,892745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17179" calcext:value-type="float">
            <text:p>0,91717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864" calcext:value-type="float">
            <text:p>0,8286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557255" calcext:value-type="float">
            <text:p>0,557255</text:p>
          </table:table-cell>
          <table:table-cell office:value-type="float" office:value="0.72272" calcext:value-type="float">
            <text:p>0,72272</text:p>
          </table:table-cell>
          <table:table-cell office:value-type="float" office:value="0.769087" calcext:value-type="float">
            <text:p>0,769087</text:p>
          </table:table-cell>
          <table:table-cell office:value-type="float" office:value="0.787511" calcext:value-type="float">
            <text:p>0,787511</text:p>
          </table:table-cell>
          <table:table-cell office:value-type="float" office:value="0.847336" calcext:value-type="float">
            <text:p>0,847336</text:p>
          </table:table-cell>
          <table:table-cell office:value-type="float" office:value="0.888719" calcext:value-type="float">
            <text:p>0,888719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89843" calcext:value-type="float">
            <text:p>0,889843</text:p>
          </table:table-cell>
          <table:table-cell office:value-type="float" office:value="0.898254" calcext:value-type="float">
            <text:p>0,898254</text:p>
          </table:table-cell>
          <table:table-cell office:value-type="float" office:value="0.915474" calcext:value-type="float">
            <text:p>0,915474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6531" calcext:value-type="float">
            <text:p>0,81653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84628" calcext:value-type="float">
            <text:p>0,084628</text:p>
          </table:table-cell>
          <table:table-cell office:value-type="float" office:value="0.526066" calcext:value-type="float">
            <text:p>0,526066</text:p>
          </table:table-cell>
          <table:table-cell office:value-type="float" office:value="0.683962" calcext:value-type="float">
            <text:p>0,683962</text:p>
          </table:table-cell>
          <table:table-cell office:value-type="float" office:value="0.764643" calcext:value-type="float">
            <text:p>0,764643</text:p>
          </table:table-cell>
          <table:table-cell office:value-type="float" office:value="0.778474" calcext:value-type="float">
            <text:p>0,778474</text:p>
          </table:table-cell>
          <table:table-cell office:value-type="float" office:value="0.80697" calcext:value-type="float">
            <text:p>0,80697</text:p>
          </table:table-cell>
          <table:table-cell office:value-type="float" office:value="0.883282" calcext:value-type="float">
            <text:p>0,883282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0578" calcext:value-type="float">
            <text:p>0,890578</text:p>
          </table:table-cell>
          <table:table-cell office:value-type="float" office:value="0.899209" calcext:value-type="float">
            <text:p>0,899209</text:p>
          </table:table-cell>
          <table:table-cell office:value-type="float" office:value="0.912588" calcext:value-type="float">
            <text:p>0,91258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3488" calcext:value-type="float">
            <text:p>0,80348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" calcext:value-type="float">
            <text:p>-1</text:p>
          </table:table-cell>
          <table:table-cell office:value-type="float" office:value="0.360584" calcext:value-type="float">
            <text:p>0,360584</text:p>
          </table:table-cell>
          <table:table-cell office:value-type="float" office:value="0.66702" calcext:value-type="float">
            <text:p>0,66702</text:p>
          </table:table-cell>
          <table:table-cell office:value-type="float" office:value="0.758345" calcext:value-type="float">
            <text:p>0,758345</text:p>
          </table:table-cell>
          <table:table-cell office:value-type="float" office:value="0.773267" calcext:value-type="float">
            <text:p>0,773267</text:p>
          </table:table-cell>
          <table:table-cell office:value-type="float" office:value="0.802131" calcext:value-type="float">
            <text:p>0,802131</text:p>
          </table:table-cell>
          <table:table-cell office:value-type="float" office:value="0.880444" calcext:value-type="float">
            <text:p>0,880444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0137" calcext:value-type="float">
            <text:p>0,890137</text:p>
          </table:table-cell>
          <table:table-cell office:value-type="float" office:value="0.899209" calcext:value-type="float">
            <text:p>0,899209</text:p>
          </table:table-cell>
          <table:table-cell office:value-type="float" office:value="0.914131" calcext:value-type="float">
            <text:p>0,914131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83437" calcext:value-type="float">
            <text:p>0,78343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465826" calcext:value-type="float">
            <text:p>0,465826</text:p>
          </table:table-cell>
          <table:table-cell office:value-type="float" office:value="0.64862" calcext:value-type="float">
            <text:p>0,64862</text:p>
          </table:table-cell>
          <table:table-cell office:value-type="float" office:value="0.761782" calcext:value-type="float">
            <text:p>0,761782</text:p>
          </table:table-cell>
          <table:table-cell office:value-type="float" office:value="0.775035" calcext:value-type="float">
            <text:p>0,775035</text:p>
          </table:table-cell>
          <table:table-cell office:value-type="float" office:value="0.829851" calcext:value-type="float">
            <text:p>0,829851</text:p>
          </table:table-cell>
          <table:table-cell office:value-type="float" office:value="0.887176" calcext:value-type="float">
            <text:p>0,887176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1643" calcext:value-type="float">
            <text:p>0,891643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13685" calcext:value-type="float">
            <text:p>0,913685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6432" calcext:value-type="float">
            <text:p>0,79643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472358" calcext:value-type="float">
            <text:p>0,472358</text:p>
          </table:table-cell>
          <table:table-cell office:value-type="float" office:value="0.629799" calcext:value-type="float">
            <text:p>0,629799</text:p>
          </table:table-cell>
          <table:table-cell office:value-type="float" office:value="0.757329" calcext:value-type="float">
            <text:p>0,757329</text:p>
          </table:table-cell>
          <table:table-cell office:value-type="float" office:value="0.776096" calcext:value-type="float">
            <text:p>0,776096</text:p>
          </table:table-cell>
          <table:table-cell office:value-type="float" office:value="0.833015" calcext:value-type="float">
            <text:p>0,833015</text:p>
          </table:table-cell>
          <table:table-cell office:value-type="float" office:value="0.888719" calcext:value-type="float">
            <text:p>0,888719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2745" calcext:value-type="float">
            <text:p>0,892745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15679" calcext:value-type="float">
            <text:p>0,91567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5644" calcext:value-type="float">
            <text:p>0,79564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13201" calcext:value-type="float">
            <text:p>0,213201</text:p>
          </table:table-cell>
          <table:table-cell office:value-type="float" office:value="0.512003" calcext:value-type="float">
            <text:p>0,512003</text:p>
          </table:table-cell>
          <table:table-cell office:value-type="float" office:value="0.610794" calcext:value-type="float">
            <text:p>0,610794</text:p>
          </table:table-cell>
          <table:table-cell office:value-type="float" office:value="0.752523" calcext:value-type="float">
            <text:p>0,752523</text:p>
          </table:table-cell>
          <table:table-cell office:value-type="float" office:value="0.776218" calcext:value-type="float">
            <text:p>0,776218</text:p>
          </table:table-cell>
          <table:table-cell office:value-type="float" office:value="0.864368" calcext:value-type="float">
            <text:p>0,864368</text:p>
          </table:table-cell>
          <table:table-cell office:value-type="float" office:value="0.888913" calcext:value-type="float">
            <text:p>0,888913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0137" calcext:value-type="float">
            <text:p>0,890137</text:p>
          </table:table-cell>
          <table:table-cell office:value-type="float" office:value="0.898365" calcext:value-type="float">
            <text:p>0,898365</text:p>
          </table:table-cell>
          <table:table-cell office:value-type="float" office:value="0.917096" calcext:value-type="float">
            <text:p>0,91709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9953" calcext:value-type="float">
            <text:p>0,79995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481308" calcext:value-type="float">
            <text:p>0,481308</text:p>
          </table:table-cell>
          <table:table-cell office:value-type="float" office:value="0.630158" calcext:value-type="float">
            <text:p>0,630158</text:p>
          </table:table-cell>
          <table:table-cell office:value-type="float" office:value="0.759916" calcext:value-type="float">
            <text:p>0,759916</text:p>
          </table:table-cell>
          <table:table-cell office:value-type="float" office:value="0.783498" calcext:value-type="float">
            <text:p>0,783498</text:p>
          </table:table-cell>
          <table:table-cell office:value-type="float" office:value="0.856958" calcext:value-type="float">
            <text:p>0,856958</text:p>
          </table:table-cell>
          <table:table-cell office:value-type="float" office:value="0.888816" calcext:value-type="float">
            <text:p>0,888816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0284" calcext:value-type="float">
            <text:p>0,890284</text:p>
          </table:table-cell>
          <table:table-cell office:value-type="float" office:value="0.897299" calcext:value-type="float">
            <text:p>0,897299</text:p>
          </table:table-cell>
          <table:table-cell office:value-type="float" office:value="0.913685" calcext:value-type="float">
            <text:p>0,913685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9103" calcext:value-type="float">
            <text:p>0,79910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277921" calcext:value-type="float">
            <text:p>0,277921</text:p>
          </table:table-cell>
          <table:table-cell office:value-type="float" office:value="0.467832" calcext:value-type="float">
            <text:p>0,467832</text:p>
          </table:table-cell>
          <table:table-cell office:value-type="float" office:value="0.590651" calcext:value-type="float">
            <text:p>0,590651</text:p>
          </table:table-cell>
          <table:table-cell office:value-type="float" office:value="0.713944" calcext:value-type="float">
            <text:p>0,713944</text:p>
          </table:table-cell>
          <table:table-cell office:value-type="float" office:value="0.775329" calcext:value-type="float">
            <text:p>0,775329</text:p>
          </table:table-cell>
          <table:table-cell office:value-type="float" office:value="0.84539" calcext:value-type="float">
            <text:p>0,84539</text:p>
          </table:table-cell>
          <table:table-cell office:value-type="float" office:value="0.888385" calcext:value-type="float">
            <text:p>0,888385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0578" calcext:value-type="float">
            <text:p>0,890578</text:p>
          </table:table-cell>
          <table:table-cell office:value-type="float" office:value="0.898254" calcext:value-type="float">
            <text:p>0,898254</text:p>
          </table:table-cell>
          <table:table-cell office:value-type="float" office:value="0.914181" calcext:value-type="float">
            <text:p>0,914181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87365" calcext:value-type="float">
            <text:p>0,78736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" calcext:value-type="float">
            <text:p>-1</text:p>
          </table:table-cell>
          <table:table-cell office:value-type="float" office:value="0.320202" calcext:value-type="float">
            <text:p>0,320202</text:p>
          </table:table-cell>
          <table:table-cell office:value-type="float" office:value="0.57915" calcext:value-type="float">
            <text:p>0,57915</text:p>
          </table:table-cell>
          <table:table-cell office:value-type="float" office:value="0.681281" calcext:value-type="float">
            <text:p>0,681281</text:p>
          </table:table-cell>
          <table:table-cell office:value-type="float" office:value="0.773242" calcext:value-type="float">
            <text:p>0,773242</text:p>
          </table:table-cell>
          <table:table-cell office:value-type="float" office:value="0.849871" calcext:value-type="float">
            <text:p>0,849871</text:p>
          </table:table-cell>
          <table:table-cell office:value-type="float" office:value="0.888676" calcext:value-type="float">
            <text:p>0,888676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0578" calcext:value-type="float">
            <text:p>0,890578</text:p>
          </table:table-cell>
          <table:table-cell office:value-type="float" office:value="0.899209" calcext:value-type="float">
            <text:p>0,899209</text:p>
          </table:table-cell>
          <table:table-cell office:value-type="float" office:value="0.917036" calcext:value-type="float">
            <text:p>0,91703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68835" calcext:value-type="float">
            <text:p>0,76883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459603" calcext:value-type="float">
            <text:p>0,459603</text:p>
          </table:table-cell>
          <table:table-cell office:value-type="float" office:value="0.646831" calcext:value-type="float">
            <text:p>0,646831</text:p>
          </table:table-cell>
          <table:table-cell office:value-type="float" office:value="0.769236" calcext:value-type="float">
            <text:p>0,769236</text:p>
          </table:table-cell>
          <table:table-cell office:value-type="float" office:value="0.808002" calcext:value-type="float">
            <text:p>0,808002</text:p>
          </table:table-cell>
          <table:table-cell office:value-type="float" office:value="0.880472" calcext:value-type="float">
            <text:p>0,880472</text:p>
          </table:table-cell>
          <table:table-cell table:number-columns-repeated="2" office:value-type="float" office:value="0.889108" calcext:value-type="float">
            <text:p>0,889108</text:p>
          </table:table-cell>
          <table:table-cell office:value-type="float" office:value="0.890725" calcext:value-type="float">
            <text:p>0,890725</text:p>
          </table:table-cell>
          <table:table-cell office:value-type="float" office:value="0.899065" calcext:value-type="float">
            <text:p>0,899065</text:p>
          </table:table-cell>
          <table:table-cell office:value-type="float" office:value="0.918282" calcext:value-type="float">
            <text:p>0,91828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5043" calcext:value-type="float">
            <text:p>0,805043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46265" calcext:value-type="float">
            <text:p>0,46265</text:p>
          </table:table-cell>
          <table:table-cell office:value-type="float" office:value="0.690549" calcext:value-type="float">
            <text:p>0,690549</text:p>
          </table:table-cell>
          <table:table-cell office:value-type="float" office:value="0.777925" calcext:value-type="float">
            <text:p>0,777925</text:p>
          </table:table-cell>
          <table:table-cell office:value-type="float" office:value="0.84043" calcext:value-type="float">
            <text:p>0,84043</text:p>
          </table:table-cell>
          <table:table-cell office:value-type="float" office:value="0.884824" calcext:value-type="float">
            <text:p>0,884824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8999" calcext:value-type="float">
            <text:p>0,88999</text:p>
          </table:table-cell>
          <table:table-cell office:value-type="float" office:value="0.894435" calcext:value-type="float">
            <text:p>0,894435</text:p>
          </table:table-cell>
          <table:table-cell office:value-type="float" office:value="0.901818" calcext:value-type="float">
            <text:p>0,901818</text:p>
          </table:table-cell>
          <table:table-cell office:value-type="float" office:value="0.919906" calcext:value-type="float">
            <text:p>0,91990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5164" calcext:value-type="float">
            <text:p>0,81516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477511" calcext:value-type="float">
            <text:p>0,477511</text:p>
          </table:table-cell>
          <table:table-cell office:value-type="float" office:value="0.734089" calcext:value-type="float">
            <text:p>0,734089</text:p>
          </table:table-cell>
          <table:table-cell office:value-type="float" office:value="0.776776" calcext:value-type="float">
            <text:p>0,776776</text:p>
          </table:table-cell>
          <table:table-cell office:value-type="float" office:value="0.827297" calcext:value-type="float">
            <text:p>0,827297</text:p>
          </table:table-cell>
          <table:table-cell office:value-type="float" office:value="0.884004" calcext:value-type="float">
            <text:p>0,884004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89696" calcext:value-type="float">
            <text:p>0,889696</text:p>
          </table:table-cell>
          <table:table-cell office:value-type="float" office:value="0.896822" calcext:value-type="float">
            <text:p>0,896822</text:p>
          </table:table-cell>
          <table:table-cell office:value-type="float" office:value="0.902152" calcext:value-type="float">
            <text:p>0,902152</text:p>
          </table:table-cell>
          <table:table-cell office:value-type="float" office:value="0.920589" calcext:value-type="float">
            <text:p>0,92058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9804" calcext:value-type="float">
            <text:p>0,81980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511525" calcext:value-type="float">
            <text:p>0,511525</text:p>
          </table:table-cell>
          <table:table-cell office:value-type="float" office:value="0.747395" calcext:value-type="float">
            <text:p>0,747395</text:p>
          </table:table-cell>
          <table:table-cell office:value-type="float" office:value="0.777629" calcext:value-type="float">
            <text:p>0,777629</text:p>
          </table:table-cell>
          <table:table-cell office:value-type="float" office:value="0.812253" calcext:value-type="float">
            <text:p>0,812253</text:p>
          </table:table-cell>
          <table:table-cell office:value-type="float" office:value="0.883387" calcext:value-type="float">
            <text:p>0,883387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8999" calcext:value-type="float">
            <text:p>0,88999</text:p>
          </table:table-cell>
          <table:table-cell office:value-type="float" office:value="0.899209" calcext:value-type="float">
            <text:p>0,899209</text:p>
          </table:table-cell>
          <table:table-cell office:value-type="float" office:value="0.904177" calcext:value-type="float">
            <text:p>0,904177</text:p>
          </table:table-cell>
          <table:table-cell office:value-type="float" office:value="0.920277" calcext:value-type="float">
            <text:p>0,920277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3495" calcext:value-type="float">
            <text:p>0,82349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494546" calcext:value-type="float">
            <text:p>0,494546</text:p>
          </table:table-cell>
          <table:table-cell office:value-type="float" office:value="0.699444" calcext:value-type="float">
            <text:p>0,699444</text:p>
          </table:table-cell>
          <table:table-cell office:value-type="float" office:value="0.763015" calcext:value-type="float">
            <text:p>0,763015</text:p>
          </table:table-cell>
          <table:table-cell office:value-type="float" office:value="0.785691" calcext:value-type="float">
            <text:p>0,785691</text:p>
          </table:table-cell>
          <table:table-cell office:value-type="float" office:value="0.833652" calcext:value-type="float">
            <text:p>0,833652</text:p>
          </table:table-cell>
          <table:table-cell office:value-type="float" office:value="0.885882" calcext:value-type="float">
            <text:p>0,885882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2965" calcext:value-type="float">
            <text:p>0,892965</text:p>
          </table:table-cell>
          <table:table-cell office:value-type="float" office:value="0.902041" calcext:value-type="float">
            <text:p>0,902041</text:p>
          </table:table-cell>
          <table:table-cell office:value-type="float" office:value="0.920936" calcext:value-type="float">
            <text:p>0,92093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6728" calcext:value-type="float">
            <text:p>0,806728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09545" calcext:value-type="float">
            <text:p>0,109545</text:p>
          </table:table-cell>
          <table:table-cell office:value-type="float" office:value="0.466597" calcext:value-type="float">
            <text:p>0,466597</text:p>
          </table:table-cell>
          <table:table-cell office:value-type="float" office:value="0.722683" calcext:value-type="float">
            <text:p>0,722683</text:p>
          </table:table-cell>
          <table:table-cell office:value-type="float" office:value="0.771837" calcext:value-type="float">
            <text:p>0,771837</text:p>
          </table:table-cell>
          <table:table-cell office:value-type="float" office:value="0.799022" calcext:value-type="float">
            <text:p>0,799022</text:p>
          </table:table-cell>
          <table:table-cell office:value-type="float" office:value="0.870664" calcext:value-type="float">
            <text:p>0,870664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89696" calcext:value-type="float">
            <text:p>0,889696</text:p>
          </table:table-cell>
          <table:table-cell office:value-type="float" office:value="0.897299" calcext:value-type="float">
            <text:p>0,897299</text:p>
          </table:table-cell>
          <table:table-cell office:value-type="float" office:value="0.907626" calcext:value-type="float">
            <text:p>0,907626</text:p>
          </table:table-cell>
          <table:table-cell office:value-type="float" office:value="0.924824" calcext:value-type="float">
            <text:p>0,924824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3935" calcext:value-type="float">
            <text:p>0,81393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0.461524" calcext:value-type="float">
            <text:p>0,461524</text:p>
          </table:table-cell>
          <table:table-cell office:value-type="float" office:value="0.680383" calcext:value-type="float">
            <text:p>0,680383</text:p>
          </table:table-cell>
          <table:table-cell office:value-type="float" office:value="0.766135" calcext:value-type="float">
            <text:p>0,766135</text:p>
          </table:table-cell>
          <table:table-cell office:value-type="float" office:value="0.790081" calcext:value-type="float">
            <text:p>0,790081</text:p>
          </table:table-cell>
          <table:table-cell office:value-type="float" office:value="0.859406" calcext:value-type="float">
            <text:p>0,859406</text:p>
          </table:table-cell>
          <table:table-cell office:value-type="float" office:value="0.889011" calcext:value-type="float">
            <text:p>0,889011</text:p>
          </table:table-cell>
          <table:table-cell office:value-type="float" office:value="0.889696" calcext:value-type="float">
            <text:p>0,889696</text:p>
          </table:table-cell>
          <table:table-cell office:value-type="float" office:value="0.897777" calcext:value-type="float">
            <text:p>0,897777</text:p>
          </table:table-cell>
          <table:table-cell office:value-type="float" office:value="0.904733" calcext:value-type="float">
            <text:p>0,904733</text:p>
          </table:table-cell>
          <table:table-cell office:value-type="float" office:value="0.922764" calcext:value-type="float">
            <text:p>0,922764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6151" calcext:value-type="float">
            <text:p>0,80615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514913" calcext:value-type="float">
            <text:p>0,514913</text:p>
          </table:table-cell>
          <table:table-cell office:value-type="float" office:value="0.693883" calcext:value-type="float">
            <text:p>0,693883</text:p>
          </table:table-cell>
          <table:table-cell office:value-type="float" office:value="0.773684" calcext:value-type="float">
            <text:p>0,773684</text:p>
          </table:table-cell>
          <table:table-cell office:value-type="float" office:value="0.83424" calcext:value-type="float">
            <text:p>0,83424</text:p>
          </table:table-cell>
          <table:table-cell office:value-type="float" office:value="0.88014" calcext:value-type="float">
            <text:p>0,88014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0284" calcext:value-type="float">
            <text:p>0,890284</text:p>
          </table:table-cell>
          <table:table-cell office:value-type="float" office:value="0.901119" calcext:value-type="float">
            <text:p>0,901119</text:p>
          </table:table-cell>
          <table:table-cell office:value-type="float" office:value="0.905689" calcext:value-type="float">
            <text:p>0,905689</text:p>
          </table:table-cell>
          <table:table-cell office:value-type="float" office:value="0.922638" calcext:value-type="float">
            <text:p>0,92263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057" calcext:value-type="float">
            <text:p>0,8205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493572" calcext:value-type="float">
            <text:p>0,493572</text:p>
          </table:table-cell>
          <table:table-cell office:value-type="float" office:value="0.671469" calcext:value-type="float">
            <text:p>0,671469</text:p>
          </table:table-cell>
          <table:table-cell office:value-type="float" office:value="0.768039" calcext:value-type="float">
            <text:p>0,768039</text:p>
          </table:table-cell>
          <table:table-cell office:value-type="float" office:value="0.816396" calcext:value-type="float">
            <text:p>0,816396</text:p>
          </table:table-cell>
          <table:table-cell office:value-type="float" office:value="0.877649" calcext:value-type="float">
            <text:p>0,877649</text:p>
          </table:table-cell>
          <table:table-cell office:value-type="float" office:value="0.888913" calcext:value-type="float">
            <text:p>0,888913</text:p>
          </table:table-cell>
          <table:table-cell office:value-type="float" office:value="0.889255" calcext:value-type="float">
            <text:p>0,889255</text:p>
          </table:table-cell>
          <table:table-cell office:value-type="float" office:value="0.896822" calcext:value-type="float">
            <text:p>0,896822</text:p>
          </table:table-cell>
          <table:table-cell office:value-type="float" office:value="0.905534" calcext:value-type="float">
            <text:p>0,905534</text:p>
          </table:table-cell>
          <table:table-cell office:value-type="float" office:value="0.919272" calcext:value-type="float">
            <text:p>0,91927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2692" calcext:value-type="float">
            <text:p>0,81269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451603" calcext:value-type="float">
            <text:p>0,451603</text:p>
          </table:table-cell>
          <table:table-cell office:value-type="float" office:value="0.580311" calcext:value-type="float">
            <text:p>0,580311</text:p>
          </table:table-cell>
          <table:table-cell office:value-type="float" office:value="0.728784" calcext:value-type="float">
            <text:p>0,728784</text:p>
          </table:table-cell>
          <table:table-cell office:value-type="float" office:value="0.783985" calcext:value-type="float">
            <text:p>0,783985</text:p>
          </table:table-cell>
          <table:table-cell office:value-type="float" office:value="0.846712" calcext:value-type="float">
            <text:p>0,846712</text:p>
          </table:table-cell>
          <table:table-cell office:value-type="float" office:value="0.888719" calcext:value-type="float">
            <text:p>0,888719</text:p>
          </table:table-cell>
          <table:table-cell office:value-type="float" office:value="0.890284" calcext:value-type="float">
            <text:p>0,890284</text:p>
          </table:table-cell>
          <table:table-cell office:value-type="float" office:value="0.900164" calcext:value-type="float">
            <text:p>0,900164</text:p>
          </table:table-cell>
          <table:table-cell office:value-type="float" office:value="0.907225" calcext:value-type="float">
            <text:p>0,907225</text:p>
          </table:table-cell>
          <table:table-cell office:value-type="float" office:value="0.919775" calcext:value-type="float">
            <text:p>0,919775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89756" calcext:value-type="float">
            <text:p>0,789756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353553" calcext:value-type="float">
            <text:p>0,353553</text:p>
          </table:table-cell>
          <table:table-cell office:value-type="float" office:value="0.452495" calcext:value-type="float">
            <text:p>0,452495</text:p>
          </table:table-cell>
          <table:table-cell office:value-type="float" office:value="0.586422" calcext:value-type="float">
            <text:p>0,586422</text:p>
          </table:table-cell>
          <table:table-cell office:value-type="float" office:value="0.7553" calcext:value-type="float">
            <text:p>0,7553</text:p>
          </table:table-cell>
          <table:table-cell office:value-type="float" office:value="0.791193" calcext:value-type="float">
            <text:p>0,791193</text:p>
          </table:table-cell>
          <table:table-cell office:value-type="float" office:value="0.847612" calcext:value-type="float">
            <text:p>0,847612</text:p>
          </table:table-cell>
          <table:table-cell office:value-type="float" office:value="0.888913" calcext:value-type="float">
            <text:p>0,888913</text:p>
          </table:table-cell>
          <table:table-cell office:value-type="float" office:value="0.88999" calcext:value-type="float">
            <text:p>0,88999</text:p>
          </table:table-cell>
          <table:table-cell office:value-type="float" office:value="0.901119" calcext:value-type="float">
            <text:p>0,901119</text:p>
          </table:table-cell>
          <table:table-cell office:value-type="float" office:value="0.906713" calcext:value-type="float">
            <text:p>0,906713</text:p>
          </table:table-cell>
          <table:table-cell office:value-type="float" office:value="0.92108" calcext:value-type="float">
            <text:p>0,9210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4084" calcext:value-type="float">
            <text:p>0,79408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office:value-type="float" office:value="0.394466" calcext:value-type="float">
            <text:p>0,394466</text:p>
          </table:table-cell>
          <table:table-cell office:value-type="float" office:value="0.632322" calcext:value-type="float">
            <text:p>0,632322</text:p>
          </table:table-cell>
          <table:table-cell office:value-type="float" office:value="0.769141" calcext:value-type="float">
            <text:p>0,769141</text:p>
          </table:table-cell>
          <table:table-cell office:value-type="float" office:value="0.835932" calcext:value-type="float">
            <text:p>0,835932</text:p>
          </table:table-cell>
          <table:table-cell office:value-type="float" office:value="0.888871" calcext:value-type="float">
            <text:p>0,888871</text:p>
          </table:table-cell>
          <table:table-cell office:value-type="float" office:value="0.889549" calcext:value-type="float">
            <text:p>0,889549</text:p>
          </table:table-cell>
          <table:table-cell office:value-type="float" office:value="0.899686" calcext:value-type="float">
            <text:p>0,899686</text:p>
          </table:table-cell>
          <table:table-cell office:value-type="float" office:value="0.903264" calcext:value-type="float">
            <text:p>0,903264</text:p>
          </table:table-cell>
          <table:table-cell office:value-type="float" office:value="0.915659" calcext:value-type="float">
            <text:p>0,915659</text:p>
          </table:table-cell>
          <table:table-cell office:value-type="float" office:value="0.921835" calcext:value-type="float">
            <text:p>0,921835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5073" calcext:value-type="float">
            <text:p>0,80507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432101" calcext:value-type="float">
            <text:p>0,432101</text:p>
          </table:table-cell>
          <table:table-cell office:value-type="float" office:value="0.629207" calcext:value-type="float">
            <text:p>0,629207</text:p>
          </table:table-cell>
          <table:table-cell office:value-type="float" office:value="0.767939" calcext:value-type="float">
            <text:p>0,767939</text:p>
          </table:table-cell>
          <table:table-cell office:value-type="float" office:value="0.805747" calcext:value-type="float">
            <text:p>0,805747</text:p>
          </table:table-cell>
          <table:table-cell office:value-type="float" office:value="0.872846" calcext:value-type="float">
            <text:p>0,872846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7152" calcext:value-type="float">
            <text:p>0,897152</text:p>
          </table:table-cell>
          <table:table-cell office:value-type="float" office:value="0.902708" calcext:value-type="float">
            <text:p>0,902708</text:p>
          </table:table-cell>
          <table:table-cell office:value-type="float" office:value="0.915036" calcext:value-type="float">
            <text:p>0,915036</text:p>
          </table:table-cell>
          <table:table-cell office:value-type="float" office:value="0.920403" calcext:value-type="float">
            <text:p>0,920403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3225" calcext:value-type="float">
            <text:p>0,803225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" calcext:value-type="float">
            <text:p>-1</text:p>
          </table:table-cell>
          <table:table-cell office:value-type="float" office:value="0.367436" calcext:value-type="float">
            <text:p>0,367436</text:p>
          </table:table-cell>
          <table:table-cell office:value-type="float" office:value="0.657443" calcext:value-type="float">
            <text:p>0,657443</text:p>
          </table:table-cell>
          <table:table-cell office:value-type="float" office:value="0.779834" calcext:value-type="float">
            <text:p>0,779834</text:p>
          </table:table-cell>
          <table:table-cell office:value-type="float" office:value="0.827958" calcext:value-type="float">
            <text:p>0,827958</text:p>
          </table:table-cell>
          <table:table-cell office:value-type="float" office:value="0.888731" calcext:value-type="float">
            <text:p>0,888731</text:p>
          </table:table-cell>
          <table:table-cell office:value-type="float" office:value="0.889255" calcext:value-type="float">
            <text:p>0,889255</text:p>
          </table:table-cell>
          <table:table-cell office:value-type="float" office:value="0.898732" calcext:value-type="float">
            <text:p>0,898732</text:p>
          </table:table-cell>
          <table:table-cell office:value-type="float" office:value="0.903042" calcext:value-type="float">
            <text:p>0,903042</text:p>
          </table:table-cell>
          <table:table-cell office:value-type="float" office:value="0.914413" calcext:value-type="float">
            <text:p>0,914413</text:p>
          </table:table-cell>
          <table:table-cell office:value-type="float" office:value="0.921583" calcext:value-type="float">
            <text:p>0,921583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4843" calcext:value-type="float">
            <text:p>0,804843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" calcext:value-type="float">
            <text:p>-1</text:p>
          </table:table-cell>
          <table:table-cell office:value-type="float" office:value="0.429374" calcext:value-type="float">
            <text:p>0,429374</text:p>
          </table:table-cell>
          <table:table-cell office:value-type="float" office:value="0.711966" calcext:value-type="float">
            <text:p>0,711966</text:p>
          </table:table-cell>
          <table:table-cell office:value-type="float" office:value="0.786782" calcext:value-type="float">
            <text:p>0,786782</text:p>
          </table:table-cell>
          <table:table-cell office:value-type="float" office:value="0.82108" calcext:value-type="float">
            <text:p>0,82108</text:p>
          </table:table-cell>
          <table:table-cell office:value-type="float" office:value="0.886869" calcext:value-type="float">
            <text:p>0,886869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5904" calcext:value-type="float">
            <text:p>0,895904</text:p>
          </table:table-cell>
          <table:table-cell office:value-type="float" office:value="0.902374" calcext:value-type="float">
            <text:p>0,902374</text:p>
          </table:table-cell>
          <table:table-cell office:value-type="float" office:value="0.91379" calcext:value-type="float">
            <text:p>0,91379</text:p>
          </table:table-cell>
          <table:table-cell office:value-type="float" office:value="0.921583" calcext:value-type="float">
            <text:p>0,921583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5883" calcext:value-type="float">
            <text:p>0,815883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561563" calcext:value-type="float">
            <text:p>0,561563</text:p>
          </table:table-cell>
          <table:table-cell office:value-type="float" office:value="0.784625" calcext:value-type="float">
            <text:p>0,784625</text:p>
          </table:table-cell>
          <table:table-cell office:value-type="float" office:value="0.823905" calcext:value-type="float">
            <text:p>0,823905</text:p>
          </table:table-cell>
          <table:table-cell office:value-type="float" office:value="0.888622" calcext:value-type="float">
            <text:p>0,888622</text:p>
          </table:table-cell>
          <table:table-cell office:value-type="float" office:value="0.88999" calcext:value-type="float">
            <text:p>0,88999</text:p>
          </table:table-cell>
          <table:table-cell office:value-type="float" office:value="0.897299" calcext:value-type="float">
            <text:p>0,897299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6201" calcext:value-type="float">
            <text:p>0,906201</text:p>
          </table:table-cell>
          <table:table-cell office:value-type="float" office:value="0.916283" calcext:value-type="float">
            <text:p>0,916283</text:p>
          </table:table-cell>
          <table:table-cell office:value-type="float" office:value="0.920277" calcext:value-type="float">
            <text:p>0,920277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9036" calcext:value-type="float">
            <text:p>0,84903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542826" calcext:value-type="float">
            <text:p>0,542826</text:p>
          </table:table-cell>
          <table:table-cell office:value-type="float" office:value="0.778959" calcext:value-type="float">
            <text:p>0,778959</text:p>
          </table:table-cell>
          <table:table-cell office:value-type="float" office:value="0.831272" calcext:value-type="float">
            <text:p>0,831272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0872" calcext:value-type="float">
            <text:p>0,890872</text:p>
          </table:table-cell>
          <table:table-cell office:value-type="float" office:value="0.899209" calcext:value-type="float">
            <text:p>0,899209</text:p>
          </table:table-cell>
          <table:table-cell office:value-type="float" office:value="0.902263" calcext:value-type="float">
            <text:p>0,902263</text:p>
          </table:table-cell>
          <table:table-cell office:value-type="float" office:value="0.905689" calcext:value-type="float">
            <text:p>0,905689</text:p>
          </table:table-cell>
          <table:table-cell office:value-type="float" office:value="0.916283" calcext:value-type="float">
            <text:p>0,916283</text:p>
          </table:table-cell>
          <table:table-cell office:value-type="float" office:value="0.920277" calcext:value-type="float">
            <text:p>0,920277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7676" calcext:value-type="float">
            <text:p>0,84767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557937" calcext:value-type="float">
            <text:p>0,557937</text:p>
          </table:table-cell>
          <table:table-cell office:value-type="float" office:value="0.692061" calcext:value-type="float">
            <text:p>0,692061</text:p>
          </table:table-cell>
          <table:table-cell office:value-type="float" office:value="0.808404" calcext:value-type="float">
            <text:p>0,808404</text:p>
          </table:table-cell>
          <table:table-cell office:value-type="float" office:value="0.888622" calcext:value-type="float">
            <text:p>0,888622</text:p>
          </table:table-cell>
          <table:table-cell office:value-type="float" office:value="0.889843" calcext:value-type="float">
            <text:p>0,889843</text:p>
          </table:table-cell>
          <table:table-cell office:value-type="float" office:value="0.89539" calcext:value-type="float">
            <text:p>0,89539</text:p>
          </table:table-cell>
          <table:table-cell office:value-type="float" office:value="0.902486" calcext:value-type="float">
            <text:p>0,902486</text:p>
          </table:table-cell>
          <table:table-cell office:value-type="float" office:value="0.908182" calcext:value-type="float">
            <text:p>0,908182</text:p>
          </table:table-cell>
          <table:table-cell office:value-type="float" office:value="0.916283" calcext:value-type="float">
            <text:p>0,916283</text:p>
          </table:table-cell>
          <table:table-cell office:value-type="float" office:value="0.923769" calcext:value-type="float">
            <text:p>0,92376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38298" calcext:value-type="float">
            <text:p>0,83829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" calcext:value-type="float">
            <text:p>-1</text:p>
          </table:table-cell>
          <table:table-cell office:value-type="float" office:value="0.467154" calcext:value-type="float">
            <text:p>0,467154</text:p>
          </table:table-cell>
          <table:table-cell office:value-type="float" office:value="0.65495" calcext:value-type="float">
            <text:p>0,65495</text:p>
          </table:table-cell>
          <table:table-cell office:value-type="float" office:value="0.791864" calcext:value-type="float">
            <text:p>0,791864</text:p>
          </table:table-cell>
          <table:table-cell office:value-type="float" office:value="0.882303" calcext:value-type="float">
            <text:p>0,882303</text:p>
          </table:table-cell>
          <table:table-cell office:value-type="float" office:value="0.889696" calcext:value-type="float">
            <text:p>0,889696</text:p>
          </table:table-cell>
          <table:table-cell office:value-type="float" office:value="0.899209" calcext:value-type="float">
            <text:p>0,899209</text:p>
          </table:table-cell>
          <table:table-cell office:value-type="float" office:value="0.903042" calcext:value-type="float">
            <text:p>0,903042</text:p>
          </table:table-cell>
          <table:table-cell office:value-type="float" office:value="0.910674" calcext:value-type="float">
            <text:p>0,910674</text:p>
          </table:table-cell>
          <table:table-cell office:value-type="float" office:value="0.916283" calcext:value-type="float">
            <text:p>0,916283</text:p>
          </table:table-cell>
          <table:table-cell office:value-type="float" office:value="0.921961" calcext:value-type="float">
            <text:p>0,921961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3713" calcext:value-type="float">
            <text:p>0,82371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office:value-type="float" office:value="0.389564" calcext:value-type="float">
            <text:p>0,389564</text:p>
          </table:table-cell>
          <table:table-cell office:value-type="float" office:value="0.719094" calcext:value-type="float">
            <text:p>0,719094</text:p>
          </table:table-cell>
          <table:table-cell office:value-type="float" office:value="0.835396" calcext:value-type="float">
            <text:p>0,835396</text:p>
          </table:table-cell>
          <table:table-cell office:value-type="float" office:value="0.889011" calcext:value-type="float">
            <text:p>0,889011</text:p>
          </table:table-cell>
          <table:table-cell office:value-type="float" office:value="0.890872" calcext:value-type="float">
            <text:p>0,890872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2708" calcext:value-type="float">
            <text:p>0,902708</text:p>
          </table:table-cell>
          <table:table-cell office:value-type="float" office:value="0.906313" calcext:value-type="float">
            <text:p>0,906313</text:p>
          </table:table-cell>
          <table:table-cell office:value-type="float" office:value="0.916283" calcext:value-type="float">
            <text:p>0,916283</text:p>
          </table:table-cell>
          <table:table-cell office:value-type="float" office:value="0.921583" calcext:value-type="float">
            <text:p>0,921583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7242" calcext:value-type="float">
            <text:p>0,82724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96151" calcext:value-type="float">
            <text:p>0,196151</text:p>
          </table:table-cell>
          <table:table-cell office:value-type="float" office:value="0.488208" calcext:value-type="float">
            <text:p>0,488208</text:p>
          </table:table-cell>
          <table:table-cell office:value-type="float" office:value="0.664411" calcext:value-type="float">
            <text:p>0,664411</text:p>
          </table:table-cell>
          <table:table-cell office:value-type="float" office:value="0.837866" calcext:value-type="float">
            <text:p>0,837866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1313" calcext:value-type="float">
            <text:p>0,891313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2041" calcext:value-type="float">
            <text:p>0,902041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5036" calcext:value-type="float">
            <text:p>0,915036</text:p>
          </table:table-cell>
          <table:table-cell office:value-type="float" office:value="0.921709" calcext:value-type="float">
            <text:p>0,9217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31511" calcext:value-type="float">
            <text:p>0,83151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96151" calcext:value-type="float">
            <text:p>0,196151</text:p>
          </table:table-cell>
          <table:table-cell office:value-type="float" office:value="0.467251" calcext:value-type="float">
            <text:p>0,467251</text:p>
          </table:table-cell>
          <table:table-cell office:value-type="float" office:value="0.5973" calcext:value-type="float">
            <text:p>0,5973</text:p>
          </table:table-cell>
          <table:table-cell office:value-type="float" office:value="0.735929" calcext:value-type="float">
            <text:p>0,735929</text:p>
          </table:table-cell>
          <table:table-cell office:value-type="float" office:value="0.872996" calcext:value-type="float">
            <text:p>0,872996</text:p>
          </table:table-cell>
          <table:table-cell office:value-type="float" office:value="0.889843" calcext:value-type="float">
            <text:p>0,889843</text:p>
          </table:table-cell>
          <table:table-cell office:value-type="float" office:value="0.898732" calcext:value-type="float">
            <text:p>0,898732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382" calcext:value-type="float">
            <text:p>0,90382</text:p>
          </table:table-cell>
          <table:table-cell office:value-type="float" office:value="0.91379" calcext:value-type="float">
            <text:p>0,91379</text:p>
          </table:table-cell>
          <table:table-cell office:value-type="float" office:value="0.923392" calcext:value-type="float">
            <text:p>0,92339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0465" calcext:value-type="float">
            <text:p>0,81046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office:value-type="float" office:value="0.387012" calcext:value-type="float">
            <text:p>0,387012</text:p>
          </table:table-cell>
          <table:table-cell office:value-type="float" office:value="0.594783" calcext:value-type="float">
            <text:p>0,594783</text:p>
          </table:table-cell>
          <table:table-cell office:value-type="float" office:value="0.668308" calcext:value-type="float">
            <text:p>0,668308</text:p>
          </table:table-cell>
          <table:table-cell office:value-type="float" office:value="0.83643" calcext:value-type="float">
            <text:p>0,83643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9209" calcext:value-type="float">
            <text:p>0,899209</text:p>
          </table:table-cell>
          <table:table-cell office:value-type="float" office:value="0.901707" calcext:value-type="float">
            <text:p>0,901707</text:p>
          </table:table-cell>
          <table:table-cell office:value-type="float" office:value="0.905066" calcext:value-type="float">
            <text:p>0,905066</text:p>
          </table:table-cell>
          <table:table-cell office:value-type="float" office:value="0.916283" calcext:value-type="float">
            <text:p>0,916283</text:p>
          </table:table-cell>
          <table:table-cell office:value-type="float" office:value="0.923895" calcext:value-type="float">
            <text:p>0,923895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218" calcext:value-type="float">
            <text:p>0,7921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6816" calcext:value-type="float">
            <text:p>0,06816</text:p>
          </table:table-cell>
          <table:table-cell office:value-type="float" office:value="0.40877" calcext:value-type="float">
            <text:p>0,40877</text:p>
          </table:table-cell>
          <table:table-cell office:value-type="float" office:value="0.568668" calcext:value-type="float">
            <text:p>0,568668</text:p>
          </table:table-cell>
          <table:table-cell office:value-type="float" office:value="0.611321" calcext:value-type="float">
            <text:p>0,611321</text:p>
          </table:table-cell>
          <table:table-cell office:value-type="float" office:value="0.761743" calcext:value-type="float">
            <text:p>0,761743</text:p>
          </table:table-cell>
          <table:table-cell office:value-type="float" office:value="0.853969" calcext:value-type="float">
            <text:p>0,853969</text:p>
          </table:table-cell>
          <table:table-cell office:value-type="float" office:value="0.889696" calcext:value-type="float">
            <text:p>0,889696</text:p>
          </table:table-cell>
          <table:table-cell office:value-type="float" office:value="0.901119" calcext:value-type="float">
            <text:p>0,901119</text:p>
          </table:table-cell>
          <table:table-cell office:value-type="float" office:value="0.901818" calcext:value-type="float">
            <text:p>0,901818</text:p>
          </table:table-cell>
          <table:table-cell office:value-type="float" office:value="0.908182" calcext:value-type="float">
            <text:p>0,908182</text:p>
          </table:table-cell>
          <table:table-cell office:value-type="float" office:value="0.921583" calcext:value-type="float">
            <text:p>0,921583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72687" calcext:value-type="float">
            <text:p>0,77268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484161" calcext:value-type="float">
            <text:p>0,484161</text:p>
          </table:table-cell>
          <table:table-cell office:value-type="float" office:value="0.586934" calcext:value-type="float">
            <text:p>0,586934</text:p>
          </table:table-cell>
          <table:table-cell office:value-type="float" office:value="0.612162" calcext:value-type="float">
            <text:p>0,612162</text:p>
          </table:table-cell>
          <table:table-cell office:value-type="float" office:value="0.773454" calcext:value-type="float">
            <text:p>0,773454</text:p>
          </table:table-cell>
          <table:table-cell office:value-type="float" office:value="0.868355" calcext:value-type="float">
            <text:p>0,868355</text:p>
          </table:table-cell>
          <table:table-cell office:value-type="float" office:value="0.895793" calcext:value-type="float">
            <text:p>0,895793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2819" calcext:value-type="float">
            <text:p>0,902819</text:p>
          </table:table-cell>
          <table:table-cell office:value-type="float" office:value="0.911298" calcext:value-type="float">
            <text:p>0,911298</text:p>
          </table:table-cell>
          <table:table-cell office:value-type="float" office:value="0.923267" calcext:value-type="float">
            <text:p>0,923267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85984" calcext:value-type="float">
            <text:p>0,78598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477151" calcext:value-type="float">
            <text:p>0,477151</text:p>
          </table:table-cell>
          <table:table-cell office:value-type="float" office:value="0.52234" calcext:value-type="float">
            <text:p>0,52234</text:p>
          </table:table-cell>
          <table:table-cell office:value-type="float" office:value="0.604511" calcext:value-type="float">
            <text:p>0,604511</text:p>
          </table:table-cell>
          <table:table-cell office:value-type="float" office:value="0.818212" calcext:value-type="float">
            <text:p>0,818212</text:p>
          </table:table-cell>
          <table:table-cell office:value-type="float" office:value="0.888913" calcext:value-type="float">
            <text:p>0,888913</text:p>
          </table:table-cell>
          <table:table-cell office:value-type="float" office:value="0.897042" calcext:value-type="float">
            <text:p>0,897042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3005" calcext:value-type="float">
            <text:p>0,903005</text:p>
          </table:table-cell>
          <table:table-cell office:value-type="float" office:value="0.911298" calcext:value-type="float">
            <text:p>0,911298</text:p>
          </table:table-cell>
          <table:table-cell office:value-type="float" office:value="0.92108" calcext:value-type="float">
            <text:p>0,9210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84515" calcext:value-type="float">
            <text:p>0,78451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17648" calcext:value-type="float">
            <text:p>0,017648</text:p>
          </table:table-cell>
          <table:table-cell office:value-type="float" office:value="0.42511" calcext:value-type="float">
            <text:p>0,42511</text:p>
          </table:table-cell>
          <table:table-cell office:value-type="float" office:value="0.558706" calcext:value-type="float">
            <text:p>0,558706</text:p>
          </table:table-cell>
          <table:table-cell office:value-type="float" office:value="0.720498" calcext:value-type="float">
            <text:p>0,720498</text:p>
          </table:table-cell>
          <table:table-cell office:value-type="float" office:value="0.876856" calcext:value-type="float">
            <text:p>0,876856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900568" calcext:value-type="float">
            <text:p>0,900568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3005" calcext:value-type="float">
            <text:p>0,903005</text:p>
          </table:table-cell>
          <table:table-cell office:value-type="float" office:value="0.911921" calcext:value-type="float">
            <text:p>0,911921</text:p>
          </table:table-cell>
          <table:table-cell office:value-type="float" office:value="0.920026" calcext:value-type="float">
            <text:p>0,92002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0739" calcext:value-type="float">
            <text:p>0,80073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72345" calcext:value-type="float">
            <text:p>0,172345</text:p>
          </table:table-cell>
          <table:table-cell office:value-type="float" office:value="0.482755" calcext:value-type="float">
            <text:p>0,482755</text:p>
          </table:table-cell>
          <table:table-cell office:value-type="float" office:value="0.60109" calcext:value-type="float">
            <text:p>0,60109</text:p>
          </table:table-cell>
          <table:table-cell office:value-type="float" office:value="0.803833" calcext:value-type="float">
            <text:p>0,803833</text:p>
          </table:table-cell>
          <table:table-cell office:value-type="float" office:value="0.887384" calcext:value-type="float">
            <text:p>0,887384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3516" calcext:value-type="float">
            <text:p>0,893516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3116" calcext:value-type="float">
            <text:p>0,903116</text:p>
          </table:table-cell>
          <table:table-cell office:value-type="float" office:value="0.915659" calcext:value-type="float">
            <text:p>0,915659</text:p>
          </table:table-cell>
          <table:table-cell office:value-type="float" office:value="0.919649" calcext:value-type="float">
            <text:p>0,91964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977" calcext:value-type="float">
            <text:p>0,8197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469077" calcext:value-type="float">
            <text:p>0,469077</text:p>
          </table:table-cell>
          <table:table-cell office:value-type="float" office:value="0.594072" calcext:value-type="float">
            <text:p>0,594072</text:p>
          </table:table-cell>
          <table:table-cell office:value-type="float" office:value="0.731704" calcext:value-type="float">
            <text:p>0,731704</text:p>
          </table:table-cell>
          <table:table-cell office:value-type="float" office:value="0.876434" calcext:value-type="float">
            <text:p>0,876434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0945" calcext:value-type="float">
            <text:p>0,890945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256" calcext:value-type="float">
            <text:p>0,90256</text:p>
          </table:table-cell>
          <table:table-cell office:value-type="float" office:value="0.914413" calcext:value-type="float">
            <text:p>0,914413</text:p>
          </table:table-cell>
          <table:table-cell office:value-type="float" office:value="0.919649" calcext:value-type="float">
            <text:p>0,91964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8956" calcext:value-type="float">
            <text:p>0,80895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487935" calcext:value-type="float">
            <text:p>0,487935</text:p>
          </table:table-cell>
          <table:table-cell office:value-type="float" office:value="0.604211" calcext:value-type="float">
            <text:p>0,604211</text:p>
          </table:table-cell>
          <table:table-cell office:value-type="float" office:value="0.719537" calcext:value-type="float">
            <text:p>0,719537</text:p>
          </table:table-cell>
          <table:table-cell office:value-type="float" office:value="0.855078" calcext:value-type="float">
            <text:p>0,855078</text:p>
          </table:table-cell>
          <table:table-cell office:value-type="float" office:value="0.888537" calcext:value-type="float">
            <text:p>0,888537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9209" calcext:value-type="float">
            <text:p>0,899209</text:p>
          </table:table-cell>
          <table:table-cell office:value-type="float" office:value="0.90293" calcext:value-type="float">
            <text:p>0,90293</text:p>
          </table:table-cell>
          <table:table-cell office:value-type="float" office:value="0.915036" calcext:value-type="float">
            <text:p>0,915036</text:p>
          </table:table-cell>
          <table:table-cell office:value-type="float" office:value="0.920026" calcext:value-type="float">
            <text:p>0,92002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8161" calcext:value-type="float">
            <text:p>0,80816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17648" calcext:value-type="float">
            <text:p>0,017648</text:p>
          </table:table-cell>
          <table:table-cell office:value-type="float" office:value="0.507574" calcext:value-type="float">
            <text:p>0,507574</text:p>
          </table:table-cell>
          <table:table-cell office:value-type="float" office:value="0.616655" calcext:value-type="float">
            <text:p>0,616655</text:p>
          </table:table-cell>
          <table:table-cell office:value-type="float" office:value="0.802737" calcext:value-type="float">
            <text:p>0,802737</text:p>
          </table:table-cell>
          <table:table-cell office:value-type="float" office:value="0.887268" calcext:value-type="float">
            <text:p>0,887268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2634" calcext:value-type="float">
            <text:p>0,892634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2522" calcext:value-type="float">
            <text:p>0,902522</text:p>
          </table:table-cell>
          <table:table-cell office:value-type="float" office:value="0.911298" calcext:value-type="float">
            <text:p>0,911298</text:p>
          </table:table-cell>
          <table:table-cell office:value-type="float" office:value="0.919775" calcext:value-type="float">
            <text:p>0,919775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3117" calcext:value-type="float">
            <text:p>0,82311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17648" calcext:value-type="float">
            <text:p>0,017648</text:p>
          </table:table-cell>
          <table:table-cell office:value-type="float" office:value="0.505626" calcext:value-type="float">
            <text:p>0,505626</text:p>
          </table:table-cell>
          <table:table-cell office:value-type="float" office:value="0.656343" calcext:value-type="float">
            <text:p>0,656343</text:p>
          </table:table-cell>
          <table:table-cell office:value-type="float" office:value="0.784964" calcext:value-type="float">
            <text:p>0,784964</text:p>
          </table:table-cell>
          <table:table-cell office:value-type="float" office:value="0.858514" calcext:value-type="float">
            <text:p>0,858514</text:p>
          </table:table-cell>
          <table:table-cell office:value-type="float" office:value="0.888968" calcext:value-type="float">
            <text:p>0,888968</text:p>
          </table:table-cell>
          <table:table-cell office:value-type="float" office:value="0.898511" calcext:value-type="float">
            <text:p>0,898511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2745" calcext:value-type="float">
            <text:p>0,902745</text:p>
          </table:table-cell>
          <table:table-cell office:value-type="float" office:value="0.910674" calcext:value-type="float">
            <text:p>0,910674</text:p>
          </table:table-cell>
          <table:table-cell office:value-type="float" office:value="0.919649" calcext:value-type="float">
            <text:p>0,91964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2759" calcext:value-type="float">
            <text:p>0,82275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339683" calcext:value-type="float">
            <text:p>0,339683</text:p>
          </table:table-cell>
          <table:table-cell office:value-type="float" office:value="0.553707" calcext:value-type="float">
            <text:p>0,553707</text:p>
          </table:table-cell>
          <table:table-cell office:value-type="float" office:value="0.66616" calcext:value-type="float">
            <text:p>0,66616</text:p>
          </table:table-cell>
          <table:table-cell office:value-type="float" office:value="0.788935" calcext:value-type="float">
            <text:p>0,788935</text:p>
          </table:table-cell>
          <table:table-cell office:value-type="float" office:value="0.87929" calcext:value-type="float">
            <text:p>0,87929</text:p>
          </table:table-cell>
          <table:table-cell office:value-type="float" office:value="0.889255" calcext:value-type="float">
            <text:p>0,889255</text:p>
          </table:table-cell>
          <table:table-cell office:value-type="float" office:value="0.898732" calcext:value-type="float">
            <text:p>0,898732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2671" calcext:value-type="float">
            <text:p>0,902671</text:p>
          </table:table-cell>
          <table:table-cell office:value-type="float" office:value="0.91379" calcext:value-type="float">
            <text:p>0,91379</text:p>
          </table:table-cell>
          <table:table-cell office:value-type="float" office:value="0.920026" calcext:value-type="float">
            <text:p>0,92002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31416" calcext:value-type="float">
            <text:p>0,83141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0.406571" calcext:value-type="float">
            <text:p>0,406571</text:p>
          </table:table-cell>
          <table:table-cell office:value-type="float" office:value="0.58875" calcext:value-type="float">
            <text:p>0,58875</text:p>
          </table:table-cell>
          <table:table-cell office:value-type="float" office:value="0.700658" calcext:value-type="float">
            <text:p>0,700658</text:p>
          </table:table-cell>
          <table:table-cell office:value-type="float" office:value="0.868136" calcext:value-type="float">
            <text:p>0,868136</text:p>
          </table:table-cell>
          <table:table-cell office:value-type="float" office:value="0.888871" calcext:value-type="float">
            <text:p>0,888871</text:p>
          </table:table-cell>
          <table:table-cell office:value-type="float" office:value="0.896895" calcext:value-type="float">
            <text:p>0,896895</text:p>
          </table:table-cell>
          <table:table-cell table:number-columns-repeated="2" office:value-type="float" office:value="0.901596" calcext:value-type="float">
            <text:p>0,901596</text:p>
          </table:table-cell>
          <table:table-cell office:value-type="float" office:value="0.906787" calcext:value-type="float">
            <text:p>0,906787</text:p>
          </table:table-cell>
          <table:table-cell office:value-type="float" office:value="0.919649" calcext:value-type="float">
            <text:p>0,91964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7951" calcext:value-type="float">
            <text:p>0,79795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507655" calcext:value-type="float">
            <text:p>0,507655</text:p>
          </table:table-cell>
          <table:table-cell office:value-type="float" office:value="0.661506" calcext:value-type="float">
            <text:p>0,661506</text:p>
          </table:table-cell>
          <table:table-cell office:value-type="float" office:value="0.87528" calcext:value-type="float">
            <text:p>0,87528</text:p>
          </table:table-cell>
          <table:table-cell office:value-type="float" office:value="0.888409" calcext:value-type="float">
            <text:p>0,888409</text:p>
          </table:table-cell>
          <table:table-cell office:value-type="float" office:value="0.891275" calcext:value-type="float">
            <text:p>0,891275</text:p>
          </table:table-cell>
          <table:table-cell table:number-columns-repeated="2" office:value-type="float" office:value="0.901596" calcext:value-type="float">
            <text:p>0,901596</text:p>
          </table:table-cell>
          <table:table-cell office:value-type="float" office:value="0.902559" calcext:value-type="float">
            <text:p>0,902559</text:p>
          </table:table-cell>
          <table:table-cell office:value-type="float" office:value="0.913167" calcext:value-type="float">
            <text:p>0,913167</text:p>
          </table:table-cell>
          <table:table-cell office:value-type="float" office:value="0.92108" calcext:value-type="float">
            <text:p>0,9210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36412" calcext:value-type="float">
            <text:p>0,83641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0.488796" calcext:value-type="float">
            <text:p>0,488796</text:p>
          </table:table-cell>
          <table:table-cell office:value-type="float" office:value="0.694594" calcext:value-type="float">
            <text:p>0,694594</text:p>
          </table:table-cell>
          <table:table-cell office:value-type="float" office:value="0.886056" calcext:value-type="float">
            <text:p>0,886056</text:p>
          </table:table-cell>
          <table:table-cell office:value-type="float" office:value="0.888852" calcext:value-type="float">
            <text:p>0,888852</text:p>
          </table:table-cell>
          <table:table-cell office:value-type="float" office:value="0.894397" calcext:value-type="float">
            <text:p>0,894397</text:p>
          </table:table-cell>
          <table:table-cell table:number-columns-repeated="2" office:value-type="float" office:value="0.901596" calcext:value-type="float">
            <text:p>0,901596</text:p>
          </table:table-cell>
          <table:table-cell office:value-type="float" office:value="0.902707" calcext:value-type="float">
            <text:p>0,902707</text:p>
          </table:table-cell>
          <table:table-cell office:value-type="float" office:value="0.914413" calcext:value-type="float">
            <text:p>0,914413</text:p>
          </table:table-cell>
          <table:table-cell office:value-type="float" office:value="0.920578" calcext:value-type="float">
            <text:p>0,92057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39359" calcext:value-type="float">
            <text:p>0,83935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72345" calcext:value-type="float">
            <text:p>0,172345</text:p>
          </table:table-cell>
          <table:table-cell office:value-type="float" office:value="0.575187" calcext:value-type="float">
            <text:p>0,575187</text:p>
          </table:table-cell>
          <table:table-cell office:value-type="float" office:value="0.844326" calcext:value-type="float">
            <text:p>0,844326</text:p>
          </table:table-cell>
          <table:table-cell office:value-type="float" office:value="0.88881" calcext:value-type="float">
            <text:p>0,88881</text:p>
          </table:table-cell>
          <table:table-cell office:value-type="float" office:value="0.890651" calcext:value-type="float">
            <text:p>0,890651</text:p>
          </table:table-cell>
          <table:table-cell table:number-columns-repeated="2" office:value-type="float" office:value="0.901596" calcext:value-type="float">
            <text:p>0,901596</text:p>
          </table:table-cell>
          <table:table-cell office:value-type="float" office:value="0.902707" calcext:value-type="float">
            <text:p>0,902707</text:p>
          </table:table-cell>
          <table:table-cell office:value-type="float" office:value="0.908033" calcext:value-type="float">
            <text:p>0,908033</text:p>
          </table:table-cell>
          <table:table-cell office:value-type="float" office:value="0.916283" calcext:value-type="float">
            <text:p>0,916283</text:p>
          </table:table-cell>
          <table:table-cell office:value-type="float" office:value="0.920829" calcext:value-type="float">
            <text:p>0,92082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65002" calcext:value-type="float">
            <text:p>0,86500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17648" calcext:value-type="float">
            <text:p>0,017648</text:p>
          </table:table-cell>
          <table:table-cell office:value-type="float" office:value="0.546528" calcext:value-type="float">
            <text:p>0,546528</text:p>
          </table:table-cell>
          <table:table-cell office:value-type="float" office:value="0.764687" calcext:value-type="float">
            <text:p>0,764687</text:p>
          </table:table-cell>
          <table:table-cell office:value-type="float" office:value="0.888767" calcext:value-type="float">
            <text:p>0,888767</text:p>
          </table:table-cell>
          <table:table-cell office:value-type="float" office:value="0.89425" calcext:value-type="float">
            <text:p>0,89425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1744" calcext:value-type="float">
            <text:p>0,901744</text:p>
          </table:table-cell>
          <table:table-cell office:value-type="float" office:value="0.903077" calcext:value-type="float">
            <text:p>0,903077</text:p>
          </table:table-cell>
          <table:table-cell office:value-type="float" office:value="0.911298" calcext:value-type="float">
            <text:p>0,911298</text:p>
          </table:table-cell>
          <table:table-cell office:value-type="float" office:value="0.916283" calcext:value-type="float">
            <text:p>0,916283</text:p>
          </table:table-cell>
          <table:table-cell office:value-type="float" office:value="0.919146" calcext:value-type="float">
            <text:p>0,91914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54738" calcext:value-type="float">
            <text:p>0,85473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0.445988" calcext:value-type="float">
            <text:p>0,445988</text:p>
          </table:table-cell>
          <table:table-cell office:value-type="float" office:value="0.609415" calcext:value-type="float">
            <text:p>0,609415</text:p>
          </table:table-cell>
          <table:table-cell office:value-type="float" office:value="0.808462" calcext:value-type="float">
            <text:p>0,808462</text:p>
          </table:table-cell>
          <table:table-cell office:value-type="float" office:value="0.88881" calcext:value-type="float">
            <text:p>0,88881</text:p>
          </table:table-cell>
          <table:table-cell office:value-type="float" office:value="0.89223" calcext:value-type="float">
            <text:p>0,89223</text:p>
          </table:table-cell>
          <table:table-cell table:number-columns-repeated="2" office:value-type="float" office:value="0.901596" calcext:value-type="float">
            <text:p>0,901596</text:p>
          </table:table-cell>
          <table:table-cell office:value-type="float" office:value="0.903189" calcext:value-type="float">
            <text:p>0,903189</text:p>
          </table:table-cell>
          <table:table-cell office:value-type="float" office:value="0.915659" calcext:value-type="float">
            <text:p>0,915659</text:p>
          </table:table-cell>
          <table:table-cell office:value-type="float" office:value="0.919397" calcext:value-type="float">
            <text:p>0,919397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8634" calcext:value-type="float">
            <text:p>0,81863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52946" calcext:value-type="float">
            <text:p>0,52946</text:p>
          </table:table-cell>
          <table:table-cell office:value-type="float" office:value="0.670098" calcext:value-type="float">
            <text:p>0,670098</text:p>
          </table:table-cell>
          <table:table-cell office:value-type="float" office:value="0.884104" calcext:value-type="float">
            <text:p>0,884104</text:p>
          </table:table-cell>
          <table:table-cell office:value-type="float" office:value="0.88898" calcext:value-type="float">
            <text:p>0,88898</text:p>
          </table:table-cell>
          <table:table-cell office:value-type="float" office:value="0.894728" calcext:value-type="float">
            <text:p>0,894728</text:p>
          </table:table-cell>
          <table:table-cell table:number-columns-repeated="2" office:value-type="float" office:value="0.901596" calcext:value-type="float">
            <text:p>0,901596</text:p>
          </table:table-cell>
          <table:table-cell office:value-type="float" office:value="0.902262" calcext:value-type="float">
            <text:p>0,902262</text:p>
          </table:table-cell>
          <table:table-cell office:value-type="float" office:value="0.91313" calcext:value-type="float">
            <text:p>0,91313</text:p>
          </table:table-cell>
          <table:table-cell office:value-type="float" office:value="0.919272" calcext:value-type="float">
            <text:p>0,91927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0523" calcext:value-type="float">
            <text:p>0,84052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213201" calcext:value-type="float">
            <text:p>0,213201</text:p>
          </table:table-cell>
          <table:table-cell office:value-type="float" office:value="0.512254" calcext:value-type="float">
            <text:p>0,512254</text:p>
          </table:table-cell>
          <table:table-cell office:value-type="float" office:value="0.649894" calcext:value-type="float">
            <text:p>0,649894</text:p>
          </table:table-cell>
          <table:table-cell office:value-type="float" office:value="0.870289" calcext:value-type="float">
            <text:p>0,870289</text:p>
          </table:table-cell>
          <table:table-cell office:value-type="float" office:value="0.888937" calcext:value-type="float">
            <text:p>0,888937</text:p>
          </table:table-cell>
          <table:table-cell office:value-type="float" office:value="0.894875" calcext:value-type="float">
            <text:p>0,894875</text:p>
          </table:table-cell>
          <table:table-cell table:number-columns-repeated="2" office:value-type="float" office:value="0.901596" calcext:value-type="float">
            <text:p>0,901596</text:p>
          </table:table-cell>
          <table:table-cell office:value-type="float" office:value="0.902337" calcext:value-type="float">
            <text:p>0,902337</text:p>
          </table:table-cell>
          <table:table-cell office:value-type="float" office:value="0.915036" calcext:value-type="float">
            <text:p>0,915036</text:p>
          </table:table-cell>
          <table:table-cell office:value-type="float" office:value="0.919272" calcext:value-type="float">
            <text:p>0,91927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35609" calcext:value-type="float">
            <text:p>0,83560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86588" calcext:value-type="float">
            <text:p>0,486588</text:p>
          </table:table-cell>
          <table:table-cell office:value-type="float" office:value="0.569008" calcext:value-type="float">
            <text:p>0,569008</text:p>
          </table:table-cell>
          <table:table-cell office:value-type="float" office:value="0.750346" calcext:value-type="float">
            <text:p>0,750346</text:p>
          </table:table-cell>
          <table:table-cell office:value-type="float" office:value="0.888056" calcext:value-type="float">
            <text:p>0,888056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7372" calcext:value-type="float">
            <text:p>0,897372</text:p>
          </table:table-cell>
          <table:table-cell table:number-columns-repeated="2" office:value-type="float" office:value="0.901596" calcext:value-type="float">
            <text:p>0,901596</text:p>
          </table:table-cell>
          <table:table-cell office:value-type="float" office:value="0.903509" calcext:value-type="float">
            <text:p>0,903509</text:p>
          </table:table-cell>
          <table:table-cell office:value-type="float" office:value="0.916283" calcext:value-type="float">
            <text:p>0,916283</text:p>
          </table:table-cell>
          <table:table-cell office:value-type="float" office:value="0.919146" calcext:value-type="float">
            <text:p>0,91914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53602" calcext:value-type="float">
            <text:p>0,85360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505746" calcext:value-type="float">
            <text:p>0,505746</text:p>
          </table:table-cell>
          <table:table-cell office:value-type="float" office:value="0.583251" calcext:value-type="float">
            <text:p>0,583251</text:p>
          </table:table-cell>
          <table:table-cell office:value-type="float" office:value="0.747974" calcext:value-type="float">
            <text:p>0,747974</text:p>
          </table:table-cell>
          <table:table-cell office:value-type="float" office:value="0.884691" calcext:value-type="float">
            <text:p>0,884691</text:p>
          </table:table-cell>
          <table:table-cell office:value-type="float" office:value="0.888937" calcext:value-type="float">
            <text:p>0,888937</text:p>
          </table:table-cell>
          <table:table-cell office:value-type="float" office:value="0.897997" calcext:value-type="float">
            <text:p>0,897997</text:p>
          </table:table-cell>
          <table:table-cell table:number-columns-repeated="2" office:value-type="float" office:value="0.901596" calcext:value-type="float">
            <text:p>0,901596</text:p>
          </table:table-cell>
          <table:table-cell office:value-type="float" office:value="0.902189" calcext:value-type="float">
            <text:p>0,902189</text:p>
          </table:table-cell>
          <table:table-cell office:value-type="float" office:value="0.916283" calcext:value-type="float">
            <text:p>0,916283</text:p>
          </table:table-cell>
          <table:table-cell office:value-type="float" office:value="0.919146" calcext:value-type="float">
            <text:p>0,91914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54366" calcext:value-type="float">
            <text:p>0,85436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0.519973" calcext:value-type="float">
            <text:p>0,519973</text:p>
          </table:table-cell>
          <table:table-cell office:value-type="float" office:value="0.831482" calcext:value-type="float">
            <text:p>0,831482</text:p>
          </table:table-cell>
          <table:table-cell office:value-type="float" office:value="0.888147" calcext:value-type="float">
            <text:p>0,888147</text:p>
          </table:table-cell>
          <table:table-cell office:value-type="float" office:value="0.889108" calcext:value-type="float">
            <text:p>0,889108</text:p>
          </table:table-cell>
          <table:table-cell office:value-type="float" office:value="0.898768" calcext:value-type="float">
            <text:p>0,898768</text:p>
          </table:table-cell>
          <table:table-cell table:number-columns-repeated="3" office:value-type="float" office:value="0.901596" calcext:value-type="float">
            <text:p>0,901596</text:p>
          </table:table-cell>
          <table:table-cell office:value-type="float" office:value="0.911624" calcext:value-type="float">
            <text:p>0,911624</text:p>
          </table:table-cell>
          <table:table-cell office:value-type="float" office:value="0.919272" calcext:value-type="float">
            <text:p>0,91927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56316" calcext:value-type="float">
            <text:p>0,85631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311086" calcext:value-type="float">
            <text:p>0,311086</text:p>
          </table:table-cell>
          <table:table-cell office:value-type="float" office:value="0.642124" calcext:value-type="float">
            <text:p>0,642124</text:p>
          </table:table-cell>
          <table:table-cell office:value-type="float" office:value="0.873279" calcext:value-type="float">
            <text:p>0,873279</text:p>
          </table:table-cell>
          <table:table-cell office:value-type="float" office:value="0.88881" calcext:value-type="float">
            <text:p>0,88881</text:p>
          </table:table-cell>
          <table:table-cell office:value-type="float" office:value="0.891899" calcext:value-type="float">
            <text:p>0,891899</text:p>
          </table:table-cell>
          <table:table-cell table:number-columns-repeated="4" office:value-type="float" office:value="0.901596" calcext:value-type="float">
            <text:p>0,901596</text:p>
          </table:table-cell>
          <table:table-cell office:value-type="float" office:value="0.908285" calcext:value-type="float">
            <text:p>0,908285</text:p>
          </table:table-cell>
          <table:table-cell office:value-type="float" office:value="0.920955" calcext:value-type="float">
            <text:p>0,920955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73174" calcext:value-type="float">
            <text:p>0,87317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59649" calcext:value-type="float">
            <text:p>0,59649</text:p>
          </table:table-cell>
          <table:table-cell office:value-type="float" office:value="0.846687" calcext:value-type="float">
            <text:p>0,846687</text:p>
          </table:table-cell>
          <table:table-cell office:value-type="float" office:value="0.888341" calcext:value-type="float">
            <text:p>0,888341</text:p>
          </table:table-cell>
          <table:table-cell office:value-type="float" office:value="0.892193" calcext:value-type="float">
            <text:p>0,892193</text:p>
          </table:table-cell>
          <table:table-cell table:number-columns-repeated="3" office:value-type="float" office:value="0.901596" calcext:value-type="float">
            <text:p>0,901596</text:p>
          </table:table-cell>
          <table:table-cell office:value-type="float" office:value="0.901818" calcext:value-type="float">
            <text:p>0,901818</text:p>
          </table:table-cell>
          <table:table-cell office:value-type="float" office:value="0.909791" calcext:value-type="float">
            <text:p>0,909791</text:p>
          </table:table-cell>
          <table:table-cell office:value-type="float" office:value="0.92108" calcext:value-type="float">
            <text:p>0,9210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66119" calcext:value-type="float">
            <text:p>0,86611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558563" calcext:value-type="float">
            <text:p>0,558563</text:p>
          </table:table-cell>
          <table:table-cell office:value-type="float" office:value="0.767584" calcext:value-type="float">
            <text:p>0,767584</text:p>
          </table:table-cell>
          <table:table-cell office:value-type="float" office:value="0.887484" calcext:value-type="float">
            <text:p>0,887484</text:p>
          </table:table-cell>
          <table:table-cell office:value-type="float" office:value="0.889398" calcext:value-type="float">
            <text:p>0,889398</text:p>
          </table:table-cell>
          <table:table-cell table:number-columns-repeated="3" office:value-type="float" office:value="0.901596" calcext:value-type="float">
            <text:p>0,901596</text:p>
          </table:table-cell>
          <table:table-cell office:value-type="float" office:value="0.90167" calcext:value-type="float">
            <text:p>0,90167</text:p>
          </table:table-cell>
          <table:table-cell office:value-type="float" office:value="0.909828" calcext:value-type="float">
            <text:p>0,909828</text:p>
          </table:table-cell>
          <table:table-cell office:value-type="float" office:value="0.919649" calcext:value-type="float">
            <text:p>0,91964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53896" calcext:value-type="float">
            <text:p>0,85389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520272" calcext:value-type="float">
            <text:p>0,520272</text:p>
          </table:table-cell>
          <table:table-cell office:value-type="float" office:value="0.747716" calcext:value-type="float">
            <text:p>0,747716</text:p>
          </table:table-cell>
          <table:table-cell office:value-type="float" office:value="0.886431" calcext:value-type="float">
            <text:p>0,886431</text:p>
          </table:table-cell>
          <table:table-cell office:value-type="float" office:value="0.888256" calcext:value-type="float">
            <text:p>0,888256</text:p>
          </table:table-cell>
          <table:table-cell office:value-type="float" office:value="0.892487" calcext:value-type="float">
            <text:p>0,892487</text:p>
          </table:table-cell>
          <table:table-cell table:number-columns-repeated="2" office:value-type="float" office:value="0.901596" calcext:value-type="float">
            <text:p>0,901596</text:p>
          </table:table-cell>
          <table:table-cell office:value-type="float" office:value="0.902114" calcext:value-type="float">
            <text:p>0,902114</text:p>
          </table:table-cell>
          <table:table-cell office:value-type="float" office:value="0.910563" calcext:value-type="float">
            <text:p>0,910563</text:p>
          </table:table-cell>
          <table:table-cell office:value-type="float" office:value="0.919523" calcext:value-type="float">
            <text:p>0,919523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7055" calcext:value-type="float">
            <text:p>0,84705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538042" calcext:value-type="float">
            <text:p>0,538042</text:p>
          </table:table-cell>
          <table:table-cell office:value-type="float" office:value="0.750424" calcext:value-type="float">
            <text:p>0,750424</text:p>
          </table:table-cell>
          <table:table-cell office:value-type="float" office:value="0.885214" calcext:value-type="float">
            <text:p>0,885214</text:p>
          </table:table-cell>
          <table:table-cell office:value-type="float" office:value="0.888256" calcext:value-type="float">
            <text:p>0,888256</text:p>
          </table:table-cell>
          <table:table-cell office:value-type="float" office:value="0.889146" calcext:value-type="float">
            <text:p>0,889146</text:p>
          </table:table-cell>
          <table:table-cell office:value-type="float" office:value="0.898732" calcext:value-type="float">
            <text:p>0,898732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1892" calcext:value-type="float">
            <text:p>0,901892</text:p>
          </table:table-cell>
          <table:table-cell office:value-type="float" office:value="0.910637" calcext:value-type="float">
            <text:p>0,910637</text:p>
          </table:table-cell>
          <table:table-cell office:value-type="float" office:value="0.920026" calcext:value-type="float">
            <text:p>0,92002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8397" calcext:value-type="float">
            <text:p>0,84839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54166" calcext:value-type="float">
            <text:p>0,54166</text:p>
          </table:table-cell>
          <table:table-cell office:value-type="float" office:value="0.715664" calcext:value-type="float">
            <text:p>0,715664</text:p>
          </table:table-cell>
          <table:table-cell office:value-type="float" office:value="0.883269" calcext:value-type="float">
            <text:p>0,883269</text:p>
          </table:table-cell>
          <table:table-cell office:value-type="float" office:value="0.888256" calcext:value-type="float">
            <text:p>0,888256</text:p>
          </table:table-cell>
          <table:table-cell office:value-type="float" office:value="0.888724" calcext:value-type="float">
            <text:p>0,888724</text:p>
          </table:table-cell>
          <table:table-cell office:value-type="float" office:value="0.899209" calcext:value-type="float">
            <text:p>0,899209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167" calcext:value-type="float">
            <text:p>0,90167</text:p>
          </table:table-cell>
          <table:table-cell office:value-type="float" office:value="0.9106" calcext:value-type="float">
            <text:p>0,9106</text:p>
          </table:table-cell>
          <table:table-cell office:value-type="float" office:value="0.920655" calcext:value-type="float">
            <text:p>0,920655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513" calcext:value-type="float">
            <text:p>0,84513</text:p>
          </table:table-cell>
          <table:table-cell>
            <draw:frame draw:z-index="0" draw:style-name="gr1" draw:text-style-name="P1" svg:width="22.348cm" svg:height="12.57cm" svg:x="0.059cm" svg:y="0cm">
              <draw:object draw:notify-on-update-of-ranges="mcc.A2:mcc.A301 mcc.C1:mcc.C1 mcc.C2:mcc.C301 mcc.D1:mcc.D1 mcc.D2:mcc.D301 mcc.E1:mcc.E1 mcc.E2:mcc.E301 mcc.F1:mcc.F1 mcc.F2:mcc.F301 mcc.G1:mcc.G1 mcc.G2:mcc.G301 mcc.H1:mcc.H1 mcc.H2:mcc.H301 mcc.I1:mcc.I1 mcc.I2:mcc.I301 mcc.J1:mcc.J1 mcc.J2:mcc.J301 mcc.K1:mcc.K1 mcc.K2:mcc.K301 mcc.L1:mcc.L1 mcc.L2:mcc.L301 mcc.M1:mcc.M1 mcc.M2:mcc.M301 mcc.N1:mcc.N1 mcc.N2:mcc.N3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30579" calcext:value-type="float">
            <text:p>0,430579</text:p>
          </table:table-cell>
          <table:table-cell office:value-type="float" office:value="0.553925" calcext:value-type="float">
            <text:p>0,553925</text:p>
          </table:table-cell>
          <table:table-cell office:value-type="float" office:value="0.714106" calcext:value-type="float">
            <text:p>0,714106</text:p>
          </table:table-cell>
          <table:table-cell office:value-type="float" office:value="0.855463" calcext:value-type="float">
            <text:p>0,855463</text:p>
          </table:table-cell>
          <table:table-cell office:value-type="float" office:value="0.887039" calcext:value-type="float">
            <text:p>0,887039</text:p>
          </table:table-cell>
          <table:table-cell office:value-type="float" office:value="0.888256" calcext:value-type="float">
            <text:p>0,888256</text:p>
          </table:table-cell>
          <table:table-cell office:value-type="float" office:value="0.888829" calcext:value-type="float">
            <text:p>0,888829</text:p>
          </table:table-cell>
          <table:table-cell office:value-type="float" office:value="0.898254" calcext:value-type="float">
            <text:p>0,898254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2708" calcext:value-type="float">
            <text:p>0,902708</text:p>
          </table:table-cell>
          <table:table-cell office:value-type="float" office:value="0.919277" calcext:value-type="float">
            <text:p>0,919277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0945" calcext:value-type="float">
            <text:p>0,84094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486588" calcext:value-type="float">
            <text:p>0,486588</text:p>
          </table:table-cell>
          <table:table-cell office:value-type="float" office:value="0.670348" calcext:value-type="float">
            <text:p>0,670348</text:p>
          </table:table-cell>
          <table:table-cell office:value-type="float" office:value="0.848182" calcext:value-type="float">
            <text:p>0,848182</text:p>
          </table:table-cell>
          <table:table-cell office:value-type="float" office:value="0.883389" calcext:value-type="float">
            <text:p>0,883389</text:p>
          </table:table-cell>
          <table:table-cell office:value-type="float" office:value="0.888256" calcext:value-type="float">
            <text:p>0,888256</text:p>
          </table:table-cell>
          <table:table-cell office:value-type="float" office:value="0.888639" calcext:value-type="float">
            <text:p>0,888639</text:p>
          </table:table-cell>
          <table:table-cell office:value-type="float" office:value="0.893075" calcext:value-type="float">
            <text:p>0,893075</text:p>
          </table:table-cell>
          <table:table-cell table:number-columns-repeated="2" office:value-type="float" office:value="0.901596" calcext:value-type="float">
            <text:p>0,901596</text:p>
          </table:table-cell>
          <table:table-cell office:value-type="float" office:value="0.904436" calcext:value-type="float">
            <text:p>0,904436</text:p>
          </table:table-cell>
          <table:table-cell office:value-type="float" office:value="0.919775" calcext:value-type="float">
            <text:p>0,919775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69929" calcext:value-type="float">
            <text:p>0,86992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563215" calcext:value-type="float">
            <text:p>0,563215</text:p>
          </table:table-cell>
          <table:table-cell office:value-type="float" office:value="0.80656" calcext:value-type="float">
            <text:p>0,80656</text:p>
          </table:table-cell>
          <table:table-cell office:value-type="float" office:value="0.878523" calcext:value-type="float">
            <text:p>0,878523</text:p>
          </table:table-cell>
          <table:table-cell office:value-type="float" office:value="0.888256" calcext:value-type="float">
            <text:p>0,888256</text:p>
          </table:table-cell>
          <table:table-cell office:value-type="float" office:value="0.888298" calcext:value-type="float">
            <text:p>0,888298</text:p>
          </table:table-cell>
          <table:table-cell office:value-type="float" office:value="0.892487" calcext:value-type="float">
            <text:p>0,892487</text:p>
          </table:table-cell>
          <table:table-cell table:number-columns-repeated="2" office:value-type="float" office:value="0.901596" calcext:value-type="float">
            <text:p>0,901596</text:p>
          </table:table-cell>
          <table:table-cell office:value-type="float" office:value="0.9048" calcext:value-type="float">
            <text:p>0,9048</text:p>
          </table:table-cell>
          <table:table-cell office:value-type="float" office:value="0.919649" calcext:value-type="float">
            <text:p>0,91964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54498" calcext:value-type="float">
            <text:p>0,85449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" calcext:value-type="float">
            <text:p>-1</text:p>
          </table:table-cell>
          <table:table-cell office:value-type="float" office:value="0.456506" calcext:value-type="float">
            <text:p>0,456506</text:p>
          </table:table-cell>
          <table:table-cell office:value-type="float" office:value="0.659498" calcext:value-type="float">
            <text:p>0,659498</text:p>
          </table:table-cell>
          <table:table-cell office:value-type="float" office:value="0.792706" calcext:value-type="float">
            <text:p>0,792706</text:p>
          </table:table-cell>
          <table:table-cell office:value-type="float" office:value="0.87418" calcext:value-type="float">
            <text:p>0,87418</text:p>
          </table:table-cell>
          <table:table-cell office:value-type="float" office:value="0.888256" calcext:value-type="float">
            <text:p>0,888256</text:p>
          </table:table-cell>
          <table:table-cell office:value-type="float" office:value="0.88881" calcext:value-type="float">
            <text:p>0,88881</text:p>
          </table:table-cell>
          <table:table-cell office:value-type="float" office:value="0.898438" calcext:value-type="float">
            <text:p>0,898438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3152" calcext:value-type="float">
            <text:p>0,903152</text:p>
          </table:table-cell>
          <table:table-cell office:value-type="float" office:value="0.918774" calcext:value-type="float">
            <text:p>0,918774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8191" calcext:value-type="float">
            <text:p>0,81819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 office:value-type="float" office:value="0.416216" calcext:value-type="float">
            <text:p>0,416216</text:p>
          </table:table-cell>
          <table:table-cell office:value-type="float" office:value="0.608201" calcext:value-type="float">
            <text:p>0,608201</text:p>
          </table:table-cell>
          <table:table-cell office:value-type="float" office:value="0.815276" calcext:value-type="float">
            <text:p>0,815276</text:p>
          </table:table-cell>
          <table:table-cell office:value-type="float" office:value="0.885823" calcext:value-type="float">
            <text:p>0,885823</text:p>
          </table:table-cell>
          <table:table-cell office:value-type="float" office:value="0.888256" calcext:value-type="float">
            <text:p>0,888256</text:p>
          </table:table-cell>
          <table:table-cell office:value-type="float" office:value="0.893253" calcext:value-type="float">
            <text:p>0,893253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1892" calcext:value-type="float">
            <text:p>0,901892</text:p>
          </table:table-cell>
          <table:table-cell office:value-type="float" office:value="0.907336" calcext:value-type="float">
            <text:p>0,907336</text:p>
          </table:table-cell>
          <table:table-cell office:value-type="float" office:value="0.919775" calcext:value-type="float">
            <text:p>0,919775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3762" calcext:value-type="float">
            <text:p>0,81376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0.361524" calcext:value-type="float">
            <text:p>0,361524</text:p>
          </table:table-cell>
          <table:table-cell office:value-type="float" office:value="0.583557" calcext:value-type="float">
            <text:p>0,583557</text:p>
          </table:table-cell>
          <table:table-cell office:value-type="float" office:value="0.733915" calcext:value-type="float">
            <text:p>0,733915</text:p>
          </table:table-cell>
          <table:table-cell office:value-type="float" office:value="0.885713" calcext:value-type="float">
            <text:p>0,885713</text:p>
          </table:table-cell>
          <table:table-cell office:value-type="float" office:value="0.888256" calcext:value-type="float">
            <text:p>0,888256</text:p>
          </table:table-cell>
          <table:table-cell office:value-type="float" office:value="0.890016" calcext:value-type="float">
            <text:p>0,890016</text:p>
          </table:table-cell>
          <table:table-cell table:number-columns-repeated="2" office:value-type="float" office:value="0.901596" calcext:value-type="float">
            <text:p>0,901596</text:p>
          </table:table-cell>
          <table:table-cell office:value-type="float" office:value="0.90583" calcext:value-type="float">
            <text:p>0,90583</text:p>
          </table:table-cell>
          <table:table-cell office:value-type="float" office:value="0.919397" calcext:value-type="float">
            <text:p>0,919397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714" calcext:value-type="float">
            <text:p>0,7971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" calcext:value-type="float">
            <text:p>-1</text:p>
          </table:table-cell>
          <table:table-cell office:value-type="float" office:value="0.336042" calcext:value-type="float">
            <text:p>0,336042</text:p>
          </table:table-cell>
          <table:table-cell office:value-type="float" office:value="0.596217" calcext:value-type="float">
            <text:p>0,596217</text:p>
          </table:table-cell>
          <table:table-cell office:value-type="float" office:value="0.682697" calcext:value-type="float">
            <text:p>0,682697</text:p>
          </table:table-cell>
          <table:table-cell office:value-type="float" office:value="0.87689" calcext:value-type="float">
            <text:p>0,87689</text:p>
          </table:table-cell>
          <table:table-cell office:value-type="float" office:value="0.888256" calcext:value-type="float">
            <text:p>0,888256</text:p>
          </table:table-cell>
          <table:table-cell office:value-type="float" office:value="0.88881" calcext:value-type="float">
            <text:p>0,88881</text:p>
          </table:table-cell>
          <table:table-cell office:value-type="float" office:value="0.900164" calcext:value-type="float">
            <text:p>0,900164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293" calcext:value-type="float">
            <text:p>0,90293</text:p>
          </table:table-cell>
          <table:table-cell office:value-type="float" office:value="0.919397" calcext:value-type="float">
            <text:p>0,919397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893" calcext:value-type="float">
            <text:p>0,789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" calcext:value-type="float">
            <text:p>-1</text:p>
          </table:table-cell>
          <table:table-cell office:value-type="float" office:value="0.332078" calcext:value-type="float">
            <text:p>0,332078</text:p>
          </table:table-cell>
          <table:table-cell office:value-type="float" office:value="0.580259" calcext:value-type="float">
            <text:p>0,580259</text:p>
          </table:table-cell>
          <table:table-cell office:value-type="float" office:value="0.61572" calcext:value-type="float">
            <text:p>0,61572</text:p>
          </table:table-cell>
          <table:table-cell office:value-type="float" office:value="0.816437" calcext:value-type="float">
            <text:p>0,816437</text:p>
          </table:table-cell>
          <table:table-cell office:value-type="float" office:value="0.885604" calcext:value-type="float">
            <text:p>0,885604</text:p>
          </table:table-cell>
          <table:table-cell office:value-type="float" office:value="0.888682" calcext:value-type="float">
            <text:p>0,888682</text:p>
          </table:table-cell>
          <table:table-cell office:value-type="float" office:value="0.895169" calcext:value-type="float">
            <text:p>0,895169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2522" calcext:value-type="float">
            <text:p>0,902522</text:p>
          </table:table-cell>
          <table:table-cell office:value-type="float" office:value="0.919331" calcext:value-type="float">
            <text:p>0,919331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7374" calcext:value-type="float">
            <text:p>0,7737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81501" calcext:value-type="float">
            <text:p>0,381501</text:p>
          </table:table-cell>
          <table:table-cell office:value-type="float" office:value="0.465523" calcext:value-type="float">
            <text:p>0,465523</text:p>
          </table:table-cell>
          <table:table-cell office:value-type="float" office:value="0.559571" calcext:value-type="float">
            <text:p>0,559571</text:p>
          </table:table-cell>
          <table:table-cell office:value-type="float" office:value="0.657956" calcext:value-type="float">
            <text:p>0,657956</text:p>
          </table:table-cell>
          <table:table-cell office:value-type="float" office:value="0.828535" calcext:value-type="float">
            <text:p>0,828535</text:p>
          </table:table-cell>
          <table:table-cell office:value-type="float" office:value="0.887484" calcext:value-type="float">
            <text:p>0,887484</text:p>
          </table:table-cell>
          <table:table-cell office:value-type="float" office:value="0.888767" calcext:value-type="float">
            <text:p>0,888767</text:p>
          </table:table-cell>
          <table:table-cell office:value-type="float" office:value="0.895793" calcext:value-type="float">
            <text:p>0,895793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9643" calcext:value-type="float">
            <text:p>0,909643</text:p>
          </table:table-cell>
          <table:table-cell office:value-type="float" office:value="0.923441" calcext:value-type="float">
            <text:p>0,923441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1831" calcext:value-type="float">
            <text:p>0,79183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float" office:value="0.395846" calcext:value-type="float">
            <text:p>0,395846</text:p>
          </table:table-cell>
          <table:table-cell office:value-type="float" office:value="0.584178" calcext:value-type="float">
            <text:p>0,584178</text:p>
          </table:table-cell>
          <table:table-cell office:value-type="float" office:value="0.671522" calcext:value-type="float">
            <text:p>0,671522</text:p>
          </table:table-cell>
          <table:table-cell office:value-type="float" office:value="0.846735" calcext:value-type="float">
            <text:p>0,846735</text:p>
          </table:table-cell>
          <table:table-cell office:value-type="float" office:value="0.888256" calcext:value-type="float">
            <text:p>0,888256</text:p>
          </table:table-cell>
          <table:table-cell office:value-type="float" office:value="0.889023" calcext:value-type="float">
            <text:p>0,889023</text:p>
          </table:table-cell>
          <table:table-cell office:value-type="float" office:value="0.89987" calcext:value-type="float">
            <text:p>0,89987</text:p>
          </table:table-cell>
          <table:table-cell office:value-type="float" office:value="0.901744" calcext:value-type="float">
            <text:p>0,901744</text:p>
          </table:table-cell>
          <table:table-cell office:value-type="float" office:value="0.914302" calcext:value-type="float">
            <text:p>0,914302</text:p>
          </table:table-cell>
          <table:table-cell office:value-type="float" office:value="0.920578" calcext:value-type="float">
            <text:p>0,92057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1205" calcext:value-type="float">
            <text:p>0,79120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office:value-type="float" office:value="0.260682" calcext:value-type="float">
            <text:p>0,260682</text:p>
          </table:table-cell>
          <table:table-cell office:value-type="float" office:value="0.582668" calcext:value-type="float">
            <text:p>0,582668</text:p>
          </table:table-cell>
          <table:table-cell office:value-type="float" office:value="0.667922" calcext:value-type="float">
            <text:p>0,667922</text:p>
          </table:table-cell>
          <table:table-cell office:value-type="float" office:value="0.820887" calcext:value-type="float">
            <text:p>0,820887</text:p>
          </table:table-cell>
          <table:table-cell office:value-type="float" office:value="0.888147" calcext:value-type="float">
            <text:p>0,888147</text:p>
          </table:table-cell>
          <table:table-cell office:value-type="float" office:value="0.888767" calcext:value-type="float">
            <text:p>0,888767</text:p>
          </table:table-cell>
          <table:table-cell office:value-type="float" office:value="0.900347" calcext:value-type="float">
            <text:p>0,900347</text:p>
          </table:table-cell>
          <table:table-cell office:value-type="float" office:value="0.90204" calcext:value-type="float">
            <text:p>0,90204</text:p>
          </table:table-cell>
          <table:table-cell office:value-type="float" office:value="0.915622" calcext:value-type="float">
            <text:p>0,915622</text:p>
          </table:table-cell>
          <table:table-cell office:value-type="float" office:value="0.922009" calcext:value-type="float">
            <text:p>0,9220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74909" calcext:value-type="float">
            <text:p>0,77490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148522" calcext:value-type="float">
            <text:p>0,148522</text:p>
          </table:table-cell>
          <table:table-cell office:value-type="float" office:value="0.437413" calcext:value-type="float">
            <text:p>0,437413</text:p>
          </table:table-cell>
          <table:table-cell office:value-type="float" office:value="0.555069" calcext:value-type="float">
            <text:p>0,555069</text:p>
          </table:table-cell>
          <table:table-cell office:value-type="float" office:value="0.664504" calcext:value-type="float">
            <text:p>0,664504</text:p>
          </table:table-cell>
          <table:table-cell office:value-type="float" office:value="0.790886" calcext:value-type="float">
            <text:p>0,790886</text:p>
          </table:table-cell>
          <table:table-cell office:value-type="float" office:value="0.880008" calcext:value-type="float">
            <text:p>0,880008</text:p>
          </table:table-cell>
          <table:table-cell office:value-type="float" office:value="0.888511" calcext:value-type="float">
            <text:p>0,888511</text:p>
          </table:table-cell>
          <table:table-cell office:value-type="float" office:value="0.896601" calcext:value-type="float">
            <text:p>0,896601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9087" calcext:value-type="float">
            <text:p>0,909087</text:p>
          </table:table-cell>
          <table:table-cell office:value-type="float" office:value="0.920578" calcext:value-type="float">
            <text:p>0,92057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84425" calcext:value-type="float">
            <text:p>0,78442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120678" calcext:value-type="float">
            <text:p>0,120678</text:p>
          </table:table-cell>
          <table:table-cell office:value-type="float" office:value="0.450134" calcext:value-type="float">
            <text:p>0,450134</text:p>
          </table:table-cell>
          <table:table-cell office:value-type="float" office:value="0.594715" calcext:value-type="float">
            <text:p>0,594715</text:p>
          </table:table-cell>
          <table:table-cell office:value-type="float" office:value="0.664912" calcext:value-type="float">
            <text:p>0,664912</text:p>
          </table:table-cell>
          <table:table-cell office:value-type="float" office:value="0.797606" calcext:value-type="float">
            <text:p>0,797606</text:p>
          </table:table-cell>
          <table:table-cell office:value-type="float" office:value="0.883452" calcext:value-type="float">
            <text:p>0,883452</text:p>
          </table:table-cell>
          <table:table-cell office:value-type="float" office:value="0.888554" calcext:value-type="float">
            <text:p>0,888554</text:p>
          </table:table-cell>
          <table:table-cell office:value-type="float" office:value="0.896601" calcext:value-type="float">
            <text:p>0,896601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6298" calcext:value-type="float">
            <text:p>0,906298</text:p>
          </table:table-cell>
          <table:table-cell office:value-type="float" office:value="0.920578" calcext:value-type="float">
            <text:p>0,92057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0445" calcext:value-type="float">
            <text:p>0,79044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float" office:value="0.312238" calcext:value-type="float">
            <text:p>0,312238</text:p>
          </table:table-cell>
          <table:table-cell office:value-type="float" office:value="0.59172" calcext:value-type="float">
            <text:p>0,59172</text:p>
          </table:table-cell>
          <table:table-cell office:value-type="float" office:value="0.607211" calcext:value-type="float">
            <text:p>0,607211</text:p>
          </table:table-cell>
          <table:table-cell office:value-type="float" office:value="0.75846" calcext:value-type="float">
            <text:p>0,75846</text:p>
          </table:table-cell>
          <table:table-cell office:value-type="float" office:value="0.879566" calcext:value-type="float">
            <text:p>0,879566</text:p>
          </table:table-cell>
          <table:table-cell office:value-type="float" office:value="0.888256" calcext:value-type="float">
            <text:p>0,888256</text:p>
          </table:table-cell>
          <table:table-cell office:value-type="float" office:value="0.89223" calcext:value-type="float">
            <text:p>0,89223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6224" calcext:value-type="float">
            <text:p>0,906224</text:p>
          </table:table-cell>
          <table:table-cell office:value-type="float" office:value="0.919146" calcext:value-type="float">
            <text:p>0,91914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65665" calcext:value-type="float">
            <text:p>0,76566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office:value-type="float" office:value="0.398253" calcext:value-type="float">
            <text:p>0,398253</text:p>
          </table:table-cell>
          <table:table-cell office:value-type="float" office:value="0.592429" calcext:value-type="float">
            <text:p>0,592429</text:p>
          </table:table-cell>
          <table:table-cell office:value-type="float" office:value="0.608285" calcext:value-type="float">
            <text:p>0,608285</text:p>
          </table:table-cell>
          <table:table-cell office:value-type="float" office:value="0.772642" calcext:value-type="float">
            <text:p>0,772642</text:p>
          </table:table-cell>
          <table:table-cell office:value-type="float" office:value="0.860075" calcext:value-type="float">
            <text:p>0,860075</text:p>
          </table:table-cell>
          <table:table-cell office:value-type="float" office:value="0.888256" calcext:value-type="float">
            <text:p>0,888256</text:p>
          </table:table-cell>
          <table:table-cell office:value-type="float" office:value="0.894685" calcext:value-type="float">
            <text:p>0,894685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4169" calcext:value-type="float">
            <text:p>0,904169</text:p>
          </table:table-cell>
          <table:table-cell office:value-type="float" office:value="0.919146" calcext:value-type="float">
            <text:p>0,91914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73954" calcext:value-type="float">
            <text:p>0,77395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" calcext:value-type="float">
            <text:p>-1</text:p>
          </table:table-cell>
          <table:table-cell office:value-type="float" office:value="0.379952" calcext:value-type="float">
            <text:p>0,379952</text:p>
          </table:table-cell>
          <table:table-cell office:value-type="float" office:value="0.595444" calcext:value-type="float">
            <text:p>0,595444</text:p>
          </table:table-cell>
          <table:table-cell office:value-type="float" office:value="0.611742" calcext:value-type="float">
            <text:p>0,611742</text:p>
          </table:table-cell>
          <table:table-cell office:value-type="float" office:value="0.782476" calcext:value-type="float">
            <text:p>0,782476</text:p>
          </table:table-cell>
          <table:table-cell office:value-type="float" office:value="0.853034" calcext:value-type="float">
            <text:p>0,853034</text:p>
          </table:table-cell>
          <table:table-cell office:value-type="float" office:value="0.888256" calcext:value-type="float">
            <text:p>0,888256</text:p>
          </table:table-cell>
          <table:table-cell office:value-type="float" office:value="0.898346" calcext:value-type="float">
            <text:p>0,898346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204" calcext:value-type="float">
            <text:p>0,90204</text:p>
          </table:table-cell>
          <table:table-cell office:value-type="float" office:value="0.918486" calcext:value-type="float">
            <text:p>0,91848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73137" calcext:value-type="float">
            <text:p>0,77313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office:value-type="float" office:value="0.349188" calcext:value-type="float">
            <text:p>0,349188</text:p>
          </table:table-cell>
          <table:table-cell office:value-type="float" office:value="0.596603" calcext:value-type="float">
            <text:p>0,596603</text:p>
          </table:table-cell>
          <table:table-cell office:value-type="float" office:value="0.684712" calcext:value-type="float">
            <text:p>0,684712</text:p>
          </table:table-cell>
          <table:table-cell office:value-type="float" office:value="0.801039" calcext:value-type="float">
            <text:p>0,801039</text:p>
          </table:table-cell>
          <table:table-cell office:value-type="float" office:value="0.852626" calcext:value-type="float">
            <text:p>0,852626</text:p>
          </table:table-cell>
          <table:table-cell office:value-type="float" office:value="0.888256" calcext:value-type="float">
            <text:p>0,888256</text:p>
          </table:table-cell>
          <table:table-cell office:value-type="float" office:value="0.899056" calcext:value-type="float">
            <text:p>0,899056</text:p>
          </table:table-cell>
          <table:table-cell office:value-type="float" office:value="0.901596" calcext:value-type="float">
            <text:p>0,901596</text:p>
          </table:table-cell>
          <table:table-cell office:value-type="float" office:value="0.903583" calcext:value-type="float">
            <text:p>0,903583</text:p>
          </table:table-cell>
          <table:table-cell office:value-type="float" office:value="0.919146" calcext:value-type="float">
            <text:p>0,91914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7958" calcext:value-type="float">
            <text:p>0,7795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69393" calcext:value-type="float">
            <text:p>0,069393</text:p>
          </table:table-cell>
          <table:table-cell office:value-type="float" office:value="0.43981" calcext:value-type="float">
            <text:p>0,43981</text:p>
          </table:table-cell>
          <table:table-cell office:value-type="float" office:value="0.601176" calcext:value-type="float">
            <text:p>0,601176</text:p>
          </table:table-cell>
          <table:table-cell office:value-type="float" office:value="0.740372" calcext:value-type="float">
            <text:p>0,740372</text:p>
          </table:table-cell>
          <table:table-cell office:value-type="float" office:value="0.809785" calcext:value-type="float">
            <text:p>0,809785</text:p>
          </table:table-cell>
          <table:table-cell office:value-type="float" office:value="0.870281" calcext:value-type="float">
            <text:p>0,870281</text:p>
          </table:table-cell>
          <table:table-cell office:value-type="float" office:value="0.889718" calcext:value-type="float">
            <text:p>0,889718</text:p>
          </table:table-cell>
          <table:table-cell table:number-columns-repeated="2" office:value-type="float" office:value="0.901596" calcext:value-type="float">
            <text:p>0,901596</text:p>
          </table:table-cell>
          <table:table-cell office:value-type="float" office:value="0.908063" calcext:value-type="float">
            <text:p>0,908063</text:p>
          </table:table-cell>
          <table:table-cell office:value-type="float" office:value="0.919146" calcext:value-type="float">
            <text:p>0,91914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8154" calcext:value-type="float">
            <text:p>0,79815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" calcext:value-type="float">
            <text:p>-1</text:p>
          </table:table-cell>
          <table:table-cell office:value-type="float" office:value="0.425105" calcext:value-type="float">
            <text:p>0,425105</text:p>
          </table:table-cell>
          <table:table-cell office:value-type="float" office:value="0.74111" calcext:value-type="float">
            <text:p>0,74111</text:p>
          </table:table-cell>
          <table:table-cell office:value-type="float" office:value="0.836231" calcext:value-type="float">
            <text:p>0,836231</text:p>
          </table:table-cell>
          <table:table-cell office:value-type="float" office:value="0.886136" calcext:value-type="float">
            <text:p>0,886136</text:p>
          </table:table-cell>
          <table:table-cell office:value-type="float" office:value="0.889136" calcext:value-type="float">
            <text:p>0,889136</text:p>
          </table:table-cell>
          <table:table-cell table:number-columns-repeated="3" office:value-type="float" office:value="0.901596" calcext:value-type="float">
            <text:p>0,901596</text:p>
          </table:table-cell>
          <table:table-cell office:value-type="float" office:value="0.908797" calcext:value-type="float">
            <text:p>0,908797</text:p>
          </table:table-cell>
          <table:table-cell office:value-type="float" office:value="0.920578" calcext:value-type="float">
            <text:p>0,92057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31188" calcext:value-type="float">
            <text:p>0,83118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514408" calcext:value-type="float">
            <text:p>0,514408</text:p>
          </table:table-cell>
          <table:table-cell office:value-type="float" office:value="0.750659" calcext:value-type="float">
            <text:p>0,750659</text:p>
          </table:table-cell>
          <table:table-cell office:value-type="float" office:value="0.853611" calcext:value-type="float">
            <text:p>0,853611</text:p>
          </table:table-cell>
          <table:table-cell office:value-type="float" office:value="0.888135" calcext:value-type="float">
            <text:p>0,888135</text:p>
          </table:table-cell>
          <table:table-cell office:value-type="float" office:value="0.897764" calcext:value-type="float">
            <text:p>0,897764</text:p>
          </table:table-cell>
          <table:table-cell table:number-columns-repeated="2" office:value-type="float" office:value="0.901596" calcext:value-type="float">
            <text:p>0,901596</text:p>
          </table:table-cell>
          <table:table-cell office:value-type="float" office:value="0.902114" calcext:value-type="float">
            <text:p>0,902114</text:p>
          </table:table-cell>
          <table:table-cell office:value-type="float" office:value="0.913641" calcext:value-type="float">
            <text:p>0,913641</text:p>
          </table:table-cell>
          <table:table-cell office:value-type="float" office:value="0.919146" calcext:value-type="float">
            <text:p>0,91914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4267" calcext:value-type="float">
            <text:p>0,84426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521108" calcext:value-type="float">
            <text:p>0,521108</text:p>
          </table:table-cell>
          <table:table-cell office:value-type="float" office:value="0.777653" calcext:value-type="float">
            <text:p>0,777653</text:p>
          </table:table-cell>
          <table:table-cell office:value-type="float" office:value="0.868951" calcext:value-type="float">
            <text:p>0,868951</text:p>
          </table:table-cell>
          <table:table-cell office:value-type="float" office:value="0.890966" calcext:value-type="float">
            <text:p>0,890966</text:p>
          </table:table-cell>
          <table:table-cell table:number-columns-repeated="4" office:value-type="float" office:value="0.901596" calcext:value-type="float">
            <text:p>0,901596</text:p>
          </table:table-cell>
          <table:table-cell office:value-type="float" office:value="0.908945" calcext:value-type="float">
            <text:p>0,908945</text:p>
          </table:table-cell>
          <table:table-cell office:value-type="float" office:value="0.919146" calcext:value-type="float">
            <text:p>0,91914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9315" calcext:value-type="float">
            <text:p>0,849315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31385" calcext:value-type="float">
            <text:p>0,431385</text:p>
          </table:table-cell>
          <table:table-cell office:value-type="float" office:value="0.513114" calcext:value-type="float">
            <text:p>0,513114</text:p>
          </table:table-cell>
          <table:table-cell office:value-type="float" office:value="0.638306" calcext:value-type="float">
            <text:p>0,638306</text:p>
          </table:table-cell>
          <table:table-cell office:value-type="float" office:value="0.825134" calcext:value-type="float">
            <text:p>0,825134</text:p>
          </table:table-cell>
          <table:table-cell office:value-type="float" office:value="0.887647" calcext:value-type="float">
            <text:p>0,887647</text:p>
          </table:table-cell>
          <table:table-cell office:value-type="float" office:value="0.900929" calcext:value-type="float">
            <text:p>0,900929</text:p>
          </table:table-cell>
          <table:table-cell table:number-columns-repeated="3" office:value-type="float" office:value="0.901596" calcext:value-type="float">
            <text:p>0,901596</text:p>
          </table:table-cell>
          <table:table-cell office:value-type="float" office:value="0.906742" calcext:value-type="float">
            <text:p>0,906742</text:p>
          </table:table-cell>
          <table:table-cell office:value-type="float" office:value="0.920578" calcext:value-type="float">
            <text:p>0,92057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9724" calcext:value-type="float">
            <text:p>0,82972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393919" calcext:value-type="float">
            <text:p>0,393919</text:p>
          </table:table-cell>
          <table:table-cell office:value-type="float" office:value="0.520354" calcext:value-type="float">
            <text:p>0,520354</text:p>
          </table:table-cell>
          <table:table-cell office:value-type="float" office:value="0.641653" calcext:value-type="float">
            <text:p>0,641653</text:p>
          </table:table-cell>
          <table:table-cell office:value-type="float" office:value="0.818568" calcext:value-type="float">
            <text:p>0,818568</text:p>
          </table:table-cell>
          <table:table-cell office:value-type="float" office:value="0.887528" calcext:value-type="float">
            <text:p>0,887528</text:p>
          </table:table-cell>
          <table:table-cell office:value-type="float" office:value="0.897594" calcext:value-type="float">
            <text:p>0,897594</text:p>
          </table:table-cell>
          <table:table-cell table:number-columns-repeated="3" office:value-type="float" office:value="0.901596" calcext:value-type="float">
            <text:p>0,901596</text:p>
          </table:table-cell>
          <table:table-cell office:value-type="float" office:value="0.908063" calcext:value-type="float">
            <text:p>0,908063</text:p>
          </table:table-cell>
          <table:table-cell office:value-type="float" office:value="0.919146" calcext:value-type="float">
            <text:p>0,91914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9769" calcext:value-type="float">
            <text:p>0,82976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office:value-type="float" office:value="0.42427" calcext:value-type="float">
            <text:p>0,42427</text:p>
          </table:table-cell>
          <table:table-cell office:value-type="float" office:value="0.606985" calcext:value-type="float">
            <text:p>0,606985</text:p>
          </table:table-cell>
          <table:table-cell office:value-type="float" office:value="0.798978" calcext:value-type="float">
            <text:p>0,798978</text:p>
          </table:table-cell>
          <table:table-cell office:value-type="float" office:value="0.88526" calcext:value-type="float">
            <text:p>0,88526</text:p>
          </table:table-cell>
          <table:table-cell office:value-type="float" office:value="0.896345" calcext:value-type="float">
            <text:p>0,896345</text:p>
          </table:table-cell>
          <table:table-cell table:number-columns-repeated="3" office:value-type="float" office:value="0.901596" calcext:value-type="float">
            <text:p>0,901596</text:p>
          </table:table-cell>
          <table:table-cell office:value-type="float" office:value="0.907477" calcext:value-type="float">
            <text:p>0,907477</text:p>
          </table:table-cell>
          <table:table-cell office:value-type="float" office:value="0.920578" calcext:value-type="float">
            <text:p>0,92057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4468" calcext:value-type="float">
            <text:p>0,81446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0.447578" calcext:value-type="float">
            <text:p>0,447578</text:p>
          </table:table-cell>
          <table:table-cell office:value-type="float" office:value="0.650026" calcext:value-type="float">
            <text:p>0,650026</text:p>
          </table:table-cell>
          <table:table-cell office:value-type="float" office:value="0.839039" calcext:value-type="float">
            <text:p>0,839039</text:p>
          </table:table-cell>
          <table:table-cell office:value-type="float" office:value="0.888256" calcext:value-type="float">
            <text:p>0,888256</text:p>
          </table:table-cell>
          <table:table-cell office:value-type="float" office:value="0.897012" calcext:value-type="float">
            <text:p>0,897012</text:p>
          </table:table-cell>
          <table:table-cell table:number-columns-repeated="3" office:value-type="float" office:value="0.901596" calcext:value-type="float">
            <text:p>0,901596</text:p>
          </table:table-cell>
          <table:table-cell office:value-type="float" office:value="0.912247" calcext:value-type="float">
            <text:p>0,912247</text:p>
          </table:table-cell>
          <table:table-cell office:value-type="float" office:value="0.922009" calcext:value-type="float">
            <text:p>0,9220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6096" calcext:value-type="float">
            <text:p>0,82609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  <table:table-cell office:value-type="float" office:value="0.418173" calcext:value-type="float">
            <text:p>0,418173</text:p>
          </table:table-cell>
          <table:table-cell office:value-type="float" office:value="0.599622" calcext:value-type="float">
            <text:p>0,599622</text:p>
          </table:table-cell>
          <table:table-cell office:value-type="float" office:value="0.853497" calcext:value-type="float">
            <text:p>0,853497</text:p>
          </table:table-cell>
          <table:table-cell office:value-type="float" office:value="0.888256" calcext:value-type="float">
            <text:p>0,888256</text:p>
          </table:table-cell>
          <table:table-cell office:value-type="float" office:value="0.894302" calcext:value-type="float">
            <text:p>0,894302</text:p>
          </table:table-cell>
          <table:table-cell table:number-columns-repeated="3" office:value-type="float" office:value="0.901596" calcext:value-type="float">
            <text:p>0,901596</text:p>
          </table:table-cell>
          <table:table-cell office:value-type="float" office:value="0.906224" calcext:value-type="float">
            <text:p>0,906224</text:p>
          </table:table-cell>
          <table:table-cell office:value-type="float" office:value="0.919146" calcext:value-type="float">
            <text:p>0,91914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8401" calcext:value-type="float">
            <text:p>0,81840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486588" calcext:value-type="float">
            <text:p>0,486588</text:p>
          </table:table-cell>
          <table:table-cell office:value-type="float" office:value="0.514429" calcext:value-type="float">
            <text:p>0,514429</text:p>
          </table:table-cell>
          <table:table-cell office:value-type="float" office:value="0.607677" calcext:value-type="float">
            <text:p>0,607677</text:p>
          </table:table-cell>
          <table:table-cell office:value-type="float" office:value="0.86678" calcext:value-type="float">
            <text:p>0,86678</text:p>
          </table:table-cell>
          <table:table-cell office:value-type="float" office:value="0.888256" calcext:value-type="float">
            <text:p>0,888256</text:p>
          </table:table-cell>
          <table:table-cell office:value-type="float" office:value="0.896896" calcext:value-type="float">
            <text:p>0,896896</text:p>
          </table:table-cell>
          <table:table-cell table:number-columns-repeated="3" office:value-type="float" office:value="0.901596" calcext:value-type="float">
            <text:p>0,901596</text:p>
          </table:table-cell>
          <table:table-cell office:value-type="float" office:value="0.908211" calcext:value-type="float">
            <text:p>0,908211</text:p>
          </table:table-cell>
          <table:table-cell office:value-type="float" office:value="0.919146" calcext:value-type="float">
            <text:p>0,91914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30618" calcext:value-type="float">
            <text:p>0,830618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68279" calcext:value-type="float">
            <text:p>0,068279</text:p>
          </table:table-cell>
          <table:table-cell office:value-type="float" office:value="0.529107" calcext:value-type="float">
            <text:p>0,529107</text:p>
          </table:table-cell>
          <table:table-cell office:value-type="float" office:value="0.650234" calcext:value-type="float">
            <text:p>0,650234</text:p>
          </table:table-cell>
          <table:table-cell office:value-type="float" office:value="0.87535" calcext:value-type="float">
            <text:p>0,87535</text:p>
          </table:table-cell>
          <table:table-cell office:value-type="float" office:value="0.888256" calcext:value-type="float">
            <text:p>0,888256</text:p>
          </table:table-cell>
          <table:table-cell office:value-type="float" office:value="0.894259" calcext:value-type="float">
            <text:p>0,894259</text:p>
          </table:table-cell>
          <table:table-cell table:number-columns-repeated="3" office:value-type="float" office:value="0.901596" calcext:value-type="float">
            <text:p>0,901596</text:p>
          </table:table-cell>
          <table:table-cell office:value-type="float" office:value="0.90623" calcext:value-type="float">
            <text:p>0,90623</text:p>
          </table:table-cell>
          <table:table-cell office:value-type="float" office:value="0.920578" calcext:value-type="float">
            <text:p>0,92057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3688" calcext:value-type="float">
            <text:p>0,83688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68279" calcext:value-type="float">
            <text:p>0,068279</text:p>
          </table:table-cell>
          <table:table-cell office:value-type="float" office:value="0.498238" calcext:value-type="float">
            <text:p>0,498238</text:p>
          </table:table-cell>
          <table:table-cell office:value-type="float" office:value="0.667226" calcext:value-type="float">
            <text:p>0,667226</text:p>
          </table:table-cell>
          <table:table-cell office:value-type="float" office:value="0.875236" calcext:value-type="float">
            <text:p>0,875236</text:p>
          </table:table-cell>
          <table:table-cell office:value-type="float" office:value="0.888256" calcext:value-type="float">
            <text:p>0,888256</text:p>
          </table:table-cell>
          <table:table-cell office:value-type="float" office:value="0.899595" calcext:value-type="float">
            <text:p>0,899595</text:p>
          </table:table-cell>
          <table:table-cell table:number-columns-repeated="2" office:value-type="float" office:value="0.901596" calcext:value-type="float">
            <text:p>0,901596</text:p>
          </table:table-cell>
          <table:table-cell office:value-type="float" office:value="0.901966" calcext:value-type="float">
            <text:p>0,901966</text:p>
          </table:table-cell>
          <table:table-cell office:value-type="float" office:value="0.91034" calcext:value-type="float">
            <text:p>0,91034</text:p>
          </table:table-cell>
          <table:table-cell office:value-type="float" office:value="0.920578" calcext:value-type="float">
            <text:p>0,92057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36463" calcext:value-type="float">
            <text:p>0,836463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" calcext:value-type="float">
            <text:p>-1</text:p>
          </table:table-cell>
          <table:table-cell office:value-type="float" office:value="0.42389" calcext:value-type="float">
            <text:p>0,42389</text:p>
          </table:table-cell>
          <table:table-cell office:value-type="float" office:value="0.598544" calcext:value-type="float">
            <text:p>0,598544</text:p>
          </table:table-cell>
          <table:table-cell office:value-type="float" office:value="0.713058" calcext:value-type="float">
            <text:p>0,713058</text:p>
          </table:table-cell>
          <table:table-cell office:value-type="float" office:value="0.86234" calcext:value-type="float">
            <text:p>0,86234</text:p>
          </table:table-cell>
          <table:table-cell office:value-type="float" office:value="0.890924" calcext:value-type="float">
            <text:p>0,890924</text:p>
          </table:table-cell>
          <table:table-cell table:number-columns-repeated="2" office:value-type="float" office:value="0.901596" calcext:value-type="float">
            <text:p>0,901596</text:p>
          </table:table-cell>
          <table:table-cell office:value-type="float" office:value="0.901744" calcext:value-type="float">
            <text:p>0,901744</text:p>
          </table:table-cell>
          <table:table-cell office:value-type="float" office:value="0.91034" calcext:value-type="float">
            <text:p>0,91034</text:p>
          </table:table-cell>
          <table:table-cell office:value-type="float" office:value="0.920578" calcext:value-type="float">
            <text:p>0,92057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2461" calcext:value-type="float">
            <text:p>0,80246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0.453285" calcext:value-type="float">
            <text:p>0,453285</text:p>
          </table:table-cell>
          <table:table-cell office:value-type="float" office:value="0.598585" calcext:value-type="float">
            <text:p>0,598585</text:p>
          </table:table-cell>
          <table:table-cell office:value-type="float" office:value="0.617399" calcext:value-type="float">
            <text:p>0,617399</text:p>
          </table:table-cell>
          <table:table-cell office:value-type="float" office:value="0.848835" calcext:value-type="float">
            <text:p>0,848835</text:p>
          </table:table-cell>
          <table:table-cell office:value-type="float" office:value="0.888256" calcext:value-type="float">
            <text:p>0,888256</text:p>
          </table:table-cell>
          <table:table-cell office:value-type="float" office:value="0.900262" calcext:value-type="float">
            <text:p>0,900262</text:p>
          </table:table-cell>
          <table:table-cell table:number-columns-repeated="2" office:value-type="float" office:value="0.901596" calcext:value-type="float">
            <text:p>0,901596</text:p>
          </table:table-cell>
          <table:table-cell office:value-type="float" office:value="0.903509" calcext:value-type="float">
            <text:p>0,903509</text:p>
          </table:table-cell>
          <table:table-cell office:value-type="float" office:value="0.919146" calcext:value-type="float">
            <text:p>0,91914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793247" calcext:value-type="float">
            <text:p>0,79324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404836" calcext:value-type="float">
            <text:p>0,404836</text:p>
          </table:table-cell>
          <table:table-cell office:value-type="float" office:value="0.505885" calcext:value-type="float">
            <text:p>0,505885</text:p>
          </table:table-cell>
          <table:table-cell office:value-type="float" office:value="0.597219" calcext:value-type="float">
            <text:p>0,597219</text:p>
          </table:table-cell>
          <table:table-cell office:value-type="float" office:value="0.62663" calcext:value-type="float">
            <text:p>0,62663</text:p>
          </table:table-cell>
          <table:table-cell office:value-type="float" office:value="0.856308" calcext:value-type="float">
            <text:p>0,856308</text:p>
          </table:table-cell>
          <table:table-cell office:value-type="float" office:value="0.892925" calcext:value-type="float">
            <text:p>0,892925</text:p>
          </table:table-cell>
          <table:table-cell table:number-columns-repeated="3" office:value-type="float" office:value="0.901596" calcext:value-type="float">
            <text:p>0,901596</text:p>
          </table:table-cell>
          <table:table-cell office:value-type="float" office:value="0.905422" calcext:value-type="float">
            <text:p>0,905422</text:p>
          </table:table-cell>
          <table:table-cell office:value-type="float" office:value="0.919146" calcext:value-type="float">
            <text:p>0,91914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0832" calcext:value-type="float">
            <text:p>0,80083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" calcext:value-type="float">
            <text:p>-1</text:p>
          </table:table-cell>
          <table:table-cell office:value-type="float" office:value="0.438905" calcext:value-type="float">
            <text:p>0,438905</text:p>
          </table:table-cell>
          <table:table-cell office:value-type="float" office:value="0.602278" calcext:value-type="float">
            <text:p>0,602278</text:p>
          </table:table-cell>
          <table:table-cell office:value-type="float" office:value="0.69955" calcext:value-type="float">
            <text:p>0,69955</text:p>
          </table:table-cell>
          <table:table-cell office:value-type="float" office:value="0.87534" calcext:value-type="float">
            <text:p>0,87534</text:p>
          </table:table-cell>
          <table:table-cell office:value-type="float" office:value="0.895593" calcext:value-type="float">
            <text:p>0,895593</text:p>
          </table:table-cell>
          <table:table-cell table:number-columns-repeated="3" office:value-type="float" office:value="0.901596" calcext:value-type="float">
            <text:p>0,901596</text:p>
          </table:table-cell>
          <table:table-cell office:value-type="float" office:value="0.906298" calcext:value-type="float">
            <text:p>0,906298</text:p>
          </table:table-cell>
          <table:table-cell office:value-type="float" office:value="0.919146" calcext:value-type="float">
            <text:p>0,91914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419" calcext:value-type="float">
            <text:p>0,80419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68279" calcext:value-type="float">
            <text:p>0,068279</text:p>
          </table:table-cell>
          <table:table-cell office:value-type="float" office:value="0.478874" calcext:value-type="float">
            <text:p>0,478874</text:p>
          </table:table-cell>
          <table:table-cell office:value-type="float" office:value="0.603069" calcext:value-type="float">
            <text:p>0,603069</text:p>
          </table:table-cell>
          <table:table-cell office:value-type="float" office:value="0.655242" calcext:value-type="float">
            <text:p>0,655242</text:p>
          </table:table-cell>
          <table:table-cell office:value-type="float" office:value="0.857836" calcext:value-type="float">
            <text:p>0,857836</text:p>
          </table:table-cell>
          <table:table-cell office:value-type="float" office:value="0.892258" calcext:value-type="float">
            <text:p>0,892258</text:p>
          </table:table-cell>
          <table:table-cell table:number-columns-repeated="3" office:value-type="float" office:value="0.901596" calcext:value-type="float">
            <text:p>0,901596</text:p>
          </table:table-cell>
          <table:table-cell office:value-type="float" office:value="0.903293" calcext:value-type="float">
            <text:p>0,903293</text:p>
          </table:table-cell>
          <table:table-cell office:value-type="float" office:value="0.920578" calcext:value-type="float">
            <text:p>0,92057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1594" calcext:value-type="float">
            <text:p>0,80159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68279" calcext:value-type="float">
            <text:p>0,068279</text:p>
          </table:table-cell>
          <table:table-cell office:value-type="float" office:value="0.498379" calcext:value-type="float">
            <text:p>0,498379</text:p>
          </table:table-cell>
          <table:table-cell office:value-type="float" office:value="0.606813" calcext:value-type="float">
            <text:p>0,606813</text:p>
          </table:table-cell>
          <table:table-cell office:value-type="float" office:value="0.683625" calcext:value-type="float">
            <text:p>0,683625</text:p>
          </table:table-cell>
          <table:table-cell office:value-type="float" office:value="0.840976" calcext:value-type="float">
            <text:p>0,840976</text:p>
          </table:table-cell>
          <table:table-cell office:value-type="float" office:value="0.893677" calcext:value-type="float">
            <text:p>0,893677</text:p>
          </table:table-cell>
          <table:table-cell table:number-columns-repeated="2" office:value-type="float" office:value="0.901596" calcext:value-type="float">
            <text:p>0,901596</text:p>
          </table:table-cell>
          <table:table-cell office:value-type="float" office:value="0.901892" calcext:value-type="float">
            <text:p>0,901892</text:p>
          </table:table-cell>
          <table:table-cell office:value-type="float" office:value="0.906378" calcext:value-type="float">
            <text:p>0,906378</text:p>
          </table:table-cell>
          <table:table-cell office:value-type="float" office:value="0.920578" calcext:value-type="float">
            <text:p>0,92057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05551" calcext:value-type="float">
            <text:p>0,80555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" calcext:value-type="float">
            <text:p>-1</text:p>
          </table:table-cell>
          <table:table-cell office:value-type="float" office:value="0.481442" calcext:value-type="float">
            <text:p>0,481442</text:p>
          </table:table-cell>
          <table:table-cell office:value-type="float" office:value="0.613703" calcext:value-type="float">
            <text:p>0,613703</text:p>
          </table:table-cell>
          <table:table-cell office:value-type="float" office:value="0.800758" calcext:value-type="float">
            <text:p>0,800758</text:p>
          </table:table-cell>
          <table:table-cell office:value-type="float" office:value="0.892343" calcext:value-type="float">
            <text:p>0,892343</text:p>
          </table:table-cell>
          <table:table-cell table:number-columns-repeated="3" office:value-type="float" office:value="0.901596" calcext:value-type="float">
            <text:p>0,901596</text:p>
          </table:table-cell>
          <table:table-cell office:value-type="float" office:value="0.902633" calcext:value-type="float">
            <text:p>0,902633</text:p>
          </table:table-cell>
          <table:table-cell office:value-type="float" office:value="0.914302" calcext:value-type="float">
            <text:p>0,914302</text:p>
          </table:table-cell>
          <table:table-cell office:value-type="float" office:value="0.920578" calcext:value-type="float">
            <text:p>0,92057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3055" calcext:value-type="float">
            <text:p>0,82305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495022" calcext:value-type="float">
            <text:p>0,495022</text:p>
          </table:table-cell>
          <table:table-cell office:value-type="float" office:value="0.576208" calcext:value-type="float">
            <text:p>0,576208</text:p>
          </table:table-cell>
          <table:table-cell office:value-type="float" office:value="0.605441" calcext:value-type="float">
            <text:p>0,605441</text:p>
          </table:table-cell>
          <table:table-cell office:value-type="float" office:value="0.750778" calcext:value-type="float">
            <text:p>0,750778</text:p>
          </table:table-cell>
          <table:table-cell office:value-type="float" office:value="0.851509" calcext:value-type="float">
            <text:p>0,851509</text:p>
          </table:table-cell>
          <table:table-cell office:value-type="float" office:value="0.896345" calcext:value-type="float">
            <text:p>0,896345</text:p>
          </table:table-cell>
          <table:table-cell table:number-columns-repeated="2" office:value-type="float" office:value="0.901596" calcext:value-type="float">
            <text:p>0,901596</text:p>
          </table:table-cell>
          <table:table-cell office:value-type="float" office:value="0.901744" calcext:value-type="float">
            <text:p>0,901744</text:p>
          </table:table-cell>
          <table:table-cell office:value-type="float" office:value="0.907699" calcext:value-type="float">
            <text:p>0,907699</text:p>
          </table:table-cell>
          <table:table-cell office:value-type="float" office:value="0.919146" calcext:value-type="float">
            <text:p>0,91914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1206" calcext:value-type="float">
            <text:p>0,82120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" calcext:value-type="float">
            <text:p>-1</text:p>
          </table:table-cell>
          <table:table-cell office:value-type="float" office:value="0.468432" calcext:value-type="float">
            <text:p>0,468432</text:p>
          </table:table-cell>
          <table:table-cell office:value-type="float" office:value="0.60728" calcext:value-type="float">
            <text:p>0,60728</text:p>
          </table:table-cell>
          <table:table-cell office:value-type="float" office:value="0.77303" calcext:value-type="float">
            <text:p>0,77303</text:p>
          </table:table-cell>
          <table:table-cell office:value-type="float" office:value="0.889008" calcext:value-type="float">
            <text:p>0,889008</text:p>
          </table:table-cell>
          <table:table-cell table:number-columns-repeated="3" office:value-type="float" office:value="0.901596" calcext:value-type="float">
            <text:p>0,901596</text:p>
          </table:table-cell>
          <table:table-cell office:value-type="float" office:value="0.902114" calcext:value-type="float">
            <text:p>0,902114</text:p>
          </table:table-cell>
          <table:table-cell office:value-type="float" office:value="0.908359" calcext:value-type="float">
            <text:p>0,908359</text:p>
          </table:table-cell>
          <table:table-cell office:value-type="float" office:value="0.919146" calcext:value-type="float">
            <text:p>0,91914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17216" calcext:value-type="float">
            <text:p>0,817216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00977" calcext:value-type="float">
            <text:p>0,100977</text:p>
          </table:table-cell>
          <table:table-cell office:value-type="float" office:value="0.525741" calcext:value-type="float">
            <text:p>0,525741</text:p>
          </table:table-cell>
          <table:table-cell office:value-type="float" office:value="0.606109" calcext:value-type="float">
            <text:p>0,606109</text:p>
          </table:table-cell>
          <table:table-cell office:value-type="float" office:value="0.772239" calcext:value-type="float">
            <text:p>0,772239</text:p>
          </table:table-cell>
          <table:table-cell office:value-type="float" office:value="0.889803" calcext:value-type="float">
            <text:p>0,889803</text:p>
          </table:table-cell>
          <table:table-cell table:number-columns-repeated="3" office:value-type="float" office:value="0.901596" calcext:value-type="float">
            <text:p>0,901596</text:p>
          </table:table-cell>
          <table:table-cell office:value-type="float" office:value="0.901966" calcext:value-type="float">
            <text:p>0,901966</text:p>
          </table:table-cell>
          <table:table-cell office:value-type="float" office:value="0.913641" calcext:value-type="float">
            <text:p>0,913641</text:p>
          </table:table-cell>
          <table:table-cell office:value-type="float" office:value="0.919146" calcext:value-type="float">
            <text:p>0,91914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23343" calcext:value-type="float">
            <text:p>0,823343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68279" calcext:value-type="float">
            <text:p>0,068279</text:p>
          </table:table-cell>
          <table:table-cell office:value-type="float" office:value="0.463675" calcext:value-type="float">
            <text:p>0,463675</text:p>
          </table:table-cell>
          <table:table-cell office:value-type="float" office:value="0.70752" calcext:value-type="float">
            <text:p>0,70752</text:p>
          </table:table-cell>
          <table:table-cell office:value-type="float" office:value="0.888953" calcext:value-type="float">
            <text:p>0,888953</text:p>
          </table:table-cell>
          <table:table-cell table:number-columns-repeated="4" office:value-type="float" office:value="0.901596" calcext:value-type="float">
            <text:p>0,901596</text:p>
          </table:table-cell>
          <table:table-cell office:value-type="float" office:value="0.91034" calcext:value-type="float">
            <text:p>0,91034</text:p>
          </table:table-cell>
          <table:table-cell office:value-type="float" office:value="0.916283" calcext:value-type="float">
            <text:p>0,916283</text:p>
          </table:table-cell>
          <table:table-cell office:value-type="float" office:value="0.919146" calcext:value-type="float">
            <text:p>0,91914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123" calcext:value-type="float">
            <text:p>0,84123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557221" calcext:value-type="float">
            <text:p>0,557221</text:p>
          </table:table-cell>
          <table:table-cell office:value-type="float" office:value="0.831341" calcext:value-type="float">
            <text:p>0,831341</text:p>
          </table:table-cell>
          <table:table-cell office:value-type="float" office:value="0.895054" calcext:value-type="float">
            <text:p>0,895054</text:p>
          </table:table-cell>
          <table:table-cell table:number-columns-repeated="3" office:value-type="float" office:value="0.901596" calcext:value-type="float">
            <text:p>0,901596</text:p>
          </table:table-cell>
          <table:table-cell office:value-type="float" office:value="0.90204" calcext:value-type="float">
            <text:p>0,90204</text:p>
          </table:table-cell>
          <table:table-cell office:value-type="float" office:value="0.915622" calcext:value-type="float">
            <text:p>0,915622</text:p>
          </table:table-cell>
          <table:table-cell office:value-type="float" office:value="0.916283" calcext:value-type="float">
            <text:p>0,916283</text:p>
          </table:table-cell>
          <table:table-cell office:value-type="float" office:value="0.919146" calcext:value-type="float">
            <text:p>0,919146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64149" calcext:value-type="float">
            <text:p>0,864149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595849" calcext:value-type="float">
            <text:p>0,595849</text:p>
          </table:table-cell>
          <table:table-cell office:value-type="float" office:value="0.864388" calcext:value-type="float">
            <text:p>0,864388</text:p>
          </table:table-cell>
          <table:table-cell office:value-type="float" office:value="0.898971" calcext:value-type="float">
            <text:p>0,898971</text:p>
          </table:table-cell>
          <table:table-cell table:number-columns-repeated="3" office:value-type="float" office:value="0.901596" calcext:value-type="float">
            <text:p>0,901596</text:p>
          </table:table-cell>
          <table:table-cell office:value-type="float" office:value="0.90931" calcext:value-type="float">
            <text:p>0,90931</text:p>
          </table:table-cell>
          <table:table-cell table:number-columns-repeated="2" office:value-type="float" office:value="0.916283" calcext:value-type="float">
            <text:p>0,916283</text:p>
          </table:table-cell>
          <table:table-cell office:value-type="float" office:value="0.920578" calcext:value-type="float">
            <text:p>0,92057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72645" calcext:value-type="float">
            <text:p>0,87264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17648" calcext:value-type="float">
            <text:p>0,017648</text:p>
          </table:table-cell>
          <table:table-cell office:value-type="float" office:value="0.579873" calcext:value-type="float">
            <text:p>0,579873</text:p>
          </table:table-cell>
          <table:table-cell office:value-type="float" office:value="0.872586" calcext:value-type="float">
            <text:p>0,872586</text:p>
          </table:table-cell>
          <table:table-cell office:value-type="float" office:value="0.898261" calcext:value-type="float">
            <text:p>0,898261</text:p>
          </table:table-cell>
          <table:table-cell table:number-columns-repeated="3" office:value-type="float" office:value="0.901596" calcext:value-type="float">
            <text:p>0,901596</text:p>
          </table:table-cell>
          <table:table-cell office:value-type="float" office:value="0.906816" calcext:value-type="float">
            <text:p>0,906816</text:p>
          </table:table-cell>
          <table:table-cell table:number-columns-repeated="2" office:value-type="float" office:value="0.916283" calcext:value-type="float">
            <text:p>0,916283</text:p>
          </table:table-cell>
          <table:table-cell office:value-type="float" office:value="0.922009" calcext:value-type="float">
            <text:p>0,922009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7169" calcext:value-type="float">
            <text:p>0,87169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529465" calcext:value-type="float">
            <text:p>0,529465</text:p>
          </table:table-cell>
          <table:table-cell office:value-type="float" office:value="0.629337" calcext:value-type="float">
            <text:p>0,629337</text:p>
          </table:table-cell>
          <table:table-cell office:value-type="float" office:value="0.844635" calcext:value-type="float">
            <text:p>0,844635</text:p>
          </table:table-cell>
          <table:table-cell office:value-type="float" office:value="0.892925" calcext:value-type="float">
            <text:p>0,892925</text:p>
          </table:table-cell>
          <table:table-cell table:number-columns-repeated="3" office:value-type="float" office:value="0.901596" calcext:value-type="float">
            <text:p>0,901596</text:p>
          </table:table-cell>
          <table:table-cell office:value-type="float" office:value="0.902485" calcext:value-type="float">
            <text:p>0,902485</text:p>
          </table:table-cell>
          <table:table-cell office:value-type="float" office:value="0.915622" calcext:value-type="float">
            <text:p>0,915622</text:p>
          </table:table-cell>
          <table:table-cell office:value-type="float" office:value="0.916283" calcext:value-type="float">
            <text:p>0,916283</text:p>
          </table:table-cell>
          <table:table-cell office:value-type="float" office:value="0.920578" calcext:value-type="float">
            <text:p>0,920578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72665" calcext:value-type="float">
            <text:p>0,872665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" calcext:value-type="float">
            <text:p>-1</text:p>
          </table:table-cell>
          <table:table-cell office:value-type="float" office:value="0.506287" calcext:value-type="float">
            <text:p>0,506287</text:p>
          </table:table-cell>
          <table:table-cell office:value-type="float" office:value="0.793273" calcext:value-type="float">
            <text:p>0,793273</text:p>
          </table:table-cell>
          <table:table-cell office:value-type="float" office:value="0.896927" calcext:value-type="float">
            <text:p>0,896927</text:p>
          </table:table-cell>
          <table:table-cell table:number-columns-repeated="2" office:value-type="float" office:value="0.901596" calcext:value-type="float">
            <text:p>0,901596</text:p>
          </table:table-cell>
          <table:table-cell office:value-type="float" office:value="0.901892" calcext:value-type="float">
            <text:p>0,901892</text:p>
          </table:table-cell>
          <table:table-cell office:value-type="float" office:value="0.911" calcext:value-type="float">
            <text:p>0,911</text:p>
          </table:table-cell>
          <table:table-cell table:number-columns-repeated="2" office:value-type="float" office:value="0.916283" calcext:value-type="float">
            <text:p>0,916283</text:p>
          </table:table-cell>
          <table:table-cell office:value-type="float" office:value="0.923441" calcext:value-type="float">
            <text:p>0,923441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56858" calcext:value-type="float">
            <text:p>0,85685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" calcext:value-type="float">
            <text:p>-1</text:p>
          </table:table-cell>
          <table:table-cell office:value-type="float" office:value="0.411389" calcext:value-type="float">
            <text:p>0,411389</text:p>
          </table:table-cell>
          <table:table-cell office:value-type="float" office:value="0.777194" calcext:value-type="float">
            <text:p>0,777194</text:p>
          </table:table-cell>
          <table:table-cell table:number-columns-repeated="3" office:value-type="float" office:value="0.901596" calcext:value-type="float">
            <text:p>0,901596</text:p>
          </table:table-cell>
          <table:table-cell office:value-type="float" office:value="0.901818" calcext:value-type="float">
            <text:p>0,901818</text:p>
          </table:table-cell>
          <table:table-cell office:value-type="float" office:value="0.911661" calcext:value-type="float">
            <text:p>0,911661</text:p>
          </table:table-cell>
          <table:table-cell table:number-columns-repeated="2" office:value-type="float" office:value="0.916283" calcext:value-type="float">
            <text:p>0,916283</text:p>
          </table:table-cell>
          <table:table-cell office:value-type="float" office:value="0.923441" calcext:value-type="float">
            <text:p>0,923441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0.846286" calcext:value-type="float">
            <text:p>0,8462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17:00:34.348937365</dc:date>
    <meta:editing-duration>PT45S</meta:editing-duration>
    <meta:editing-cycles>2</meta:editing-cycles>
    <meta:generator>LibreOffice/7.6.4.1$Linux_X86_64 LibreOffice_project/60$Build-1</meta:generator>
    <meta:document-statistic meta:table-count="1" meta:cell-count="42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7cm" svg:y="3.247cm" style:legend-expansion="high" chart:style-name="ch2"/>
        <chart:plot-area chart:style-name="ch3" table:cell-range-address="mcc.A2:mcc.A301 mcc.C1:mcc.N301" chart:data-source-has-labels="both" svg:x="1.457cm" svg:y="0.251cm" svg:width="17.567cm" svg:height="11.088cm">
          <chart:coordinate-region svg:x="2.29cm" svg:y="0.45cm" svg:width="16.705cm" svg:height="10.69cm"/>
          <chart:axis chart:dimension="x" chart:name="primary-x" chart:style-name="ch4" chartooo:axis-type="auto">
            <chartooo:date-scale/>
            <chart:title svg:x="9.415cm" svg:y="11.59cm" chart:style-name="ch5">
              <text:p>generacija</text:p>
            </chart:title>
            <chart:categories table:cell-range-address="mcc.A2:mcc.A301"/>
          </chart:axis>
          <chart:axis chart:dimension="y" chart:name="primary-y" chart:style-name="ch4">
            <chart:title svg:x="0.451cm" svg:y="6.223cm" chart:style-name="ch6">
              <text:p>MCC</text:p>
            </chart:title>
            <chart:grid chart:style-name="ch7" chart:class="major"/>
          </chart:axis>
          <chart:series chart:style-name="ch8" chart:values-cell-range-address="mcc.C2:mcc.C301" chart:label-cell-address="mcc.C1:mcc.C1" chart:class="chart:line">
            <chart:data-point chart:repeated="300"/>
          </chart:series>
          <chart:series chart:style-name="ch9" chart:values-cell-range-address="mcc.D2:mcc.D301" chart:label-cell-address="mcc.D1:mcc.D1" chart:class="chart:line">
            <chart:data-point chart:repeated="300"/>
          </chart:series>
          <chart:series chart:style-name="ch10" chart:values-cell-range-address="mcc.E2:mcc.E301" chart:label-cell-address="mcc.E1:mcc.E1" chart:class="chart:line">
            <chart:data-point chart:repeated="300"/>
          </chart:series>
          <chart:series chart:style-name="ch11" chart:values-cell-range-address="mcc.F2:mcc.F301" chart:label-cell-address="mcc.F1:mcc.F1" chart:class="chart:line">
            <chart:data-point chart:repeated="300"/>
          </chart:series>
          <chart:series chart:style-name="ch12" chart:values-cell-range-address="mcc.G2:mcc.G301" chart:label-cell-address="mcc.G1:mcc.G1" chart:class="chart:line">
            <chart:data-point chart:repeated="300"/>
          </chart:series>
          <chart:series chart:style-name="ch13" chart:values-cell-range-address="mcc.H2:mcc.H301" chart:label-cell-address="mcc.H1:mcc.H1" chart:class="chart:line">
            <chart:data-point chart:repeated="300"/>
          </chart:series>
          <chart:series chart:style-name="ch14" chart:values-cell-range-address="mcc.I2:mcc.I301" chart:label-cell-address="mcc.I1:mcc.I1" chart:class="chart:line">
            <chart:data-point chart:repeated="300"/>
          </chart:series>
          <chart:series chart:style-name="ch15" chart:values-cell-range-address="mcc.J2:mcc.J301" chart:label-cell-address="mcc.J1:mcc.J1" chart:class="chart:line">
            <chart:data-point chart:repeated="300"/>
          </chart:series>
          <chart:series chart:style-name="ch16" chart:values-cell-range-address="mcc.K2:mcc.K301" chart:label-cell-address="mcc.K1:mcc.K1" chart:class="chart:line">
            <chart:data-point chart:repeated="300"/>
          </chart:series>
          <chart:series chart:style-name="ch17" chart:values-cell-range-address="mcc.L2:mcc.L301" chart:label-cell-address="mcc.L1:mcc.L1" chart:class="chart:line">
            <chart:data-point chart:repeated="300"/>
          </chart:series>
          <chart:series chart:style-name="ch18" chart:values-cell-range-address="mcc.M2:mcc.M301" chart:label-cell-address="mcc.M1:mcc.M1" chart:class="chart:line">
            <chart:data-point chart:repeated="300"/>
          </chart:series>
          <chart:series chart:style-name="ch19" chart:values-cell-range-address="mcc.N2:mcc.N301" chart:label-cell-address="mcc.N1:mcc.N1" chart:class="chart:line">
            <chart:data-point chart:repeated="3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Najboljši</text:p>
                <draw:g>
                  <svg:desc>mcc.M1:mcc.M1</svg:desc>
                </draw:g>
              </table:table-cell>
              <table:table-cell office:value-type="string">
                <text:p>Povprečj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301</svg:desc>
                </draw:g>
              </table:table-cell>
              <table:table-cell office:value-type="float" office:value="-1">
                <text:p>-1</text:p>
                <draw:g>
                  <svg:desc>mcc.C2:mcc.C301</svg:desc>
                </draw:g>
              </table:table-cell>
              <table:table-cell office:value-type="float" office:value="-1">
                <text:p>-1</text:p>
                <draw:g>
                  <svg:desc>mcc.D2:mcc.D301</svg:desc>
                </draw:g>
              </table:table-cell>
              <table:table-cell office:value-type="float" office:value="-1">
                <text:p>-1</text:p>
                <draw:g>
                  <svg:desc>mcc.E2:mcc.E301</svg:desc>
                </draw:g>
              </table:table-cell>
              <table:table-cell office:value-type="float" office:value="-1">
                <text:p>-1</text:p>
                <draw:g>
                  <svg:desc>mcc.F2:mcc.F301</svg:desc>
                </draw:g>
              </table:table-cell>
              <table:table-cell office:value-type="float" office:value="-1">
                <text:p>-1</text:p>
                <draw:g>
                  <svg:desc>mcc.G2:mcc.G301</svg:desc>
                </draw:g>
              </table:table-cell>
              <table:table-cell office:value-type="float" office:value="-1">
                <text:p>-1</text:p>
                <draw:g>
                  <svg:desc>mcc.H2:mcc.H301</svg:desc>
                </draw:g>
              </table:table-cell>
              <table:table-cell office:value-type="float" office:value="-0.980619">
                <text:p>-0.980619</text:p>
                <draw:g>
                  <svg:desc>mcc.I2:mcc.I301</svg:desc>
                </draw:g>
              </table:table-cell>
              <table:table-cell office:value-type="float" office:value="-0.233332">
                <text:p>-0.233332</text:p>
                <draw:g>
                  <svg:desc>mcc.J2:mcc.J301</svg:desc>
                </draw:g>
              </table:table-cell>
              <table:table-cell office:value-type="float" office:value="0.016788">
                <text:p>0.016788</text:p>
                <draw:g>
                  <svg:desc>mcc.K2:mcc.K301</svg:desc>
                </draw:g>
              </table:table-cell>
              <table:table-cell office:value-type="float" office:value="0.457582">
                <text:p>0.457582</text:p>
                <draw:g>
                  <svg:desc>mcc.L2:mcc.L301</svg:desc>
                </draw:g>
              </table:table-cell>
              <table:table-cell office:value-type="float" office:value="0.612372">
                <text:p>0.612372</text:p>
                <draw:g>
                  <svg:desc>mcc.M2:mcc.M301</svg:desc>
                </draw:g>
              </table:table-cell>
              <table:table-cell office:value-type="float" office:value="-0.673958">
                <text:p>-0.673958</text:p>
                <draw:g>
                  <svg:desc>mcc.N2:mcc.N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349307">
                <text:p>-0.349307</text:p>
              </table:table-cell>
              <table:table-cell office:value-type="float" office:value="-0.001405">
                <text:p>-0.001405</text:p>
              </table:table-cell>
              <table:table-cell office:value-type="float" office:value="0.001738">
                <text:p>0.001738</text:p>
              </table:table-cell>
              <table:table-cell office:value-type="float" office:value="0.124161">
                <text:p>0.124161</text:p>
              </table:table-cell>
              <table:table-cell office:value-type="float" office:value="0.407864">
                <text:p>0.407864</text:p>
              </table:table-cell>
              <table:table-cell office:value-type="float" office:value="0.601965">
                <text:p>0.60196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-0.160261">
                <text:p>-0.16026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723935">
                <text:p>-0.723935</text:p>
              </table:table-cell>
              <table:table-cell office:value-type="float" office:value="-0.0335">
                <text:p>-0.0335</text:p>
              </table:table-cell>
              <table:table-cell office:value-type="float" office:value="0">
                <text:p>0</text:p>
              </table:table-cell>
              <table:table-cell office:value-type="float" office:value="0.067281">
                <text:p>0.067281</text:p>
              </table:table-cell>
              <table:table-cell office:value-type="float" office:value="0.330473">
                <text:p>0.330473</text:p>
              </table:table-cell>
              <table:table-cell office:value-type="float" office:value="0.579617">
                <text:p>0.579617</text:p>
              </table:table-cell>
              <table:table-cell office:value-type="float" office:value="0.611298">
                <text:p>0.61129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-0.055639">
                <text:p>-0.05563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04715">
                <text:p>-0.904715</text:p>
              </table:table-cell>
              <table:table-cell office:value-type="float" office:value="-0.071601">
                <text:p>-0.071601</text:p>
              </table:table-cell>
              <table:table-cell office:value-type="float" office:value="0">
                <text:p>0</text:p>
              </table:table-cell>
              <table:table-cell office:value-type="float" office:value="0.088824">
                <text:p>0.088824</text:p>
              </table:table-cell>
              <table:table-cell office:value-type="float" office:value="0.44171">
                <text:p>0.44171</text:p>
              </table:table-cell>
              <table:table-cell office:value-type="float" office:value="0.598857">
                <text:p>0.59885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-0.062218">
                <text:p>-0.0622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18901">
                <text:p>-0.918901</text:p>
              </table:table-cell>
              <table:table-cell office:value-type="float" office:value="-0.110621">
                <text:p>-0.110621</text:p>
              </table:table-cell>
              <table:table-cell office:value-type="float" office:value="0.035692">
                <text:p>0.035692</text:p>
              </table:table-cell>
              <table:table-cell office:value-type="float" office:value="0.30213">
                <text:p>0.30213</text:p>
              </table:table-cell>
              <table:table-cell office:value-type="float" office:value="0.574898">
                <text:p>0.574898</text:p>
              </table:table-cell>
              <table:table-cell office:value-type="float" office:value="0.610854">
                <text:p>0.61085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-0.02812">
                <text:p>-0.028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0.913248">
                <text:p>-0.913248</text:p>
              </table:table-cell>
              <table:table-cell office:value-type="float" office:value="-0.094458">
                <text:p>-0.094458</text:p>
              </table:table-cell>
              <table:table-cell office:value-type="float" office:value="0.064709">
                <text:p>0.064709</text:p>
              </table:table-cell>
              <table:table-cell office:value-type="float" office:value="0.280343">
                <text:p>0.280343</text:p>
              </table:table-cell>
              <table:table-cell office:value-type="float" office:value="0.553086">
                <text:p>0.553086</text:p>
              </table:table-cell>
              <table:table-cell office:value-type="float" office:value="0.606871">
                <text:p>0.60687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813">
                <text:p>0.612813</text:p>
              </table:table-cell>
              <table:table-cell office:value-type="float" office:value="0.621182">
                <text:p>0.621182</text:p>
              </table:table-cell>
              <table:table-cell office:value-type="float" office:value="0.133486">
                <text:p>0.1334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252246">
                <text:p>-0.252246</text:p>
              </table:table-cell>
              <table:table-cell office:value-type="float" office:value="0.07136">
                <text:p>0.07136</text:p>
              </table:table-cell>
              <table:table-cell office:value-type="float" office:value="0.248519">
                <text:p>0.248519</text:p>
              </table:table-cell>
              <table:table-cell office:value-type="float" office:value="0.471009">
                <text:p>0.471009</text:p>
              </table:table-cell>
              <table:table-cell office:value-type="float" office:value="0.592063">
                <text:p>0.59206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14">
                <text:p>0.61414</text:p>
              </table:table-cell>
              <table:table-cell office:value-type="float" office:value="0.630113">
                <text:p>0.630113</text:p>
              </table:table-cell>
              <table:table-cell office:value-type="float" office:value="0.096959">
                <text:p>0.0969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-0.684898">
                <text:p>-0.684898</text:p>
              </table:table-cell>
              <table:table-cell office:value-type="float" office:value="0.030937">
                <text:p>0.030937</text:p>
              </table:table-cell>
              <table:table-cell office:value-type="float" office:value="0.227323">
                <text:p>0.227323</text:p>
              </table:table-cell>
              <table:table-cell office:value-type="float" office:value="0.46046">
                <text:p>0.46046</text:p>
              </table:table-cell>
              <table:table-cell office:value-type="float" office:value="0.58567">
                <text:p>0.58567</text:p>
              </table:table-cell>
              <table:table-cell office:value-type="float" office:value="0.60652">
                <text:p>0.6065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926">
                <text:p>0.615926</text:p>
              </table:table-cell>
              <table:table-cell office:value-type="float" office:value="0.63916">
                <text:p>0.63916</text:p>
              </table:table-cell>
              <table:table-cell office:value-type="float" office:value="0.206668">
                <text:p>0.2066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0.879745">
                <text:p>-0.879745</text:p>
              </table:table-cell>
              <table:table-cell office:value-type="float" office:value="0.026614">
                <text:p>0.026614</text:p>
              </table:table-cell>
              <table:table-cell office:value-type="float" office:value="0.213084">
                <text:p>0.213084</text:p>
              </table:table-cell>
              <table:table-cell office:value-type="float" office:value="0.47632">
                <text:p>0.47632</text:p>
              </table:table-cell>
              <table:table-cell office:value-type="float" office:value="0.588949">
                <text:p>0.588949</text:p>
              </table:table-cell>
              <table:table-cell office:value-type="float" office:value="0.60831">
                <text:p>0.608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8222">
                <text:p>0.618222</text:p>
              </table:table-cell>
              <table:table-cell office:value-type="float" office:value="0.666983">
                <text:p>0.666983</text:p>
              </table:table-cell>
              <table:table-cell office:value-type="float" office:value="0.18765">
                <text:p>0.187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-0.800968">
                <text:p>-0.800968</text:p>
              </table:table-cell>
              <table:table-cell office:value-type="float" office:value="0.045349">
                <text:p>0.045349</text:p>
              </table:table-cell>
              <table:table-cell office:value-type="float" office:value="0.297953">
                <text:p>0.297953</text:p>
              </table:table-cell>
              <table:table-cell office:value-type="float" office:value="0.552334">
                <text:p>0.552334</text:p>
              </table:table-cell>
              <table:table-cell office:value-type="float" office:value="0.594343">
                <text:p>0.594343</text:p>
              </table:table-cell>
              <table:table-cell office:value-type="float" office:value="0.610311">
                <text:p>0.61031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1124">
                <text:p>0.621124</text:p>
              </table:table-cell>
              <table:table-cell office:value-type="float" office:value="0.666983">
                <text:p>0.666983</text:p>
              </table:table-cell>
              <table:table-cell office:value-type="float" office:value="0.214519">
                <text:p>0.2145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0.71529">
                <text:p>-0.71529</text:p>
              </table:table-cell>
              <table:table-cell office:value-type="float" office:value="0.093476">
                <text:p>0.093476</text:p>
              </table:table-cell>
              <table:table-cell office:value-type="float" office:value="0.331882">
                <text:p>0.331882</text:p>
              </table:table-cell>
              <table:table-cell office:value-type="float" office:value="0.517307">
                <text:p>0.517307</text:p>
              </table:table-cell>
              <table:table-cell office:value-type="float" office:value="0.593726">
                <text:p>0.59372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3967">
                <text:p>0.633967</text:p>
              </table:table-cell>
              <table:table-cell office:value-type="float" office:value="0.814618">
                <text:p>0.814618</text:p>
              </table:table-cell>
              <table:table-cell office:value-type="float" office:value="0.229218">
                <text:p>0.22921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904246">
                <text:p>-0.904246</text:p>
              </table:table-cell>
              <table:table-cell office:value-type="float" office:value="0.049583">
                <text:p>0.049583</text:p>
              </table:table-cell>
              <table:table-cell office:value-type="float" office:value="0.25382">
                <text:p>0.25382</text:p>
              </table:table-cell>
              <table:table-cell office:value-type="float" office:value="0.415999">
                <text:p>0.415999</text:p>
              </table:table-cell>
              <table:table-cell office:value-type="float" office:value="0.556738">
                <text:p>0.556738</text:p>
              </table:table-cell>
              <table:table-cell office:value-type="float" office:value="0.597103">
                <text:p>0.59710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9822">
                <text:p>0.639822</text:p>
              </table:table-cell>
              <table:table-cell office:value-type="float" office:value="0.771849">
                <text:p>0.771849</text:p>
              </table:table-cell>
              <table:table-cell office:value-type="float" office:value="0.344594">
                <text:p>0.3445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-0.804246">
                <text:p>-0.804246</text:p>
              </table:table-cell>
              <table:table-cell office:value-type="float" office:value="0.075177">
                <text:p>0.075177</text:p>
              </table:table-cell>
              <table:table-cell office:value-type="float" office:value="0.285897">
                <text:p>0.285897</text:p>
              </table:table-cell>
              <table:table-cell office:value-type="float" office:value="0.468554">
                <text:p>0.468554</text:p>
              </table:table-cell>
              <table:table-cell office:value-type="float" office:value="0.57131">
                <text:p>0.57131</text:p>
              </table:table-cell>
              <table:table-cell office:value-type="float" office:value="0.605734">
                <text:p>0.60573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1142">
                <text:p>0.631142</text:p>
              </table:table-cell>
              <table:table-cell office:value-type="float" office:value="0.75665">
                <text:p>0.75665</text:p>
              </table:table-cell>
              <table:table-cell office:value-type="float" office:value="0.205831">
                <text:p>0.20583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0.031641">
                <text:p>0.031641</text:p>
              </table:table-cell>
              <table:table-cell office:value-type="float" office:value="0.377505">
                <text:p>0.377505</text:p>
              </table:table-cell>
              <table:table-cell office:value-type="float" office:value="0.504747">
                <text:p>0.504747</text:p>
              </table:table-cell>
              <table:table-cell office:value-type="float" office:value="0.569843">
                <text:p>0.569843</text:p>
              </table:table-cell>
              <table:table-cell office:value-type="float" office:value="0.601299">
                <text:p>0.60129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9677">
                <text:p>0.639677</text:p>
              </table:table-cell>
              <table:table-cell office:value-type="float" office:value="0.815285">
                <text:p>0.815285</text:p>
              </table:table-cell>
              <table:table-cell office:value-type="float" office:value="0.356183">
                <text:p>0.35618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805072">
                <text:p>-0.805072</text:p>
              </table:table-cell>
              <table:table-cell office:value-type="float" office:value="0.160186">
                <text:p>0.160186</text:p>
              </table:table-cell>
              <table:table-cell office:value-type="float" office:value="0.395019">
                <text:p>0.395019</text:p>
              </table:table-cell>
              <table:table-cell office:value-type="float" office:value="0.536916">
                <text:p>0.536916</text:p>
              </table:table-cell>
              <table:table-cell office:value-type="float" office:value="0.599034">
                <text:p>0.59903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6761">
                <text:p>0.656761</text:p>
              </table:table-cell>
              <table:table-cell office:value-type="float" office:value="0.892048">
                <text:p>0.892048</text:p>
              </table:table-cell>
              <table:table-cell office:value-type="float" office:value="0.399233">
                <text:p>0.3992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538907">
                <text:p>-0.538907</text:p>
              </table:table-cell>
              <table:table-cell office:value-type="float" office:value="0.24641">
                <text:p>0.24641</text:p>
              </table:table-cell>
              <table:table-cell office:value-type="float" office:value="0.459293">
                <text:p>0.459293</text:p>
              </table:table-cell>
              <table:table-cell office:value-type="float" office:value="0.571911">
                <text:p>0.571911</text:p>
              </table:table-cell>
              <table:table-cell office:value-type="float" office:value="0.607446">
                <text:p>0.60744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8624">
                <text:p>0.718624</text:p>
              </table:table-cell>
              <table:table-cell office:value-type="float" office:value="0.892048">
                <text:p>0.892048</text:p>
              </table:table-cell>
              <table:table-cell office:value-type="float" office:value="0.451427">
                <text:p>0.4514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620386">
                <text:p>-0.620386</text:p>
              </table:table-cell>
              <table:table-cell office:value-type="float" office:value="0.275101">
                <text:p>0.275101</text:p>
              </table:table-cell>
              <table:table-cell office:value-type="float" office:value="0.486167">
                <text:p>0.486167</text:p>
              </table:table-cell>
              <table:table-cell office:value-type="float" office:value="0.579598">
                <text:p>0.579598</text:p>
              </table:table-cell>
              <table:table-cell office:value-type="float" office:value="0.604352">
                <text:p>0.60435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0733">
                <text:p>0.740733</text:p>
              </table:table-cell>
              <table:table-cell office:value-type="float" office:value="0.90382">
                <text:p>0.90382</text:p>
              </table:table-cell>
              <table:table-cell office:value-type="float" office:value="0.451505">
                <text:p>0.4515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9">
                <text:p>-0.9</text:p>
              </table:table-cell>
              <table:table-cell office:value-type="float" office:value="0.217695">
                <text:p>0.217695</text:p>
              </table:table-cell>
              <table:table-cell office:value-type="float" office:value="0.501818">
                <text:p>0.501818</text:p>
              </table:table-cell>
              <table:table-cell office:value-type="float" office:value="0.583462">
                <text:p>0.583462</text:p>
              </table:table-cell>
              <table:table-cell office:value-type="float" office:value="0.608335">
                <text:p>0.60833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6789">
                <text:p>0.746789</text:p>
              </table:table-cell>
              <table:table-cell office:value-type="float" office:value="0.90382">
                <text:p>0.90382</text:p>
              </table:table-cell>
              <table:table-cell office:value-type="float" office:value="0.420759">
                <text:p>0.42075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247747">
                <text:p>-0.247747</text:p>
              </table:table-cell>
              <table:table-cell office:value-type="float" office:value="0.447165">
                <text:p>0.447165</text:p>
              </table:table-cell>
              <table:table-cell office:value-type="float" office:value="0.558818">
                <text:p>0.558818</text:p>
              </table:table-cell>
              <table:table-cell office:value-type="float" office:value="0.592557">
                <text:p>0.592557</text:p>
              </table:table-cell>
              <table:table-cell office:value-type="float" office:value="0.611624">
                <text:p>0.61162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60638">
                <text:p>0.760638</text:p>
              </table:table-cell>
              <table:table-cell office:value-type="float" office:value="0.90382">
                <text:p>0.90382</text:p>
              </table:table-cell>
              <table:table-cell office:value-type="float" office:value="0.517255">
                <text:p>0.5172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84537">
                <text:p>-0.084537</text:p>
              </table:table-cell>
              <table:table-cell office:value-type="float" office:value="0.457793">
                <text:p>0.457793</text:p>
              </table:table-cell>
              <table:table-cell office:value-type="float" office:value="0.577771">
                <text:p>0.577771</text:p>
              </table:table-cell>
              <table:table-cell office:value-type="float" office:value="0.596939">
                <text:p>0.596939</text:p>
              </table:table-cell>
              <table:table-cell office:value-type="float" office:value="0.612162">
                <text:p>0.61216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52538">
                <text:p>0.752538</text:p>
              </table:table-cell>
              <table:table-cell office:value-type="float" office:value="0.90382">
                <text:p>0.90382</text:p>
              </table:table-cell>
              <table:table-cell office:value-type="float" office:value="0.536216">
                <text:p>0.5362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39604">
                <text:p>0.039604</text:p>
              </table:table-cell>
              <table:table-cell office:value-type="float" office:value="0.468563">
                <text:p>0.468563</text:p>
              </table:table-cell>
              <table:table-cell office:value-type="float" office:value="0.57305">
                <text:p>0.57305</text:p>
              </table:table-cell>
              <table:table-cell office:value-type="float" office:value="0.597613">
                <text:p>0.597613</text:p>
              </table:table-cell>
              <table:table-cell office:value-type="float" office:value="0.611918">
                <text:p>0.61191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54688">
                <text:p>0.754688</text:p>
              </table:table-cell>
              <table:table-cell office:value-type="float" office:value="0.90382">
                <text:p>0.90382</text:p>
              </table:table-cell>
              <table:table-cell office:value-type="float" office:value="0.549493">
                <text:p>0.54949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080216">
                <text:p>-0.080216</text:p>
              </table:table-cell>
              <table:table-cell office:value-type="float" office:value="0.389707">
                <text:p>0.389707</text:p>
              </table:table-cell>
              <table:table-cell office:value-type="float" office:value="0.501121">
                <text:p>0.501121</text:p>
              </table:table-cell>
              <table:table-cell office:value-type="float" office:value="0.586583">
                <text:p>0.586583</text:p>
              </table:table-cell>
              <table:table-cell office:value-type="float" office:value="0.607485">
                <text:p>0.60748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66667">
                <text:p>0.766667</text:p>
              </table:table-cell>
              <table:table-cell office:value-type="float" office:value="0.90382">
                <text:p>0.90382</text:p>
              </table:table-cell>
              <table:table-cell office:value-type="float" office:value="0.522084">
                <text:p>0.52208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227318">
                <text:p>-0.227318</text:p>
              </table:table-cell>
              <table:table-cell office:value-type="float" office:value="0.439945">
                <text:p>0.439945</text:p>
              </table:table-cell>
              <table:table-cell office:value-type="float" office:value="0.536131">
                <text:p>0.536131</text:p>
              </table:table-cell>
              <table:table-cell office:value-type="float" office:value="0.591681">
                <text:p>0.591681</text:p>
              </table:table-cell>
              <table:table-cell office:value-type="float" office:value="0.608547">
                <text:p>0.60854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804892">
                <text:p>0.804892</text:p>
              </table:table-cell>
              <table:table-cell office:value-type="float" office:value="0.90382">
                <text:p>0.90382</text:p>
              </table:table-cell>
              <table:table-cell office:value-type="float" office:value="0.520337">
                <text:p>0.52033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40794">
                <text:p>0.040794</text:p>
              </table:table-cell>
              <table:table-cell office:value-type="float" office:value="0.476922">
                <text:p>0.476922</text:p>
              </table:table-cell>
              <table:table-cell office:value-type="float" office:value="0.572925">
                <text:p>0.572925</text:p>
              </table:table-cell>
              <table:table-cell office:value-type="float" office:value="0.591822">
                <text:p>0.591822</text:p>
              </table:table-cell>
              <table:table-cell office:value-type="float" office:value="0.606867">
                <text:p>0.60686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76591">
                <text:p>0.776591</text:p>
              </table:table-cell>
              <table:table-cell office:value-type="float" office:value="0.90382">
                <text:p>0.90382</text:p>
              </table:table-cell>
              <table:table-cell office:value-type="float" office:value="0.551541">
                <text:p>0.55154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092958">
                <text:p>-0.092958</text:p>
              </table:table-cell>
              <table:table-cell office:value-type="float" office:value="0.475838">
                <text:p>0.475838</text:p>
              </table:table-cell>
              <table:table-cell office:value-type="float" office:value="0.577937">
                <text:p>0.577937</text:p>
              </table:table-cell>
              <table:table-cell office:value-type="float" office:value="0.600096">
                <text:p>0.60009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81007">
                <text:p>0.81007</text:p>
              </table:table-cell>
              <table:table-cell office:value-type="float" office:value="0.918797">
                <text:p>0.918797</text:p>
              </table:table-cell>
              <table:table-cell office:value-type="float" office:value="0.543285">
                <text:p>0.54328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85378">
                <text:p>0.285378</text:p>
              </table:table-cell>
              <table:table-cell office:value-type="float" office:value="0.492087">
                <text:p>0.492087</text:p>
              </table:table-cell>
              <table:table-cell office:value-type="float" office:value="0.566197">
                <text:p>0.566197</text:p>
              </table:table-cell>
              <table:table-cell office:value-type="float" office:value="0.593032">
                <text:p>0.593032</text:p>
              </table:table-cell>
              <table:table-cell office:value-type="float" office:value="0.610453">
                <text:p>0.61045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3253">
                <text:p>0.613253</text:p>
              </table:table-cell>
              <table:table-cell office:value-type="float" office:value="0.803932">
                <text:p>0.803932</text:p>
              </table:table-cell>
              <table:table-cell office:value-type="float" office:value="0.918797">
                <text:p>0.918797</text:p>
              </table:table-cell>
              <table:table-cell office:value-type="float" office:value="0.580145">
                <text:p>0.58014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128788">
                <text:p>-0.128788</text:p>
              </table:table-cell>
              <table:table-cell office:value-type="float" office:value="0.437412">
                <text:p>0.437412</text:p>
              </table:table-cell>
              <table:table-cell office:value-type="float" office:value="0.565993">
                <text:p>0.565993</text:p>
              </table:table-cell>
              <table:table-cell office:value-type="float" office:value="0.592477">
                <text:p>0.592477</text:p>
              </table:table-cell>
              <table:table-cell office:value-type="float" office:value="0.609822">
                <text:p>0.60982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813">
                <text:p>0.612813</text:p>
              </table:table-cell>
              <table:table-cell office:value-type="float" office:value="0.80922">
                <text:p>0.80922</text:p>
              </table:table-cell>
              <table:table-cell office:value-type="float" office:value="0.918797">
                <text:p>0.918797</text:p>
              </table:table-cell>
              <table:table-cell office:value-type="float" office:value="0.533607">
                <text:p>0.53360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140976">
                <text:p>-0.140976</text:p>
              </table:table-cell>
              <table:table-cell office:value-type="float" office:value="0.385647">
                <text:p>0.385647</text:p>
              </table:table-cell>
              <table:table-cell office:value-type="float" office:value="0.554626">
                <text:p>0.554626</text:p>
              </table:table-cell>
              <table:table-cell office:value-type="float" office:value="0.595743">
                <text:p>0.595743</text:p>
              </table:table-cell>
              <table:table-cell office:value-type="float" office:value="0.610554">
                <text:p>0.61055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5348">
                <text:p>0.635348</text:p>
              </table:table-cell>
              <table:table-cell office:value-type="float" office:value="0.8313">
                <text:p>0.8313</text:p>
              </table:table-cell>
              <table:table-cell office:value-type="float" office:value="0.918797">
                <text:p>0.918797</text:p>
              </table:table-cell>
              <table:table-cell office:value-type="float" office:value="0.530936">
                <text:p>0.53093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01279">
                <text:p>-0.01279</text:p>
              </table:table-cell>
              <table:table-cell office:value-type="float" office:value="0.438343">
                <text:p>0.438343</text:p>
              </table:table-cell>
              <table:table-cell office:value-type="float" office:value="0.575913">
                <text:p>0.575913</text:p>
              </table:table-cell>
              <table:table-cell office:value-type="float" office:value="0.597161">
                <text:p>0.597161</text:p>
              </table:table-cell>
              <table:table-cell office:value-type="float" office:value="0.611379">
                <text:p>0.61137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5949">
                <text:p>0.635949</text:p>
              </table:table-cell>
              <table:table-cell office:value-type="float" office:value="0.845002">
                <text:p>0.845002</text:p>
              </table:table-cell>
              <table:table-cell office:value-type="float" office:value="0.918797">
                <text:p>0.918797</text:p>
              </table:table-cell>
              <table:table-cell office:value-type="float" office:value="0.552807">
                <text:p>0.55280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78323">
                <text:p>0.078323</text:p>
              </table:table-cell>
              <table:table-cell office:value-type="float" office:value="0.503719">
                <text:p>0.503719</text:p>
              </table:table-cell>
              <table:table-cell office:value-type="float" office:value="0.586863">
                <text:p>0.586863</text:p>
              </table:table-cell>
              <table:table-cell office:value-type="float" office:value="0.606436">
                <text:p>0.60643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5346">
                <text:p>0.625346</text:p>
              </table:table-cell>
              <table:table-cell office:value-type="float" office:value="0.850001">
                <text:p>0.850001</text:p>
              </table:table-cell>
              <table:table-cell office:value-type="float" office:value="0.918797">
                <text:p>0.918797</text:p>
              </table:table-cell>
              <table:table-cell office:value-type="float" office:value="0.570018">
                <text:p>0.5700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0986">
                <text:p>0.20986</text:p>
              </table:table-cell>
              <table:table-cell office:value-type="float" office:value="0.566009">
                <text:p>0.566009</text:p>
              </table:table-cell>
              <table:table-cell office:value-type="float" office:value="0.592845">
                <text:p>0.592845</text:p>
              </table:table-cell>
              <table:table-cell office:value-type="float" office:value="0.607016">
                <text:p>0.60701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6894">
                <text:p>0.616894</text:p>
              </table:table-cell>
              <table:table-cell office:value-type="float" office:value="0.84179">
                <text:p>0.84179</text:p>
              </table:table-cell>
              <table:table-cell office:value-type="float" office:value="0.918797">
                <text:p>0.918797</text:p>
              </table:table-cell>
              <table:table-cell office:value-type="float" office:value="0.58839">
                <text:p>0.5883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7194">
                <text:p>0.007194</text:p>
              </table:table-cell>
              <table:table-cell office:value-type="float" office:value="0.536309">
                <text:p>0.536309</text:p>
              </table:table-cell>
              <table:table-cell office:value-type="float" office:value="0.592132">
                <text:p>0.592132</text:p>
              </table:table-cell>
              <table:table-cell office:value-type="float" office:value="0.606599">
                <text:p>0.60659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3231">
                <text:p>0.673231</text:p>
              </table:table-cell>
              <table:table-cell office:value-type="float" office:value="0.900294">
                <text:p>0.900294</text:p>
              </table:table-cell>
              <table:table-cell office:value-type="float" office:value="0.918797">
                <text:p>0.918797</text:p>
              </table:table-cell>
              <table:table-cell office:value-type="float" office:value="0.576525">
                <text:p>0.5765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2141">
                <text:p>0.22141</text:p>
              </table:table-cell>
              <table:table-cell office:value-type="float" office:value="0.560053">
                <text:p>0.560053</text:p>
              </table:table-cell>
              <table:table-cell office:value-type="float" office:value="0.591186">
                <text:p>0.591186</text:p>
              </table:table-cell>
              <table:table-cell office:value-type="float" office:value="0.605198">
                <text:p>0.60519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228">
                <text:p>0.65228</text:p>
              </table:table-cell>
              <table:table-cell office:value-type="float" office:value="0.89778">
                <text:p>0.89778</text:p>
              </table:table-cell>
              <table:table-cell office:value-type="float" office:value="0.943371">
                <text:p>0.943371</text:p>
              </table:table-cell>
              <table:table-cell office:value-type="float" office:value="0.59774">
                <text:p>0.5977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3045">
                <text:p>0.003045</text:p>
              </table:table-cell>
              <table:table-cell office:value-type="float" office:value="0.490602">
                <text:p>0.490602</text:p>
              </table:table-cell>
              <table:table-cell office:value-type="float" office:value="0.586111">
                <text:p>0.586111</text:p>
              </table:table-cell>
              <table:table-cell office:value-type="float" office:value="0.601883">
                <text:p>0.601883</text:p>
              </table:table-cell>
              <table:table-cell office:value-type="float" office:value="0.611647">
                <text:p>0.61164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0868">
                <text:p>0.650868</text:p>
              </table:table-cell>
              <table:table-cell office:value-type="float" office:value="0.893511">
                <text:p>0.893511</text:p>
              </table:table-cell>
              <table:table-cell office:value-type="float" office:value="0.943371">
                <text:p>0.943371</text:p>
              </table:table-cell>
              <table:table-cell office:value-type="float" office:value="0.567478">
                <text:p>0.56747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045116">
                <text:p>-0.045116</text:p>
              </table:table-cell>
              <table:table-cell office:value-type="float" office:value="0.359081">
                <text:p>0.359081</text:p>
              </table:table-cell>
              <table:table-cell office:value-type="float" office:value="0.572631">
                <text:p>0.572631</text:p>
              </table:table-cell>
              <table:table-cell office:value-type="float" office:value="0.591982">
                <text:p>0.591982</text:p>
              </table:table-cell>
              <table:table-cell office:value-type="float" office:value="0.604835">
                <text:p>0.60483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7016">
                <text:p>0.617016</text:p>
              </table:table-cell>
              <table:table-cell office:value-type="float" office:value="0.862038">
                <text:p>0.862038</text:p>
              </table:table-cell>
              <table:table-cell office:value-type="float" office:value="0.943371">
                <text:p>0.943371</text:p>
              </table:table-cell>
              <table:table-cell office:value-type="float" office:value="0.539959">
                <text:p>0.53995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21411">
                <text:p>0.021411</text:p>
              </table:table-cell>
              <table:table-cell office:value-type="float" office:value="0.51107">
                <text:p>0.51107</text:p>
              </table:table-cell>
              <table:table-cell office:value-type="float" office:value="0.583937">
                <text:p>0.583937</text:p>
              </table:table-cell>
              <table:table-cell office:value-type="float" office:value="0.596393">
                <text:p>0.596393</text:p>
              </table:table-cell>
              <table:table-cell office:value-type="float" office:value="0.611321">
                <text:p>0.61132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1391">
                <text:p>0.671391</text:p>
              </table:table-cell>
              <table:table-cell office:value-type="float" office:value="0.883532">
                <text:p>0.883532</text:p>
              </table:table-cell>
              <table:table-cell office:value-type="float" office:value="0.943371">
                <text:p>0.943371</text:p>
              </table:table-cell>
              <table:table-cell office:value-type="float" office:value="0.571617">
                <text:p>0.57161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4752">
                <text:p>0.24752</text:p>
              </table:table-cell>
              <table:table-cell office:value-type="float" office:value="0.537186">
                <text:p>0.537186</text:p>
              </table:table-cell>
              <table:table-cell office:value-type="float" office:value="0.584511">
                <text:p>0.584511</text:p>
              </table:table-cell>
              <table:table-cell office:value-type="float" office:value="0.596816">
                <text:p>0.596816</text:p>
              </table:table-cell>
              <table:table-cell office:value-type="float" office:value="0.610806">
                <text:p>0.61080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2917">
                <text:p>0.652917</text:p>
              </table:table-cell>
              <table:table-cell office:value-type="float" office:value="0.877964">
                <text:p>0.877964</text:p>
              </table:table-cell>
              <table:table-cell office:value-type="float" office:value="0.943371">
                <text:p>0.943371</text:p>
              </table:table-cell>
              <table:table-cell office:value-type="float" office:value="0.594484">
                <text:p>0.59448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78701">
                <text:p>0.178701</text:p>
              </table:table-cell>
              <table:table-cell office:value-type="float" office:value="0.572353">
                <text:p>0.572353</text:p>
              </table:table-cell>
              <table:table-cell office:value-type="float" office:value="0.588141">
                <text:p>0.588141</text:p>
              </table:table-cell>
              <table:table-cell office:value-type="float" office:value="0.599561">
                <text:p>0.599561</text:p>
              </table:table-cell>
              <table:table-cell office:value-type="float" office:value="0.610292">
                <text:p>0.61029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6341">
                <text:p>0.656341</text:p>
              </table:table-cell>
              <table:table-cell office:value-type="float" office:value="0.880347">
                <text:p>0.880347</text:p>
              </table:table-cell>
              <table:table-cell office:value-type="float" office:value="0.943371">
                <text:p>0.943371</text:p>
              </table:table-cell>
              <table:table-cell office:value-type="float" office:value="0.592285">
                <text:p>0.59228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87877">
                <text:p>0.187877</text:p>
              </table:table-cell>
              <table:table-cell office:value-type="float" office:value="0.560974">
                <text:p>0.560974</text:p>
              </table:table-cell>
              <table:table-cell office:value-type="float" office:value="0.58694">
                <text:p>0.58694</text:p>
              </table:table-cell>
              <table:table-cell office:value-type="float" office:value="0.599524">
                <text:p>0.599524</text:p>
              </table:table-cell>
              <table:table-cell office:value-type="float" office:value="0.611401">
                <text:p>0.61140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1319">
                <text:p>0.691319</text:p>
              </table:table-cell>
              <table:table-cell office:value-type="float" office:value="0.898476">
                <text:p>0.898476</text:p>
              </table:table-cell>
              <table:table-cell office:value-type="float" office:value="0.943371">
                <text:p>0.943371</text:p>
              </table:table-cell>
              <table:table-cell office:value-type="float" office:value="0.597363">
                <text:p>0.59736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188241">
                <text:p>0.188241</text:p>
              </table:table-cell>
              <table:table-cell office:value-type="float" office:value="0.515181">
                <text:p>0.515181</text:p>
              </table:table-cell>
              <table:table-cell office:value-type="float" office:value="0.578871">
                <text:p>0.578871</text:p>
              </table:table-cell>
              <table:table-cell office:value-type="float" office:value="0.588672">
                <text:p>0.588672</text:p>
              </table:table-cell>
              <table:table-cell office:value-type="float" office:value="0.601463">
                <text:p>0.601463</text:p>
              </table:table-cell>
              <table:table-cell office:value-type="float" office:value="0.611952">
                <text:p>0.61195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7215">
                <text:p>0.617215</text:p>
              </table:table-cell>
              <table:table-cell office:value-type="float" office:value="0.788238">
                <text:p>0.788238</text:p>
              </table:table-cell>
              <table:table-cell office:value-type="float" office:value="0.911053">
                <text:p>0.911053</text:p>
              </table:table-cell>
              <table:table-cell office:value-type="float" office:value="0.943371">
                <text:p>0.943371</text:p>
              </table:table-cell>
              <table:table-cell office:value-type="float" office:value="0.601326">
                <text:p>0.6013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631">
                <text:p>0.01631</text:p>
              </table:table-cell>
              <table:table-cell office:value-type="float" office:value="0.420875">
                <text:p>0.420875</text:p>
              </table:table-cell>
              <table:table-cell office:value-type="float" office:value="0.57883">
                <text:p>0.57883</text:p>
              </table:table-cell>
              <table:table-cell office:value-type="float" office:value="0.588897">
                <text:p>0.588897</text:p>
              </table:table-cell>
              <table:table-cell office:value-type="float" office:value="0.599464">
                <text:p>0.599464</text:p>
              </table:table-cell>
              <table:table-cell office:value-type="float" office:value="0.611531">
                <text:p>0.6115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76092">
                <text:p>0.776092</text:p>
              </table:table-cell>
              <table:table-cell office:value-type="float" office:value="0.918244">
                <text:p>0.918244</text:p>
              </table:table-cell>
              <table:table-cell office:value-type="float" office:value="0.943371">
                <text:p>0.943371</text:p>
              </table:table-cell>
              <table:table-cell office:value-type="float" office:value="0.573499">
                <text:p>0.57349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43976">
                <text:p>0.343976</text:p>
              </table:table-cell>
              <table:table-cell office:value-type="float" office:value="0.577223">
                <text:p>0.577223</text:p>
              </table:table-cell>
              <table:table-cell office:value-type="float" office:value="0.585523">
                <text:p>0.585523</text:p>
              </table:table-cell>
              <table:table-cell office:value-type="float" office:value="0.594564">
                <text:p>0.594564</text:p>
              </table:table-cell>
              <table:table-cell office:value-type="float" office:value="0.607699">
                <text:p>0.60769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815">
                <text:p>0.615815</text:p>
              </table:table-cell>
              <table:table-cell office:value-type="float" office:value="0.808618">
                <text:p>0.808618</text:p>
              </table:table-cell>
              <table:table-cell office:value-type="float" office:value="0.917333">
                <text:p>0.917333</text:p>
              </table:table-cell>
              <table:table-cell office:value-type="float" office:value="0.943371">
                <text:p>0.943371</text:p>
              </table:table-cell>
              <table:table-cell office:value-type="float" office:value="0.627549">
                <text:p>0.62754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422939">
                <text:p>0.422939</text:p>
              </table:table-cell>
              <table:table-cell office:value-type="float" office:value="0.577883">
                <text:p>0.577883</text:p>
              </table:table-cell>
              <table:table-cell office:value-type="float" office:value="0.58695">
                <text:p>0.58695</text:p>
              </table:table-cell>
              <table:table-cell office:value-type="float" office:value="0.59715">
                <text:p>0.59715</text:p>
              </table:table-cell>
              <table:table-cell office:value-type="float" office:value="0.610596">
                <text:p>0.61059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1886">
                <text:p>0.631886</text:p>
              </table:table-cell>
              <table:table-cell office:value-type="float" office:value="0.8402">
                <text:p>0.8402</text:p>
              </table:table-cell>
              <table:table-cell office:value-type="float" office:value="0.91606">
                <text:p>0.91606</text:p>
              </table:table-cell>
              <table:table-cell office:value-type="float" office:value="0.943371">
                <text:p>0.943371</text:p>
              </table:table-cell>
              <table:table-cell office:value-type="float" office:value="0.640841">
                <text:p>0.64084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315">
                <text:p>0.3315</text:p>
              </table:table-cell>
              <table:table-cell office:value-type="float" office:value="0.576977">
                <text:p>0.576977</text:p>
              </table:table-cell>
              <table:table-cell office:value-type="float" office:value="0.583967">
                <text:p>0.583967</text:p>
              </table:table-cell>
              <table:table-cell office:value-type="float" office:value="0.595414">
                <text:p>0.595414</text:p>
              </table:table-cell>
              <table:table-cell office:value-type="float" office:value="0.610219">
                <text:p>0.61021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1829">
                <text:p>0.641829</text:p>
              </table:table-cell>
              <table:table-cell office:value-type="float" office:value="0.850524">
                <text:p>0.850524</text:p>
              </table:table-cell>
              <table:table-cell office:value-type="float" office:value="0.915363">
                <text:p>0.915363</text:p>
              </table:table-cell>
              <table:table-cell office:value-type="float" office:value="0.943371">
                <text:p>0.943371</text:p>
              </table:table-cell>
              <table:table-cell office:value-type="float" office:value="0.633054">
                <text:p>0.63305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12063">
                <text:p>0.312063</text:p>
              </table:table-cell>
              <table:table-cell office:value-type="float" office:value="0.577092">
                <text:p>0.577092</text:p>
              </table:table-cell>
              <table:table-cell office:value-type="float" office:value="0.58206">
                <text:p>0.58206</text:p>
              </table:table-cell>
              <table:table-cell office:value-type="float" office:value="0.593824">
                <text:p>0.593824</text:p>
              </table:table-cell>
              <table:table-cell office:value-type="float" office:value="0.606622">
                <text:p>0.60662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9383">
                <text:p>0.639383</text:p>
              </table:table-cell>
              <table:table-cell office:value-type="float" office:value="0.843009">
                <text:p>0.843009</text:p>
              </table:table-cell>
              <table:table-cell office:value-type="float" office:value="0.908854">
                <text:p>0.908854</text:p>
              </table:table-cell>
              <table:table-cell office:value-type="float" office:value="0.943371">
                <text:p>0.943371</text:p>
              </table:table-cell>
              <table:table-cell office:value-type="float" office:value="0.628765">
                <text:p>0.62876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210281">
                <text:p>0.210281</text:p>
              </table:table-cell>
              <table:table-cell office:value-type="float" office:value="0.566456">
                <text:p>0.566456</text:p>
              </table:table-cell>
              <table:table-cell office:value-type="float" office:value="0.579919">
                <text:p>0.579919</text:p>
              </table:table-cell>
              <table:table-cell office:value-type="float" office:value="0.592419">
                <text:p>0.592419</text:p>
              </table:table-cell>
              <table:table-cell office:value-type="float" office:value="0.606571">
                <text:p>0.60657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1624">
                <text:p>0.621624</text:p>
              </table:table-cell>
              <table:table-cell office:value-type="float" office:value="0.777758">
                <text:p>0.777758</text:p>
              </table:table-cell>
              <table:table-cell office:value-type="float" office:value="0.904651">
                <text:p>0.904651</text:p>
              </table:table-cell>
              <table:table-cell office:value-type="float" office:value="0.943371">
                <text:p>0.943371</text:p>
              </table:table-cell>
              <table:table-cell office:value-type="float" office:value="0.608442">
                <text:p>0.60844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79363">
                <text:p>0.079363</text:p>
              </table:table-cell>
              <table:table-cell office:value-type="float" office:value="0.55269">
                <text:p>0.55269</text:p>
              </table:table-cell>
              <table:table-cell office:value-type="float" office:value="0.580217">
                <text:p>0.580217</text:p>
              </table:table-cell>
              <table:table-cell office:value-type="float" office:value="0.593321">
                <text:p>0.593321</text:p>
              </table:table-cell>
              <table:table-cell office:value-type="float" office:value="0.607469">
                <text:p>0.60746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8415">
                <text:p>0.618415</text:p>
              </table:table-cell>
              <table:table-cell office:value-type="float" office:value="0.782706">
                <text:p>0.782706</text:p>
              </table:table-cell>
              <table:table-cell office:value-type="float" office:value="0.905636">
                <text:p>0.905636</text:p>
              </table:table-cell>
              <table:table-cell office:value-type="float" office:value="0.943371">
                <text:p>0.943371</text:p>
              </table:table-cell>
              <table:table-cell office:value-type="float" office:value="0.594456">
                <text:p>0.59445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226518">
                <text:p>0.226518</text:p>
              </table:table-cell>
              <table:table-cell office:value-type="float" office:value="0.550901">
                <text:p>0.550901</text:p>
              </table:table-cell>
              <table:table-cell office:value-type="float" office:value="0.578235">
                <text:p>0.578235</text:p>
              </table:table-cell>
              <table:table-cell office:value-type="float" office:value="0.587402">
                <text:p>0.587402</text:p>
              </table:table-cell>
              <table:table-cell office:value-type="float" office:value="0.601898">
                <text:p>0.601898</text:p>
              </table:table-cell>
              <table:table-cell office:value-type="float" office:value="0.61222">
                <text:p>0.6122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023">
                <text:p>0.68023</text:p>
              </table:table-cell>
              <table:table-cell office:value-type="float" office:value="0.851886">
                <text:p>0.851886</text:p>
              </table:table-cell>
              <table:table-cell office:value-type="float" office:value="0.914287">
                <text:p>0.914287</text:p>
              </table:table-cell>
              <table:table-cell office:value-type="float" office:value="0.943371">
                <text:p>0.943371</text:p>
              </table:table-cell>
              <table:table-cell office:value-type="float" office:value="0.621595">
                <text:p>0.62159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172146">
                <text:p>0.172146</text:p>
              </table:table-cell>
              <table:table-cell office:value-type="float" office:value="0.549132">
                <text:p>0.549132</text:p>
              </table:table-cell>
              <table:table-cell office:value-type="float" office:value="0.580465">
                <text:p>0.580465</text:p>
              </table:table-cell>
              <table:table-cell office:value-type="float" office:value="0.594181">
                <text:p>0.594181</text:p>
              </table:table-cell>
              <table:table-cell office:value-type="float" office:value="0.61005">
                <text:p>0.61005</text:p>
              </table:table-cell>
              <table:table-cell office:value-type="float" office:value="0.612372">
                <text:p>0.612372</text:p>
              </table:table-cell>
              <table:table-cell office:value-type="float" office:value="0.631183">
                <text:p>0.631183</text:p>
              </table:table-cell>
              <table:table-cell office:value-type="float" office:value="0.788807">
                <text:p>0.788807</text:p>
              </table:table-cell>
              <table:table-cell office:value-type="float" office:value="0.884839">
                <text:p>0.884839</text:p>
              </table:table-cell>
              <table:table-cell office:value-type="float" office:value="0.915513">
                <text:p>0.915513</text:p>
              </table:table-cell>
              <table:table-cell office:value-type="float" office:value="0.943371">
                <text:p>0.943371</text:p>
              </table:table-cell>
              <table:table-cell office:value-type="float" office:value="0.633869">
                <text:p>0.63386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13325">
                <text:p>0.313325</text:p>
              </table:table-cell>
              <table:table-cell office:value-type="float" office:value="0.55469">
                <text:p>0.55469</text:p>
              </table:table-cell>
              <table:table-cell office:value-type="float" office:value="0.581532">
                <text:p>0.581532</text:p>
              </table:table-cell>
              <table:table-cell office:value-type="float" office:value="0.594135">
                <text:p>0.594135</text:p>
              </table:table-cell>
              <table:table-cell office:value-type="float" office:value="0.609313">
                <text:p>0.609313</text:p>
              </table:table-cell>
              <table:table-cell office:value-type="float" office:value="0.612372">
                <text:p>0.612372</text:p>
              </table:table-cell>
              <table:table-cell office:value-type="float" office:value="0.672945">
                <text:p>0.672945</text:p>
              </table:table-cell>
              <table:table-cell office:value-type="float" office:value="0.795465">
                <text:p>0.795465</text:p>
              </table:table-cell>
              <table:table-cell office:value-type="float" office:value="0.883076">
                <text:p>0.883076</text:p>
              </table:table-cell>
              <table:table-cell office:value-type="float" office:value="0.912941">
                <text:p>0.912941</text:p>
              </table:table-cell>
              <table:table-cell office:value-type="float" office:value="0.943371">
                <text:p>0.943371</text:p>
              </table:table-cell>
              <table:table-cell office:value-type="float" office:value="0.652979">
                <text:p>0.6529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31164">
                <text:p>0.231164</text:p>
              </table:table-cell>
              <table:table-cell office:value-type="float" office:value="0.564933">
                <text:p>0.564933</text:p>
              </table:table-cell>
              <table:table-cell office:value-type="float" office:value="0.588874">
                <text:p>0.588874</text:p>
              </table:table-cell>
              <table:table-cell office:value-type="float" office:value="0.60374">
                <text:p>0.6037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902">
                <text:p>0.615902</text:p>
              </table:table-cell>
              <table:table-cell office:value-type="float" office:value="0.734628">
                <text:p>0.734628</text:p>
              </table:table-cell>
              <table:table-cell office:value-type="float" office:value="0.831868">
                <text:p>0.831868</text:p>
              </table:table-cell>
              <table:table-cell office:value-type="float" office:value="0.89236">
                <text:p>0.89236</text:p>
              </table:table-cell>
              <table:table-cell office:value-type="float" office:value="0.917158">
                <text:p>0.917158</text:p>
              </table:table-cell>
              <table:table-cell office:value-type="float" office:value="0.943371">
                <text:p>0.943371</text:p>
              </table:table-cell>
              <table:table-cell office:value-type="float" office:value="0.6593">
                <text:p>0.659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39286">
                <text:p>0.339286</text:p>
              </table:table-cell>
              <table:table-cell office:value-type="float" office:value="0.576945">
                <text:p>0.576945</text:p>
              </table:table-cell>
              <table:table-cell office:value-type="float" office:value="0.598114">
                <text:p>0.598114</text:p>
              </table:table-cell>
              <table:table-cell office:value-type="float" office:value="0.610917">
                <text:p>0.610917</text:p>
              </table:table-cell>
              <table:table-cell office:value-type="float" office:value="0.612372">
                <text:p>0.612372</text:p>
              </table:table-cell>
              <table:table-cell office:value-type="float" office:value="0.671349">
                <text:p>0.671349</text:p>
              </table:table-cell>
              <table:table-cell office:value-type="float" office:value="0.778049">
                <text:p>0.778049</text:p>
              </table:table-cell>
              <table:table-cell office:value-type="float" office:value="0.867755">
                <text:p>0.867755</text:p>
              </table:table-cell>
              <table:table-cell office:value-type="float" office:value="0.896616">
                <text:p>0.896616</text:p>
              </table:table-cell>
              <table:table-cell office:value-type="float" office:value="0.917344">
                <text:p>0.917344</text:p>
              </table:table-cell>
              <table:table-cell office:value-type="float" office:value="0.943371">
                <text:p>0.943371</text:p>
              </table:table-cell>
              <table:table-cell office:value-type="float" office:value="0.686875">
                <text:p>0.68687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405472">
                <text:p>0.405472</text:p>
              </table:table-cell>
              <table:table-cell office:value-type="float" office:value="0.575309">
                <text:p>0.575309</text:p>
              </table:table-cell>
              <table:table-cell office:value-type="float" office:value="0.59681">
                <text:p>0.59681</text:p>
              </table:table-cell>
              <table:table-cell office:value-type="float" office:value="0.61069">
                <text:p>0.61069</text:p>
              </table:table-cell>
              <table:table-cell office:value-type="float" office:value="0.614531">
                <text:p>0.614531</text:p>
              </table:table-cell>
              <table:table-cell office:value-type="float" office:value="0.698949">
                <text:p>0.698949</text:p>
              </table:table-cell>
              <table:table-cell office:value-type="float" office:value="0.786007">
                <text:p>0.786007</text:p>
              </table:table-cell>
              <table:table-cell office:value-type="float" office:value="0.854495">
                <text:p>0.854495</text:p>
              </table:table-cell>
              <table:table-cell office:value-type="float" office:value="0.890529">
                <text:p>0.890529</text:p>
              </table:table-cell>
              <table:table-cell office:value-type="float" office:value="0.915142">
                <text:p>0.915142</text:p>
              </table:table-cell>
              <table:table-cell office:value-type="float" office:value="0.943371">
                <text:p>0.943371</text:p>
              </table:table-cell>
              <table:table-cell office:value-type="float" office:value="0.694793">
                <text:p>0.69479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51607">
                <text:p>0.351607</text:p>
              </table:table-cell>
              <table:table-cell office:value-type="float" office:value="0.573168">
                <text:p>0.573168</text:p>
              </table:table-cell>
              <table:table-cell office:value-type="float" office:value="0.596563">
                <text:p>0.596563</text:p>
              </table:table-cell>
              <table:table-cell office:value-type="float" office:value="0.611799">
                <text:p>0.611799</text:p>
              </table:table-cell>
              <table:table-cell office:value-type="float" office:value="0.649499">
                <text:p>0.649499</text:p>
              </table:table-cell>
              <table:table-cell office:value-type="float" office:value="0.759063">
                <text:p>0.759063</text:p>
              </table:table-cell>
              <table:table-cell office:value-type="float" office:value="0.801719">
                <text:p>0.801719</text:p>
              </table:table-cell>
              <table:table-cell office:value-type="float" office:value="0.875135">
                <text:p>0.875135</text:p>
              </table:table-cell>
              <table:table-cell office:value-type="float" office:value="0.892965">
                <text:p>0.892965</text:p>
              </table:table-cell>
              <table:table-cell office:value-type="float" office:value="0.91691">
                <text:p>0.91691</text:p>
              </table:table-cell>
              <table:table-cell office:value-type="float" office:value="0.943371">
                <text:p>0.943371</text:p>
              </table:table-cell>
              <table:table-cell office:value-type="float" office:value="0.702843">
                <text:p>0.70284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407053">
                <text:p>0.407053</text:p>
              </table:table-cell>
              <table:table-cell office:value-type="float" office:value="0.559462">
                <text:p>0.559462</text:p>
              </table:table-cell>
              <table:table-cell office:value-type="float" office:value="0.597072">
                <text:p>0.597072</text:p>
              </table:table-cell>
              <table:table-cell office:value-type="float" office:value="0.61201">
                <text:p>0.61201</text:p>
              </table:table-cell>
              <table:table-cell office:value-type="float" office:value="0.651249">
                <text:p>0.651249</text:p>
              </table:table-cell>
              <table:table-cell office:value-type="float" office:value="0.777217">
                <text:p>0.777217</text:p>
              </table:table-cell>
              <table:table-cell office:value-type="float" office:value="0.811075">
                <text:p>0.811075</text:p>
              </table:table-cell>
              <table:table-cell office:value-type="float" office:value="0.875762">
                <text:p>0.875762</text:p>
              </table:table-cell>
              <table:table-cell office:value-type="float" office:value="0.893664">
                <text:p>0.893664</text:p>
              </table:table-cell>
              <table:table-cell office:value-type="float" office:value="0.920273">
                <text:p>0.920273</text:p>
              </table:table-cell>
              <table:table-cell office:value-type="float" office:value="0.944916">
                <text:p>0.944916</text:p>
              </table:table-cell>
              <table:table-cell office:value-type="float" office:value="0.710484">
                <text:p>0.71048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50259">
                <text:p>0.250259</text:p>
              </table:table-cell>
              <table:table-cell office:value-type="float" office:value="0.546824">
                <text:p>0.546824</text:p>
              </table:table-cell>
              <table:table-cell office:value-type="float" office:value="0.584585">
                <text:p>0.584585</text:p>
              </table:table-cell>
              <table:table-cell office:value-type="float" office:value="0.608771">
                <text:p>0.608771</text:p>
              </table:table-cell>
              <table:table-cell office:value-type="float" office:value="0.614646">
                <text:p>0.614646</text:p>
              </table:table-cell>
              <table:table-cell office:value-type="float" office:value="0.718709">
                <text:p>0.718709</text:p>
              </table:table-cell>
              <table:table-cell office:value-type="float" office:value="0.789334">
                <text:p>0.789334</text:p>
              </table:table-cell>
              <table:table-cell office:value-type="float" office:value="0.847546">
                <text:p>0.847546</text:p>
              </table:table-cell>
              <table:table-cell office:value-type="float" office:value="0.891974">
                <text:p>0.891974</text:p>
              </table:table-cell>
              <table:table-cell office:value-type="float" office:value="0.919633">
                <text:p>0.919633</text:p>
              </table:table-cell>
              <table:table-cell office:value-type="float" office:value="0.944916">
                <text:p>0.944916</text:p>
              </table:table-cell>
              <table:table-cell office:value-type="float" office:value="0.677228">
                <text:p>0.67722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49753">
                <text:p>0.349753</text:p>
              </table:table-cell>
              <table:table-cell office:value-type="float" office:value="0.560751">
                <text:p>0.560751</text:p>
              </table:table-cell>
              <table:table-cell office:value-type="float" office:value="0.600556">
                <text:p>0.600556</text:p>
              </table:table-cell>
              <table:table-cell office:value-type="float" office:value="0.612423">
                <text:p>0.612423</text:p>
              </table:table-cell>
              <table:table-cell office:value-type="float" office:value="0.687405">
                <text:p>0.687405</text:p>
              </table:table-cell>
              <table:table-cell office:value-type="float" office:value="0.778773">
                <text:p>0.778773</text:p>
              </table:table-cell>
              <table:table-cell office:value-type="float" office:value="0.815686">
                <text:p>0.815686</text:p>
              </table:table-cell>
              <table:table-cell office:value-type="float" office:value="0.883849">
                <text:p>0.883849</text:p>
              </table:table-cell>
              <table:table-cell office:value-type="float" office:value="0.898184">
                <text:p>0.898184</text:p>
              </table:table-cell>
              <table:table-cell office:value-type="float" office:value="0.919943">
                <text:p>0.919943</text:p>
              </table:table-cell>
              <table:table-cell office:value-type="float" office:value="0.944916">
                <text:p>0.944916</text:p>
              </table:table-cell>
              <table:table-cell office:value-type="float" office:value="0.710732">
                <text:p>0.71073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257105">
                <text:p>0.257105</text:p>
              </table:table-cell>
              <table:table-cell office:value-type="float" office:value="0.545191">
                <text:p>0.545191</text:p>
              </table:table-cell>
              <table:table-cell office:value-type="float" office:value="0.590165">
                <text:p>0.590165</text:p>
              </table:table-cell>
              <table:table-cell office:value-type="float" office:value="0.61222">
                <text:p>0.61222</text:p>
              </table:table-cell>
              <table:table-cell office:value-type="float" office:value="0.698791">
                <text:p>0.698791</text:p>
              </table:table-cell>
              <table:table-cell office:value-type="float" office:value="0.783821">
                <text:p>0.783821</text:p>
              </table:table-cell>
              <table:table-cell office:value-type="float" office:value="0.823775">
                <text:p>0.823775</text:p>
              </table:table-cell>
              <table:table-cell office:value-type="float" office:value="0.887787">
                <text:p>0.887787</text:p>
              </table:table-cell>
              <table:table-cell office:value-type="float" office:value="0.899807">
                <text:p>0.899807</text:p>
              </table:table-cell>
              <table:table-cell office:value-type="float" office:value="0.919029">
                <text:p>0.919029</text:p>
              </table:table-cell>
              <table:table-cell office:value-type="float" office:value="0.944916">
                <text:p>0.944916</text:p>
              </table:table-cell>
              <table:table-cell office:value-type="float" office:value="0.701769">
                <text:p>0.70176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37037">
                <text:p>0.337037</text:p>
              </table:table-cell>
              <table:table-cell office:value-type="float" office:value="0.557952">
                <text:p>0.557952</text:p>
              </table:table-cell>
              <table:table-cell office:value-type="float" office:value="0.595363">
                <text:p>0.595363</text:p>
              </table:table-cell>
              <table:table-cell office:value-type="float" office:value="0.612372">
                <text:p>0.612372</text:p>
              </table:table-cell>
              <table:table-cell office:value-type="float" office:value="0.670688">
                <text:p>0.670688</text:p>
              </table:table-cell>
              <table:table-cell office:value-type="float" office:value="0.776759">
                <text:p>0.776759</text:p>
              </table:table-cell>
              <table:table-cell office:value-type="float" office:value="0.833299">
                <text:p>0.833299</text:p>
              </table:table-cell>
              <table:table-cell office:value-type="float" office:value="0.887538">
                <text:p>0.887538</text:p>
              </table:table-cell>
              <table:table-cell office:value-type="float" office:value="0.89977">
                <text:p>0.89977</text:p>
              </table:table-cell>
              <table:table-cell office:value-type="float" office:value="0.915922">
                <text:p>0.915922</text:p>
              </table:table-cell>
              <table:table-cell office:value-type="float" office:value="0.944916">
                <text:p>0.944916</text:p>
              </table:table-cell>
              <table:table-cell office:value-type="float" office:value="0.70867">
                <text:p>0.7086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180206">
                <text:p>0.180206</text:p>
              </table:table-cell>
              <table:table-cell office:value-type="float" office:value="0.579585">
                <text:p>0.579585</text:p>
              </table:table-cell>
              <table:table-cell office:value-type="float" office:value="0.599892">
                <text:p>0.59989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7184">
                <text:p>0.687184</text:p>
              </table:table-cell>
              <table:table-cell office:value-type="float" office:value="0.780426">
                <text:p>0.780426</text:p>
              </table:table-cell>
              <table:table-cell office:value-type="float" office:value="0.859418">
                <text:p>0.859418</text:p>
              </table:table-cell>
              <table:table-cell office:value-type="float" office:value="0.89064">
                <text:p>0.89064</text:p>
              </table:table-cell>
              <table:table-cell office:value-type="float" office:value="0.901164">
                <text:p>0.901164</text:p>
              </table:table-cell>
              <table:table-cell office:value-type="float" office:value="0.918825">
                <text:p>0.918825</text:p>
              </table:table-cell>
              <table:table-cell office:value-type="float" office:value="0.944916">
                <text:p>0.944916</text:p>
              </table:table-cell>
              <table:table-cell office:value-type="float" office:value="0.700971">
                <text:p>0.70097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59181">
                <text:p>0.259181</text:p>
              </table:table-cell>
              <table:table-cell office:value-type="float" office:value="0.583126">
                <text:p>0.583126</text:p>
              </table:table-cell>
              <table:table-cell office:value-type="float" office:value="0.602239">
                <text:p>0.602239</text:p>
              </table:table-cell>
              <table:table-cell office:value-type="float" office:value="0.612372">
                <text:p>0.612372</text:p>
              </table:table-cell>
              <table:table-cell office:value-type="float" office:value="0.629295">
                <text:p>0.629295</text:p>
              </table:table-cell>
              <table:table-cell office:value-type="float" office:value="0.770438">
                <text:p>0.770438</text:p>
              </table:table-cell>
              <table:table-cell office:value-type="float" office:value="0.850913">
                <text:p>0.850913</text:p>
              </table:table-cell>
              <table:table-cell office:value-type="float" office:value="0.890365">
                <text:p>0.890365</text:p>
              </table:table-cell>
              <table:table-cell office:value-type="float" office:value="0.902893">
                <text:p>0.902893</text:p>
              </table:table-cell>
              <table:table-cell office:value-type="float" office:value="0.917242">
                <text:p>0.917242</text:p>
              </table:table-cell>
              <table:table-cell office:value-type="float" office:value="0.944916">
                <text:p>0.944916</text:p>
              </table:table-cell>
              <table:table-cell office:value-type="float" office:value="0.701806">
                <text:p>0.70180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204689">
                <text:p>0.204689</text:p>
              </table:table-cell>
              <table:table-cell office:value-type="float" office:value="0.575719">
                <text:p>0.575719</text:p>
              </table:table-cell>
              <table:table-cell office:value-type="float" office:value="0.594643">
                <text:p>0.594643</text:p>
              </table:table-cell>
              <table:table-cell office:value-type="float" office:value="0.608679">
                <text:p>0.608679</text:p>
              </table:table-cell>
              <table:table-cell office:value-type="float" office:value="0.635419">
                <text:p>0.635419</text:p>
              </table:table-cell>
              <table:table-cell office:value-type="float" office:value="0.768215">
                <text:p>0.768215</text:p>
              </table:table-cell>
              <table:table-cell office:value-type="float" office:value="0.841341">
                <text:p>0.841341</text:p>
              </table:table-cell>
              <table:table-cell office:value-type="float" office:value="0.89026">
                <text:p>0.89026</text:p>
              </table:table-cell>
              <table:table-cell office:value-type="float" office:value="0.900983">
                <text:p>0.900983</text:p>
              </table:table-cell>
              <table:table-cell office:value-type="float" office:value="0.91706">
                <text:p>0.91706</text:p>
              </table:table-cell>
              <table:table-cell office:value-type="float" office:value="0.944916">
                <text:p>0.944916</text:p>
              </table:table-cell>
              <table:table-cell office:value-type="float" office:value="0.693701">
                <text:p>0.69370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14617">
                <text:p>0.214617</text:p>
              </table:table-cell>
              <table:table-cell office:value-type="float" office:value="0.573614">
                <text:p>0.573614</text:p>
              </table:table-cell>
              <table:table-cell office:value-type="float" office:value="0.586359">
                <text:p>0.586359</text:p>
              </table:table-cell>
              <table:table-cell office:value-type="float" office:value="0.599434">
                <text:p>0.599434</text:p>
              </table:table-cell>
              <table:table-cell office:value-type="float" office:value="0.612162">
                <text:p>0.612162</text:p>
              </table:table-cell>
              <table:table-cell office:value-type="float" office:value="0.654645">
                <text:p>0.654645</text:p>
              </table:table-cell>
              <table:table-cell office:value-type="float" office:value="0.775445">
                <text:p>0.775445</text:p>
              </table:table-cell>
              <table:table-cell office:value-type="float" office:value="0.870421">
                <text:p>0.870421</text:p>
              </table:table-cell>
              <table:table-cell office:value-type="float" office:value="0.893328">
                <text:p>0.893328</text:p>
              </table:table-cell>
              <table:table-cell office:value-type="float" office:value="0.915365">
                <text:p>0.915365</text:p>
              </table:table-cell>
              <table:table-cell office:value-type="float" office:value="0.944916">
                <text:p>0.944916</text:p>
              </table:table-cell>
              <table:table-cell office:value-type="float" office:value="0.669539">
                <text:p>0.66953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133376">
                <text:p>0.133376</text:p>
              </table:table-cell>
              <table:table-cell office:value-type="float" office:value="0.551646">
                <text:p>0.551646</text:p>
              </table:table-cell>
              <table:table-cell office:value-type="float" office:value="0.586477">
                <text:p>0.586477</text:p>
              </table:table-cell>
              <table:table-cell office:value-type="float" office:value="0.607408">
                <text:p>0.607408</text:p>
              </table:table-cell>
              <table:table-cell office:value-type="float" office:value="0.635678">
                <text:p>0.635678</text:p>
              </table:table-cell>
              <table:table-cell office:value-type="float" office:value="0.773423">
                <text:p>0.773423</text:p>
              </table:table-cell>
              <table:table-cell office:value-type="float" office:value="0.865988">
                <text:p>0.865988</text:p>
              </table:table-cell>
              <table:table-cell office:value-type="float" office:value="0.888672">
                <text:p>0.888672</text:p>
              </table:table-cell>
              <table:table-cell office:value-type="float" office:value="0.897342">
                <text:p>0.897342</text:p>
              </table:table-cell>
              <table:table-cell office:value-type="float" office:value="0.916339">
                <text:p>0.916339</text:p>
              </table:table-cell>
              <table:table-cell office:value-type="float" office:value="0.944916">
                <text:p>0.944916</text:p>
              </table:table-cell>
              <table:table-cell office:value-type="float" office:value="0.685635">
                <text:p>0.68563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372684">
                <text:p>0.372684</text:p>
              </table:table-cell>
              <table:table-cell office:value-type="float" office:value="0.577496">
                <text:p>0.577496</text:p>
              </table:table-cell>
              <table:table-cell office:value-type="float" office:value="0.59331">
                <text:p>0.59331</text:p>
              </table:table-cell>
              <table:table-cell office:value-type="float" office:value="0.60999">
                <text:p>0.60999</text:p>
              </table:table-cell>
              <table:table-cell office:value-type="float" office:value="0.61762">
                <text:p>0.61762</text:p>
              </table:table-cell>
              <table:table-cell office:value-type="float" office:value="0.76433">
                <text:p>0.76433</text:p>
              </table:table-cell>
              <table:table-cell office:value-type="float" office:value="0.858611">
                <text:p>0.858611</text:p>
              </table:table-cell>
              <table:table-cell office:value-type="float" office:value="0.888317">
                <text:p>0.888317</text:p>
              </table:table-cell>
              <table:table-cell office:value-type="float" office:value="0.89837">
                <text:p>0.89837</text:p>
              </table:table-cell>
              <table:table-cell office:value-type="float" office:value="0.915464">
                <text:p>0.915464</text:p>
              </table:table-cell>
              <table:table-cell office:value-type="float" office:value="0.944916">
                <text:p>0.944916</text:p>
              </table:table-cell>
              <table:table-cell office:value-type="float" office:value="0.709619">
                <text:p>0.70961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270877">
                <text:p>0.270877</text:p>
              </table:table-cell>
              <table:table-cell office:value-type="float" office:value="0.567821">
                <text:p>0.567821</text:p>
              </table:table-cell>
              <table:table-cell office:value-type="float" office:value="0.596787">
                <text:p>0.596787</text:p>
              </table:table-cell>
              <table:table-cell office:value-type="float" office:value="0.611952">
                <text:p>0.61195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1328">
                <text:p>0.721328</text:p>
              </table:table-cell>
              <table:table-cell office:value-type="float" office:value="0.84437">
                <text:p>0.84437</text:p>
              </table:table-cell>
              <table:table-cell office:value-type="float" office:value="0.886718">
                <text:p>0.886718</text:p>
              </table:table-cell>
              <table:table-cell office:value-type="float" office:value="0.897193">
                <text:p>0.897193</text:p>
              </table:table-cell>
              <table:table-cell office:value-type="float" office:value="0.915968">
                <text:p>0.915968</text:p>
              </table:table-cell>
              <table:table-cell office:value-type="float" office:value="0.944916">
                <text:p>0.944916</text:p>
              </table:table-cell>
              <table:table-cell office:value-type="float" office:value="0.692539">
                <text:p>0.69253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404186">
                <text:p>0.404186</text:p>
              </table:table-cell>
              <table:table-cell office:value-type="float" office:value="0.575435">
                <text:p>0.575435</text:p>
              </table:table-cell>
              <table:table-cell office:value-type="float" office:value="0.599614">
                <text:p>0.599614</text:p>
              </table:table-cell>
              <table:table-cell office:value-type="float" office:value="0.612372">
                <text:p>0.612372</text:p>
              </table:table-cell>
              <table:table-cell office:value-type="float" office:value="0.662575">
                <text:p>0.662575</text:p>
              </table:table-cell>
              <table:table-cell office:value-type="float" office:value="0.788179">
                <text:p>0.788179</text:p>
              </table:table-cell>
              <table:table-cell office:value-type="float" office:value="0.869819">
                <text:p>0.869819</text:p>
              </table:table-cell>
              <table:table-cell office:value-type="float" office:value="0.890427">
                <text:p>0.890427</text:p>
              </table:table-cell>
              <table:table-cell office:value-type="float" office:value="0.899951">
                <text:p>0.899951</text:p>
              </table:table-cell>
              <table:table-cell office:value-type="float" office:value="0.916717">
                <text:p>0.916717</text:p>
              </table:table-cell>
              <table:table-cell office:value-type="float" office:value="0.944916">
                <text:p>0.944916</text:p>
              </table:table-cell>
              <table:table-cell office:value-type="float" office:value="0.721928">
                <text:p>0.72192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428946">
                <text:p>0.428946</text:p>
              </table:table-cell>
              <table:table-cell office:value-type="float" office:value="0.579068">
                <text:p>0.579068</text:p>
              </table:table-cell>
              <table:table-cell office:value-type="float" office:value="0.598505">
                <text:p>0.598505</text:p>
              </table:table-cell>
              <table:table-cell office:value-type="float" office:value="0.612372">
                <text:p>0.612372</text:p>
              </table:table-cell>
              <table:table-cell office:value-type="float" office:value="0.646387">
                <text:p>0.646387</text:p>
              </table:table-cell>
              <table:table-cell office:value-type="float" office:value="0.787315">
                <text:p>0.787315</text:p>
              </table:table-cell>
              <table:table-cell office:value-type="float" office:value="0.858736">
                <text:p>0.858736</text:p>
              </table:table-cell>
              <table:table-cell office:value-type="float" office:value="0.887269">
                <text:p>0.887269</text:p>
              </table:table-cell>
              <table:table-cell office:value-type="float" office:value="0.897267">
                <text:p>0.897267</text:p>
              </table:table-cell>
              <table:table-cell office:value-type="float" office:value="0.91309">
                <text:p>0.91309</text:p>
              </table:table-cell>
              <table:table-cell office:value-type="float" office:value="0.944916">
                <text:p>0.944916</text:p>
              </table:table-cell>
              <table:table-cell office:value-type="float" office:value="0.720896">
                <text:p>0.72089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402784">
                <text:p>0.402784</text:p>
              </table:table-cell>
              <table:table-cell office:value-type="float" office:value="0.579485">
                <text:p>0.579485</text:p>
              </table:table-cell>
              <table:table-cell office:value-type="float" office:value="0.600546">
                <text:p>0.600546</text:p>
              </table:table-cell>
              <table:table-cell office:value-type="float" office:value="0.612372">
                <text:p>0.612372</text:p>
              </table:table-cell>
              <table:table-cell office:value-type="float" office:value="0.646624">
                <text:p>0.646624</text:p>
              </table:table-cell>
              <table:table-cell office:value-type="float" office:value="0.784556">
                <text:p>0.784556</text:p>
              </table:table-cell>
              <table:table-cell office:value-type="float" office:value="0.840895">
                <text:p>0.840895</text:p>
              </table:table-cell>
              <table:table-cell office:value-type="float" office:value="0.887369">
                <text:p>0.887369</text:p>
              </table:table-cell>
              <table:table-cell office:value-type="float" office:value="0.894288">
                <text:p>0.894288</text:p>
              </table:table-cell>
              <table:table-cell office:value-type="float" office:value="0.911258">
                <text:p>0.911258</text:p>
              </table:table-cell>
              <table:table-cell office:value-type="float" office:value="0.944916">
                <text:p>0.944916</text:p>
              </table:table-cell>
              <table:table-cell office:value-type="float" office:value="0.716018">
                <text:p>0.71601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358188">
                <text:p>0.358188</text:p>
              </table:table-cell>
              <table:table-cell office:value-type="float" office:value="0.577048">
                <text:p>0.577048</text:p>
              </table:table-cell>
              <table:table-cell office:value-type="float" office:value="0.591775">
                <text:p>0.591775</text:p>
              </table:table-cell>
              <table:table-cell office:value-type="float" office:value="0.61068">
                <text:p>0.61068</text:p>
              </table:table-cell>
              <table:table-cell office:value-type="float" office:value="0.612813">
                <text:p>0.612813</text:p>
              </table:table-cell>
              <table:table-cell office:value-type="float" office:value="0.760439">
                <text:p>0.760439</text:p>
              </table:table-cell>
              <table:table-cell office:value-type="float" office:value="0.837709">
                <text:p>0.837709</text:p>
              </table:table-cell>
              <table:table-cell office:value-type="float" office:value="0.885623">
                <text:p>0.885623</text:p>
              </table:table-cell>
              <table:table-cell office:value-type="float" office:value="0.894948">
                <text:p>0.894948</text:p>
              </table:table-cell>
              <table:table-cell office:value-type="float" office:value="0.911248">
                <text:p>0.911248</text:p>
              </table:table-cell>
              <table:table-cell office:value-type="float" office:value="0.944916">
                <text:p>0.944916</text:p>
              </table:table-cell>
              <table:table-cell office:value-type="float" office:value="0.704047">
                <text:p>0.70404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65094">
                <text:p>0.265094</text:p>
              </table:table-cell>
              <table:table-cell office:value-type="float" office:value="0.574135">
                <text:p>0.574135</text:p>
              </table:table-cell>
              <table:table-cell office:value-type="float" office:value="0.588261">
                <text:p>0.588261</text:p>
              </table:table-cell>
              <table:table-cell office:value-type="float" office:value="0.608565">
                <text:p>0.608565</text:p>
              </table:table-cell>
              <table:table-cell office:value-type="float" office:value="0.618162">
                <text:p>0.618162</text:p>
              </table:table-cell>
              <table:table-cell office:value-type="float" office:value="0.773991">
                <text:p>0.773991</text:p>
              </table:table-cell>
              <table:table-cell office:value-type="float" office:value="0.82456">
                <text:p>0.82456</text:p>
              </table:table-cell>
              <table:table-cell office:value-type="float" office:value="0.88725">
                <text:p>0.88725</text:p>
              </table:table-cell>
              <table:table-cell office:value-type="float" office:value="0.897152">
                <text:p>0.897152</text:p>
              </table:table-cell>
              <table:table-cell office:value-type="float" office:value="0.911531">
                <text:p>0.911531</text:p>
              </table:table-cell>
              <table:table-cell office:value-type="float" office:value="0.944916">
                <text:p>0.944916</text:p>
              </table:table-cell>
              <table:table-cell office:value-type="float" office:value="0.69487">
                <text:p>0.6948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331137">
                <text:p>0.331137</text:p>
              </table:table-cell>
              <table:table-cell office:value-type="float" office:value="0.577318">
                <text:p>0.577318</text:p>
              </table:table-cell>
              <table:table-cell office:value-type="float" office:value="0.594251">
                <text:p>0.594251</text:p>
              </table:table-cell>
              <table:table-cell office:value-type="float" office:value="0.611834">
                <text:p>0.611834</text:p>
              </table:table-cell>
              <table:table-cell office:value-type="float" office:value="0.628589">
                <text:p>0.628589</text:p>
              </table:table-cell>
              <table:table-cell office:value-type="float" office:value="0.775376">
                <text:p>0.775376</text:p>
              </table:table-cell>
              <table:table-cell office:value-type="float" office:value="0.806927">
                <text:p>0.806927</text:p>
              </table:table-cell>
              <table:table-cell office:value-type="float" office:value="0.883276">
                <text:p>0.883276</text:p>
              </table:table-cell>
              <table:table-cell office:value-type="float" office:value="0.895903">
                <text:p>0.895903</text:p>
              </table:table-cell>
              <table:table-cell office:value-type="float" office:value="0.912804">
                <text:p>0.912804</text:p>
              </table:table-cell>
              <table:table-cell office:value-type="float" office:value="0.944916">
                <text:p>0.944916</text:p>
              </table:table-cell>
              <table:table-cell office:value-type="float" office:value="0.701741">
                <text:p>0.70174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103356">
                <text:p>0.103356</text:p>
              </table:table-cell>
              <table:table-cell office:value-type="float" office:value="0.573993">
                <text:p>0.573993</text:p>
              </table:table-cell>
              <table:table-cell office:value-type="float" office:value="0.597727">
                <text:p>0.597727</text:p>
              </table:table-cell>
              <table:table-cell office:value-type="float" office:value="0.611414">
                <text:p>0.611414</text:p>
              </table:table-cell>
              <table:table-cell office:value-type="float" office:value="0.639878">
                <text:p>0.639878</text:p>
              </table:table-cell>
              <table:table-cell office:value-type="float" office:value="0.775132">
                <text:p>0.775132</text:p>
              </table:table-cell>
              <table:table-cell office:value-type="float" office:value="0.80515">
                <text:p>0.80515</text:p>
              </table:table-cell>
              <table:table-cell office:value-type="float" office:value="0.882615">
                <text:p>0.882615</text:p>
              </table:table-cell>
              <table:table-cell office:value-type="float" office:value="0.896748">
                <text:p>0.896748</text:p>
              </table:table-cell>
              <table:table-cell office:value-type="float" office:value="0.913492">
                <text:p>0.913492</text:p>
              </table:table-cell>
              <table:table-cell office:value-type="float" office:value="0.944916">
                <text:p>0.944916</text:p>
              </table:table-cell>
              <table:table-cell office:value-type="float" office:value="0.67995">
                <text:p>0.6799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288443">
                <text:p>0.288443</text:p>
              </table:table-cell>
              <table:table-cell office:value-type="float" office:value="0.57154">
                <text:p>0.57154</text:p>
              </table:table-cell>
              <table:table-cell office:value-type="float" office:value="0.593872">
                <text:p>0.593872</text:p>
              </table:table-cell>
              <table:table-cell office:value-type="float" office:value="0.611204">
                <text:p>0.611204</text:p>
              </table:table-cell>
              <table:table-cell office:value-type="float" office:value="0.744293">
                <text:p>0.744293</text:p>
              </table:table-cell>
              <table:table-cell office:value-type="float" office:value="0.793045">
                <text:p>0.793045</text:p>
              </table:table-cell>
              <table:table-cell office:value-type="float" office:value="0.874796">
                <text:p>0.874796</text:p>
              </table:table-cell>
              <table:table-cell office:value-type="float" office:value="0.891166">
                <text:p>0.891166</text:p>
              </table:table-cell>
              <table:table-cell office:value-type="float" office:value="0.901935">
                <text:p>0.901935</text:p>
              </table:table-cell>
              <table:table-cell office:value-type="float" office:value="0.914318">
                <text:p>0.914318</text:p>
              </table:table-cell>
              <table:table-cell office:value-type="float" office:value="0.944916">
                <text:p>0.944916</text:p>
              </table:table-cell>
              <table:table-cell office:value-type="float" office:value="0.718461">
                <text:p>0.71846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414192">
                <text:p>0.414192</text:p>
              </table:table-cell>
              <table:table-cell office:value-type="float" office:value="0.572527">
                <text:p>0.572527</text:p>
              </table:table-cell>
              <table:table-cell office:value-type="float" office:value="0.601151">
                <text:p>0.601151</text:p>
              </table:table-cell>
              <table:table-cell office:value-type="float" office:value="0.622106">
                <text:p>0.622106</text:p>
              </table:table-cell>
              <table:table-cell office:value-type="float" office:value="0.754313">
                <text:p>0.754313</text:p>
              </table:table-cell>
              <table:table-cell office:value-type="float" office:value="0.807092">
                <text:p>0.807092</text:p>
              </table:table-cell>
              <table:table-cell office:value-type="float" office:value="0.885835">
                <text:p>0.885835</text:p>
              </table:table-cell>
              <table:table-cell office:value-type="float" office:value="0.892929">
                <text:p>0.892929</text:p>
              </table:table-cell>
              <table:table-cell office:value-type="float" office:value="0.902671">
                <text:p>0.902671</text:p>
              </table:table-cell>
              <table:table-cell office:value-type="float" office:value="0.913469">
                <text:p>0.913469</text:p>
              </table:table-cell>
              <table:table-cell office:value-type="float" office:value="0.944916">
                <text:p>0.944916</text:p>
              </table:table-cell>
              <table:table-cell office:value-type="float" office:value="0.736629">
                <text:p>0.73662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331623">
                <text:p>0.331623</text:p>
              </table:table-cell>
              <table:table-cell office:value-type="float" office:value="0.576348">
                <text:p>0.576348</text:p>
              </table:table-cell>
              <table:table-cell office:value-type="float" office:value="0.609064">
                <text:p>0.609064</text:p>
              </table:table-cell>
              <table:table-cell office:value-type="float" office:value="0.747154">
                <text:p>0.747154</text:p>
              </table:table-cell>
              <table:table-cell office:value-type="float" office:value="0.795965">
                <text:p>0.795965</text:p>
              </table:table-cell>
              <table:table-cell office:value-type="float" office:value="0.865941">
                <text:p>0.865941</text:p>
              </table:table-cell>
              <table:table-cell office:value-type="float" office:value="0.890156">
                <text:p>0.890156</text:p>
              </table:table-cell>
              <table:table-cell office:value-type="float" office:value="0.895169">
                <text:p>0.895169</text:p>
              </table:table-cell>
              <table:table-cell office:value-type="float" office:value="0.90293">
                <text:p>0.90293</text:p>
              </table:table-cell>
              <table:table-cell office:value-type="float" office:value="0.916273">
                <text:p>0.916273</text:p>
              </table:table-cell>
              <table:table-cell office:value-type="float" office:value="0.944916">
                <text:p>0.944916</text:p>
              </table:table-cell>
              <table:table-cell office:value-type="float" office:value="0.753062">
                <text:p>0.75306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298339">
                <text:p>0.298339</text:p>
              </table:table-cell>
              <table:table-cell office:value-type="float" office:value="0.592058">
                <text:p>0.592058</text:p>
              </table:table-cell>
              <table:table-cell office:value-type="float" office:value="0.678334">
                <text:p>0.678334</text:p>
              </table:table-cell>
              <table:table-cell office:value-type="float" office:value="0.785528">
                <text:p>0.785528</text:p>
              </table:table-cell>
              <table:table-cell office:value-type="float" office:value="0.864735">
                <text:p>0.864735</text:p>
              </table:table-cell>
              <table:table-cell office:value-type="float" office:value="0.891166">
                <text:p>0.891166</text:p>
              </table:table-cell>
              <table:table-cell office:value-type="float" office:value="0.896601">
                <text:p>0.896601</text:p>
              </table:table-cell>
              <table:table-cell office:value-type="float" office:value="0.903005">
                <text:p>0.903005</text:p>
              </table:table-cell>
              <table:table-cell office:value-type="float" office:value="0.90382">
                <text:p>0.90382</text:p>
              </table:table-cell>
              <table:table-cell office:value-type="float" office:value="0.920017">
                <text:p>0.920017</text:p>
              </table:table-cell>
              <table:table-cell office:value-type="float" office:value="0.944916">
                <text:p>0.944916</text:p>
              </table:table-cell>
              <table:table-cell office:value-type="float" office:value="0.77336">
                <text:p>0.7733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433182">
                <text:p>0.433182</text:p>
              </table:table-cell>
              <table:table-cell office:value-type="float" office:value="0.6018">
                <text:p>0.6018</text:p>
              </table:table-cell>
              <table:table-cell office:value-type="float" office:value="0.723843">
                <text:p>0.723843</text:p>
              </table:table-cell>
              <table:table-cell office:value-type="float" office:value="0.794767">
                <text:p>0.794767</text:p>
              </table:table-cell>
              <table:table-cell office:value-type="float" office:value="0.881312">
                <text:p>0.881312</text:p>
              </table:table-cell>
              <table:table-cell office:value-type="float" office:value="0.891019">
                <text:p>0.891019</text:p>
              </table:table-cell>
              <table:table-cell office:value-type="float" office:value="0.89539">
                <text:p>0.89539</text:p>
              </table:table-cell>
              <table:table-cell office:value-type="float" office:value="0.903116">
                <text:p>0.903116</text:p>
              </table:table-cell>
              <table:table-cell office:value-type="float" office:value="0.90382">
                <text:p>0.90382</text:p>
              </table:table-cell>
              <table:table-cell office:value-type="float" office:value="0.922072">
                <text:p>0.922072</text:p>
              </table:table-cell>
              <table:table-cell office:value-type="float" office:value="0.944916">
                <text:p>0.944916</text:p>
              </table:table-cell>
              <table:table-cell office:value-type="float" office:value="0.795032">
                <text:p>0.79503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470943">
                <text:p>0.470943</text:p>
              </table:table-cell>
              <table:table-cell office:value-type="float" office:value="0.595865">
                <text:p>0.595865</text:p>
              </table:table-cell>
              <table:table-cell office:value-type="float" office:value="0.650075">
                <text:p>0.650075</text:p>
              </table:table-cell>
              <table:table-cell office:value-type="float" office:value="0.77375">
                <text:p>0.77375</text:p>
              </table:table-cell>
              <table:table-cell office:value-type="float" office:value="0.823107">
                <text:p>0.823107</text:p>
              </table:table-cell>
              <table:table-cell office:value-type="float" office:value="0.888734">
                <text:p>0.888734</text:p>
              </table:table-cell>
              <table:table-cell office:value-type="float" office:value="0.893003">
                <text:p>0.893003</text:p>
              </table:table-cell>
              <table:table-cell office:value-type="float" office:value="0.902597">
                <text:p>0.902597</text:p>
              </table:table-cell>
              <table:table-cell office:value-type="float" office:value="0.90382">
                <text:p>0.90382</text:p>
              </table:table-cell>
              <table:table-cell office:value-type="float" office:value="0.916499">
                <text:p>0.916499</text:p>
              </table:table-cell>
              <table:table-cell office:value-type="float" office:value="0.944916">
                <text:p>0.944916</text:p>
              </table:table-cell>
              <table:table-cell office:value-type="float" office:value="0.781839">
                <text:p>0.78183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495174">
                <text:p>0.495174</text:p>
              </table:table-cell>
              <table:table-cell office:value-type="float" office:value="0.600625">
                <text:p>0.600625</text:p>
              </table:table-cell>
              <table:table-cell office:value-type="float" office:value="0.656977">
                <text:p>0.656977</text:p>
              </table:table-cell>
              <table:table-cell office:value-type="float" office:value="0.776448">
                <text:p>0.776448</text:p>
              </table:table-cell>
              <table:table-cell office:value-type="float" office:value="0.829822">
                <text:p>0.829822</text:p>
              </table:table-cell>
              <table:table-cell office:value-type="float" office:value="0.888403">
                <text:p>0.888403</text:p>
              </table:table-cell>
              <table:table-cell office:value-type="float" office:value="0.891607">
                <text:p>0.891607</text:p>
              </table:table-cell>
              <table:table-cell office:value-type="float" office:value="0.900609">
                <text:p>0.900609</text:p>
              </table:table-cell>
              <table:table-cell office:value-type="float" office:value="0.90382">
                <text:p>0.90382</text:p>
              </table:table-cell>
              <table:table-cell office:value-type="float" office:value="0.914941">
                <text:p>0.914941</text:p>
              </table:table-cell>
              <table:table-cell office:value-type="float" office:value="0.944916">
                <text:p>0.944916</text:p>
              </table:table-cell>
              <table:table-cell office:value-type="float" office:value="0.785842">
                <text:p>0.7858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72736">
                <text:p>0.472736</text:p>
              </table:table-cell>
              <table:table-cell office:value-type="float" office:value="0.607641">
                <text:p>0.607641</text:p>
              </table:table-cell>
              <table:table-cell office:value-type="float" office:value="0.743954">
                <text:p>0.743954</text:p>
              </table:table-cell>
              <table:table-cell office:value-type="float" office:value="0.81608">
                <text:p>0.81608</text:p>
              </table:table-cell>
              <table:table-cell office:value-type="float" office:value="0.886816">
                <text:p>0.886816</text:p>
              </table:table-cell>
              <table:table-cell office:value-type="float" office:value="0.890725">
                <text:p>0.890725</text:p>
              </table:table-cell>
              <table:table-cell office:value-type="float" office:value="0.892048">
                <text:p>0.892048</text:p>
              </table:table-cell>
              <table:table-cell office:value-type="float" office:value="0.900424">
                <text:p>0.900424</text:p>
              </table:table-cell>
              <table:table-cell office:value-type="float" office:value="0.90382">
                <text:p>0.90382</text:p>
              </table:table-cell>
              <table:table-cell office:value-type="float" office:value="0.916785">
                <text:p>0.916785</text:p>
              </table:table-cell>
              <table:table-cell office:value-type="float" office:value="0.944916">
                <text:p>0.944916</text:p>
              </table:table-cell>
              <table:table-cell office:value-type="float" office:value="0.803103">
                <text:p>0.80310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364395">
                <text:p>0.364395</text:p>
              </table:table-cell>
              <table:table-cell office:value-type="float" office:value="0.602358">
                <text:p>0.602358</text:p>
              </table:table-cell>
              <table:table-cell office:value-type="float" office:value="0.706641">
                <text:p>0.706641</text:p>
              </table:table-cell>
              <table:table-cell office:value-type="float" office:value="0.803133">
                <text:p>0.803133</text:p>
              </table:table-cell>
              <table:table-cell office:value-type="float" office:value="0.886646">
                <text:p>0.886646</text:p>
              </table:table-cell>
              <table:table-cell office:value-type="float" office:value="0.89146">
                <text:p>0.89146</text:p>
              </table:table-cell>
              <table:table-cell office:value-type="float" office:value="0.892048">
                <text:p>0.892048</text:p>
              </table:table-cell>
              <table:table-cell office:value-type="float" office:value="0.899691">
                <text:p>0.899691</text:p>
              </table:table-cell>
              <table:table-cell office:value-type="float" office:value="0.90382">
                <text:p>0.90382</text:p>
              </table:table-cell>
              <table:table-cell office:value-type="float" office:value="0.917342">
                <text:p>0.917342</text:p>
              </table:table-cell>
              <table:table-cell office:value-type="float" office:value="0.944916">
                <text:p>0.944916</text:p>
              </table:table-cell>
              <table:table-cell office:value-type="float" office:value="0.786753">
                <text:p>0.78675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447448">
                <text:p>0.447448</text:p>
              </table:table-cell>
              <table:table-cell office:value-type="float" office:value="0.663317">
                <text:p>0.663317</text:p>
              </table:table-cell>
              <table:table-cell office:value-type="float" office:value="0.803639">
                <text:p>0.803639</text:p>
              </table:table-cell>
              <table:table-cell office:value-type="float" office:value="0.887389">
                <text:p>0.887389</text:p>
              </table:table-cell>
              <table:table-cell office:value-type="float" office:value="0.892048">
                <text:p>0.892048</text:p>
              </table:table-cell>
              <table:table-cell office:value-type="float" office:value="0.892048">
                <text:p>0.892048</text:p>
              </table:table-cell>
              <table:table-cell office:value-type="float" office:value="0.89348">
                <text:p>0.89348</text:p>
              </table:table-cell>
              <table:table-cell office:value-type="float" office:value="0.902486">
                <text:p>0.902486</text:p>
              </table:table-cell>
              <table:table-cell office:value-type="float" office:value="0.90382">
                <text:p>0.90382</text:p>
              </table:table-cell>
              <table:table-cell office:value-type="float" office:value="0.918806">
                <text:p>0.918806</text:p>
              </table:table-cell>
              <table:table-cell office:value-type="float" office:value="0.944916">
                <text:p>0.944916</text:p>
              </table:table-cell>
              <table:table-cell office:value-type="float" office:value="0.820448">
                <text:p>0.82044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426838">
                <text:p>0.426838</text:p>
              </table:table-cell>
              <table:table-cell office:value-type="float" office:value="0.605217">
                <text:p>0.605217</text:p>
              </table:table-cell>
              <table:table-cell office:value-type="float" office:value="0.761917">
                <text:p>0.761917</text:p>
              </table:table-cell>
              <table:table-cell office:value-type="float" office:value="0.887306">
                <text:p>0.887306</text:p>
              </table:table-cell>
              <table:table-cell office:value-type="float" office:value="0.892048">
                <text:p>0.892048</text:p>
              </table:table-cell>
              <table:table-cell office:value-type="float" office:value="0.892048">
                <text:p>0.892048</text:p>
              </table:table-cell>
              <table:table-cell office:value-type="float" office:value="0.894912">
                <text:p>0.894912</text:p>
              </table:table-cell>
              <table:table-cell office:value-type="float" office:value="0.903042">
                <text:p>0.903042</text:p>
              </table:table-cell>
              <table:table-cell office:value-type="float" office:value="0.90382">
                <text:p>0.90382</text:p>
              </table:table-cell>
              <table:table-cell office:value-type="float" office:value="0.916811">
                <text:p>0.916811</text:p>
              </table:table-cell>
              <table:table-cell office:value-type="float" office:value="0.944916">
                <text:p>0.944916</text:p>
              </table:table-cell>
              <table:table-cell office:value-type="float" office:value="0.808396">
                <text:p>0.80839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553077">
                <text:p>0.553077</text:p>
              </table:table-cell>
              <table:table-cell office:value-type="float" office:value="0.695714">
                <text:p>0.695714</text:p>
              </table:table-cell>
              <table:table-cell office:value-type="float" office:value="0.884618">
                <text:p>0.884618</text:p>
              </table:table-cell>
              <table:table-cell office:value-type="float" office:value="0.891901">
                <text:p>0.891901</text:p>
              </table:table-cell>
              <table:table-cell office:value-type="float" office:value="0.892048">
                <text:p>0.892048</text:p>
              </table:table-cell>
              <table:table-cell office:value-type="float" office:value="0.892048">
                <text:p>0.892048</text:p>
              </table:table-cell>
              <table:table-cell office:value-type="float" office:value="0.897777">
                <text:p>0.897777</text:p>
              </table:table-cell>
              <table:table-cell office:value-type="float" office:value="0.90382">
                <text:p>0.90382</text:p>
              </table:table-cell>
              <table:table-cell office:value-type="float" office:value="0.90382">
                <text:p>0.90382</text:p>
              </table:table-cell>
              <table:table-cell office:value-type="float" office:value="0.915041">
                <text:p>0.915041</text:p>
              </table:table-cell>
              <table:table-cell office:value-type="float" office:value="0.944916">
                <text:p>0.944916</text:p>
              </table:table-cell>
              <table:table-cell office:value-type="float" office:value="0.842986">
                <text:p>0.84298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5204">
                <text:p>0.55204</text:p>
              </table:table-cell>
              <table:table-cell office:value-type="float" office:value="0.871076">
                <text:p>0.871076</text:p>
              </table:table-cell>
              <table:table-cell office:value-type="float" office:value="0.88999">
                <text:p>0.88999</text:p>
              </table:table-cell>
              <table:table-cell office:value-type="float" office:value="0.892048">
                <text:p>0.892048</text:p>
              </table:table-cell>
              <table:table-cell office:value-type="float" office:value="0.892048">
                <text:p>0.892048</text:p>
              </table:table-cell>
              <table:table-cell office:value-type="float" office:value="0.89348">
                <text:p>0.89348</text:p>
              </table:table-cell>
              <table:table-cell office:value-type="float" office:value="0.902819">
                <text:p>0.902819</text:p>
              </table:table-cell>
              <table:table-cell office:value-type="float" office:value="0.90382">
                <text:p>0.90382</text:p>
              </table:table-cell>
              <table:table-cell office:value-type="float" office:value="0.90382">
                <text:p>0.90382</text:p>
              </table:table-cell>
              <table:table-cell office:value-type="float" office:value="0.916287">
                <text:p>0.916287</text:p>
              </table:table-cell>
              <table:table-cell office:value-type="float" office:value="0.944916">
                <text:p>0.944916</text:p>
              </table:table-cell>
              <table:table-cell office:value-type="float" office:value="0.861743">
                <text:p>0.86174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24579">
                <text:p>0.624579</text:p>
              </table:table-cell>
              <table:table-cell office:value-type="float" office:value="0.880453">
                <text:p>0.880453</text:p>
              </table:table-cell>
              <table:table-cell office:value-type="float" office:value="0.88898">
                <text:p>0.88898</text:p>
              </table:table-cell>
              <table:table-cell office:value-type="float" office:value="0.892048">
                <text:p>0.892048</text:p>
              </table:table-cell>
              <table:table-cell office:value-type="float" office:value="0.892048">
                <text:p>0.892048</text:p>
              </table:table-cell>
              <table:table-cell office:value-type="float" office:value="0.894765">
                <text:p>0.894765</text:p>
              </table:table-cell>
              <table:table-cell office:value-type="float" office:value="0.902967">
                <text:p>0.902967</text:p>
              </table:table-cell>
              <table:table-cell office:value-type="float" office:value="0.90382">
                <text:p>0.90382</text:p>
              </table:table-cell>
              <table:table-cell office:value-type="float" office:value="0.90382">
                <text:p>0.90382</text:p>
              </table:table-cell>
              <table:table-cell office:value-type="float" office:value="0.917036">
                <text:p>0.917036</text:p>
              </table:table-cell>
              <table:table-cell office:value-type="float" office:value="0.944916">
                <text:p>0.944916</text:p>
              </table:table-cell>
              <table:table-cell office:value-type="float" office:value="0.870052">
                <text:p>0.87005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552934">
                <text:p>0.552934</text:p>
              </table:table-cell>
              <table:table-cell office:value-type="float" office:value="0.858976">
                <text:p>0.858976</text:p>
              </table:table-cell>
              <table:table-cell office:value-type="float" office:value="0.888895">
                <text:p>0.888895</text:p>
              </table:table-cell>
              <table:table-cell office:value-type="float" office:value="0.891754">
                <text:p>0.891754</text:p>
              </table:table-cell>
              <table:table-cell office:value-type="float" office:value="0.892048">
                <text:p>0.892048</text:p>
              </table:table-cell>
              <table:table-cell office:value-type="float" office:value="0.896345">
                <text:p>0.896345</text:p>
              </table:table-cell>
              <table:table-cell office:value-type="float" office:value="0.903486">
                <text:p>0.903486</text:p>
              </table:table-cell>
              <table:table-cell office:value-type="float" office:value="0.90382">
                <text:p>0.90382</text:p>
              </table:table-cell>
              <table:table-cell office:value-type="float" office:value="0.90382">
                <text:p>0.90382</text:p>
              </table:table-cell>
              <table:table-cell office:value-type="float" office:value="0.916287">
                <text:p>0.916287</text:p>
              </table:table-cell>
              <table:table-cell office:value-type="float" office:value="0.944916">
                <text:p>0.944916</text:p>
              </table:table-cell>
              <table:table-cell office:value-type="float" office:value="0.860837">
                <text:p>0.86083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440928">
                <text:p>0.440928</text:p>
              </table:table-cell>
              <table:table-cell office:value-type="float" office:value="0.789147">
                <text:p>0.789147</text:p>
              </table:table-cell>
              <table:table-cell office:value-type="float" office:value="0.888074">
                <text:p>0.888074</text:p>
              </table:table-cell>
              <table:table-cell office:value-type="float" office:value="0.891313">
                <text:p>0.891313</text:p>
              </table:table-cell>
              <table:table-cell office:value-type="float" office:value="0.892048">
                <text:p>0.892048</text:p>
              </table:table-cell>
              <table:table-cell office:value-type="float" office:value="0.895867">
                <text:p>0.895867</text:p>
              </table:table-cell>
              <table:table-cell office:value-type="float" office:value="0.903523">
                <text:p>0.903523</text:p>
              </table:table-cell>
              <table:table-cell office:value-type="float" office:value="0.90382">
                <text:p>0.90382</text:p>
              </table:table-cell>
              <table:table-cell office:value-type="float" office:value="0.90382">
                <text:p>0.90382</text:p>
              </table:table-cell>
              <table:table-cell office:value-type="float" office:value="0.914166">
                <text:p>0.914166</text:p>
              </table:table-cell>
              <table:table-cell office:value-type="float" office:value="0.944916">
                <text:p>0.944916</text:p>
              </table:table-cell>
              <table:table-cell office:value-type="float" office:value="0.842271">
                <text:p>0.84227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52532">
                <text:p>0.52532</text:p>
              </table:table-cell>
              <table:table-cell office:value-type="float" office:value="0.714345">
                <text:p>0.714345</text:p>
              </table:table-cell>
              <table:table-cell office:value-type="float" office:value="0.8854">
                <text:p>0.8854</text:p>
              </table:table-cell>
              <table:table-cell office:value-type="float" office:value="0.890872">
                <text:p>0.890872</text:p>
              </table:table-cell>
              <table:table-cell office:value-type="float" office:value="0.892048">
                <text:p>0.892048</text:p>
              </table:table-cell>
              <table:table-cell office:value-type="float" office:value="0.89539">
                <text:p>0.89539</text:p>
              </table:table-cell>
              <table:table-cell office:value-type="float" office:value="0.903412">
                <text:p>0.903412</text:p>
              </table:table-cell>
              <table:table-cell office:value-type="float" office:value="0.90382">
                <text:p>0.90382</text:p>
              </table:table-cell>
              <table:table-cell office:value-type="float" office:value="0.90382">
                <text:p>0.90382</text:p>
              </table:table-cell>
              <table:table-cell office:value-type="float" office:value="0.916162">
                <text:p>0.916162</text:p>
              </table:table-cell>
              <table:table-cell office:value-type="float" office:value="0.944916">
                <text:p>0.944916</text:p>
              </table:table-cell>
              <table:table-cell office:value-type="float" office:value="0.843059">
                <text:p>0.84305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6553">
                <text:p>0.56553</text:p>
              </table:table-cell>
              <table:table-cell office:value-type="float" office:value="0.684345">
                <text:p>0.684345</text:p>
              </table:table-cell>
              <table:table-cell office:value-type="float" office:value="0.874383">
                <text:p>0.874383</text:p>
              </table:table-cell>
              <table:table-cell office:value-type="float" office:value="0.889108">
                <text:p>0.889108</text:p>
              </table:table-cell>
              <table:table-cell office:value-type="float" office:value="0.891607">
                <text:p>0.891607</text:p>
              </table:table-cell>
              <table:table-cell office:value-type="float" office:value="0.892048">
                <text:p>0.892048</text:p>
              </table:table-cell>
              <table:table-cell office:value-type="float" office:value="0.899209">
                <text:p>0.899209</text:p>
              </table:table-cell>
              <table:table-cell office:value-type="float" office:value="0.903561">
                <text:p>0.903561</text:p>
              </table:table-cell>
              <table:table-cell office:value-type="float" office:value="0.90382">
                <text:p>0.90382</text:p>
              </table:table-cell>
              <table:table-cell office:value-type="float" office:value="0.915538">
                <text:p>0.915538</text:p>
              </table:table-cell>
              <table:table-cell office:value-type="float" office:value="0.944916">
                <text:p>0.944916</text:p>
              </table:table-cell>
              <table:table-cell office:value-type="float" office:value="0.841915">
                <text:p>0.84191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543715">
                <text:p>0.543715</text:p>
              </table:table-cell>
              <table:table-cell office:value-type="float" office:value="0.791745">
                <text:p>0.791745</text:p>
              </table:table-cell>
              <table:table-cell office:value-type="float" office:value="0.888682">
                <text:p>0.888682</text:p>
              </table:table-cell>
              <table:table-cell office:value-type="float" office:value="0.889108">
                <text:p>0.889108</text:p>
              </table:table-cell>
              <table:table-cell office:value-type="float" office:value="0.89146">
                <text:p>0.89146</text:p>
              </table:table-cell>
              <table:table-cell office:value-type="float" office:value="0.892048">
                <text:p>0.892048</text:p>
              </table:table-cell>
              <table:table-cell office:value-type="float" office:value="0.901596">
                <text:p>0.901596</text:p>
              </table:table-cell>
              <table:table-cell office:value-type="float" office:value="0.90382">
                <text:p>0.90382</text:p>
              </table:table-cell>
              <table:table-cell office:value-type="float" office:value="0.90382">
                <text:p>0.90382</text:p>
              </table:table-cell>
              <table:table-cell office:value-type="float" office:value="0.917659">
                <text:p>0.917659</text:p>
              </table:table-cell>
              <table:table-cell office:value-type="float" office:value="0.944916">
                <text:p>0.944916</text:p>
              </table:table-cell>
              <table:table-cell office:value-type="float" office:value="0.852365">
                <text:p>0.85236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482497">
                <text:p>0.482497</text:p>
              </table:table-cell>
              <table:table-cell office:value-type="float" office:value="0.625984">
                <text:p>0.625984</text:p>
              </table:table-cell>
              <table:table-cell office:value-type="float" office:value="0.848584">
                <text:p>0.848584</text:p>
              </table:table-cell>
              <table:table-cell office:value-type="float" office:value="0.888937">
                <text:p>0.888937</text:p>
              </table:table-cell>
              <table:table-cell office:value-type="float" office:value="0.889402">
                <text:p>0.889402</text:p>
              </table:table-cell>
              <table:table-cell office:value-type="float" office:value="0.892048">
                <text:p>0.892048</text:p>
              </table:table-cell>
              <table:table-cell office:value-type="float" office:value="0.896822">
                <text:p>0.896822</text:p>
              </table:table-cell>
              <table:table-cell office:value-type="float" office:value="0.90293">
                <text:p>0.90293</text:p>
              </table:table-cell>
              <table:table-cell office:value-type="float" office:value="0.90382">
                <text:p>0.90382</text:p>
              </table:table-cell>
              <table:table-cell office:value-type="float" office:value="0.915538">
                <text:p>0.915538</text:p>
              </table:table-cell>
              <table:table-cell office:value-type="float" office:value="0.944916">
                <text:p>0.944916</text:p>
              </table:table-cell>
              <table:table-cell office:value-type="float" office:value="0.824656">
                <text:p>0.82465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87661">
                <text:p>0.487661</text:p>
              </table:table-cell>
              <table:table-cell office:value-type="float" office:value="0.622711">
                <text:p>0.622711</text:p>
              </table:table-cell>
              <table:table-cell office:value-type="float" office:value="0.851292">
                <text:p>0.851292</text:p>
              </table:table-cell>
              <table:table-cell office:value-type="float" office:value="0.888852">
                <text:p>0.888852</text:p>
              </table:table-cell>
              <table:table-cell office:value-type="float" office:value="0.88999">
                <text:p>0.88999</text:p>
              </table:table-cell>
              <table:table-cell office:value-type="float" office:value="0.892048">
                <text:p>0.892048</text:p>
              </table:table-cell>
              <table:table-cell office:value-type="float" office:value="0.896345">
                <text:p>0.896345</text:p>
              </table:table-cell>
              <table:table-cell office:value-type="float" office:value="0.902967">
                <text:p>0.902967</text:p>
              </table:table-cell>
              <table:table-cell office:value-type="float" office:value="0.90382">
                <text:p>0.90382</text:p>
              </table:table-cell>
              <table:table-cell office:value-type="float" office:value="0.918839">
                <text:p>0.918839</text:p>
              </table:table-cell>
              <table:table-cell office:value-type="float" office:value="0.944916">
                <text:p>0.944916</text:p>
              </table:table-cell>
              <table:table-cell office:value-type="float" office:value="0.825453">
                <text:p>0.82545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570661">
                <text:p>0.570661</text:p>
              </table:table-cell>
              <table:table-cell office:value-type="float" office:value="0.604598">
                <text:p>0.604598</text:p>
              </table:table-cell>
              <table:table-cell office:value-type="float" office:value="0.757302">
                <text:p>0.757302</text:p>
              </table:table-cell>
              <table:table-cell office:value-type="float" office:value="0.888895">
                <text:p>0.888895</text:p>
              </table:table-cell>
              <table:table-cell office:value-type="float" office:value="0.890137">
                <text:p>0.890137</text:p>
              </table:table-cell>
              <table:table-cell office:value-type="float" office:value="0.892048">
                <text:p>0.892048</text:p>
              </table:table-cell>
              <table:table-cell office:value-type="float" office:value="0.900641">
                <text:p>0.900641</text:p>
              </table:table-cell>
              <table:table-cell office:value-type="float" office:value="0.903449">
                <text:p>0.903449</text:p>
              </table:table-cell>
              <table:table-cell office:value-type="float" office:value="0.90382">
                <text:p>0.90382</text:p>
              </table:table-cell>
              <table:table-cell office:value-type="float" office:value="0.918408">
                <text:p>0.918408</text:p>
              </table:table-cell>
              <table:table-cell office:value-type="float" office:value="0.944916">
                <text:p>0.944916</text:p>
              </table:table-cell>
              <table:table-cell office:value-type="float" office:value="0.822996">
                <text:p>0.82299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570762">
                <text:p>0.570762</text:p>
              </table:table-cell>
              <table:table-cell office:value-type="float" office:value="0.600633">
                <text:p>0.600633</text:p>
              </table:table-cell>
              <table:table-cell office:value-type="float" office:value="0.718206">
                <text:p>0.718206</text:p>
              </table:table-cell>
              <table:table-cell office:value-type="float" office:value="0.88867">
                <text:p>0.88867</text:p>
              </table:table-cell>
              <table:table-cell office:value-type="float" office:value="0.889108">
                <text:p>0.889108</text:p>
              </table:table-cell>
              <table:table-cell office:value-type="float" office:value="0.891901">
                <text:p>0.891901</text:p>
              </table:table-cell>
              <table:table-cell office:value-type="float" office:value="0.897299">
                <text:p>0.897299</text:p>
              </table:table-cell>
              <table:table-cell office:value-type="float" office:value="0.903561">
                <text:p>0.903561</text:p>
              </table:table-cell>
              <table:table-cell office:value-type="float" office:value="0.904443">
                <text:p>0.904443</text:p>
              </table:table-cell>
              <table:table-cell office:value-type="float" office:value="0.920277">
                <text:p>0.920277</text:p>
              </table:table-cell>
              <table:table-cell office:value-type="float" office:value="0.944916">
                <text:p>0.944916</text:p>
              </table:table-cell>
              <table:table-cell office:value-type="float" office:value="0.818486">
                <text:p>0.81848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4737">
                <text:p>0.54737</text:p>
              </table:table-cell>
              <table:table-cell office:value-type="float" office:value="0.605517">
                <text:p>0.605517</text:p>
              </table:table-cell>
              <table:table-cell office:value-type="float" office:value="0.740528">
                <text:p>0.740528</text:p>
              </table:table-cell>
              <table:table-cell office:value-type="float" office:value="0.88853">
                <text:p>0.88853</text:p>
              </table:table-cell>
              <table:table-cell office:value-type="float" office:value="0.890137">
                <text:p>0.890137</text:p>
              </table:table-cell>
              <table:table-cell office:value-type="float" office:value="0.892048">
                <text:p>0.892048</text:p>
              </table:table-cell>
              <table:table-cell office:value-type="float" office:value="0.899686">
                <text:p>0.899686</text:p>
              </table:table-cell>
              <table:table-cell office:value-type="float" office:value="0.903598">
                <text:p>0.903598</text:p>
              </table:table-cell>
              <table:table-cell office:value-type="float" office:value="0.90382">
                <text:p>0.90382</text:p>
              </table:table-cell>
              <table:table-cell office:value-type="float" office:value="0.918654">
                <text:p>0.918654</text:p>
              </table:table-cell>
              <table:table-cell office:value-type="float" office:value="0.944916">
                <text:p>0.944916</text:p>
              </table:table-cell>
              <table:table-cell office:value-type="float" office:value="0.818989">
                <text:p>0.81898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49557">
                <text:p>0.449557</text:p>
              </table:table-cell>
              <table:table-cell office:value-type="float" office:value="0.59221">
                <text:p>0.59221</text:p>
              </table:table-cell>
              <table:table-cell office:value-type="float" office:value="0.622819">
                <text:p>0.622819</text:p>
              </table:table-cell>
              <table:table-cell office:value-type="float" office:value="0.830119">
                <text:p>0.830119</text:p>
              </table:table-cell>
              <table:table-cell office:value-type="float" office:value="0.888895">
                <text:p>0.888895</text:p>
              </table:table-cell>
              <table:table-cell office:value-type="float" office:value="0.89146">
                <text:p>0.89146</text:p>
              </table:table-cell>
              <table:table-cell office:value-type="float" office:value="0.89348">
                <text:p>0.89348</text:p>
              </table:table-cell>
              <table:table-cell office:value-type="float" office:value="0.902152">
                <text:p>0.902152</text:p>
              </table:table-cell>
              <table:table-cell office:value-type="float" office:value="0.90382">
                <text:p>0.90382</text:p>
              </table:table-cell>
              <table:table-cell office:value-type="float" office:value="0.91878">
                <text:p>0.91878</text:p>
              </table:table-cell>
              <table:table-cell office:value-type="float" office:value="0.944916">
                <text:p>0.944916</text:p>
              </table:table-cell>
              <table:table-cell office:value-type="float" office:value="0.789329">
                <text:p>0.78932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352243">
                <text:p>0.352243</text:p>
              </table:table-cell>
              <table:table-cell office:value-type="float" office:value="0.603731">
                <text:p>0.603731</text:p>
              </table:table-cell>
              <table:table-cell office:value-type="float" office:value="0.696737">
                <text:p>0.696737</text:p>
              </table:table-cell>
              <table:table-cell office:value-type="float" office:value="0.871689">
                <text:p>0.871689</text:p>
              </table:table-cell>
              <table:table-cell office:value-type="float" office:value="0.889108">
                <text:p>0.889108</text:p>
              </table:table-cell>
              <table:table-cell office:value-type="float" office:value="0.892048">
                <text:p>0.892048</text:p>
              </table:table-cell>
              <table:table-cell office:value-type="float" office:value="0.894435">
                <text:p>0.894435</text:p>
              </table:table-cell>
              <table:table-cell office:value-type="float" office:value="0.902263">
                <text:p>0.902263</text:p>
              </table:table-cell>
              <table:table-cell office:value-type="float" office:value="0.907559">
                <text:p>0.907559</text:p>
              </table:table-cell>
              <table:table-cell office:value-type="float" office:value="0.922086">
                <text:p>0.922086</text:p>
              </table:table-cell>
              <table:table-cell office:value-type="float" office:value="0.944916">
                <text:p>0.944916</text:p>
              </table:table-cell>
              <table:table-cell office:value-type="float" office:value="0.79319">
                <text:p>0.7931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511967">
                <text:p>0.511967</text:p>
              </table:table-cell>
              <table:table-cell office:value-type="float" office:value="0.634993">
                <text:p>0.634993</text:p>
              </table:table-cell>
              <table:table-cell office:value-type="float" office:value="0.853211">
                <text:p>0.853211</text:p>
              </table:table-cell>
              <table:table-cell office:value-type="float" office:value="0.889108">
                <text:p>0.889108</text:p>
              </table:table-cell>
              <table:table-cell office:value-type="float" office:value="0.890725">
                <text:p>0.890725</text:p>
              </table:table-cell>
              <table:table-cell office:value-type="float" office:value="0.892048">
                <text:p>0.892048</text:p>
              </table:table-cell>
              <table:table-cell office:value-type="float" office:value="0.901596">
                <text:p>0.901596</text:p>
              </table:table-cell>
              <table:table-cell office:value-type="float" office:value="0.903227">
                <text:p>0.903227</text:p>
              </table:table-cell>
              <table:table-cell office:value-type="float" office:value="0.907559">
                <text:p>0.907559</text:p>
              </table:table-cell>
              <table:table-cell office:value-type="float" office:value="0.921583">
                <text:p>0.921583</text:p>
              </table:table-cell>
              <table:table-cell office:value-type="float" office:value="0.944916">
                <text:p>0.944916</text:p>
              </table:table-cell>
              <table:table-cell office:value-type="float" office:value="0.830602">
                <text:p>0.8306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88834">
                <text:p>0.488834</text:p>
              </table:table-cell>
              <table:table-cell office:value-type="float" office:value="0.675271">
                <text:p>0.675271</text:p>
              </table:table-cell>
              <table:table-cell office:value-type="float" office:value="0.879186">
                <text:p>0.879186</text:p>
              </table:table-cell>
              <table:table-cell office:value-type="float" office:value="0.889108">
                <text:p>0.889108</text:p>
              </table:table-cell>
              <table:table-cell office:value-type="float" office:value="0.891754">
                <text:p>0.891754</text:p>
              </table:table-cell>
              <table:table-cell office:value-type="float" office:value="0.897299">
                <text:p>0.897299</text:p>
              </table:table-cell>
              <table:table-cell office:value-type="float" office:value="0.901596">
                <text:p>0.901596</text:p>
              </table:table-cell>
              <table:table-cell office:value-type="float" office:value="0.903041">
                <text:p>0.903041</text:p>
              </table:table-cell>
              <table:table-cell office:value-type="float" office:value="0.90382">
                <text:p>0.90382</text:p>
              </table:table-cell>
              <table:table-cell office:value-type="float" office:value="0.919337">
                <text:p>0.919337</text:p>
              </table:table-cell>
              <table:table-cell office:value-type="float" office:value="0.944916">
                <text:p>0.944916</text:p>
              </table:table-cell>
              <table:table-cell office:value-type="float" office:value="0.834925">
                <text:p>0.83492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82796">
                <text:p>0.582796</text:p>
              </table:table-cell>
              <table:table-cell office:value-type="float" office:value="0.736313">
                <text:p>0.736313</text:p>
              </table:table-cell>
              <table:table-cell office:value-type="float" office:value="0.87932">
                <text:p>0.87932</text:p>
              </table:table-cell>
              <table:table-cell office:value-type="float" office:value="0.889108">
                <text:p>0.889108</text:p>
              </table:table-cell>
              <table:table-cell office:value-type="float" office:value="0.890284">
                <text:p>0.890284</text:p>
              </table:table-cell>
              <table:table-cell office:value-type="float" office:value="0.892048">
                <text:p>0.892048</text:p>
              </table:table-cell>
              <table:table-cell office:value-type="float" office:value="0.900164">
                <text:p>0.900164</text:p>
              </table:table-cell>
              <table:table-cell office:value-type="float" office:value="0.902856">
                <text:p>0.902856</text:p>
              </table:table-cell>
              <table:table-cell office:value-type="float" office:value="0.904443">
                <text:p>0.904443</text:p>
              </table:table-cell>
              <table:table-cell office:value-type="float" office:value="0.922512">
                <text:p>0.922512</text:p>
              </table:table-cell>
              <table:table-cell office:value-type="float" office:value="0.944916">
                <text:p>0.944916</text:p>
              </table:table-cell>
              <table:table-cell office:value-type="float" office:value="0.849984">
                <text:p>0.84998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554501">
                <text:p>0.554501</text:p>
              </table:table-cell>
              <table:table-cell office:value-type="float" office:value="0.713823">
                <text:p>0.713823</text:p>
              </table:table-cell>
              <table:table-cell office:value-type="float" office:value="0.853992">
                <text:p>0.853992</text:p>
              </table:table-cell>
              <table:table-cell office:value-type="float" office:value="0.889023">
                <text:p>0.889023</text:p>
              </table:table-cell>
              <table:table-cell office:value-type="float" office:value="0.889108">
                <text:p>0.889108</text:p>
              </table:table-cell>
              <table:table-cell office:value-type="float" office:value="0.891313">
                <text:p>0.891313</text:p>
              </table:table-cell>
              <table:table-cell office:value-type="float" office:value="0.892048">
                <text:p>0.892048</text:p>
              </table:table-cell>
              <table:table-cell office:value-type="float" office:value="0.901341">
                <text:p>0.901341</text:p>
              </table:table-cell>
              <table:table-cell office:value-type="float" office:value="0.90382">
                <text:p>0.90382</text:p>
              </table:table-cell>
              <table:table-cell office:value-type="float" office:value="0.92102">
                <text:p>0.92102</text:p>
              </table:table-cell>
              <table:table-cell office:value-type="float" office:value="0.944916">
                <text:p>0.944916</text:p>
              </table:table-cell>
              <table:table-cell office:value-type="float" office:value="0.840999">
                <text:p>0.84099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576396">
                <text:p>0.576396</text:p>
              </table:table-cell>
              <table:table-cell office:value-type="float" office:value="0.691502">
                <text:p>0.691502</text:p>
              </table:table-cell>
              <table:table-cell office:value-type="float" office:value="0.836755">
                <text:p>0.836755</text:p>
              </table:table-cell>
              <table:table-cell office:value-type="float" office:value="0.888883">
                <text:p>0.888883</text:p>
              </table:table-cell>
              <table:table-cell office:value-type="float" office:value="0.889108">
                <text:p>0.889108</text:p>
              </table:table-cell>
              <table:table-cell office:value-type="float" office:value="0.892048">
                <text:p>0.892048</text:p>
              </table:table-cell>
              <table:table-cell office:value-type="float" office:value="0.89348">
                <text:p>0.89348</text:p>
              </table:table-cell>
              <table:table-cell office:value-type="float" office:value="0.9023">
                <text:p>0.9023</text:p>
              </table:table-cell>
              <table:table-cell office:value-type="float" office:value="0.90382">
                <text:p>0.90382</text:p>
              </table:table-cell>
              <table:table-cell office:value-type="float" office:value="0.921271">
                <text:p>0.921271</text:p>
              </table:table-cell>
              <table:table-cell office:value-type="float" office:value="0.944916">
                <text:p>0.944916</text:p>
              </table:table-cell>
              <table:table-cell office:value-type="float" office:value="0.839556">
                <text:p>0.83955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575406">
                <text:p>0.575406</text:p>
              </table:table-cell>
              <table:table-cell office:value-type="float" office:value="0.641001">
                <text:p>0.641001</text:p>
              </table:table-cell>
              <table:table-cell office:value-type="float" office:value="0.814116">
                <text:p>0.814116</text:p>
              </table:table-cell>
              <table:table-cell office:value-type="float" office:value="0.888098">
                <text:p>0.888098</text:p>
              </table:table-cell>
              <table:table-cell office:value-type="float" office:value="0.889843">
                <text:p>0.889843</text:p>
              </table:table-cell>
              <table:table-cell office:value-type="float" office:value="0.892048">
                <text:p>0.892048</text:p>
              </table:table-cell>
              <table:table-cell office:value-type="float" office:value="0.893957">
                <text:p>0.893957</text:p>
              </table:table-cell>
              <table:table-cell office:value-type="float" office:value="0.902634">
                <text:p>0.902634</text:p>
              </table:table-cell>
              <table:table-cell office:value-type="float" office:value="0.90382">
                <text:p>0.90382</text:p>
              </table:table-cell>
              <table:table-cell office:value-type="float" office:value="0.920217">
                <text:p>0.920217</text:p>
              </table:table-cell>
              <table:table-cell office:value-type="float" office:value="0.944916">
                <text:p>0.944916</text:p>
              </table:table-cell>
              <table:table-cell office:value-type="float" office:value="0.832114">
                <text:p>0.83211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591484">
                <text:p>0.591484</text:p>
              </table:table-cell>
              <table:table-cell office:value-type="float" office:value="0.743603">
                <text:p>0.743603</text:p>
              </table:table-cell>
              <table:table-cell office:value-type="float" office:value="0.851799">
                <text:p>0.851799</text:p>
              </table:table-cell>
              <table:table-cell office:value-type="float" office:value="0.890137">
                <text:p>0.890137</text:p>
              </table:table-cell>
              <table:table-cell office:value-type="float" office:value="0.892048">
                <text:p>0.892048</text:p>
              </table:table-cell>
              <table:table-cell office:value-type="float" office:value="0.892525">
                <text:p>0.892525</text:p>
              </table:table-cell>
              <table:table-cell office:value-type="float" office:value="0.901967">
                <text:p>0.901967</text:p>
              </table:table-cell>
              <table:table-cell office:value-type="float" office:value="0.90382">
                <text:p>0.90382</text:p>
              </table:table-cell>
              <table:table-cell office:value-type="float" office:value="0.90382">
                <text:p>0.90382</text:p>
              </table:table-cell>
              <table:table-cell office:value-type="float" office:value="0.918719">
                <text:p>0.918719</text:p>
              </table:table-cell>
              <table:table-cell office:value-type="float" office:value="0.944916">
                <text:p>0.944916</text:p>
              </table:table-cell>
              <table:table-cell office:value-type="float" office:value="0.848992">
                <text:p>0.84899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02835">
                <text:p>0.602835</text:p>
              </table:table-cell>
              <table:table-cell office:value-type="float" office:value="0.819506">
                <text:p>0.819506</text:p>
              </table:table-cell>
              <table:table-cell office:value-type="float" office:value="0.889023">
                <text:p>0.889023</text:p>
              </table:table-cell>
              <table:table-cell office:value-type="float" office:value="0.891313">
                <text:p>0.891313</text:p>
              </table:table-cell>
              <table:table-cell office:value-type="float" office:value="0.892048">
                <text:p>0.892048</text:p>
              </table:table-cell>
              <table:table-cell office:value-type="float" office:value="0.892048">
                <text:p>0.892048</text:p>
              </table:table-cell>
              <table:table-cell office:value-type="float" office:value="0.899654">
                <text:p>0.899654</text:p>
              </table:table-cell>
              <table:table-cell office:value-type="float" office:value="0.90382">
                <text:p>0.90382</text:p>
              </table:table-cell>
              <table:table-cell office:value-type="float" office:value="0.904443">
                <text:p>0.904443</text:p>
              </table:table-cell>
              <table:table-cell office:value-type="float" office:value="0.921961">
                <text:p>0.921961</text:p>
              </table:table-cell>
              <table:table-cell office:value-type="float" office:value="0.944916">
                <text:p>0.944916</text:p>
              </table:table-cell>
              <table:table-cell office:value-type="float" office:value="0.861665">
                <text:p>0.86166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504503">
                <text:p>0.504503</text:p>
              </table:table-cell>
              <table:table-cell office:value-type="float" office:value="0.759908">
                <text:p>0.759908</text:p>
              </table:table-cell>
              <table:table-cell office:value-type="float" office:value="0.863545">
                <text:p>0.863545</text:p>
              </table:table-cell>
              <table:table-cell office:value-type="float" office:value="0.889549">
                <text:p>0.889549</text:p>
              </table:table-cell>
              <table:table-cell office:value-type="float" office:value="0.892048">
                <text:p>0.892048</text:p>
              </table:table-cell>
              <table:table-cell office:value-type="float" office:value="0.892048">
                <text:p>0.892048</text:p>
              </table:table-cell>
              <table:table-cell office:value-type="float" office:value="0.894435">
                <text:p>0.894435</text:p>
              </table:table-cell>
              <table:table-cell office:value-type="float" office:value="0.903338">
                <text:p>0.903338</text:p>
              </table:table-cell>
              <table:table-cell office:value-type="float" office:value="0.90382">
                <text:p>0.90382</text:p>
              </table:table-cell>
              <table:table-cell office:value-type="float" office:value="0.922589">
                <text:p>0.922589</text:p>
              </table:table-cell>
              <table:table-cell office:value-type="float" office:value="0.944916">
                <text:p>0.944916</text:p>
              </table:table-cell>
              <table:table-cell office:value-type="float" office:value="0.842578">
                <text:p>0.84257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432806">
                <text:p>0.432806</text:p>
              </table:table-cell>
              <table:table-cell office:value-type="float" office:value="0.708854">
                <text:p>0.708854</text:p>
              </table:table-cell>
              <table:table-cell office:value-type="float" office:value="0.814549">
                <text:p>0.814549</text:p>
              </table:table-cell>
              <table:table-cell office:value-type="float" office:value="0.88836">
                <text:p>0.88836</text:p>
              </table:table-cell>
              <table:table-cell office:value-type="float" office:value="0.891166">
                <text:p>0.891166</text:p>
              </table:table-cell>
              <table:table-cell office:value-type="float" office:value="0.892048">
                <text:p>0.892048</text:p>
              </table:table-cell>
              <table:table-cell office:value-type="float" office:value="0.896826">
                <text:p>0.896826</text:p>
              </table:table-cell>
              <table:table-cell office:value-type="float" office:value="0.90382">
                <text:p>0.90382</text:p>
              </table:table-cell>
              <table:table-cell office:value-type="float" office:value="0.908182">
                <text:p>0.908182</text:p>
              </table:table-cell>
              <table:table-cell office:value-type="float" office:value="0.922715">
                <text:p>0.922715</text:p>
              </table:table-cell>
              <table:table-cell office:value-type="float" office:value="0.944916">
                <text:p>0.944916</text:p>
              </table:table-cell>
              <table:table-cell office:value-type="float" office:value="0.825933">
                <text:p>0.82593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592161">
                <text:p>0.592161</text:p>
              </table:table-cell>
              <table:table-cell office:value-type="float" office:value="0.731813">
                <text:p>0.731813</text:p>
              </table:table-cell>
              <table:table-cell office:value-type="float" office:value="0.853742">
                <text:p>0.853742</text:p>
              </table:table-cell>
              <table:table-cell office:value-type="float" office:value="0.890284">
                <text:p>0.890284</text:p>
              </table:table-cell>
              <table:table-cell office:value-type="float" office:value="0.892048">
                <text:p>0.892048</text:p>
              </table:table-cell>
              <table:table-cell office:value-type="float" office:value="0.892048">
                <text:p>0.892048</text:p>
              </table:table-cell>
              <table:table-cell office:value-type="float" office:value="0.900242">
                <text:p>0.900242</text:p>
              </table:table-cell>
              <table:table-cell office:value-type="float" office:value="0.90382">
                <text:p>0.90382</text:p>
              </table:table-cell>
              <table:table-cell office:value-type="float" office:value="0.910912">
                <text:p>0.910912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48848">
                <text:p>0.84884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52023">
                <text:p>0.552023</text:p>
              </table:table-cell>
              <table:table-cell office:value-type="float" office:value="0.655414">
                <text:p>0.655414</text:p>
              </table:table-cell>
              <table:table-cell office:value-type="float" office:value="0.792486">
                <text:p>0.792486</text:p>
              </table:table-cell>
              <table:table-cell office:value-type="float" office:value="0.88295">
                <text:p>0.88295</text:p>
              </table:table-cell>
              <table:table-cell office:value-type="float" office:value="0.891754">
                <text:p>0.891754</text:p>
              </table:table-cell>
              <table:table-cell office:value-type="float" office:value="0.892048">
                <text:p>0.892048</text:p>
              </table:table-cell>
              <table:table-cell office:value-type="float" office:value="0.900279">
                <text:p>0.900279</text:p>
              </table:table-cell>
              <table:table-cell office:value-type="float" office:value="0.903932">
                <text:p>0.903932</text:p>
              </table:table-cell>
              <table:table-cell office:value-type="float" office:value="0.916652">
                <text:p>0.916652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30895">
                <text:p>0.83089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542689">
                <text:p>0.542689</text:p>
              </table:table-cell>
              <table:table-cell office:value-type="float" office:value="0.72159">
                <text:p>0.72159</text:p>
              </table:table-cell>
              <table:table-cell office:value-type="float" office:value="0.835021">
                <text:p>0.835021</text:p>
              </table:table-cell>
              <table:table-cell office:value-type="float" office:value="0.889115">
                <text:p>0.889115</text:p>
              </table:table-cell>
              <table:table-cell office:value-type="float" office:value="0.892048">
                <text:p>0.892048</text:p>
              </table:table-cell>
              <table:table-cell office:value-type="float" office:value="0.892048">
                <text:p>0.892048</text:p>
              </table:table-cell>
              <table:table-cell office:value-type="float" office:value="0.901164">
                <text:p>0.901164</text:p>
              </table:table-cell>
              <table:table-cell office:value-type="float" office:value="0.908406">
                <text:p>0.908406</text:p>
              </table:table-cell>
              <table:table-cell office:value-type="float" office:value="0.917288">
                <text:p>0.917288</text:p>
              </table:table-cell>
              <table:table-cell office:value-type="float" office:value="0.922715">
                <text:p>0.922715</text:p>
              </table:table-cell>
              <table:table-cell office:value-type="float" office:value="0.944916">
                <text:p>0.944916</text:p>
              </table:table-cell>
              <table:table-cell office:value-type="float" office:value="0.842208">
                <text:p>0.84220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393266">
                <text:p>0.393266</text:p>
              </table:table-cell>
              <table:table-cell office:value-type="float" office:value="0.66567">
                <text:p>0.66567</text:p>
              </table:table-cell>
              <table:table-cell office:value-type="float" office:value="0.81315">
                <text:p>0.81315</text:p>
              </table:table-cell>
              <table:table-cell office:value-type="float" office:value="0.887429">
                <text:p>0.887429</text:p>
              </table:table-cell>
              <table:table-cell office:value-type="float" office:value="0.891754">
                <text:p>0.891754</text:p>
              </table:table-cell>
              <table:table-cell office:value-type="float" office:value="0.892525">
                <text:p>0.892525</text:p>
              </table:table-cell>
              <table:table-cell office:value-type="float" office:value="0.902708">
                <text:p>0.902708</text:p>
              </table:table-cell>
              <table:table-cell office:value-type="float" office:value="0.907496">
                <text:p>0.907496</text:p>
              </table:table-cell>
              <table:table-cell office:value-type="float" office:value="0.917917">
                <text:p>0.917917</text:p>
              </table:table-cell>
              <table:table-cell office:value-type="float" office:value="0.922715">
                <text:p>0.922715</text:p>
              </table:table-cell>
              <table:table-cell office:value-type="float" office:value="0.944916">
                <text:p>0.944916</text:p>
              </table:table-cell>
              <table:table-cell office:value-type="float" office:value="0.819463">
                <text:p>0.819463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490357">
                <text:p>0.490357</text:p>
              </table:table-cell>
              <table:table-cell office:value-type="float" office:value="0.673684">
                <text:p>0.673684</text:p>
              </table:table-cell>
              <table:table-cell office:value-type="float" office:value="0.779438">
                <text:p>0.779438</text:p>
              </table:table-cell>
              <table:table-cell office:value-type="float" office:value="0.849061">
                <text:p>0.849061</text:p>
              </table:table-cell>
              <table:table-cell office:value-type="float" office:value="0.88898">
                <text:p>0.88898</text:p>
              </table:table-cell>
              <table:table-cell office:value-type="float" office:value="0.892048">
                <text:p>0.892048</text:p>
              </table:table-cell>
              <table:table-cell office:value-type="float" office:value="0.897044">
                <text:p>0.897044</text:p>
              </table:table-cell>
              <table:table-cell office:value-type="float" office:value="0.903895">
                <text:p>0.903895</text:p>
              </table:table-cell>
              <table:table-cell office:value-type="float" office:value="0.914741">
                <text:p>0.914741</text:p>
              </table:table-cell>
              <table:table-cell office:value-type="float" office:value="0.922715">
                <text:p>0.922715</text:p>
              </table:table-cell>
              <table:table-cell office:value-type="float" office:value="0.944916">
                <text:p>0.944916</text:p>
              </table:table-cell>
              <table:table-cell office:value-type="float" office:value="0.821196">
                <text:p>0.82119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535006">
                <text:p>0.535006</text:p>
              </table:table-cell>
              <table:table-cell office:value-type="float" office:value="0.64882">
                <text:p>0.64882</text:p>
              </table:table-cell>
              <table:table-cell office:value-type="float" office:value="0.772398">
                <text:p>0.772398</text:p>
              </table:table-cell>
              <table:table-cell office:value-type="float" office:value="0.802245">
                <text:p>0.802245</text:p>
              </table:table-cell>
              <table:table-cell office:value-type="float" office:value="0.884961">
                <text:p>0.884961</text:p>
              </table:table-cell>
              <table:table-cell office:value-type="float" office:value="0.890578">
                <text:p>0.890578</text:p>
              </table:table-cell>
              <table:table-cell office:value-type="float" office:value="0.894986">
                <text:p>0.894986</text:p>
              </table:table-cell>
              <table:table-cell office:value-type="float" office:value="0.903709">
                <text:p>0.903709</text:p>
              </table:table-cell>
              <table:table-cell office:value-type="float" office:value="0.911787">
                <text:p>0.911787</text:p>
              </table:table-cell>
              <table:table-cell office:value-type="float" office:value="0.922715">
                <text:p>0.922715</text:p>
              </table:table-cell>
              <table:table-cell office:value-type="float" office:value="0.944916">
                <text:p>0.944916</text:p>
              </table:table-cell>
              <table:table-cell office:value-type="float" office:value="0.81672">
                <text:p>0.8167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580292">
                <text:p>0.580292</text:p>
              </table:table-cell>
              <table:table-cell office:value-type="float" office:value="0.64723">
                <text:p>0.64723</text:p>
              </table:table-cell>
              <table:table-cell office:value-type="float" office:value="0.773495">
                <text:p>0.773495</text:p>
              </table:table-cell>
              <table:table-cell office:value-type="float" office:value="0.831975">
                <text:p>0.831975</text:p>
              </table:table-cell>
              <table:table-cell office:value-type="float" office:value="0.889402">
                <text:p>0.889402</text:p>
              </table:table-cell>
              <table:table-cell office:value-type="float" office:value="0.892048">
                <text:p>0.892048</text:p>
              </table:table-cell>
              <table:table-cell office:value-type="float" office:value="0.90153">
                <text:p>0.90153</text:p>
              </table:table-cell>
              <table:table-cell office:value-type="float" office:value="0.904555">
                <text:p>0.904555</text:p>
              </table:table-cell>
              <table:table-cell office:value-type="float" office:value="0.917791">
                <text:p>0.917791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25973">
                <text:p>0.82597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418718">
                <text:p>0.418718</text:p>
              </table:table-cell>
              <table:table-cell office:value-type="float" office:value="0.602291">
                <text:p>0.602291</text:p>
              </table:table-cell>
              <table:table-cell office:value-type="float" office:value="0.739972">
                <text:p>0.739972</text:p>
              </table:table-cell>
              <table:table-cell office:value-type="float" office:value="0.787327">
                <text:p>0.787327</text:p>
              </table:table-cell>
              <table:table-cell office:value-type="float" office:value="0.862291">
                <text:p>0.862291</text:p>
              </table:table-cell>
              <table:table-cell office:value-type="float" office:value="0.890872">
                <text:p>0.890872</text:p>
              </table:table-cell>
              <table:table-cell office:value-type="float" office:value="0.897044">
                <text:p>0.897044</text:p>
              </table:table-cell>
              <table:table-cell office:value-type="float" office:value="0.903746">
                <text:p>0.903746</text:p>
              </table:table-cell>
              <table:table-cell office:value-type="float" office:value="0.914922">
                <text:p>0.914922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793859">
                <text:p>0.79385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472123">
                <text:p>0.472123</text:p>
              </table:table-cell>
              <table:table-cell office:value-type="float" office:value="0.599087">
                <text:p>0.599087</text:p>
              </table:table-cell>
              <table:table-cell office:value-type="float" office:value="0.691448">
                <text:p>0.691448</text:p>
              </table:table-cell>
              <table:table-cell office:value-type="float" office:value="0.780222">
                <text:p>0.780222</text:p>
              </table:table-cell>
              <table:table-cell office:value-type="float" office:value="0.80024">
                <text:p>0.80024</text:p>
              </table:table-cell>
              <table:table-cell office:value-type="float" office:value="0.871223">
                <text:p>0.871223</text:p>
              </table:table-cell>
              <table:table-cell office:value-type="float" office:value="0.891643">
                <text:p>0.891643</text:p>
              </table:table-cell>
              <table:table-cell office:value-type="float" office:value="0.903264">
                <text:p>0.903264</text:p>
              </table:table-cell>
              <table:table-cell office:value-type="float" office:value="0.912926">
                <text:p>0.912926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784359">
                <text:p>0.78435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498382">
                <text:p>0.498382</text:p>
              </table:table-cell>
              <table:table-cell office:value-type="float" office:value="0.597572">
                <text:p>0.597572</text:p>
              </table:table-cell>
              <table:table-cell office:value-type="float" office:value="0.655374">
                <text:p>0.655374</text:p>
              </table:table-cell>
              <table:table-cell office:value-type="float" office:value="0.773478">
                <text:p>0.773478</text:p>
              </table:table-cell>
              <table:table-cell office:value-type="float" office:value="0.79209">
                <text:p>0.79209</text:p>
              </table:table-cell>
              <table:table-cell office:value-type="float" office:value="0.82457">
                <text:p>0.82457</text:p>
              </table:table-cell>
              <table:table-cell office:value-type="float" office:value="0.890206">
                <text:p>0.890206</text:p>
              </table:table-cell>
              <table:table-cell office:value-type="float" office:value="0.903153">
                <text:p>0.903153</text:p>
              </table:table-cell>
              <table:table-cell office:value-type="float" office:value="0.910303">
                <text:p>0.910303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776654">
                <text:p>0.77665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446025">
                <text:p>0.446025</text:p>
              </table:table-cell>
              <table:table-cell office:value-type="float" office:value="0.605993">
                <text:p>0.605993</text:p>
              </table:table-cell>
              <table:table-cell office:value-type="float" office:value="0.692532">
                <text:p>0.692532</text:p>
              </table:table-cell>
              <table:table-cell office:value-type="float" office:value="0.773311">
                <text:p>0.773311</text:p>
              </table:table-cell>
              <table:table-cell office:value-type="float" office:value="0.78957">
                <text:p>0.78957</text:p>
              </table:table-cell>
              <table:table-cell office:value-type="float" office:value="0.805774">
                <text:p>0.805774</text:p>
              </table:table-cell>
              <table:table-cell office:value-type="float" office:value="0.885203">
                <text:p>0.885203</text:p>
              </table:table-cell>
              <table:table-cell office:value-type="float" office:value="0.896752">
                <text:p>0.896752</text:p>
              </table:table-cell>
              <table:table-cell office:value-type="float" office:value="0.909428">
                <text:p>0.909428</text:p>
              </table:table-cell>
              <table:table-cell office:value-type="float" office:value="0.921158">
                <text:p>0.921158</text:p>
              </table:table-cell>
              <table:table-cell office:value-type="float" office:value="0.944916">
                <text:p>0.944916</text:p>
              </table:table-cell>
              <table:table-cell office:value-type="float" office:value="0.772575">
                <text:p>0.7725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496959">
                <text:p>0.496959</text:p>
              </table:table-cell>
              <table:table-cell office:value-type="float" office:value="0.607835">
                <text:p>0.607835</text:p>
              </table:table-cell>
              <table:table-cell office:value-type="float" office:value="0.736919">
                <text:p>0.736919</text:p>
              </table:table-cell>
              <table:table-cell office:value-type="float" office:value="0.775046">
                <text:p>0.775046</text:p>
              </table:table-cell>
              <table:table-cell office:value-type="float" office:value="0.795811">
                <text:p>0.795811</text:p>
              </table:table-cell>
              <table:table-cell office:value-type="float" office:value="0.862869">
                <text:p>0.862869</text:p>
              </table:table-cell>
              <table:table-cell office:value-type="float" office:value="0.891019">
                <text:p>0.891019</text:p>
              </table:table-cell>
              <table:table-cell office:value-type="float" office:value="0.90319">
                <text:p>0.90319</text:p>
              </table:table-cell>
              <table:table-cell office:value-type="float" office:value="0.911549">
                <text:p>0.911549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790261">
                <text:p>0.79026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506897">
                <text:p>0.506897</text:p>
              </table:table-cell>
              <table:table-cell office:value-type="float" office:value="0.641233">
                <text:p>0.641233</text:p>
              </table:table-cell>
              <table:table-cell office:value-type="float" office:value="0.76608">
                <text:p>0.76608</text:p>
              </table:table-cell>
              <table:table-cell office:value-type="float" office:value="0.783882">
                <text:p>0.783882</text:p>
              </table:table-cell>
              <table:table-cell office:value-type="float" office:value="0.801799">
                <text:p>0.801799</text:p>
              </table:table-cell>
              <table:table-cell office:value-type="float" office:value="0.870246">
                <text:p>0.870246</text:p>
              </table:table-cell>
              <table:table-cell office:value-type="float" office:value="0.888937">
                <text:p>0.888937</text:p>
              </table:table-cell>
              <table:table-cell office:value-type="float" office:value="0.895832">
                <text:p>0.895832</text:p>
              </table:table-cell>
              <table:table-cell office:value-type="float" office:value="0.910926">
                <text:p>0.910926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798724">
                <text:p>0.79872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565034">
                <text:p>0.565034</text:p>
              </table:table-cell>
              <table:table-cell office:value-type="float" office:value="0.67546">
                <text:p>0.67546</text:p>
              </table:table-cell>
              <table:table-cell office:value-type="float" office:value="0.772782">
                <text:p>0.772782</text:p>
              </table:table-cell>
              <table:table-cell office:value-type="float" office:value="0.787991">
                <text:p>0.787991</text:p>
              </table:table-cell>
              <table:table-cell office:value-type="float" office:value="0.820428">
                <text:p>0.820428</text:p>
              </table:table-cell>
              <table:table-cell office:value-type="float" office:value="0.884126">
                <text:p>0.884126</text:p>
              </table:table-cell>
              <table:table-cell office:value-type="float" office:value="0.889464">
                <text:p>0.889464</text:p>
              </table:table-cell>
              <table:table-cell office:value-type="float" office:value="0.896312">
                <text:p>0.896312</text:p>
              </table:table-cell>
              <table:table-cell office:value-type="float" office:value="0.908308">
                <text:p>0.908308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12131">
                <text:p>0.81213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46891">
                <text:p>0.46891</text:p>
              </table:table-cell>
              <table:table-cell office:value-type="float" office:value="0.671627">
                <text:p>0.671627</text:p>
              </table:table-cell>
              <table:table-cell office:value-type="float" office:value="0.782148">
                <text:p>0.782148</text:p>
              </table:table-cell>
              <table:table-cell office:value-type="float" office:value="0.804462">
                <text:p>0.804462</text:p>
              </table:table-cell>
              <table:table-cell office:value-type="float" office:value="0.862788">
                <text:p>0.862788</text:p>
              </table:table-cell>
              <table:table-cell office:value-type="float" office:value="0.888378">
                <text:p>0.888378</text:p>
              </table:table-cell>
              <table:table-cell office:value-type="float" office:value="0.891019">
                <text:p>0.891019</text:p>
              </table:table-cell>
              <table:table-cell office:value-type="float" office:value="0.902087">
                <text:p>0.902087</text:p>
              </table:table-cell>
              <table:table-cell office:value-type="float" office:value="0.91355">
                <text:p>0.91355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10638">
                <text:p>0.81063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514397">
                <text:p>0.514397</text:p>
              </table:table-cell>
              <table:table-cell office:value-type="float" office:value="0.647627">
                <text:p>0.647627</text:p>
              </table:table-cell>
              <table:table-cell office:value-type="float" office:value="0.774909">
                <text:p>0.774909</text:p>
              </table:table-cell>
              <table:table-cell office:value-type="float" office:value="0.795">
                <text:p>0.795</text:p>
              </table:table-cell>
              <table:table-cell office:value-type="float" office:value="0.850963">
                <text:p>0.850963</text:p>
              </table:table-cell>
              <table:table-cell office:value-type="float" office:value="0.889184">
                <text:p>0.889184</text:p>
              </table:table-cell>
              <table:table-cell office:value-type="float" office:value="0.896715">
                <text:p>0.896715</text:p>
              </table:table-cell>
              <table:table-cell office:value-type="float" office:value="0.903709">
                <text:p>0.903709</text:p>
              </table:table-cell>
              <table:table-cell office:value-type="float" office:value="0.918294">
                <text:p>0.918294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11221">
                <text:p>0.81122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508344">
                <text:p>0.508344</text:p>
              </table:table-cell>
              <table:table-cell office:value-type="float" office:value="0.625685">
                <text:p>0.625685</text:p>
              </table:table-cell>
              <table:table-cell office:value-type="float" office:value="0.773518">
                <text:p>0.773518</text:p>
              </table:table-cell>
              <table:table-cell office:value-type="float" office:value="0.794946">
                <text:p>0.794946</text:p>
              </table:table-cell>
              <table:table-cell office:value-type="float" office:value="0.850277">
                <text:p>0.850277</text:p>
              </table:table-cell>
              <table:table-cell office:value-type="float" office:value="0.889758">
                <text:p>0.889758</text:p>
              </table:table-cell>
              <table:table-cell office:value-type="float" office:value="0.898592">
                <text:p>0.898592</text:p>
              </table:table-cell>
              <table:table-cell office:value-type="float" office:value="0.907187">
                <text:p>0.907187</text:p>
              </table:table-cell>
              <table:table-cell office:value-type="float" office:value="0.918797">
                <text:p>0.918797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08851">
                <text:p>0.80885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578395">
                <text:p>0.578395</text:p>
              </table:table-cell>
              <table:table-cell office:value-type="float" office:value="0.694749">
                <text:p>0.694749</text:p>
              </table:table-cell>
              <table:table-cell office:value-type="float" office:value="0.780701">
                <text:p>0.780701</text:p>
              </table:table-cell>
              <table:table-cell office:value-type="float" office:value="0.801421">
                <text:p>0.801421</text:p>
              </table:table-cell>
              <table:table-cell office:value-type="float" office:value="0.853613">
                <text:p>0.853613</text:p>
              </table:table-cell>
              <table:table-cell office:value-type="float" office:value="0.891313">
                <text:p>0.891313</text:p>
              </table:table-cell>
              <table:table-cell office:value-type="float" office:value="0.900246">
                <text:p>0.900246</text:p>
              </table:table-cell>
              <table:table-cell office:value-type="float" office:value="0.907936">
                <text:p>0.907936</text:p>
              </table:table-cell>
              <table:table-cell office:value-type="float" office:value="0.918797">
                <text:p>0.918797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24858">
                <text:p>0.82485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595938">
                <text:p>0.595938</text:p>
              </table:table-cell>
              <table:table-cell office:value-type="float" office:value="0.702008">
                <text:p>0.702008</text:p>
              </table:table-cell>
              <table:table-cell office:value-type="float" office:value="0.783094">
                <text:p>0.783094</text:p>
              </table:table-cell>
              <table:table-cell office:value-type="float" office:value="0.806506">
                <text:p>0.806506</text:p>
              </table:table-cell>
              <table:table-cell office:value-type="float" office:value="0.867512">
                <text:p>0.867512</text:p>
              </table:table-cell>
              <table:table-cell office:value-type="float" office:value="0.892048">
                <text:p>0.892048</text:p>
              </table:table-cell>
              <table:table-cell office:value-type="float" office:value="0.900427">
                <text:p>0.900427</text:p>
              </table:table-cell>
              <table:table-cell office:value-type="float" office:value="0.903783">
                <text:p>0.903783</text:p>
              </table:table-cell>
              <table:table-cell office:value-type="float" office:value="0.918294">
                <text:p>0.918294</text:p>
              </table:table-cell>
              <table:table-cell office:value-type="float" office:value="0.922715">
                <text:p>0.922715</text:p>
              </table:table-cell>
              <table:table-cell office:value-type="float" office:value="0.944916">
                <text:p>0.944916</text:p>
              </table:table-cell>
              <table:table-cell office:value-type="float" office:value="0.829232">
                <text:p>0.82923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05275">
                <text:p>0.505275</text:p>
              </table:table-cell>
              <table:table-cell office:value-type="float" office:value="0.742645">
                <text:p>0.742645</text:p>
              </table:table-cell>
              <table:table-cell office:value-type="float" office:value="0.800077">
                <text:p>0.800077</text:p>
              </table:table-cell>
              <table:table-cell office:value-type="float" office:value="0.817379">
                <text:p>0.817379</text:p>
              </table:table-cell>
              <table:table-cell office:value-type="float" office:value="0.879256">
                <text:p>0.879256</text:p>
              </table:table-cell>
              <table:table-cell office:value-type="float" office:value="0.892048">
                <text:p>0.892048</text:p>
              </table:table-cell>
              <table:table-cell office:value-type="float" office:value="0.902929">
                <text:p>0.902929</text:p>
              </table:table-cell>
              <table:table-cell office:value-type="float" office:value="0.905066">
                <text:p>0.905066</text:p>
              </table:table-cell>
              <table:table-cell office:value-type="float" office:value="0.91842">
                <text:p>0.91842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2845">
                <text:p>0.8284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447706">
                <text:p>0.447706</text:p>
              </table:table-cell>
              <table:table-cell office:value-type="float" office:value="0.649683">
                <text:p>0.649683</text:p>
              </table:table-cell>
              <table:table-cell office:value-type="float" office:value="0.78529">
                <text:p>0.78529</text:p>
              </table:table-cell>
              <table:table-cell office:value-type="float" office:value="0.80843">
                <text:p>0.80843</text:p>
              </table:table-cell>
              <table:table-cell office:value-type="float" office:value="0.848937">
                <text:p>0.848937</text:p>
              </table:table-cell>
              <table:table-cell office:value-type="float" office:value="0.890578">
                <text:p>0.890578</text:p>
              </table:table-cell>
              <table:table-cell office:value-type="float" office:value="0.900316">
                <text:p>0.900316</text:p>
              </table:table-cell>
              <table:table-cell office:value-type="float" office:value="0.906936">
                <text:p>0.906936</text:p>
              </table:table-cell>
              <table:table-cell office:value-type="float" office:value="0.918797">
                <text:p>0.918797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07808">
                <text:p>0.80780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555923">
                <text:p>0.555923</text:p>
              </table:table-cell>
              <table:table-cell office:value-type="float" office:value="0.680254">
                <text:p>0.680254</text:p>
              </table:table-cell>
              <table:table-cell office:value-type="float" office:value="0.792009">
                <text:p>0.792009</text:p>
              </table:table-cell>
              <table:table-cell office:value-type="float" office:value="0.817762">
                <text:p>0.817762</text:p>
              </table:table-cell>
              <table:table-cell office:value-type="float" office:value="0.867152">
                <text:p>0.867152</text:p>
              </table:table-cell>
              <table:table-cell office:value-type="float" office:value="0.89146">
                <text:p>0.89146</text:p>
              </table:table-cell>
              <table:table-cell office:value-type="float" office:value="0.902193">
                <text:p>0.902193</text:p>
              </table:table-cell>
              <table:table-cell office:value-type="float" office:value="0.90781">
                <text:p>0.90781</text:p>
              </table:table-cell>
              <table:table-cell office:value-type="float" office:value="0.918797">
                <text:p>0.918797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25477">
                <text:p>0.82547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539226">
                <text:p>0.539226</text:p>
              </table:table-cell>
              <table:table-cell office:value-type="float" office:value="0.667193">
                <text:p>0.667193</text:p>
              </table:table-cell>
              <table:table-cell office:value-type="float" office:value="0.790259">
                <text:p>0.790259</text:p>
              </table:table-cell>
              <table:table-cell office:value-type="float" office:value="0.809247">
                <text:p>0.809247</text:p>
              </table:table-cell>
              <table:table-cell office:value-type="float" office:value="0.8584">
                <text:p>0.8584</text:p>
              </table:table-cell>
              <table:table-cell office:value-type="float" office:value="0.894912">
                <text:p>0.894912</text:p>
              </table:table-cell>
              <table:table-cell office:value-type="float" office:value="0.903523">
                <text:p>0.903523</text:p>
              </table:table-cell>
              <table:table-cell office:value-type="float" office:value="0.910931">
                <text:p>0.910931</text:p>
              </table:table-cell>
              <table:table-cell office:value-type="float" office:value="0.918797">
                <text:p>0.918797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2139">
                <text:p>0.8213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522413">
                <text:p>0.522413</text:p>
              </table:table-cell>
              <table:table-cell office:value-type="float" office:value="0.65742">
                <text:p>0.65742</text:p>
              </table:table-cell>
              <table:table-cell office:value-type="float" office:value="0.790993">
                <text:p>0.790993</text:p>
              </table:table-cell>
              <table:table-cell office:value-type="float" office:value="0.804401">
                <text:p>0.804401</text:p>
              </table:table-cell>
              <table:table-cell office:value-type="float" office:value="0.860314">
                <text:p>0.860314</text:p>
              </table:table-cell>
              <table:table-cell office:value-type="float" office:value="0.891313">
                <text:p>0.891313</text:p>
              </table:table-cell>
              <table:table-cell office:value-type="float" office:value="0.902267">
                <text:p>0.902267</text:p>
              </table:table-cell>
              <table:table-cell office:value-type="float" office:value="0.905066">
                <text:p>0.905066</text:p>
              </table:table-cell>
              <table:table-cell office:value-type="float" office:value="0.918671">
                <text:p>0.918671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17427">
                <text:p>0.81742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447836">
                <text:p>0.447836</text:p>
              </table:table-cell>
              <table:table-cell office:value-type="float" office:value="0.715192">
                <text:p>0.715192</text:p>
              </table:table-cell>
              <table:table-cell office:value-type="float" office:value="0.800908">
                <text:p>0.800908</text:p>
              </table:table-cell>
              <table:table-cell office:value-type="float" office:value="0.832181">
                <text:p>0.832181</text:p>
              </table:table-cell>
              <table:table-cell office:value-type="float" office:value="0.890346">
                <text:p>0.890346</text:p>
              </table:table-cell>
              <table:table-cell office:value-type="float" office:value="0.898036">
                <text:p>0.898036</text:p>
              </table:table-cell>
              <table:table-cell office:value-type="float" office:value="0.90382">
                <text:p>0.90382</text:p>
              </table:table-cell>
              <table:table-cell office:value-type="float" office:value="0.912429">
                <text:p>0.912429</text:p>
              </table:table-cell>
              <table:table-cell office:value-type="float" office:value="0.918797">
                <text:p>0.918797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24095">
                <text:p>0.82409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477643">
                <text:p>0.477643</text:p>
              </table:table-cell>
              <table:table-cell office:value-type="float" office:value="0.751518">
                <text:p>0.751518</text:p>
              </table:table-cell>
              <table:table-cell office:value-type="float" office:value="0.807966">
                <text:p>0.807966</text:p>
              </table:table-cell>
              <table:table-cell office:value-type="float" office:value="0.865673">
                <text:p>0.865673</text:p>
              </table:table-cell>
              <table:table-cell office:value-type="float" office:value="0.891019">
                <text:p>0.891019</text:p>
              </table:table-cell>
              <table:table-cell office:value-type="float" office:value="0.899399">
                <text:p>0.899399</text:p>
              </table:table-cell>
              <table:table-cell office:value-type="float" office:value="0.90382">
                <text:p>0.90382</text:p>
              </table:table-cell>
              <table:table-cell office:value-type="float" office:value="0.909559">
                <text:p>0.909559</text:p>
              </table:table-cell>
              <table:table-cell office:value-type="float" office:value="0.918797">
                <text:p>0.918797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3468">
                <text:p>0.8346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55716">
                <text:p>0.55716</text:p>
              </table:table-cell>
              <table:table-cell office:value-type="float" office:value="0.746975">
                <text:p>0.746975</text:p>
              </table:table-cell>
              <table:table-cell office:value-type="float" office:value="0.800499">
                <text:p>0.800499</text:p>
              </table:table-cell>
              <table:table-cell office:value-type="float" office:value="0.856739">
                <text:p>0.856739</text:p>
              </table:table-cell>
              <table:table-cell office:value-type="float" office:value="0.890199">
                <text:p>0.890199</text:p>
              </table:table-cell>
              <table:table-cell office:value-type="float" office:value="0.897633">
                <text:p>0.897633</text:p>
              </table:table-cell>
              <table:table-cell office:value-type="float" office:value="0.90382">
                <text:p>0.90382</text:p>
              </table:table-cell>
              <table:table-cell office:value-type="float" office:value="0.90382">
                <text:p>0.90382</text:p>
              </table:table-cell>
              <table:table-cell office:value-type="float" office:value="0.917299">
                <text:p>0.917299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39555">
                <text:p>0.83955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495364">
                <text:p>0.495364</text:p>
              </table:table-cell>
              <table:table-cell office:value-type="float" office:value="0.752508">
                <text:p>0.752508</text:p>
              </table:table-cell>
              <table:table-cell office:value-type="float" office:value="0.825407">
                <text:p>0.825407</text:p>
              </table:table-cell>
              <table:table-cell office:value-type="float" office:value="0.884441">
                <text:p>0.884441</text:p>
              </table:table-cell>
              <table:table-cell office:value-type="float" office:value="0.891019">
                <text:p>0.891019</text:p>
              </table:table-cell>
              <table:table-cell office:value-type="float" office:value="0.897929">
                <text:p>0.897929</text:p>
              </table:table-cell>
              <table:table-cell office:value-type="float" office:value="0.90382">
                <text:p>0.90382</text:p>
              </table:table-cell>
              <table:table-cell office:value-type="float" office:value="0.90382">
                <text:p>0.90382</text:p>
              </table:table-cell>
              <table:table-cell office:value-type="float" office:value="0.918671">
                <text:p>0.918671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39439">
                <text:p>0.83943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545492">
                <text:p>0.545492</text:p>
              </table:table-cell>
              <table:table-cell office:value-type="float" office:value="0.73598">
                <text:p>0.73598</text:p>
              </table:table-cell>
              <table:table-cell office:value-type="float" office:value="0.83932">
                <text:p>0.83932</text:p>
              </table:table-cell>
              <table:table-cell office:value-type="float" office:value="0.882356">
                <text:p>0.882356</text:p>
              </table:table-cell>
              <table:table-cell office:value-type="float" office:value="0.891019">
                <text:p>0.891019</text:p>
              </table:table-cell>
              <table:table-cell office:value-type="float" office:value="0.895686">
                <text:p>0.895686</text:p>
              </table:table-cell>
              <table:table-cell office:value-type="float" office:value="0.90382">
                <text:p>0.90382</text:p>
              </table:table-cell>
              <table:table-cell office:value-type="float" office:value="0.90382">
                <text:p>0.90382</text:p>
              </table:table-cell>
              <table:table-cell office:value-type="float" office:value="0.916173">
                <text:p>0.916173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43508">
                <text:p>0.84350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464795">
                <text:p>0.464795</text:p>
              </table:table-cell>
              <table:table-cell office:value-type="float" office:value="0.728505">
                <text:p>0.728505</text:p>
              </table:table-cell>
              <table:table-cell office:value-type="float" office:value="0.813597">
                <text:p>0.813597</text:p>
              </table:table-cell>
              <table:table-cell office:value-type="float" office:value="0.876386">
                <text:p>0.876386</text:p>
              </table:table-cell>
              <table:table-cell office:value-type="float" office:value="0.889274">
                <text:p>0.889274</text:p>
              </table:table-cell>
              <table:table-cell office:value-type="float" office:value="0.893554">
                <text:p>0.893554</text:p>
              </table:table-cell>
              <table:table-cell office:value-type="float" office:value="0.90382">
                <text:p>0.90382</text:p>
              </table:table-cell>
              <table:table-cell office:value-type="float" office:value="0.90382">
                <text:p>0.90382</text:p>
              </table:table-cell>
              <table:table-cell office:value-type="float" office:value="0.909062">
                <text:p>0.909062</text:p>
              </table:table-cell>
              <table:table-cell office:value-type="float" office:value="0.922715">
                <text:p>0.922715</text:p>
              </table:table-cell>
              <table:table-cell office:value-type="float" office:value="0.944916">
                <text:p>0.944916</text:p>
              </table:table-cell>
              <table:table-cell office:value-type="float" office:value="0.830553">
                <text:p>0.83055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50326">
                <text:p>0.50326</text:p>
              </table:table-cell>
              <table:table-cell office:value-type="float" office:value="0.72982">
                <text:p>0.72982</text:p>
              </table:table-cell>
              <table:table-cell office:value-type="float" office:value="0.843214">
                <text:p>0.843214</text:p>
              </table:table-cell>
              <table:table-cell office:value-type="float" office:value="0.878071">
                <text:p>0.878071</text:p>
              </table:table-cell>
              <table:table-cell office:value-type="float" office:value="0.888895">
                <text:p>0.888895</text:p>
              </table:table-cell>
              <table:table-cell office:value-type="float" office:value="0.891313">
                <text:p>0.891313</text:p>
              </table:table-cell>
              <table:table-cell office:value-type="float" office:value="0.900692">
                <text:p>0.900692</text:p>
              </table:table-cell>
              <table:table-cell office:value-type="float" office:value="0.90382">
                <text:p>0.90382</text:p>
              </table:table-cell>
              <table:table-cell office:value-type="float" office:value="0.908313">
                <text:p>0.908313</text:p>
              </table:table-cell>
              <table:table-cell office:value-type="float" office:value="0.922715">
                <text:p>0.922715</text:p>
              </table:table-cell>
              <table:table-cell office:value-type="float" office:value="0.944916">
                <text:p>0.944916</text:p>
              </table:table-cell>
              <table:table-cell office:value-type="float" office:value="0.837011">
                <text:p>0.83701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58069">
                <text:p>0.58069</text:p>
              </table:table-cell>
              <table:table-cell office:value-type="float" office:value="0.733268">
                <text:p>0.733268</text:p>
              </table:table-cell>
              <table:table-cell office:value-type="float" office:value="0.845035">
                <text:p>0.845035</text:p>
              </table:table-cell>
              <table:table-cell office:value-type="float" office:value="0.880022">
                <text:p>0.880022</text:p>
              </table:table-cell>
              <table:table-cell office:value-type="float" office:value="0.888852">
                <text:p>0.888852</text:p>
              </table:table-cell>
              <table:table-cell office:value-type="float" office:value="0.89146">
                <text:p>0.89146</text:p>
              </table:table-cell>
              <table:table-cell office:value-type="float" office:value="0.901868">
                <text:p>0.901868</text:p>
              </table:table-cell>
              <table:table-cell office:value-type="float" office:value="0.90382">
                <text:p>0.90382</text:p>
              </table:table-cell>
              <table:table-cell office:value-type="float" office:value="0.914304">
                <text:p>0.914304</text:p>
              </table:table-cell>
              <table:table-cell office:value-type="float" office:value="0.922715">
                <text:p>0.922715</text:p>
              </table:table-cell>
              <table:table-cell office:value-type="float" office:value="0.944916">
                <text:p>0.944916</text:p>
              </table:table-cell>
              <table:table-cell office:value-type="float" office:value="0.846203">
                <text:p>0.84620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57432">
                <text:p>0.57432</text:p>
              </table:table-cell>
              <table:table-cell office:value-type="float" office:value="0.741566">
                <text:p>0.741566</text:p>
              </table:table-cell>
              <table:table-cell office:value-type="float" office:value="0.814638">
                <text:p>0.814638</text:p>
              </table:table-cell>
              <table:table-cell office:value-type="float" office:value="0.880857">
                <text:p>0.880857</text:p>
              </table:table-cell>
              <table:table-cell office:value-type="float" office:value="0.889293">
                <text:p>0.889293</text:p>
              </table:table-cell>
              <table:table-cell office:value-type="float" office:value="0.894805">
                <text:p>0.894805</text:p>
              </table:table-cell>
              <table:table-cell office:value-type="float" office:value="0.903634">
                <text:p>0.903634</text:p>
              </table:table-cell>
              <table:table-cell office:value-type="float" office:value="0.90382">
                <text:p>0.90382</text:p>
              </table:table-cell>
              <table:table-cell office:value-type="float" office:value="0.912057">
                <text:p>0.912057</text:p>
              </table:table-cell>
              <table:table-cell office:value-type="float" office:value="0.922715">
                <text:p>0.922715</text:p>
              </table:table-cell>
              <table:table-cell office:value-type="float" office:value="0.944916">
                <text:p>0.944916</text:p>
              </table:table-cell>
              <table:table-cell office:value-type="float" office:value="0.843771">
                <text:p>0.84377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580721">
                <text:p>0.580721</text:p>
              </table:table-cell>
              <table:table-cell office:value-type="float" office:value="0.793264">
                <text:p>0.793264</text:p>
              </table:table-cell>
              <table:table-cell office:value-type="float" office:value="0.833713">
                <text:p>0.833713</text:p>
              </table:table-cell>
              <table:table-cell office:value-type="float" office:value="0.887988">
                <text:p>0.887988</text:p>
              </table:table-cell>
              <table:table-cell office:value-type="float" office:value="0.890872">
                <text:p>0.890872</text:p>
              </table:table-cell>
              <table:table-cell office:value-type="float" office:value="0.89874">
                <text:p>0.89874</text:p>
              </table:table-cell>
              <table:table-cell office:value-type="float" office:value="0.90382">
                <text:p>0.90382</text:p>
              </table:table-cell>
              <table:table-cell office:value-type="float" office:value="0.90382">
                <text:p>0.90382</text:p>
              </table:table-cell>
              <table:table-cell office:value-type="float" office:value="0.909811">
                <text:p>0.909811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52416">
                <text:p>0.85241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60947">
                <text:p>0.60947</text:p>
              </table:table-cell>
              <table:table-cell office:value-type="float" office:value="0.793748">
                <text:p>0.793748</text:p>
              </table:table-cell>
              <table:table-cell office:value-type="float" office:value="0.820647">
                <text:p>0.820647</text:p>
              </table:table-cell>
              <table:table-cell office:value-type="float" office:value="0.881309">
                <text:p>0.881309</text:p>
              </table:table-cell>
              <table:table-cell office:value-type="float" office:value="0.88898">
                <text:p>0.88898</text:p>
              </table:table-cell>
              <table:table-cell office:value-type="float" office:value="0.892048">
                <text:p>0.892048</text:p>
              </table:table-cell>
              <table:table-cell office:value-type="float" office:value="0.902234">
                <text:p>0.902234</text:p>
              </table:table-cell>
              <table:table-cell office:value-type="float" office:value="0.90382">
                <text:p>0.90382</text:p>
              </table:table-cell>
              <table:table-cell office:value-type="float" office:value="0.909062">
                <text:p>0.909062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52273">
                <text:p>0.852273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579229">
                <text:p>0.579229</text:p>
              </table:table-cell>
              <table:table-cell office:value-type="float" office:value="0.791296">
                <text:p>0.791296</text:p>
              </table:table-cell>
              <table:table-cell office:value-type="float" office:value="0.829214">
                <text:p>0.829214</text:p>
              </table:table-cell>
              <table:table-cell office:value-type="float" office:value="0.881812">
                <text:p>0.881812</text:p>
              </table:table-cell>
              <table:table-cell office:value-type="float" office:value="0.889065">
                <text:p>0.889065</text:p>
              </table:table-cell>
              <table:table-cell office:value-type="float" office:value="0.89146">
                <text:p>0.89146</text:p>
              </table:table-cell>
              <table:table-cell office:value-type="float" office:value="0.898814">
                <text:p>0.898814</text:p>
              </table:table-cell>
              <table:table-cell office:value-type="float" office:value="0.90382">
                <text:p>0.90382</text:p>
              </table:table-cell>
              <table:table-cell office:value-type="float" office:value="0.909062">
                <text:p>0.909062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49518">
                <text:p>0.84951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27382">
                <text:p>0.627382</text:p>
              </table:table-cell>
              <table:table-cell office:value-type="float" office:value="0.795937">
                <text:p>0.795937</text:p>
              </table:table-cell>
              <table:table-cell office:value-type="float" office:value="0.819149">
                <text:p>0.819149</text:p>
              </table:table-cell>
              <table:table-cell office:value-type="float" office:value="0.88174">
                <text:p>0.88174</text:p>
              </table:table-cell>
              <table:table-cell office:value-type="float" office:value="0.888914">
                <text:p>0.888914</text:p>
              </table:table-cell>
              <table:table-cell office:value-type="float" office:value="0.892048">
                <text:p>0.892048</text:p>
              </table:table-cell>
              <table:table-cell office:value-type="float" office:value="0.902048">
                <text:p>0.902048</text:p>
              </table:table-cell>
              <table:table-cell office:value-type="float" office:value="0.90382">
                <text:p>0.90382</text:p>
              </table:table-cell>
              <table:table-cell office:value-type="float" office:value="0.906067">
                <text:p>0.906067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53851">
                <text:p>0.85385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587721">
                <text:p>0.587721</text:p>
              </table:table-cell>
              <table:table-cell office:value-type="float" office:value="0.789055">
                <text:p>0.789055</text:p>
              </table:table-cell>
              <table:table-cell office:value-type="float" office:value="0.818033">
                <text:p>0.818033</text:p>
              </table:table-cell>
              <table:table-cell office:value-type="float" office:value="0.88439">
                <text:p>0.88439</text:p>
              </table:table-cell>
              <table:table-cell office:value-type="float" office:value="0.889464">
                <text:p>0.889464</text:p>
              </table:table-cell>
              <table:table-cell office:value-type="float" office:value="0.892048">
                <text:p>0.892048</text:p>
              </table:table-cell>
              <table:table-cell office:value-type="float" office:value="0.902748">
                <text:p>0.902748</text:p>
              </table:table-cell>
              <table:table-cell office:value-type="float" office:value="0.90382">
                <text:p>0.90382</text:p>
              </table:table-cell>
              <table:table-cell office:value-type="float" office:value="0.906067">
                <text:p>0.906067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49475">
                <text:p>0.84947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579529">
                <text:p>0.579529</text:p>
              </table:table-cell>
              <table:table-cell office:value-type="float" office:value="0.681056">
                <text:p>0.681056</text:p>
              </table:table-cell>
              <table:table-cell office:value-type="float" office:value="0.800051">
                <text:p>0.800051</text:p>
              </table:table-cell>
              <table:table-cell office:value-type="float" office:value="0.845127">
                <text:p>0.845127</text:p>
              </table:table-cell>
              <table:table-cell office:value-type="float" office:value="0.88575">
                <text:p>0.88575</text:p>
              </table:table-cell>
              <table:table-cell office:value-type="float" office:value="0.88898">
                <text:p>0.88898</text:p>
              </table:table-cell>
              <table:table-cell office:value-type="float" office:value="0.89521">
                <text:p>0.89521</text:p>
              </table:table-cell>
              <table:table-cell office:value-type="float" office:value="0.903634">
                <text:p>0.903634</text:p>
              </table:table-cell>
              <table:table-cell office:value-type="float" office:value="0.90382">
                <text:p>0.90382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30457">
                <text:p>0.83045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553965">
                <text:p>0.553965</text:p>
              </table:table-cell>
              <table:table-cell office:value-type="float" office:value="0.700257">
                <text:p>0.700257</text:p>
              </table:table-cell>
              <table:table-cell office:value-type="float" office:value="0.798684">
                <text:p>0.798684</text:p>
              </table:table-cell>
              <table:table-cell office:value-type="float" office:value="0.840639">
                <text:p>0.840639</text:p>
              </table:table-cell>
              <table:table-cell office:value-type="float" office:value="0.883981">
                <text:p>0.883981</text:p>
              </table:table-cell>
              <table:table-cell office:value-type="float" office:value="0.889255">
                <text:p>0.889255</text:p>
              </table:table-cell>
              <table:table-cell office:value-type="float" office:value="0.894842">
                <text:p>0.894842</text:p>
              </table:table-cell>
              <table:table-cell office:value-type="float" office:value="0.90382">
                <text:p>0.90382</text:p>
              </table:table-cell>
              <table:table-cell office:value-type="float" office:value="0.905318">
                <text:p>0.905318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29217">
                <text:p>0.82921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506497">
                <text:p>0.506497</text:p>
              </table:table-cell>
              <table:table-cell office:value-type="float" office:value="0.698316">
                <text:p>0.698316</text:p>
              </table:table-cell>
              <table:table-cell office:value-type="float" office:value="0.799332">
                <text:p>0.799332</text:p>
              </table:table-cell>
              <table:table-cell office:value-type="float" office:value="0.840488">
                <text:p>0.840488</text:p>
              </table:table-cell>
              <table:table-cell office:value-type="float" office:value="0.888767">
                <text:p>0.888767</text:p>
              </table:table-cell>
              <table:table-cell office:value-type="float" office:value="0.889696">
                <text:p>0.889696</text:p>
              </table:table-cell>
              <table:table-cell office:value-type="float" office:value="0.897785">
                <text:p>0.897785</text:p>
              </table:table-cell>
              <table:table-cell office:value-type="float" office:value="0.90382">
                <text:p>0.90382</text:p>
              </table:table-cell>
              <table:table-cell office:value-type="float" office:value="0.906815">
                <text:p>0.906815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25293">
                <text:p>0.8252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14335">
                <text:p>0.514335</text:p>
              </table:table-cell>
              <table:table-cell office:value-type="float" office:value="0.607795">
                <text:p>0.607795</text:p>
              </table:table-cell>
              <table:table-cell office:value-type="float" office:value="0.774445">
                <text:p>0.774445</text:p>
              </table:table-cell>
              <table:table-cell office:value-type="float" office:value="0.827307">
                <text:p>0.827307</text:p>
              </table:table-cell>
              <table:table-cell office:value-type="float" office:value="0.887563">
                <text:p>0.887563</text:p>
              </table:table-cell>
              <table:table-cell office:value-type="float" office:value="0.889255">
                <text:p>0.889255</text:p>
              </table:table-cell>
              <table:table-cell office:value-type="float" office:value="0.899074">
                <text:p>0.899074</text:p>
              </table:table-cell>
              <table:table-cell office:value-type="float" office:value="0.90382">
                <text:p>0.90382</text:p>
              </table:table-cell>
              <table:table-cell office:value-type="float" office:value="0.907564">
                <text:p>0.907564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13257">
                <text:p>0.81325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533594">
                <text:p>0.533594</text:p>
              </table:table-cell>
              <table:table-cell office:value-type="float" office:value="0.624791">
                <text:p>0.624791</text:p>
              </table:table-cell>
              <table:table-cell office:value-type="float" office:value="0.789249">
                <text:p>0.789249</text:p>
              </table:table-cell>
              <table:table-cell office:value-type="float" office:value="0.814614">
                <text:p>0.814614</text:p>
              </table:table-cell>
              <table:table-cell office:value-type="float" office:value="0.869225">
                <text:p>0.869225</text:p>
              </table:table-cell>
              <table:table-cell office:value-type="float" office:value="0.888895">
                <text:p>0.888895</text:p>
              </table:table-cell>
              <table:table-cell office:value-type="float" office:value="0.893005">
                <text:p>0.893005</text:p>
              </table:table-cell>
              <table:table-cell office:value-type="float" office:value="0.90382">
                <text:p>0.90382</text:p>
              </table:table-cell>
              <table:table-cell office:value-type="float" office:value="0.904569">
                <text:p>0.904569</text:p>
              </table:table-cell>
              <table:table-cell office:value-type="float" office:value="0.921409">
                <text:p>0.9214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14317">
                <text:p>0.81431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563482">
                <text:p>0.563482</text:p>
              </table:table-cell>
              <table:table-cell office:value-type="float" office:value="0.624421">
                <text:p>0.624421</text:p>
              </table:table-cell>
              <table:table-cell office:value-type="float" office:value="0.783523">
                <text:p>0.783523</text:p>
              </table:table-cell>
              <table:table-cell office:value-type="float" office:value="0.805271">
                <text:p>0.805271</text:p>
              </table:table-cell>
              <table:table-cell office:value-type="float" office:value="0.839679">
                <text:p>0.839679</text:p>
              </table:table-cell>
              <table:table-cell office:value-type="float" office:value="0.888724">
                <text:p>0.888724</text:p>
              </table:table-cell>
              <table:table-cell office:value-type="float" office:value="0.890137">
                <text:p>0.890137</text:p>
              </table:table-cell>
              <table:table-cell office:value-type="float" office:value="0.902457">
                <text:p>0.902457</text:p>
              </table:table-cell>
              <table:table-cell office:value-type="float" office:value="0.90382">
                <text:p>0.90382</text:p>
              </table:table-cell>
              <table:table-cell office:value-type="float" office:value="0.919162">
                <text:p>0.919162</text:p>
              </table:table-cell>
              <table:table-cell office:value-type="float" office:value="0.944916">
                <text:p>0.944916</text:p>
              </table:table-cell>
              <table:table-cell office:value-type="float" office:value="0.812068">
                <text:p>0.81206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540049">
                <text:p>0.540049</text:p>
              </table:table-cell>
              <table:table-cell office:value-type="float" office:value="0.603479">
                <text:p>0.603479</text:p>
              </table:table-cell>
              <table:table-cell office:value-type="float" office:value="0.706085">
                <text:p>0.706085</text:p>
              </table:table-cell>
              <table:table-cell office:value-type="float" office:value="0.792902">
                <text:p>0.792902</text:p>
              </table:table-cell>
              <table:table-cell office:value-type="float" office:value="0.805271">
                <text:p>0.805271</text:p>
              </table:table-cell>
              <table:table-cell office:value-type="float" office:value="0.853786">
                <text:p>0.853786</text:p>
              </table:table-cell>
              <table:table-cell office:value-type="float" office:value="0.888937">
                <text:p>0.888937</text:p>
              </table:table-cell>
              <table:table-cell office:value-type="float" office:value="0.894991">
                <text:p>0.894991</text:p>
              </table:table-cell>
              <table:table-cell office:value-type="float" office:value="0.90382">
                <text:p>0.90382</text:p>
              </table:table-cell>
              <table:table-cell office:value-type="float" office:value="0.914669">
                <text:p>0.914669</text:p>
              </table:table-cell>
              <table:table-cell office:value-type="float" office:value="0.944916">
                <text:p>0.944916</text:p>
              </table:table-cell>
              <table:table-cell office:value-type="float" office:value="0.790399">
                <text:p>0.79039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543817">
                <text:p>0.543817</text:p>
              </table:table-cell>
              <table:table-cell office:value-type="float" office:value="0.616702">
                <text:p>0.616702</text:p>
              </table:table-cell>
              <table:table-cell office:value-type="float" office:value="0.777403">
                <text:p>0.777403</text:p>
              </table:table-cell>
              <table:table-cell office:value-type="float" office:value="0.794666">
                <text:p>0.794666</text:p>
              </table:table-cell>
              <table:table-cell office:value-type="float" office:value="0.811465">
                <text:p>0.811465</text:p>
              </table:table-cell>
              <table:table-cell office:value-type="float" office:value="0.873717">
                <text:p>0.873717</text:p>
              </table:table-cell>
              <table:table-cell office:value-type="float" office:value="0.888895">
                <text:p>0.888895</text:p>
              </table:table-cell>
              <table:table-cell office:value-type="float" office:value="0.896276">
                <text:p>0.896276</text:p>
              </table:table-cell>
              <table:table-cell office:value-type="float" office:value="0.90382">
                <text:p>0.90382</text:p>
              </table:table-cell>
              <table:table-cell office:value-type="float" office:value="0.912423">
                <text:p>0.912423</text:p>
              </table:table-cell>
              <table:table-cell office:value-type="float" office:value="0.944916">
                <text:p>0.944916</text:p>
              </table:table-cell>
              <table:table-cell office:value-type="float" office:value="0.801918">
                <text:p>0.80191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546993">
                <text:p>0.546993</text:p>
              </table:table-cell>
              <table:table-cell office:value-type="float" office:value="0.63342">
                <text:p>0.63342</text:p>
              </table:table-cell>
              <table:table-cell office:value-type="float" office:value="0.775805">
                <text:p>0.775805</text:p>
              </table:table-cell>
              <table:table-cell office:value-type="float" office:value="0.791666">
                <text:p>0.791666</text:p>
              </table:table-cell>
              <table:table-cell office:value-type="float" office:value="0.801193">
                <text:p>0.801193</text:p>
              </table:table-cell>
              <table:table-cell office:value-type="float" office:value="0.827854">
                <text:p>0.827854</text:p>
              </table:table-cell>
              <table:table-cell office:value-type="float" office:value="0.884902">
                <text:p>0.884902</text:p>
              </table:table-cell>
              <table:table-cell office:value-type="float" office:value="0.893958">
                <text:p>0.893958</text:p>
              </table:table-cell>
              <table:table-cell office:value-type="float" office:value="0.903783">
                <text:p>0.903783</text:p>
              </table:table-cell>
              <table:table-cell office:value-type="float" office:value="0.918222">
                <text:p>0.918222</text:p>
              </table:table-cell>
              <table:table-cell office:value-type="float" office:value="0.944916">
                <text:p>0.944916</text:p>
              </table:table-cell>
              <table:table-cell office:value-type="float" office:value="0.79778">
                <text:p>0.7977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509267">
                <text:p>0.509267</text:p>
              </table:table-cell>
              <table:table-cell office:value-type="float" office:value="0.596178">
                <text:p>0.596178</text:p>
              </table:table-cell>
              <table:table-cell office:value-type="float" office:value="0.732351">
                <text:p>0.732351</text:p>
              </table:table-cell>
              <table:table-cell office:value-type="float" office:value="0.789907">
                <text:p>0.789907</text:p>
              </table:table-cell>
              <table:table-cell office:value-type="float" office:value="0.798072">
                <text:p>0.798072</text:p>
              </table:table-cell>
              <table:table-cell office:value-type="float" office:value="0.827898">
                <text:p>0.827898</text:p>
              </table:table-cell>
              <table:table-cell office:value-type="float" office:value="0.885267">
                <text:p>0.885267</text:p>
              </table:table-cell>
              <table:table-cell office:value-type="float" office:value="0.893222">
                <text:p>0.893222</text:p>
              </table:table-cell>
              <table:table-cell office:value-type="float" office:value="0.903412">
                <text:p>0.903412</text:p>
              </table:table-cell>
              <table:table-cell office:value-type="float" office:value="0.916598">
                <text:p>0.916598</text:p>
              </table:table-cell>
              <table:table-cell office:value-type="float" office:value="0.944916">
                <text:p>0.944916</text:p>
              </table:table-cell>
              <table:table-cell office:value-type="float" office:value="0.785217">
                <text:p>0.78521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535832">
                <text:p>0.535832</text:p>
              </table:table-cell>
              <table:table-cell office:value-type="float" office:value="0.677434">
                <text:p>0.677434</text:p>
              </table:table-cell>
              <table:table-cell office:value-type="float" office:value="0.785857">
                <text:p>0.785857</text:p>
              </table:table-cell>
              <table:table-cell office:value-type="float" office:value="0.796795">
                <text:p>0.796795</text:p>
              </table:table-cell>
              <table:table-cell office:value-type="float" office:value="0.804669">
                <text:p>0.804669</text:p>
              </table:table-cell>
              <table:table-cell office:value-type="float" office:value="0.816066">
                <text:p>0.816066</text:p>
              </table:table-cell>
              <table:table-cell office:value-type="float" office:value="0.877064">
                <text:p>0.877064</text:p>
              </table:table-cell>
              <table:table-cell office:value-type="float" office:value="0.894251">
                <text:p>0.894251</text:p>
              </table:table-cell>
              <table:table-cell office:value-type="float" office:value="0.903783">
                <text:p>0.903783</text:p>
              </table:table-cell>
              <table:table-cell office:value-type="float" office:value="0.918222">
                <text:p>0.918222</text:p>
              </table:table-cell>
              <table:table-cell office:value-type="float" office:value="0.944916">
                <text:p>0.944916</text:p>
              </table:table-cell>
              <table:table-cell office:value-type="float" office:value="0.800997">
                <text:p>0.800997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529795">
                <text:p>0.529795</text:p>
              </table:table-cell>
              <table:table-cell office:value-type="float" office:value="0.686295">
                <text:p>0.686295</text:p>
              </table:table-cell>
              <table:table-cell office:value-type="float" office:value="0.787479">
                <text:p>0.787479</text:p>
              </table:table-cell>
              <table:table-cell office:value-type="float" office:value="0.79777">
                <text:p>0.79777</text:p>
              </table:table-cell>
              <table:table-cell office:value-type="float" office:value="0.808971">
                <text:p>0.808971</text:p>
              </table:table-cell>
              <table:table-cell office:value-type="float" office:value="0.841097">
                <text:p>0.841097</text:p>
              </table:table-cell>
              <table:table-cell office:value-type="float" office:value="0.885951">
                <text:p>0.885951</text:p>
              </table:table-cell>
              <table:table-cell office:value-type="float" office:value="0.898113">
                <text:p>0.898113</text:p>
              </table:table-cell>
              <table:table-cell office:value-type="float" office:value="0.90382">
                <text:p>0.90382</text:p>
              </table:table-cell>
              <table:table-cell office:value-type="float" office:value="0.918971">
                <text:p>0.918971</text:p>
              </table:table-cell>
              <table:table-cell office:value-type="float" office:value="0.944916">
                <text:p>0.944916</text:p>
              </table:table-cell>
              <table:table-cell office:value-type="float" office:value="0.805826">
                <text:p>0.80582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475987">
                <text:p>0.475987</text:p>
              </table:table-cell>
              <table:table-cell office:value-type="float" office:value="0.640824">
                <text:p>0.640824</text:p>
              </table:table-cell>
              <table:table-cell office:value-type="float" office:value="0.78451">
                <text:p>0.78451</text:p>
              </table:table-cell>
              <table:table-cell office:value-type="float" office:value="0.797355">
                <text:p>0.797355</text:p>
              </table:table-cell>
              <table:table-cell office:value-type="float" office:value="0.809097">
                <text:p>0.809097</text:p>
              </table:table-cell>
              <table:table-cell office:value-type="float" office:value="0.861731">
                <text:p>0.861731</text:p>
              </table:table-cell>
              <table:table-cell office:value-type="float" office:value="0.888062">
                <text:p>0.888062</text:p>
              </table:table-cell>
              <table:table-cell office:value-type="float" office:value="0.895099">
                <text:p>0.895099</text:p>
              </table:table-cell>
              <table:table-cell office:value-type="float" office:value="0.90382">
                <text:p>0.90382</text:p>
              </table:table-cell>
              <table:table-cell office:value-type="float" office:value="0.918971">
                <text:p>0.918971</text:p>
              </table:table-cell>
              <table:table-cell office:value-type="float" office:value="0.944916">
                <text:p>0.944916</text:p>
              </table:table-cell>
              <table:table-cell office:value-type="float" office:value="0.797546">
                <text:p>0.79754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430109">
                <text:p>0.430109</text:p>
              </table:table-cell>
              <table:table-cell office:value-type="float" office:value="0.618571">
                <text:p>0.618571</text:p>
              </table:table-cell>
              <table:table-cell office:value-type="float" office:value="0.782312">
                <text:p>0.782312</text:p>
              </table:table-cell>
              <table:table-cell office:value-type="float" office:value="0.797447">
                <text:p>0.797447</text:p>
              </table:table-cell>
              <table:table-cell office:value-type="float" office:value="0.805958">
                <text:p>0.805958</text:p>
              </table:table-cell>
              <table:table-cell office:value-type="float" office:value="0.84372">
                <text:p>0.84372</text:p>
              </table:table-cell>
              <table:table-cell office:value-type="float" office:value="0.886792">
                <text:p>0.886792</text:p>
              </table:table-cell>
              <table:table-cell office:value-type="float" office:value="0.894634">
                <text:p>0.894634</text:p>
              </table:table-cell>
              <table:table-cell office:value-type="float" office:value="0.90382">
                <text:p>0.90382</text:p>
              </table:table-cell>
              <table:table-cell office:value-type="float" office:value="0.917665">
                <text:p>0.917665</text:p>
              </table:table-cell>
              <table:table-cell office:value-type="float" office:value="0.944916">
                <text:p>0.944916</text:p>
              </table:table-cell>
              <table:table-cell office:value-type="float" office:value="0.788103">
                <text:p>0.78810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390939">
                <text:p>0.390939</text:p>
              </table:table-cell>
              <table:table-cell office:value-type="float" office:value="0.657825">
                <text:p>0.657825</text:p>
              </table:table-cell>
              <table:table-cell office:value-type="float" office:value="0.780983">
                <text:p>0.780983</text:p>
              </table:table-cell>
              <table:table-cell office:value-type="float" office:value="0.796273">
                <text:p>0.796273</text:p>
              </table:table-cell>
              <table:table-cell office:value-type="float" office:value="0.804066">
                <text:p>0.804066</text:p>
              </table:table-cell>
              <table:table-cell office:value-type="float" office:value="0.823218">
                <text:p>0.823218</text:p>
              </table:table-cell>
              <table:table-cell office:value-type="float" office:value="0.881361">
                <text:p>0.881361</text:p>
              </table:table-cell>
              <table:table-cell office:value-type="float" office:value="0.891754">
                <text:p>0.891754</text:p>
              </table:table-cell>
              <table:table-cell office:value-type="float" office:value="0.903783">
                <text:p>0.903783</text:p>
              </table:table-cell>
              <table:table-cell office:value-type="float" office:value="0.918414">
                <text:p>0.918414</text:p>
              </table:table-cell>
              <table:table-cell office:value-type="float" office:value="0.944916">
                <text:p>0.944916</text:p>
              </table:table-cell>
              <table:table-cell office:value-type="float" office:value="0.784862">
                <text:p>0.78486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72746">
                <text:p>0.372746</text:p>
              </table:table-cell>
              <table:table-cell office:value-type="float" office:value="0.68573">
                <text:p>0.68573</text:p>
              </table:table-cell>
              <table:table-cell office:value-type="float" office:value="0.785539">
                <text:p>0.785539</text:p>
              </table:table-cell>
              <table:table-cell office:value-type="float" office:value="0.796434">
                <text:p>0.796434</text:p>
              </table:table-cell>
              <table:table-cell office:value-type="float" office:value="0.805271">
                <text:p>0.805271</text:p>
              </table:table-cell>
              <table:table-cell office:value-type="float" office:value="0.825054">
                <text:p>0.825054</text:p>
              </table:table-cell>
              <table:table-cell office:value-type="float" office:value="0.881548">
                <text:p>0.881548</text:p>
              </table:table-cell>
              <table:table-cell office:value-type="float" office:value="0.890431">
                <text:p>0.890431</text:p>
              </table:table-cell>
              <table:table-cell office:value-type="float" office:value="0.903523">
                <text:p>0.903523</text:p>
              </table:table-cell>
              <table:table-cell office:value-type="float" office:value="0.919162">
                <text:p>0.919162</text:p>
              </table:table-cell>
              <table:table-cell office:value-type="float" office:value="0.944916">
                <text:p>0.944916</text:p>
              </table:table-cell>
              <table:table-cell office:value-type="float" office:value="0.786544">
                <text:p>0.78654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398817">
                <text:p>0.398817</text:p>
              </table:table-cell>
              <table:table-cell office:value-type="float" office:value="0.621888">
                <text:p>0.621888</text:p>
              </table:table-cell>
              <table:table-cell office:value-type="float" office:value="0.781204">
                <text:p>0.781204</text:p>
              </table:table-cell>
              <table:table-cell office:value-type="float" office:value="0.795481">
                <text:p>0.795481</text:p>
              </table:table-cell>
              <table:table-cell office:value-type="float" office:value="0.799438">
                <text:p>0.799438</text:p>
              </table:table-cell>
              <table:table-cell office:value-type="float" office:value="0.81761">
                <text:p>0.81761</text:p>
              </table:table-cell>
              <table:table-cell office:value-type="float" office:value="0.87034">
                <text:p>0.87034</text:p>
              </table:table-cell>
              <table:table-cell office:value-type="float" office:value="0.888925">
                <text:p>0.888925</text:p>
              </table:table-cell>
              <table:table-cell office:value-type="float" office:value="0.896974">
                <text:p>0.896974</text:p>
              </table:table-cell>
              <table:table-cell office:value-type="float" office:value="0.914669">
                <text:p>0.914669</text:p>
              </table:table-cell>
              <table:table-cell office:value-type="float" office:value="0.944916">
                <text:p>0.944916</text:p>
              </table:table-cell>
              <table:table-cell office:value-type="float" office:value="0.778535">
                <text:p>0.77853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456167">
                <text:p>0.456167</text:p>
              </table:table-cell>
              <table:table-cell office:value-type="float" office:value="0.642437">
                <text:p>0.642437</text:p>
              </table:table-cell>
              <table:table-cell office:value-type="float" office:value="0.783927">
                <text:p>0.783927</text:p>
              </table:table-cell>
              <table:table-cell office:value-type="float" office:value="0.796763">
                <text:p>0.796763</text:p>
              </table:table-cell>
              <table:table-cell office:value-type="float" office:value="0.804234">
                <text:p>0.804234</text:p>
              </table:table-cell>
              <table:table-cell office:value-type="float" office:value="0.85438">
                <text:p>0.85438</text:p>
              </table:table-cell>
              <table:table-cell office:value-type="float" office:value="0.881175">
                <text:p>0.881175</text:p>
              </table:table-cell>
              <table:table-cell office:value-type="float" office:value="0.890725">
                <text:p>0.890725</text:p>
              </table:table-cell>
              <table:table-cell office:value-type="float" office:value="0.899181">
                <text:p>0.899181</text:p>
              </table:table-cell>
              <table:table-cell office:value-type="float" office:value="0.914669">
                <text:p>0.914669</text:p>
              </table:table-cell>
              <table:table-cell office:value-type="float" office:value="0.944916">
                <text:p>0.944916</text:p>
              </table:table-cell>
              <table:table-cell office:value-type="float" office:value="0.792366">
                <text:p>0.79236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419825">
                <text:p>0.419825</text:p>
              </table:table-cell>
              <table:table-cell office:value-type="float" office:value="0.626727">
                <text:p>0.626727</text:p>
              </table:table-cell>
              <table:table-cell office:value-type="float" office:value="0.78035">
                <text:p>0.78035</text:p>
              </table:table-cell>
              <table:table-cell office:value-type="float" office:value="0.797339">
                <text:p>0.797339</text:p>
              </table:table-cell>
              <table:table-cell office:value-type="float" office:value="0.812857">
                <text:p>0.812857</text:p>
              </table:table-cell>
              <table:table-cell office:value-type="float" office:value="0.872965">
                <text:p>0.872965</text:p>
              </table:table-cell>
              <table:table-cell office:value-type="float" office:value="0.884795">
                <text:p>0.884795</text:p>
              </table:table-cell>
              <table:table-cell office:value-type="float" office:value="0.892121">
                <text:p>0.892121</text:p>
              </table:table-cell>
              <table:table-cell office:value-type="float" office:value="0.903561">
                <text:p>0.903561</text:p>
              </table:table-cell>
              <table:table-cell office:value-type="float" office:value="0.914669">
                <text:p>0.914669</text:p>
              </table:table-cell>
              <table:table-cell office:value-type="float" office:value="0.944916">
                <text:p>0.944916</text:p>
              </table:table-cell>
              <table:table-cell office:value-type="float" office:value="0.790521">
                <text:p>0.790521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478203">
                <text:p>0.478203</text:p>
              </table:table-cell>
              <table:table-cell office:value-type="float" office:value="0.607064">
                <text:p>0.607064</text:p>
              </table:table-cell>
              <table:table-cell office:value-type="float" office:value="0.71697">
                <text:p>0.71697</text:p>
              </table:table-cell>
              <table:table-cell office:value-type="float" office:value="0.789771">
                <text:p>0.789771</text:p>
              </table:table-cell>
              <table:table-cell office:value-type="float" office:value="0.801386">
                <text:p>0.801386</text:p>
              </table:table-cell>
              <table:table-cell office:value-type="float" office:value="0.84436">
                <text:p>0.84436</text:p>
              </table:table-cell>
              <table:table-cell office:value-type="float" office:value="0.882026">
                <text:p>0.882026</text:p>
              </table:table-cell>
              <table:table-cell office:value-type="float" office:value="0.891037">
                <text:p>0.891037</text:p>
              </table:table-cell>
              <table:table-cell office:value-type="float" office:value="0.902898">
                <text:p>0.902898</text:p>
              </table:table-cell>
              <table:table-cell office:value-type="float" office:value="0.912423">
                <text:p>0.912423</text:p>
              </table:table-cell>
              <table:table-cell office:value-type="float" office:value="0.944916">
                <text:p>0.944916</text:p>
              </table:table-cell>
              <table:table-cell office:value-type="float" office:value="0.782614">
                <text:p>0.78261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512016">
                <text:p>0.512016</text:p>
              </table:table-cell>
              <table:table-cell office:value-type="float" office:value="0.60868">
                <text:p>0.60868</text:p>
              </table:table-cell>
              <table:table-cell office:value-type="float" office:value="0.77759">
                <text:p>0.77759</text:p>
              </table:table-cell>
              <table:table-cell office:value-type="float" office:value="0.795627">
                <text:p>0.795627</text:p>
              </table:table-cell>
              <table:table-cell office:value-type="float" office:value="0.809296">
                <text:p>0.809296</text:p>
              </table:table-cell>
              <table:table-cell office:value-type="float" office:value="0.863242">
                <text:p>0.863242</text:p>
              </table:table-cell>
              <table:table-cell office:value-type="float" office:value="0.884335">
                <text:p>0.884335</text:p>
              </table:table-cell>
              <table:table-cell office:value-type="float" office:value="0.892489">
                <text:p>0.892489</text:p>
              </table:table-cell>
              <table:table-cell office:value-type="float" office:value="0.90382">
                <text:p>0.90382</text:p>
              </table:table-cell>
              <table:table-cell office:value-type="float" office:value="0.91392">
                <text:p>0.91392</text:p>
              </table:table-cell>
              <table:table-cell office:value-type="float" office:value="0.944916">
                <text:p>0.944916</text:p>
              </table:table-cell>
              <table:table-cell office:value-type="float" office:value="0.796102">
                <text:p>0.79610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42373">
                <text:p>0.42373</text:p>
              </table:table-cell>
              <table:table-cell office:value-type="float" office:value="0.58311">
                <text:p>0.58311</text:p>
              </table:table-cell>
              <table:table-cell office:value-type="float" office:value="0.695826">
                <text:p>0.695826</text:p>
              </table:table-cell>
              <table:table-cell office:value-type="float" office:value="0.782819">
                <text:p>0.782819</text:p>
              </table:table-cell>
              <table:table-cell office:value-type="float" office:value="0.797381">
                <text:p>0.797381</text:p>
              </table:table-cell>
              <table:table-cell office:value-type="float" office:value="0.839119">
                <text:p>0.839119</text:p>
              </table:table-cell>
              <table:table-cell office:value-type="float" office:value="0.88075">
                <text:p>0.88075</text:p>
              </table:table-cell>
              <table:table-cell office:value-type="float" office:value="0.892121">
                <text:p>0.892121</text:p>
              </table:table-cell>
              <table:table-cell office:value-type="float" office:value="0.903709">
                <text:p>0.903709</text:p>
              </table:table-cell>
              <table:table-cell office:value-type="float" office:value="0.916916">
                <text:p>0.916916</text:p>
              </table:table-cell>
              <table:table-cell office:value-type="float" office:value="0.944916">
                <text:p>0.944916</text:p>
              </table:table-cell>
              <table:table-cell office:value-type="float" office:value="0.771548">
                <text:p>0.77154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47449">
                <text:p>0.47449</text:p>
              </table:table-cell>
              <table:table-cell office:value-type="float" office:value="0.595736">
                <text:p>0.595736</text:p>
              </table:table-cell>
              <table:table-cell office:value-type="float" office:value="0.747509">
                <text:p>0.747509</text:p>
              </table:table-cell>
              <table:table-cell office:value-type="float" office:value="0.786821">
                <text:p>0.786821</text:p>
              </table:table-cell>
              <table:table-cell office:value-type="float" office:value="0.819785">
                <text:p>0.819785</text:p>
              </table:table-cell>
              <table:table-cell office:value-type="float" office:value="0.875418">
                <text:p>0.875418</text:p>
              </table:table-cell>
              <table:table-cell office:value-type="float" office:value="0.888774">
                <text:p>0.888774</text:p>
              </table:table-cell>
              <table:table-cell office:value-type="float" office:value="0.893775">
                <text:p>0.893775</text:p>
              </table:table-cell>
              <table:table-cell office:value-type="float" office:value="0.90382">
                <text:p>0.90382</text:p>
              </table:table-cell>
              <table:table-cell office:value-type="float" office:value="0.916167">
                <text:p>0.916167</text:p>
              </table:table-cell>
              <table:table-cell office:value-type="float" office:value="0.944916">
                <text:p>0.944916</text:p>
              </table:table-cell>
              <table:table-cell office:value-type="float" office:value="0.790229">
                <text:p>0.79022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434092">
                <text:p>0.434092</text:p>
              </table:table-cell>
              <table:table-cell office:value-type="float" office:value="0.573288">
                <text:p>0.573288</text:p>
              </table:table-cell>
              <table:table-cell office:value-type="float" office:value="0.625655">
                <text:p>0.625655</text:p>
              </table:table-cell>
              <table:table-cell office:value-type="float" office:value="0.776218">
                <text:p>0.776218</text:p>
              </table:table-cell>
              <table:table-cell office:value-type="float" office:value="0.787446">
                <text:p>0.787446</text:p>
              </table:table-cell>
              <table:table-cell office:value-type="float" office:value="0.825925">
                <text:p>0.825925</text:p>
              </table:table-cell>
              <table:table-cell office:value-type="float" office:value="0.876585">
                <text:p>0.876585</text:p>
              </table:table-cell>
              <table:table-cell office:value-type="float" office:value="0.888537">
                <text:p>0.888537</text:p>
              </table:table-cell>
              <table:table-cell office:value-type="float" office:value="0.896976">
                <text:p>0.896976</text:p>
              </table:table-cell>
              <table:table-cell office:value-type="float" office:value="0.913669">
                <text:p>0.913669</text:p>
              </table:table-cell>
              <table:table-cell office:value-type="float" office:value="0.944916">
                <text:p>0.944916</text:p>
              </table:table-cell>
              <table:table-cell office:value-type="float" office:value="0.759839">
                <text:p>0.75983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370162">
                <text:p>0.370162</text:p>
              </table:table-cell>
              <table:table-cell office:value-type="float" office:value="0.575585">
                <text:p>0.575585</text:p>
              </table:table-cell>
              <table:table-cell office:value-type="float" office:value="0.66286">
                <text:p>0.66286</text:p>
              </table:table-cell>
              <table:table-cell office:value-type="float" office:value="0.77931">
                <text:p>0.77931</text:p>
              </table:table-cell>
              <table:table-cell office:value-type="float" office:value="0.788698">
                <text:p>0.788698</text:p>
              </table:table-cell>
              <table:table-cell office:value-type="float" office:value="0.834839">
                <text:p>0.834839</text:p>
              </table:table-cell>
              <table:table-cell office:value-type="float" office:value="0.879798">
                <text:p>0.879798</text:p>
              </table:table-cell>
              <table:table-cell office:value-type="float" office:value="0.888823">
                <text:p>0.888823</text:p>
              </table:table-cell>
              <table:table-cell office:value-type="float" office:value="0.899">
                <text:p>0.899</text:p>
              </table:table-cell>
              <table:table-cell office:value-type="float" office:value="0.91579">
                <text:p>0.91579</text:p>
              </table:table-cell>
              <table:table-cell office:value-type="float" office:value="0.944916">
                <text:p>0.944916</text:p>
              </table:table-cell>
              <table:table-cell office:value-type="float" office:value="0.759487">
                <text:p>0.75948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481467">
                <text:p>0.481467</text:p>
              </table:table-cell>
              <table:table-cell office:value-type="float" office:value="0.593584">
                <text:p>0.593584</text:p>
              </table:table-cell>
              <table:table-cell office:value-type="float" office:value="0.680129">
                <text:p>0.680129</text:p>
              </table:table-cell>
              <table:table-cell office:value-type="float" office:value="0.778689">
                <text:p>0.778689</text:p>
              </table:table-cell>
              <table:table-cell office:value-type="float" office:value="0.78744">
                <text:p>0.78744</text:p>
              </table:table-cell>
              <table:table-cell office:value-type="float" office:value="0.827201">
                <text:p>0.827201</text:p>
              </table:table-cell>
              <table:table-cell office:value-type="float" office:value="0.879798">
                <text:p>0.879798</text:p>
              </table:table-cell>
              <table:table-cell office:value-type="float" office:value="0.888828">
                <text:p>0.888828</text:p>
              </table:table-cell>
              <table:table-cell office:value-type="float" office:value="0.896497">
                <text:p>0.896497</text:p>
              </table:table-cell>
              <table:table-cell office:value-type="float" office:value="0.916413">
                <text:p>0.916413</text:p>
              </table:table-cell>
              <table:table-cell office:value-type="float" office:value="0.944916">
                <text:p>0.944916</text:p>
              </table:table-cell>
              <table:table-cell office:value-type="float" office:value="0.773005">
                <text:p>0.77300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49857">
                <text:p>0.49857</text:p>
              </table:table-cell>
              <table:table-cell office:value-type="float" office:value="0.600826">
                <text:p>0.600826</text:p>
              </table:table-cell>
              <table:table-cell office:value-type="float" office:value="0.762272">
                <text:p>0.762272</text:p>
              </table:table-cell>
              <table:table-cell office:value-type="float" office:value="0.784128">
                <text:p>0.784128</text:p>
              </table:table-cell>
              <table:table-cell office:value-type="float" office:value="0.794643">
                <text:p>0.794643</text:p>
              </table:table-cell>
              <table:table-cell office:value-type="float" office:value="0.866496">
                <text:p>0.866496</text:p>
              </table:table-cell>
              <table:table-cell office:value-type="float" office:value="0.883109">
                <text:p>0.883109</text:p>
              </table:table-cell>
              <table:table-cell office:value-type="float" office:value="0.889108">
                <text:p>0.889108</text:p>
              </table:table-cell>
              <table:table-cell office:value-type="float" office:value="0.891472">
                <text:p>0.891472</text:p>
              </table:table-cell>
              <table:table-cell office:value-type="float" office:value="0.913684">
                <text:p>0.913684</text:p>
              </table:table-cell>
              <table:table-cell office:value-type="float" office:value="0.944916">
                <text:p>0.944916</text:p>
              </table:table-cell>
              <table:table-cell office:value-type="float" office:value="0.788431">
                <text:p>0.788431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484075">
                <text:p>0.484075</text:p>
              </table:table-cell>
              <table:table-cell office:value-type="float" office:value="0.609193">
                <text:p>0.609193</text:p>
              </table:table-cell>
              <table:table-cell office:value-type="float" office:value="0.707214">
                <text:p>0.707214</text:p>
              </table:table-cell>
              <table:table-cell office:value-type="float" office:value="0.782074">
                <text:p>0.782074</text:p>
              </table:table-cell>
              <table:table-cell office:value-type="float" office:value="0.790145">
                <text:p>0.790145</text:p>
              </table:table-cell>
              <table:table-cell office:value-type="float" office:value="0.829859">
                <text:p>0.829859</text:p>
              </table:table-cell>
              <table:table-cell office:value-type="float" office:value="0.878415">
                <text:p>0.878415</text:p>
              </table:table-cell>
              <table:table-cell office:value-type="float" office:value="0.888051">
                <text:p>0.888051</text:p>
              </table:table-cell>
              <table:table-cell office:value-type="float" office:value="0.889843">
                <text:p>0.889843</text:p>
              </table:table-cell>
              <table:table-cell office:value-type="float" office:value="0.912431">
                <text:p>0.912431</text:p>
              </table:table-cell>
              <table:table-cell office:value-type="float" office:value="0.944916">
                <text:p>0.944916</text:p>
              </table:table-cell>
              <table:table-cell office:value-type="float" office:value="0.77713">
                <text:p>0.7771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468043">
                <text:p>0.468043</text:p>
              </table:table-cell>
              <table:table-cell office:value-type="float" office:value="0.604318">
                <text:p>0.604318</text:p>
              </table:table-cell>
              <table:table-cell office:value-type="float" office:value="0.738381">
                <text:p>0.738381</text:p>
              </table:table-cell>
              <table:table-cell office:value-type="float" office:value="0.784731">
                <text:p>0.784731</text:p>
              </table:table-cell>
              <table:table-cell office:value-type="float" office:value="0.793854">
                <text:p>0.793854</text:p>
              </table:table-cell>
              <table:table-cell office:value-type="float" office:value="0.814706">
                <text:p>0.814706</text:p>
              </table:table-cell>
              <table:table-cell office:value-type="float" office:value="0.874301">
                <text:p>0.874301</text:p>
              </table:table-cell>
              <table:table-cell office:value-type="float" office:value="0.887388">
                <text:p>0.887388</text:p>
              </table:table-cell>
              <table:table-cell office:value-type="float" office:value="0.890137">
                <text:p>0.890137</text:p>
              </table:table-cell>
              <table:table-cell office:value-type="float" office:value="0.913054">
                <text:p>0.913054</text:p>
              </table:table-cell>
              <table:table-cell office:value-type="float" office:value="0.944916">
                <text:p>0.944916</text:p>
              </table:table-cell>
              <table:table-cell office:value-type="float" office:value="0.776891">
                <text:p>0.77689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455216">
                <text:p>0.455216</text:p>
              </table:table-cell>
              <table:table-cell office:value-type="float" office:value="0.647661">
                <text:p>0.647661</text:p>
              </table:table-cell>
              <table:table-cell office:value-type="float" office:value="0.771444">
                <text:p>0.771444</text:p>
              </table:table-cell>
              <table:table-cell office:value-type="float" office:value="0.784325">
                <text:p>0.784325</text:p>
              </table:table-cell>
              <table:table-cell office:value-type="float" office:value="0.792085">
                <text:p>0.792085</text:p>
              </table:table-cell>
              <table:table-cell office:value-type="float" office:value="0.804255">
                <text:p>0.804255</text:p>
              </table:table-cell>
              <table:table-cell office:value-type="float" office:value="0.875578">
                <text:p>0.875578</text:p>
              </table:table-cell>
              <table:table-cell office:value-type="float" office:value="0.888427">
                <text:p>0.888427</text:p>
              </table:table-cell>
              <table:table-cell office:value-type="float" office:value="0.893173">
                <text:p>0.893173</text:p>
              </table:table-cell>
              <table:table-cell office:value-type="float" office:value="0.918268">
                <text:p>0.918268</text:p>
              </table:table-cell>
              <table:table-cell office:value-type="float" office:value="0.944916">
                <text:p>0.944916</text:p>
              </table:table-cell>
              <table:table-cell office:value-type="float" office:value="0.783043">
                <text:p>0.783043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434815">
                <text:p>0.434815</text:p>
              </table:table-cell>
              <table:table-cell office:value-type="float" office:value="0.642489">
                <text:p>0.642489</text:p>
              </table:table-cell>
              <table:table-cell office:value-type="float" office:value="0.772963">
                <text:p>0.772963</text:p>
              </table:table-cell>
              <table:table-cell office:value-type="float" office:value="0.784588">
                <text:p>0.784588</text:p>
              </table:table-cell>
              <table:table-cell office:value-type="float" office:value="0.793563">
                <text:p>0.793563</text:p>
              </table:table-cell>
              <table:table-cell office:value-type="float" office:value="0.816531">
                <text:p>0.816531</text:p>
              </table:table-cell>
              <table:table-cell office:value-type="float" office:value="0.879814">
                <text:p>0.879814</text:p>
              </table:table-cell>
              <table:table-cell office:value-type="float" office:value="0.889011">
                <text:p>0.889011</text:p>
              </table:table-cell>
              <table:table-cell office:value-type="float" office:value="0.892562">
                <text:p>0.892562</text:p>
              </table:table-cell>
              <table:table-cell office:value-type="float" office:value="0.920551">
                <text:p>0.920551</text:p>
              </table:table-cell>
              <table:table-cell office:value-type="float" office:value="0.944916">
                <text:p>0.944916</text:p>
              </table:table-cell>
              <table:table-cell office:value-type="float" office:value="0.782689">
                <text:p>0.78268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339733">
                <text:p>0.339733</text:p>
              </table:table-cell>
              <table:table-cell office:value-type="float" office:value="0.581614">
                <text:p>0.581614</text:p>
              </table:table-cell>
              <table:table-cell office:value-type="float" office:value="0.734249">
                <text:p>0.734249</text:p>
              </table:table-cell>
              <table:table-cell office:value-type="float" office:value="0.782267">
                <text:p>0.782267</text:p>
              </table:table-cell>
              <table:table-cell office:value-type="float" office:value="0.790717">
                <text:p>0.790717</text:p>
              </table:table-cell>
              <table:table-cell office:value-type="float" office:value="0.826759">
                <text:p>0.826759</text:p>
              </table:table-cell>
              <table:table-cell office:value-type="float" office:value="0.879325">
                <text:p>0.879325</text:p>
              </table:table-cell>
              <table:table-cell office:value-type="float" office:value="0.888816">
                <text:p>0.888816</text:p>
              </table:table-cell>
              <table:table-cell office:value-type="float" office:value="0.892525">
                <text:p>0.892525</text:p>
              </table:table-cell>
              <table:table-cell office:value-type="float" office:value="0.91912">
                <text:p>0.91912</text:p>
              </table:table-cell>
              <table:table-cell office:value-type="float" office:value="0.944916">
                <text:p>0.944916</text:p>
              </table:table-cell>
              <table:table-cell office:value-type="float" office:value="0.763513">
                <text:p>0.76351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404226">
                <text:p>0.404226</text:p>
              </table:table-cell>
              <table:table-cell office:value-type="float" office:value="0.566953">
                <text:p>0.566953</text:p>
              </table:table-cell>
              <table:table-cell office:value-type="float" office:value="0.697551">
                <text:p>0.697551</text:p>
              </table:table-cell>
              <table:table-cell office:value-type="float" office:value="0.77747">
                <text:p>0.77747</text:p>
              </table:table-cell>
              <table:table-cell office:value-type="float" office:value="0.787235">
                <text:p>0.787235</text:p>
              </table:table-cell>
              <table:table-cell office:value-type="float" office:value="0.807561">
                <text:p>0.807561</text:p>
              </table:table-cell>
              <table:table-cell office:value-type="float" office:value="0.873706">
                <text:p>0.873706</text:p>
              </table:table-cell>
              <table:table-cell office:value-type="float" office:value="0.888427">
                <text:p>0.888427</text:p>
              </table:table-cell>
              <table:table-cell office:value-type="float" office:value="0.891166">
                <text:p>0.891166</text:p>
              </table:table-cell>
              <table:table-cell office:value-type="float" office:value="0.914373">
                <text:p>0.914373</text:p>
              </table:table-cell>
              <table:table-cell office:value-type="float" office:value="0.944916">
                <text:p>0.944916</text:p>
              </table:table-cell>
              <table:table-cell office:value-type="float" office:value="0.760867">
                <text:p>0.76086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87597">
                <text:p>0.387597</text:p>
              </table:table-cell>
              <table:table-cell office:value-type="float" office:value="0.60942">
                <text:p>0.60942</text:p>
              </table:table-cell>
              <table:table-cell office:value-type="float" office:value="0.772631">
                <text:p>0.772631</text:p>
              </table:table-cell>
              <table:table-cell office:value-type="float" office:value="0.785125">
                <text:p>0.785125</text:p>
              </table:table-cell>
              <table:table-cell office:value-type="float" office:value="0.794855">
                <text:p>0.794855</text:p>
              </table:table-cell>
              <table:table-cell office:value-type="float" office:value="0.840045">
                <text:p>0.840045</text:p>
              </table:table-cell>
              <table:table-cell office:value-type="float" office:value="0.881532">
                <text:p>0.881532</text:p>
              </table:table-cell>
              <table:table-cell office:value-type="float" office:value="0.888579">
                <text:p>0.888579</text:p>
              </table:table-cell>
              <table:table-cell office:value-type="float" office:value="0.890872">
                <text:p>0.890872</text:p>
              </table:table-cell>
              <table:table-cell office:value-type="float" office:value="0.914982">
                <text:p>0.914982</text:p>
              </table:table-cell>
              <table:table-cell office:value-type="float" office:value="0.944916">
                <text:p>0.944916</text:p>
              </table:table-cell>
              <table:table-cell office:value-type="float" office:value="0.776564">
                <text:p>0.77656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474651">
                <text:p>0.474651</text:p>
              </table:table-cell>
              <table:table-cell office:value-type="float" office:value="0.667454">
                <text:p>0.667454</text:p>
              </table:table-cell>
              <table:table-cell office:value-type="float" office:value="0.781056">
                <text:p>0.781056</text:p>
              </table:table-cell>
              <table:table-cell office:value-type="float" office:value="0.79011">
                <text:p>0.79011</text:p>
              </table:table-cell>
              <table:table-cell office:value-type="float" office:value="0.821843">
                <text:p>0.821843</text:p>
              </table:table-cell>
              <table:table-cell office:value-type="float" office:value="0.880822">
                <text:p>0.880822</text:p>
              </table:table-cell>
              <table:table-cell office:value-type="float" office:value="0.887553">
                <text:p>0.887553</text:p>
              </table:table-cell>
              <table:table-cell office:value-type="float" office:value="0.889108">
                <text:p>0.889108</text:p>
              </table:table-cell>
              <table:table-cell office:value-type="float" office:value="0.890578">
                <text:p>0.890578</text:p>
              </table:table-cell>
              <table:table-cell office:value-type="float" office:value="0.913108">
                <text:p>0.913108</text:p>
              </table:table-cell>
              <table:table-cell office:value-type="float" office:value="0.944916">
                <text:p>0.944916</text:p>
              </table:table-cell>
              <table:table-cell office:value-type="float" office:value="0.799628">
                <text:p>0.79962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365311">
                <text:p>0.365311</text:p>
              </table:table-cell>
              <table:table-cell office:value-type="float" office:value="0.750226">
                <text:p>0.750226</text:p>
              </table:table-cell>
              <table:table-cell office:value-type="float" office:value="0.785527">
                <text:p>0.785527</text:p>
              </table:table-cell>
              <table:table-cell office:value-type="float" office:value="0.81848">
                <text:p>0.81848</text:p>
              </table:table-cell>
              <table:table-cell office:value-type="float" office:value="0.879487">
                <text:p>0.879487</text:p>
              </table:table-cell>
              <table:table-cell office:value-type="float" office:value="0.887358">
                <text:p>0.887358</text:p>
              </table:table-cell>
              <table:table-cell office:value-type="float" office:value="0.889108">
                <text:p>0.889108</text:p>
              </table:table-cell>
              <table:table-cell office:value-type="float" office:value="0.889255">
                <text:p>0.889255</text:p>
              </table:table-cell>
              <table:table-cell office:value-type="float" office:value="0.893884">
                <text:p>0.893884</text:p>
              </table:table-cell>
              <table:table-cell office:value-type="float" office:value="0.917119">
                <text:p>0.917119</text:p>
              </table:table-cell>
              <table:table-cell office:value-type="float" office:value="0.944916">
                <text:p>0.944916</text:p>
              </table:table-cell>
              <table:table-cell office:value-type="float" office:value="0.807575">
                <text:p>0.80757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552099">
                <text:p>0.552099</text:p>
              </table:table-cell>
              <table:table-cell office:value-type="float" office:value="0.739598">
                <text:p>0.739598</text:p>
              </table:table-cell>
              <table:table-cell office:value-type="float" office:value="0.78743">
                <text:p>0.78743</text:p>
              </table:table-cell>
              <table:table-cell office:value-type="float" office:value="0.836813">
                <text:p>0.836813</text:p>
              </table:table-cell>
              <table:table-cell office:value-type="float" office:value="0.87957">
                <text:p>0.87957</text:p>
              </table:table-cell>
              <table:table-cell office:value-type="float" office:value="0.887164">
                <text:p>0.887164</text:p>
              </table:table-cell>
              <table:table-cell office:value-type="float" office:value="0.888719">
                <text:p>0.888719</text:p>
              </table:table-cell>
              <table:table-cell office:value-type="float" office:value="0.889549">
                <text:p>0.889549</text:p>
              </table:table-cell>
              <table:table-cell office:value-type="float" office:value="0.893957">
                <text:p>0.893957</text:p>
              </table:table-cell>
              <table:table-cell office:value-type="float" office:value="0.916659">
                <text:p>0.916659</text:p>
              </table:table-cell>
              <table:table-cell office:value-type="float" office:value="0.944916">
                <text:p>0.944916</text:p>
              </table:table-cell>
              <table:table-cell office:value-type="float" office:value="0.827156">
                <text:p>0.82715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354531">
                <text:p>0.354531</text:p>
              </table:table-cell>
              <table:table-cell office:value-type="float" office:value="0.671296">
                <text:p>0.671296</text:p>
              </table:table-cell>
              <table:table-cell office:value-type="float" office:value="0.778604">
                <text:p>0.778604</text:p>
              </table:table-cell>
              <table:table-cell office:value-type="float" office:value="0.800934">
                <text:p>0.800934</text:p>
              </table:table-cell>
              <table:table-cell office:value-type="float" office:value="0.873126">
                <text:p>0.873126</text:p>
              </table:table-cell>
              <table:table-cell office:value-type="float" office:value="0.887164">
                <text:p>0.887164</text:p>
              </table:table-cell>
              <table:table-cell office:value-type="float" office:value="0.889108">
                <text:p>0.889108</text:p>
              </table:table-cell>
              <table:table-cell office:value-type="float" office:value="0.88999">
                <text:p>0.88999</text:p>
              </table:table-cell>
              <table:table-cell office:value-type="float" office:value="0.897044">
                <text:p>0.897044</text:p>
              </table:table-cell>
              <table:table-cell office:value-type="float" office:value="0.919337">
                <text:p>0.919337</text:p>
              </table:table-cell>
              <table:table-cell office:value-type="float" office:value="0.944916">
                <text:p>0.944916</text:p>
              </table:table-cell>
              <table:table-cell office:value-type="float" office:value="0.796113">
                <text:p>0.79611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510417">
                <text:p>0.510417</text:p>
              </table:table-cell>
              <table:table-cell office:value-type="float" office:value="0.624676">
                <text:p>0.624676</text:p>
              </table:table-cell>
              <table:table-cell office:value-type="float" office:value="0.766844">
                <text:p>0.766844</text:p>
              </table:table-cell>
              <table:table-cell office:value-type="float" office:value="0.794059">
                <text:p>0.794059</text:p>
              </table:table-cell>
              <table:table-cell office:value-type="float" office:value="0.851486">
                <text:p>0.851486</text:p>
              </table:table-cell>
              <table:table-cell office:value-type="float" office:value="0.886538">
                <text:p>0.886538</text:p>
              </table:table-cell>
              <table:table-cell office:value-type="float" office:value="0.889108">
                <text:p>0.889108</text:p>
              </table:table-cell>
              <table:table-cell office:value-type="float" office:value="0.890284">
                <text:p>0.890284</text:p>
              </table:table-cell>
              <table:table-cell office:value-type="float" office:value="0.898954">
                <text:p>0.898954</text:p>
              </table:table-cell>
              <table:table-cell office:value-type="float" office:value="0.91996">
                <text:p>0.91996</text:p>
              </table:table-cell>
              <table:table-cell office:value-type="float" office:value="0.944916">
                <text:p>0.944916</text:p>
              </table:table-cell>
              <table:table-cell office:value-type="float" office:value="0.803233">
                <text:p>0.80323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401021">
                <text:p>0.401021</text:p>
              </table:table-cell>
              <table:table-cell office:value-type="float" office:value="0.602048">
                <text:p>0.602048</text:p>
              </table:table-cell>
              <table:table-cell office:value-type="float" office:value="0.753116">
                <text:p>0.753116</text:p>
              </table:table-cell>
              <table:table-cell office:value-type="float" office:value="0.796996">
                <text:p>0.796996</text:p>
              </table:table-cell>
              <table:table-cell office:value-type="float" office:value="0.873151">
                <text:p>0.873151</text:p>
              </table:table-cell>
              <table:table-cell office:value-type="float" office:value="0.888039">
                <text:p>0.888039</text:p>
              </table:table-cell>
              <table:table-cell office:value-type="float" office:value="0.889108">
                <text:p>0.889108</text:p>
              </table:table-cell>
              <table:table-cell office:value-type="float" office:value="0.893663">
                <text:p>0.893663</text:p>
              </table:table-cell>
              <table:table-cell office:value-type="float" office:value="0.904066">
                <text:p>0.904066</text:p>
              </table:table-cell>
              <table:table-cell office:value-type="float" office:value="0.921206">
                <text:p>0.921206</text:p>
              </table:table-cell>
              <table:table-cell office:value-type="float" office:value="0.944916">
                <text:p>0.944916</text:p>
              </table:table-cell>
              <table:table-cell office:value-type="float" office:value="0.792241">
                <text:p>0.79224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363238">
                <text:p>0.363238</text:p>
              </table:table-cell>
              <table:table-cell office:value-type="float" office:value="0.603535">
                <text:p>0.603535</text:p>
              </table:table-cell>
              <table:table-cell office:value-type="float" office:value="0.763929">
                <text:p>0.763929</text:p>
              </table:table-cell>
              <table:table-cell office:value-type="float" office:value="0.793567">
                <text:p>0.793567</text:p>
              </table:table-cell>
              <table:table-cell office:value-type="float" office:value="0.87901">
                <text:p>0.87901</text:p>
              </table:table-cell>
              <table:table-cell office:value-type="float" office:value="0.888136">
                <text:p>0.888136</text:p>
              </table:table-cell>
              <table:table-cell office:value-type="float" office:value="0.889108">
                <text:p>0.889108</text:p>
              </table:table-cell>
              <table:table-cell office:value-type="float" office:value="0.894471">
                <text:p>0.894471</text:p>
              </table:table-cell>
              <table:table-cell office:value-type="float" office:value="0.907737">
                <text:p>0.907737</text:p>
              </table:table-cell>
              <table:table-cell office:value-type="float" office:value="0.920152">
                <text:p>0.920152</text:p>
              </table:table-cell>
              <table:table-cell office:value-type="float" office:value="0.944916">
                <text:p>0.944916</text:p>
              </table:table-cell>
              <table:table-cell office:value-type="float" office:value="0.790288">
                <text:p>0.79028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389175">
                <text:p>0.389175</text:p>
              </table:table-cell>
              <table:table-cell office:value-type="float" office:value="0.697749">
                <text:p>0.697749</text:p>
              </table:table-cell>
              <table:table-cell office:value-type="float" office:value="0.780958">
                <text:p>0.780958</text:p>
              </table:table-cell>
              <table:table-cell office:value-type="float" office:value="0.800584">
                <text:p>0.800584</text:p>
              </table:table-cell>
              <table:table-cell office:value-type="float" office:value="0.873479">
                <text:p>0.873479</text:p>
              </table:table-cell>
              <table:table-cell office:value-type="float" office:value="0.888719">
                <text:p>0.888719</text:p>
              </table:table-cell>
              <table:table-cell office:value-type="float" office:value="0.889108">
                <text:p>0.889108</text:p>
              </table:table-cell>
              <table:table-cell office:value-type="float" office:value="0.895096">
                <text:p>0.895096</text:p>
              </table:table-cell>
              <table:table-cell office:value-type="float" office:value="0.905757">
                <text:p>0.905757</text:p>
              </table:table-cell>
              <table:table-cell office:value-type="float" office:value="0.920152">
                <text:p>0.920152</text:p>
              </table:table-cell>
              <table:table-cell office:value-type="float" office:value="0.944916">
                <text:p>0.944916</text:p>
              </table:table-cell>
              <table:table-cell office:value-type="float" office:value="0.804077">
                <text:p>0.804077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43344">
                <text:p>0.43344</text:p>
              </table:table-cell>
              <table:table-cell office:value-type="float" office:value="0.646956">
                <text:p>0.646956</text:p>
              </table:table-cell>
              <table:table-cell office:value-type="float" office:value="0.766359">
                <text:p>0.766359</text:p>
              </table:table-cell>
              <table:table-cell office:value-type="float" office:value="0.79083">
                <text:p>0.79083</text:p>
              </table:table-cell>
              <table:table-cell office:value-type="float" office:value="0.832168">
                <text:p>0.832168</text:p>
              </table:table-cell>
              <table:table-cell office:value-type="float" office:value="0.888622">
                <text:p>0.888622</text:p>
              </table:table-cell>
              <table:table-cell office:value-type="float" office:value="0.889108">
                <text:p>0.889108</text:p>
              </table:table-cell>
              <table:table-cell office:value-type="float" office:value="0.890431">
                <text:p>0.890431</text:p>
              </table:table-cell>
              <table:table-cell office:value-type="float" office:value="0.902854">
                <text:p>0.902854</text:p>
              </table:table-cell>
              <table:table-cell office:value-type="float" office:value="0.919649">
                <text:p>0.919649</text:p>
              </table:table-cell>
              <table:table-cell office:value-type="float" office:value="0.944916">
                <text:p>0.944916</text:p>
              </table:table-cell>
              <table:table-cell office:value-type="float" office:value="0.796042">
                <text:p>0.79604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423605">
                <text:p>0.423605</text:p>
              </table:table-cell>
              <table:table-cell office:value-type="float" office:value="0.70452">
                <text:p>0.70452</text:p>
              </table:table-cell>
              <table:table-cell office:value-type="float" office:value="0.767632">
                <text:p>0.767632</text:p>
              </table:table-cell>
              <table:table-cell office:value-type="float" office:value="0.791292">
                <text:p>0.791292</text:p>
              </table:table-cell>
              <table:table-cell office:value-type="float" office:value="0.853337">
                <text:p>0.853337</text:p>
              </table:table-cell>
              <table:table-cell office:value-type="float" office:value="0.888719">
                <text:p>0.888719</text:p>
              </table:table-cell>
              <table:table-cell office:value-type="float" office:value="0.889108">
                <text:p>0.889108</text:p>
              </table:table-cell>
              <table:table-cell office:value-type="float" office:value="0.892781">
                <text:p>0.892781</text:p>
              </table:table-cell>
              <table:table-cell office:value-type="float" office:value="0.909495">
                <text:p>0.909495</text:p>
              </table:table-cell>
              <table:table-cell office:value-type="float" office:value="0.920152">
                <text:p>0.920152</text:p>
              </table:table-cell>
              <table:table-cell office:value-type="float" office:value="0.944916">
                <text:p>0.944916</text:p>
              </table:table-cell>
              <table:table-cell office:value-type="float" office:value="0.804064">
                <text:p>0.80406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459455">
                <text:p>0.459455</text:p>
              </table:table-cell>
              <table:table-cell office:value-type="float" office:value="0.672642">
                <text:p>0.672642</text:p>
              </table:table-cell>
              <table:table-cell office:value-type="float" office:value="0.768743">
                <text:p>0.768743</text:p>
              </table:table-cell>
              <table:table-cell office:value-type="float" office:value="0.79077">
                <text:p>0.79077</text:p>
              </table:table-cell>
              <table:table-cell office:value-type="float" office:value="0.850235">
                <text:p>0.850235</text:p>
              </table:table-cell>
              <table:table-cell office:value-type="float" office:value="0.888719">
                <text:p>0.888719</text:p>
              </table:table-cell>
              <table:table-cell office:value-type="float" office:value="0.889108">
                <text:p>0.889108</text:p>
              </table:table-cell>
              <table:table-cell office:value-type="float" office:value="0.892562">
                <text:p>0.892562</text:p>
              </table:table-cell>
              <table:table-cell office:value-type="float" office:value="0.906336">
                <text:p>0.906336</text:p>
              </table:table-cell>
              <table:table-cell office:value-type="float" office:value="0.921332">
                <text:p>0.921332</text:p>
              </table:table-cell>
              <table:table-cell office:value-type="float" office:value="0.944916">
                <text:p>0.944916</text:p>
              </table:table-cell>
              <table:table-cell office:value-type="float" office:value="0.80399">
                <text:p>0.8039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488874">
                <text:p>0.488874</text:p>
              </table:table-cell>
              <table:table-cell office:value-type="float" office:value="0.69919">
                <text:p>0.69919</text:p>
              </table:table-cell>
              <table:table-cell office:value-type="float" office:value="0.762848">
                <text:p>0.762848</text:p>
              </table:table-cell>
              <table:table-cell office:value-type="float" office:value="0.781503">
                <text:p>0.781503</text:p>
              </table:table-cell>
              <table:table-cell office:value-type="float" office:value="0.858738">
                <text:p>0.858738</text:p>
              </table:table-cell>
              <table:table-cell office:value-type="float" office:value="0.888525">
                <text:p>0.888525</text:p>
              </table:table-cell>
              <table:table-cell office:value-type="float" office:value="0.889108">
                <text:p>0.889108</text:p>
              </table:table-cell>
              <table:table-cell office:value-type="float" office:value="0.891166">
                <text:p>0.891166</text:p>
              </table:table-cell>
              <table:table-cell office:value-type="float" office:value="0.899065">
                <text:p>0.899065</text:p>
              </table:table-cell>
              <table:table-cell office:value-type="float" office:value="0.921458">
                <text:p>0.921458</text:p>
              </table:table-cell>
              <table:table-cell office:value-type="float" office:value="0.944916">
                <text:p>0.944916</text:p>
              </table:table-cell>
              <table:table-cell office:value-type="float" office:value="0.808047">
                <text:p>0.808047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513462">
                <text:p>0.513462</text:p>
              </table:table-cell>
              <table:table-cell office:value-type="float" office:value="0.755288">
                <text:p>0.755288</text:p>
              </table:table-cell>
              <table:table-cell office:value-type="float" office:value="0.772551">
                <text:p>0.772551</text:p>
              </table:table-cell>
              <table:table-cell office:value-type="float" office:value="0.797304">
                <text:p>0.797304</text:p>
              </table:table-cell>
              <table:table-cell office:value-type="float" office:value="0.883242">
                <text:p>0.883242</text:p>
              </table:table-cell>
              <table:table-cell office:value-type="float" office:value="0.889108">
                <text:p>0.889108</text:p>
              </table:table-cell>
              <table:table-cell office:value-type="float" office:value="0.889108">
                <text:p>0.889108</text:p>
              </table:table-cell>
              <table:table-cell office:value-type="float" office:value="0.89146">
                <text:p>0.89146</text:p>
              </table:table-cell>
              <table:table-cell office:value-type="float" office:value="0.899686">
                <text:p>0.899686</text:p>
              </table:table-cell>
              <table:table-cell office:value-type="float" office:value="0.915622">
                <text:p>0.915622</text:p>
              </table:table-cell>
              <table:table-cell office:value-type="float" office:value="0.944916">
                <text:p>0.944916</text:p>
              </table:table-cell>
              <table:table-cell office:value-type="float" office:value="0.820683">
                <text:p>0.820683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583764">
                <text:p>0.583764</text:p>
              </table:table-cell>
              <table:table-cell office:value-type="float" office:value="0.757219">
                <text:p>0.757219</text:p>
              </table:table-cell>
              <table:table-cell office:value-type="float" office:value="0.77649">
                <text:p>0.77649</text:p>
              </table:table-cell>
              <table:table-cell office:value-type="float" office:value="0.796712">
                <text:p>0.796712</text:p>
              </table:table-cell>
              <table:table-cell office:value-type="float" office:value="0.882475">
                <text:p>0.882475</text:p>
              </table:table-cell>
              <table:table-cell office:value-type="float" office:value="0.889108">
                <text:p>0.889108</text:p>
              </table:table-cell>
              <table:table-cell office:value-type="float" office:value="0.889108">
                <text:p>0.889108</text:p>
              </table:table-cell>
              <table:table-cell office:value-type="float" office:value="0.892745">
                <text:p>0.892745</text:p>
              </table:table-cell>
              <table:table-cell office:value-type="float" office:value="0.901596">
                <text:p>0.901596</text:p>
              </table:table-cell>
              <table:table-cell office:value-type="float" office:value="0.917179">
                <text:p>0.917179</text:p>
              </table:table-cell>
              <table:table-cell office:value-type="float" office:value="0.944916">
                <text:p>0.944916</text:p>
              </table:table-cell>
              <table:table-cell office:value-type="float" office:value="0.82864">
                <text:p>0.8286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557255">
                <text:p>0.557255</text:p>
              </table:table-cell>
              <table:table-cell office:value-type="float" office:value="0.72272">
                <text:p>0.72272</text:p>
              </table:table-cell>
              <table:table-cell office:value-type="float" office:value="0.769087">
                <text:p>0.769087</text:p>
              </table:table-cell>
              <table:table-cell office:value-type="float" office:value="0.787511">
                <text:p>0.787511</text:p>
              </table:table-cell>
              <table:table-cell office:value-type="float" office:value="0.847336">
                <text:p>0.847336</text:p>
              </table:table-cell>
              <table:table-cell office:value-type="float" office:value="0.888719">
                <text:p>0.888719</text:p>
              </table:table-cell>
              <table:table-cell office:value-type="float" office:value="0.889108">
                <text:p>0.889108</text:p>
              </table:table-cell>
              <table:table-cell office:value-type="float" office:value="0.889843">
                <text:p>0.889843</text:p>
              </table:table-cell>
              <table:table-cell office:value-type="float" office:value="0.898254">
                <text:p>0.898254</text:p>
              </table:table-cell>
              <table:table-cell office:value-type="float" office:value="0.915474">
                <text:p>0.915474</text:p>
              </table:table-cell>
              <table:table-cell office:value-type="float" office:value="0.944916">
                <text:p>0.944916</text:p>
              </table:table-cell>
              <table:table-cell office:value-type="float" office:value="0.816531">
                <text:p>0.81653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526066">
                <text:p>0.526066</text:p>
              </table:table-cell>
              <table:table-cell office:value-type="float" office:value="0.683962">
                <text:p>0.683962</text:p>
              </table:table-cell>
              <table:table-cell office:value-type="float" office:value="0.764643">
                <text:p>0.764643</text:p>
              </table:table-cell>
              <table:table-cell office:value-type="float" office:value="0.778474">
                <text:p>0.778474</text:p>
              </table:table-cell>
              <table:table-cell office:value-type="float" office:value="0.80697">
                <text:p>0.80697</text:p>
              </table:table-cell>
              <table:table-cell office:value-type="float" office:value="0.883282">
                <text:p>0.883282</text:p>
              </table:table-cell>
              <table:table-cell office:value-type="float" office:value="0.889108">
                <text:p>0.889108</text:p>
              </table:table-cell>
              <table:table-cell office:value-type="float" office:value="0.890578">
                <text:p>0.890578</text:p>
              </table:table-cell>
              <table:table-cell office:value-type="float" office:value="0.899209">
                <text:p>0.899209</text:p>
              </table:table-cell>
              <table:table-cell office:value-type="float" office:value="0.912588">
                <text:p>0.912588</text:p>
              </table:table-cell>
              <table:table-cell office:value-type="float" office:value="0.944916">
                <text:p>0.944916</text:p>
              </table:table-cell>
              <table:table-cell office:value-type="float" office:value="0.803488">
                <text:p>0.80348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360584">
                <text:p>0.360584</text:p>
              </table:table-cell>
              <table:table-cell office:value-type="float" office:value="0.66702">
                <text:p>0.66702</text:p>
              </table:table-cell>
              <table:table-cell office:value-type="float" office:value="0.758345">
                <text:p>0.758345</text:p>
              </table:table-cell>
              <table:table-cell office:value-type="float" office:value="0.773267">
                <text:p>0.773267</text:p>
              </table:table-cell>
              <table:table-cell office:value-type="float" office:value="0.802131">
                <text:p>0.802131</text:p>
              </table:table-cell>
              <table:table-cell office:value-type="float" office:value="0.880444">
                <text:p>0.880444</text:p>
              </table:table-cell>
              <table:table-cell office:value-type="float" office:value="0.889108">
                <text:p>0.889108</text:p>
              </table:table-cell>
              <table:table-cell office:value-type="float" office:value="0.890137">
                <text:p>0.890137</text:p>
              </table:table-cell>
              <table:table-cell office:value-type="float" office:value="0.899209">
                <text:p>0.899209</text:p>
              </table:table-cell>
              <table:table-cell office:value-type="float" office:value="0.914131">
                <text:p>0.914131</text:p>
              </table:table-cell>
              <table:table-cell office:value-type="float" office:value="0.944916">
                <text:p>0.944916</text:p>
              </table:table-cell>
              <table:table-cell office:value-type="float" office:value="0.783437">
                <text:p>0.78343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465826">
                <text:p>0.465826</text:p>
              </table:table-cell>
              <table:table-cell office:value-type="float" office:value="0.64862">
                <text:p>0.64862</text:p>
              </table:table-cell>
              <table:table-cell office:value-type="float" office:value="0.761782">
                <text:p>0.761782</text:p>
              </table:table-cell>
              <table:table-cell office:value-type="float" office:value="0.775035">
                <text:p>0.775035</text:p>
              </table:table-cell>
              <table:table-cell office:value-type="float" office:value="0.829851">
                <text:p>0.829851</text:p>
              </table:table-cell>
              <table:table-cell office:value-type="float" office:value="0.887176">
                <text:p>0.887176</text:p>
              </table:table-cell>
              <table:table-cell office:value-type="float" office:value="0.889108">
                <text:p>0.889108</text:p>
              </table:table-cell>
              <table:table-cell office:value-type="float" office:value="0.891643">
                <text:p>0.891643</text:p>
              </table:table-cell>
              <table:table-cell office:value-type="float" office:value="0.901596">
                <text:p>0.901596</text:p>
              </table:table-cell>
              <table:table-cell office:value-type="float" office:value="0.913685">
                <text:p>0.913685</text:p>
              </table:table-cell>
              <table:table-cell office:value-type="float" office:value="0.944916">
                <text:p>0.944916</text:p>
              </table:table-cell>
              <table:table-cell office:value-type="float" office:value="0.796432">
                <text:p>0.79643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472358">
                <text:p>0.472358</text:p>
              </table:table-cell>
              <table:table-cell office:value-type="float" office:value="0.629799">
                <text:p>0.629799</text:p>
              </table:table-cell>
              <table:table-cell office:value-type="float" office:value="0.757329">
                <text:p>0.757329</text:p>
              </table:table-cell>
              <table:table-cell office:value-type="float" office:value="0.776096">
                <text:p>0.776096</text:p>
              </table:table-cell>
              <table:table-cell office:value-type="float" office:value="0.833015">
                <text:p>0.833015</text:p>
              </table:table-cell>
              <table:table-cell office:value-type="float" office:value="0.888719">
                <text:p>0.888719</text:p>
              </table:table-cell>
              <table:table-cell office:value-type="float" office:value="0.889108">
                <text:p>0.889108</text:p>
              </table:table-cell>
              <table:table-cell office:value-type="float" office:value="0.892745">
                <text:p>0.892745</text:p>
              </table:table-cell>
              <table:table-cell office:value-type="float" office:value="0.901596">
                <text:p>0.901596</text:p>
              </table:table-cell>
              <table:table-cell office:value-type="float" office:value="0.915679">
                <text:p>0.915679</text:p>
              </table:table-cell>
              <table:table-cell office:value-type="float" office:value="0.944916">
                <text:p>0.944916</text:p>
              </table:table-cell>
              <table:table-cell office:value-type="float" office:value="0.795644">
                <text:p>0.79564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12003">
                <text:p>0.512003</text:p>
              </table:table-cell>
              <table:table-cell office:value-type="float" office:value="0.610794">
                <text:p>0.610794</text:p>
              </table:table-cell>
              <table:table-cell office:value-type="float" office:value="0.752523">
                <text:p>0.752523</text:p>
              </table:table-cell>
              <table:table-cell office:value-type="float" office:value="0.776218">
                <text:p>0.776218</text:p>
              </table:table-cell>
              <table:table-cell office:value-type="float" office:value="0.864368">
                <text:p>0.864368</text:p>
              </table:table-cell>
              <table:table-cell office:value-type="float" office:value="0.888913">
                <text:p>0.888913</text:p>
              </table:table-cell>
              <table:table-cell office:value-type="float" office:value="0.889108">
                <text:p>0.889108</text:p>
              </table:table-cell>
              <table:table-cell office:value-type="float" office:value="0.890137">
                <text:p>0.890137</text:p>
              </table:table-cell>
              <table:table-cell office:value-type="float" office:value="0.898365">
                <text:p>0.898365</text:p>
              </table:table-cell>
              <table:table-cell office:value-type="float" office:value="0.917096">
                <text:p>0.917096</text:p>
              </table:table-cell>
              <table:table-cell office:value-type="float" office:value="0.944916">
                <text:p>0.944916</text:p>
              </table:table-cell>
              <table:table-cell office:value-type="float" office:value="0.799953">
                <text:p>0.79995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481308">
                <text:p>0.481308</text:p>
              </table:table-cell>
              <table:table-cell office:value-type="float" office:value="0.630158">
                <text:p>0.630158</text:p>
              </table:table-cell>
              <table:table-cell office:value-type="float" office:value="0.759916">
                <text:p>0.759916</text:p>
              </table:table-cell>
              <table:table-cell office:value-type="float" office:value="0.783498">
                <text:p>0.783498</text:p>
              </table:table-cell>
              <table:table-cell office:value-type="float" office:value="0.856958">
                <text:p>0.856958</text:p>
              </table:table-cell>
              <table:table-cell office:value-type="float" office:value="0.888816">
                <text:p>0.888816</text:p>
              </table:table-cell>
              <table:table-cell office:value-type="float" office:value="0.889108">
                <text:p>0.889108</text:p>
              </table:table-cell>
              <table:table-cell office:value-type="float" office:value="0.890284">
                <text:p>0.890284</text:p>
              </table:table-cell>
              <table:table-cell office:value-type="float" office:value="0.897299">
                <text:p>0.897299</text:p>
              </table:table-cell>
              <table:table-cell office:value-type="float" office:value="0.913685">
                <text:p>0.913685</text:p>
              </table:table-cell>
              <table:table-cell office:value-type="float" office:value="0.944916">
                <text:p>0.944916</text:p>
              </table:table-cell>
              <table:table-cell office:value-type="float" office:value="0.799103">
                <text:p>0.79910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467832">
                <text:p>0.467832</text:p>
              </table:table-cell>
              <table:table-cell office:value-type="float" office:value="0.590651">
                <text:p>0.590651</text:p>
              </table:table-cell>
              <table:table-cell office:value-type="float" office:value="0.713944">
                <text:p>0.713944</text:p>
              </table:table-cell>
              <table:table-cell office:value-type="float" office:value="0.775329">
                <text:p>0.775329</text:p>
              </table:table-cell>
              <table:table-cell office:value-type="float" office:value="0.84539">
                <text:p>0.84539</text:p>
              </table:table-cell>
              <table:table-cell office:value-type="float" office:value="0.888385">
                <text:p>0.888385</text:p>
              </table:table-cell>
              <table:table-cell office:value-type="float" office:value="0.889108">
                <text:p>0.889108</text:p>
              </table:table-cell>
              <table:table-cell office:value-type="float" office:value="0.890578">
                <text:p>0.890578</text:p>
              </table:table-cell>
              <table:table-cell office:value-type="float" office:value="0.898254">
                <text:p>0.898254</text:p>
              </table:table-cell>
              <table:table-cell office:value-type="float" office:value="0.914181">
                <text:p>0.914181</text:p>
              </table:table-cell>
              <table:table-cell office:value-type="float" office:value="0.944916">
                <text:p>0.944916</text:p>
              </table:table-cell>
              <table:table-cell office:value-type="float" office:value="0.787365">
                <text:p>0.787365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320202">
                <text:p>0.320202</text:p>
              </table:table-cell>
              <table:table-cell office:value-type="float" office:value="0.57915">
                <text:p>0.57915</text:p>
              </table:table-cell>
              <table:table-cell office:value-type="float" office:value="0.681281">
                <text:p>0.681281</text:p>
              </table:table-cell>
              <table:table-cell office:value-type="float" office:value="0.773242">
                <text:p>0.773242</text:p>
              </table:table-cell>
              <table:table-cell office:value-type="float" office:value="0.849871">
                <text:p>0.849871</text:p>
              </table:table-cell>
              <table:table-cell office:value-type="float" office:value="0.888676">
                <text:p>0.888676</text:p>
              </table:table-cell>
              <table:table-cell office:value-type="float" office:value="0.889108">
                <text:p>0.889108</text:p>
              </table:table-cell>
              <table:table-cell office:value-type="float" office:value="0.890578">
                <text:p>0.890578</text:p>
              </table:table-cell>
              <table:table-cell office:value-type="float" office:value="0.899209">
                <text:p>0.899209</text:p>
              </table:table-cell>
              <table:table-cell office:value-type="float" office:value="0.917036">
                <text:p>0.917036</text:p>
              </table:table-cell>
              <table:table-cell office:value-type="float" office:value="0.944916">
                <text:p>0.944916</text:p>
              </table:table-cell>
              <table:table-cell office:value-type="float" office:value="0.768835">
                <text:p>0.768835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459603">
                <text:p>0.459603</text:p>
              </table:table-cell>
              <table:table-cell office:value-type="float" office:value="0.646831">
                <text:p>0.646831</text:p>
              </table:table-cell>
              <table:table-cell office:value-type="float" office:value="0.769236">
                <text:p>0.769236</text:p>
              </table:table-cell>
              <table:table-cell office:value-type="float" office:value="0.808002">
                <text:p>0.808002</text:p>
              </table:table-cell>
              <table:table-cell office:value-type="float" office:value="0.880472">
                <text:p>0.880472</text:p>
              </table:table-cell>
              <table:table-cell office:value-type="float" office:value="0.889108">
                <text:p>0.889108</text:p>
              </table:table-cell>
              <table:table-cell office:value-type="float" office:value="0.889108">
                <text:p>0.889108</text:p>
              </table:table-cell>
              <table:table-cell office:value-type="float" office:value="0.890725">
                <text:p>0.890725</text:p>
              </table:table-cell>
              <table:table-cell office:value-type="float" office:value="0.899065">
                <text:p>0.899065</text:p>
              </table:table-cell>
              <table:table-cell office:value-type="float" office:value="0.918282">
                <text:p>0.918282</text:p>
              </table:table-cell>
              <table:table-cell office:value-type="float" office:value="0.944916">
                <text:p>0.944916</text:p>
              </table:table-cell>
              <table:table-cell office:value-type="float" office:value="0.805043">
                <text:p>0.805043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46265">
                <text:p>0.46265</text:p>
              </table:table-cell>
              <table:table-cell office:value-type="float" office:value="0.690549">
                <text:p>0.690549</text:p>
              </table:table-cell>
              <table:table-cell office:value-type="float" office:value="0.777925">
                <text:p>0.777925</text:p>
              </table:table-cell>
              <table:table-cell office:value-type="float" office:value="0.84043">
                <text:p>0.84043</text:p>
              </table:table-cell>
              <table:table-cell office:value-type="float" office:value="0.884824">
                <text:p>0.884824</text:p>
              </table:table-cell>
              <table:table-cell office:value-type="float" office:value="0.889108">
                <text:p>0.889108</text:p>
              </table:table-cell>
              <table:table-cell office:value-type="float" office:value="0.88999">
                <text:p>0.88999</text:p>
              </table:table-cell>
              <table:table-cell office:value-type="float" office:value="0.894435">
                <text:p>0.894435</text:p>
              </table:table-cell>
              <table:table-cell office:value-type="float" office:value="0.901818">
                <text:p>0.901818</text:p>
              </table:table-cell>
              <table:table-cell office:value-type="float" office:value="0.919906">
                <text:p>0.919906</text:p>
              </table:table-cell>
              <table:table-cell office:value-type="float" office:value="0.944916">
                <text:p>0.944916</text:p>
              </table:table-cell>
              <table:table-cell office:value-type="float" office:value="0.815164">
                <text:p>0.815164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477511">
                <text:p>0.477511</text:p>
              </table:table-cell>
              <table:table-cell office:value-type="float" office:value="0.734089">
                <text:p>0.734089</text:p>
              </table:table-cell>
              <table:table-cell office:value-type="float" office:value="0.776776">
                <text:p>0.776776</text:p>
              </table:table-cell>
              <table:table-cell office:value-type="float" office:value="0.827297">
                <text:p>0.827297</text:p>
              </table:table-cell>
              <table:table-cell office:value-type="float" office:value="0.884004">
                <text:p>0.884004</text:p>
              </table:table-cell>
              <table:table-cell office:value-type="float" office:value="0.889108">
                <text:p>0.889108</text:p>
              </table:table-cell>
              <table:table-cell office:value-type="float" office:value="0.889696">
                <text:p>0.889696</text:p>
              </table:table-cell>
              <table:table-cell office:value-type="float" office:value="0.896822">
                <text:p>0.896822</text:p>
              </table:table-cell>
              <table:table-cell office:value-type="float" office:value="0.902152">
                <text:p>0.902152</text:p>
              </table:table-cell>
              <table:table-cell office:value-type="float" office:value="0.920589">
                <text:p>0.920589</text:p>
              </table:table-cell>
              <table:table-cell office:value-type="float" office:value="0.944916">
                <text:p>0.944916</text:p>
              </table:table-cell>
              <table:table-cell office:value-type="float" office:value="0.819804">
                <text:p>0.81980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511525">
                <text:p>0.511525</text:p>
              </table:table-cell>
              <table:table-cell office:value-type="float" office:value="0.747395">
                <text:p>0.747395</text:p>
              </table:table-cell>
              <table:table-cell office:value-type="float" office:value="0.777629">
                <text:p>0.777629</text:p>
              </table:table-cell>
              <table:table-cell office:value-type="float" office:value="0.812253">
                <text:p>0.812253</text:p>
              </table:table-cell>
              <table:table-cell office:value-type="float" office:value="0.883387">
                <text:p>0.883387</text:p>
              </table:table-cell>
              <table:table-cell office:value-type="float" office:value="0.889108">
                <text:p>0.889108</text:p>
              </table:table-cell>
              <table:table-cell office:value-type="float" office:value="0.88999">
                <text:p>0.88999</text:p>
              </table:table-cell>
              <table:table-cell office:value-type="float" office:value="0.899209">
                <text:p>0.899209</text:p>
              </table:table-cell>
              <table:table-cell office:value-type="float" office:value="0.904177">
                <text:p>0.904177</text:p>
              </table:table-cell>
              <table:table-cell office:value-type="float" office:value="0.920277">
                <text:p>0.920277</text:p>
              </table:table-cell>
              <table:table-cell office:value-type="float" office:value="0.944916">
                <text:p>0.944916</text:p>
              </table:table-cell>
              <table:table-cell office:value-type="float" office:value="0.823495">
                <text:p>0.82349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494546">
                <text:p>0.494546</text:p>
              </table:table-cell>
              <table:table-cell office:value-type="float" office:value="0.699444">
                <text:p>0.699444</text:p>
              </table:table-cell>
              <table:table-cell office:value-type="float" office:value="0.763015">
                <text:p>0.763015</text:p>
              </table:table-cell>
              <table:table-cell office:value-type="float" office:value="0.785691">
                <text:p>0.785691</text:p>
              </table:table-cell>
              <table:table-cell office:value-type="float" office:value="0.833652">
                <text:p>0.833652</text:p>
              </table:table-cell>
              <table:table-cell office:value-type="float" office:value="0.885882">
                <text:p>0.885882</text:p>
              </table:table-cell>
              <table:table-cell office:value-type="float" office:value="0.889108">
                <text:p>0.889108</text:p>
              </table:table-cell>
              <table:table-cell office:value-type="float" office:value="0.892965">
                <text:p>0.892965</text:p>
              </table:table-cell>
              <table:table-cell office:value-type="float" office:value="0.902041">
                <text:p>0.902041</text:p>
              </table:table-cell>
              <table:table-cell office:value-type="float" office:value="0.920936">
                <text:p>0.920936</text:p>
              </table:table-cell>
              <table:table-cell office:value-type="float" office:value="0.944916">
                <text:p>0.944916</text:p>
              </table:table-cell>
              <table:table-cell office:value-type="float" office:value="0.806728">
                <text:p>0.80672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466597">
                <text:p>0.466597</text:p>
              </table:table-cell>
              <table:table-cell office:value-type="float" office:value="0.722683">
                <text:p>0.722683</text:p>
              </table:table-cell>
              <table:table-cell office:value-type="float" office:value="0.771837">
                <text:p>0.771837</text:p>
              </table:table-cell>
              <table:table-cell office:value-type="float" office:value="0.799022">
                <text:p>0.799022</text:p>
              </table:table-cell>
              <table:table-cell office:value-type="float" office:value="0.870664">
                <text:p>0.870664</text:p>
              </table:table-cell>
              <table:table-cell office:value-type="float" office:value="0.889108">
                <text:p>0.889108</text:p>
              </table:table-cell>
              <table:table-cell office:value-type="float" office:value="0.889696">
                <text:p>0.889696</text:p>
              </table:table-cell>
              <table:table-cell office:value-type="float" office:value="0.897299">
                <text:p>0.897299</text:p>
              </table:table-cell>
              <table:table-cell office:value-type="float" office:value="0.907626">
                <text:p>0.907626</text:p>
              </table:table-cell>
              <table:table-cell office:value-type="float" office:value="0.924824">
                <text:p>0.924824</text:p>
              </table:table-cell>
              <table:table-cell office:value-type="float" office:value="0.944916">
                <text:p>0.944916</text:p>
              </table:table-cell>
              <table:table-cell office:value-type="float" office:value="0.813935">
                <text:p>0.81393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461524">
                <text:p>0.461524</text:p>
              </table:table-cell>
              <table:table-cell office:value-type="float" office:value="0.680383">
                <text:p>0.680383</text:p>
              </table:table-cell>
              <table:table-cell office:value-type="float" office:value="0.766135">
                <text:p>0.766135</text:p>
              </table:table-cell>
              <table:table-cell office:value-type="float" office:value="0.790081">
                <text:p>0.790081</text:p>
              </table:table-cell>
              <table:table-cell office:value-type="float" office:value="0.859406">
                <text:p>0.859406</text:p>
              </table:table-cell>
              <table:table-cell office:value-type="float" office:value="0.889011">
                <text:p>0.889011</text:p>
              </table:table-cell>
              <table:table-cell office:value-type="float" office:value="0.889696">
                <text:p>0.889696</text:p>
              </table:table-cell>
              <table:table-cell office:value-type="float" office:value="0.897777">
                <text:p>0.897777</text:p>
              </table:table-cell>
              <table:table-cell office:value-type="float" office:value="0.904733">
                <text:p>0.904733</text:p>
              </table:table-cell>
              <table:table-cell office:value-type="float" office:value="0.922764">
                <text:p>0.922764</text:p>
              </table:table-cell>
              <table:table-cell office:value-type="float" office:value="0.944916">
                <text:p>0.944916</text:p>
              </table:table-cell>
              <table:table-cell office:value-type="float" office:value="0.806151">
                <text:p>0.80615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514913">
                <text:p>0.514913</text:p>
              </table:table-cell>
              <table:table-cell office:value-type="float" office:value="0.693883">
                <text:p>0.693883</text:p>
              </table:table-cell>
              <table:table-cell office:value-type="float" office:value="0.773684">
                <text:p>0.773684</text:p>
              </table:table-cell>
              <table:table-cell office:value-type="float" office:value="0.83424">
                <text:p>0.83424</text:p>
              </table:table-cell>
              <table:table-cell office:value-type="float" office:value="0.88014">
                <text:p>0.88014</text:p>
              </table:table-cell>
              <table:table-cell office:value-type="float" office:value="0.889108">
                <text:p>0.889108</text:p>
              </table:table-cell>
              <table:table-cell office:value-type="float" office:value="0.890284">
                <text:p>0.890284</text:p>
              </table:table-cell>
              <table:table-cell office:value-type="float" office:value="0.901119">
                <text:p>0.901119</text:p>
              </table:table-cell>
              <table:table-cell office:value-type="float" office:value="0.905689">
                <text:p>0.905689</text:p>
              </table:table-cell>
              <table:table-cell office:value-type="float" office:value="0.922638">
                <text:p>0.922638</text:p>
              </table:table-cell>
              <table:table-cell office:value-type="float" office:value="0.944916">
                <text:p>0.944916</text:p>
              </table:table-cell>
              <table:table-cell office:value-type="float" office:value="0.82057">
                <text:p>0.82057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493572">
                <text:p>0.493572</text:p>
              </table:table-cell>
              <table:table-cell office:value-type="float" office:value="0.671469">
                <text:p>0.671469</text:p>
              </table:table-cell>
              <table:table-cell office:value-type="float" office:value="0.768039">
                <text:p>0.768039</text:p>
              </table:table-cell>
              <table:table-cell office:value-type="float" office:value="0.816396">
                <text:p>0.816396</text:p>
              </table:table-cell>
              <table:table-cell office:value-type="float" office:value="0.877649">
                <text:p>0.877649</text:p>
              </table:table-cell>
              <table:table-cell office:value-type="float" office:value="0.888913">
                <text:p>0.888913</text:p>
              </table:table-cell>
              <table:table-cell office:value-type="float" office:value="0.889255">
                <text:p>0.889255</text:p>
              </table:table-cell>
              <table:table-cell office:value-type="float" office:value="0.896822">
                <text:p>0.896822</text:p>
              </table:table-cell>
              <table:table-cell office:value-type="float" office:value="0.905534">
                <text:p>0.905534</text:p>
              </table:table-cell>
              <table:table-cell office:value-type="float" office:value="0.919272">
                <text:p>0.919272</text:p>
              </table:table-cell>
              <table:table-cell office:value-type="float" office:value="0.944916">
                <text:p>0.944916</text:p>
              </table:table-cell>
              <table:table-cell office:value-type="float" office:value="0.812692">
                <text:p>0.81269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451603">
                <text:p>0.451603</text:p>
              </table:table-cell>
              <table:table-cell office:value-type="float" office:value="0.580311">
                <text:p>0.580311</text:p>
              </table:table-cell>
              <table:table-cell office:value-type="float" office:value="0.728784">
                <text:p>0.728784</text:p>
              </table:table-cell>
              <table:table-cell office:value-type="float" office:value="0.783985">
                <text:p>0.783985</text:p>
              </table:table-cell>
              <table:table-cell office:value-type="float" office:value="0.846712">
                <text:p>0.846712</text:p>
              </table:table-cell>
              <table:table-cell office:value-type="float" office:value="0.888719">
                <text:p>0.888719</text:p>
              </table:table-cell>
              <table:table-cell office:value-type="float" office:value="0.890284">
                <text:p>0.890284</text:p>
              </table:table-cell>
              <table:table-cell office:value-type="float" office:value="0.900164">
                <text:p>0.900164</text:p>
              </table:table-cell>
              <table:table-cell office:value-type="float" office:value="0.907225">
                <text:p>0.907225</text:p>
              </table:table-cell>
              <table:table-cell office:value-type="float" office:value="0.919775">
                <text:p>0.919775</text:p>
              </table:table-cell>
              <table:table-cell office:value-type="float" office:value="0.944916">
                <text:p>0.944916</text:p>
              </table:table-cell>
              <table:table-cell office:value-type="float" office:value="0.789756">
                <text:p>0.789756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452495">
                <text:p>0.452495</text:p>
              </table:table-cell>
              <table:table-cell office:value-type="float" office:value="0.586422">
                <text:p>0.586422</text:p>
              </table:table-cell>
              <table:table-cell office:value-type="float" office:value="0.7553">
                <text:p>0.7553</text:p>
              </table:table-cell>
              <table:table-cell office:value-type="float" office:value="0.791193">
                <text:p>0.791193</text:p>
              </table:table-cell>
              <table:table-cell office:value-type="float" office:value="0.847612">
                <text:p>0.847612</text:p>
              </table:table-cell>
              <table:table-cell office:value-type="float" office:value="0.888913">
                <text:p>0.888913</text:p>
              </table:table-cell>
              <table:table-cell office:value-type="float" office:value="0.88999">
                <text:p>0.88999</text:p>
              </table:table-cell>
              <table:table-cell office:value-type="float" office:value="0.901119">
                <text:p>0.901119</text:p>
              </table:table-cell>
              <table:table-cell office:value-type="float" office:value="0.906713">
                <text:p>0.906713</text:p>
              </table:table-cell>
              <table:table-cell office:value-type="float" office:value="0.92108">
                <text:p>0.92108</text:p>
              </table:table-cell>
              <table:table-cell office:value-type="float" office:value="0.944916">
                <text:p>0.944916</text:p>
              </table:table-cell>
              <table:table-cell office:value-type="float" office:value="0.794084">
                <text:p>0.79408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394466">
                <text:p>0.394466</text:p>
              </table:table-cell>
              <table:table-cell office:value-type="float" office:value="0.632322">
                <text:p>0.632322</text:p>
              </table:table-cell>
              <table:table-cell office:value-type="float" office:value="0.769141">
                <text:p>0.769141</text:p>
              </table:table-cell>
              <table:table-cell office:value-type="float" office:value="0.835932">
                <text:p>0.835932</text:p>
              </table:table-cell>
              <table:table-cell office:value-type="float" office:value="0.888871">
                <text:p>0.888871</text:p>
              </table:table-cell>
              <table:table-cell office:value-type="float" office:value="0.889549">
                <text:p>0.889549</text:p>
              </table:table-cell>
              <table:table-cell office:value-type="float" office:value="0.899686">
                <text:p>0.899686</text:p>
              </table:table-cell>
              <table:table-cell office:value-type="float" office:value="0.903264">
                <text:p>0.903264</text:p>
              </table:table-cell>
              <table:table-cell office:value-type="float" office:value="0.915659">
                <text:p>0.915659</text:p>
              </table:table-cell>
              <table:table-cell office:value-type="float" office:value="0.921835">
                <text:p>0.921835</text:p>
              </table:table-cell>
              <table:table-cell office:value-type="float" office:value="0.944916">
                <text:p>0.944916</text:p>
              </table:table-cell>
              <table:table-cell office:value-type="float" office:value="0.805073">
                <text:p>0.80507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432101">
                <text:p>0.432101</text:p>
              </table:table-cell>
              <table:table-cell office:value-type="float" office:value="0.629207">
                <text:p>0.629207</text:p>
              </table:table-cell>
              <table:table-cell office:value-type="float" office:value="0.767939">
                <text:p>0.767939</text:p>
              </table:table-cell>
              <table:table-cell office:value-type="float" office:value="0.805747">
                <text:p>0.805747</text:p>
              </table:table-cell>
              <table:table-cell office:value-type="float" office:value="0.872846">
                <text:p>0.872846</text:p>
              </table:table-cell>
              <table:table-cell office:value-type="float" office:value="0.889108">
                <text:p>0.889108</text:p>
              </table:table-cell>
              <table:table-cell office:value-type="float" office:value="0.897152">
                <text:p>0.897152</text:p>
              </table:table-cell>
              <table:table-cell office:value-type="float" office:value="0.902708">
                <text:p>0.902708</text:p>
              </table:table-cell>
              <table:table-cell office:value-type="float" office:value="0.915036">
                <text:p>0.915036</text:p>
              </table:table-cell>
              <table:table-cell office:value-type="float" office:value="0.920403">
                <text:p>0.920403</text:p>
              </table:table-cell>
              <table:table-cell office:value-type="float" office:value="0.944916">
                <text:p>0.944916</text:p>
              </table:table-cell>
              <table:table-cell office:value-type="float" office:value="0.803225">
                <text:p>0.803225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367436">
                <text:p>0.367436</text:p>
              </table:table-cell>
              <table:table-cell office:value-type="float" office:value="0.657443">
                <text:p>0.657443</text:p>
              </table:table-cell>
              <table:table-cell office:value-type="float" office:value="0.779834">
                <text:p>0.779834</text:p>
              </table:table-cell>
              <table:table-cell office:value-type="float" office:value="0.827958">
                <text:p>0.827958</text:p>
              </table:table-cell>
              <table:table-cell office:value-type="float" office:value="0.888731">
                <text:p>0.888731</text:p>
              </table:table-cell>
              <table:table-cell office:value-type="float" office:value="0.889255">
                <text:p>0.889255</text:p>
              </table:table-cell>
              <table:table-cell office:value-type="float" office:value="0.898732">
                <text:p>0.898732</text:p>
              </table:table-cell>
              <table:table-cell office:value-type="float" office:value="0.903042">
                <text:p>0.903042</text:p>
              </table:table-cell>
              <table:table-cell office:value-type="float" office:value="0.914413">
                <text:p>0.914413</text:p>
              </table:table-cell>
              <table:table-cell office:value-type="float" office:value="0.921583">
                <text:p>0.921583</text:p>
              </table:table-cell>
              <table:table-cell office:value-type="float" office:value="0.944916">
                <text:p>0.944916</text:p>
              </table:table-cell>
              <table:table-cell office:value-type="float" office:value="0.804843">
                <text:p>0.80484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429374">
                <text:p>0.429374</text:p>
              </table:table-cell>
              <table:table-cell office:value-type="float" office:value="0.711966">
                <text:p>0.711966</text:p>
              </table:table-cell>
              <table:table-cell office:value-type="float" office:value="0.786782">
                <text:p>0.786782</text:p>
              </table:table-cell>
              <table:table-cell office:value-type="float" office:value="0.82108">
                <text:p>0.82108</text:p>
              </table:table-cell>
              <table:table-cell office:value-type="float" office:value="0.886869">
                <text:p>0.886869</text:p>
              </table:table-cell>
              <table:table-cell office:value-type="float" office:value="0.889108">
                <text:p>0.889108</text:p>
              </table:table-cell>
              <table:table-cell office:value-type="float" office:value="0.895904">
                <text:p>0.895904</text:p>
              </table:table-cell>
              <table:table-cell office:value-type="float" office:value="0.902374">
                <text:p>0.902374</text:p>
              </table:table-cell>
              <table:table-cell office:value-type="float" office:value="0.91379">
                <text:p>0.91379</text:p>
              </table:table-cell>
              <table:table-cell office:value-type="float" office:value="0.921583">
                <text:p>0.921583</text:p>
              </table:table-cell>
              <table:table-cell office:value-type="float" office:value="0.944916">
                <text:p>0.944916</text:p>
              </table:table-cell>
              <table:table-cell office:value-type="float" office:value="0.815883">
                <text:p>0.815883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561563">
                <text:p>0.561563</text:p>
              </table:table-cell>
              <table:table-cell office:value-type="float" office:value="0.784625">
                <text:p>0.784625</text:p>
              </table:table-cell>
              <table:table-cell office:value-type="float" office:value="0.823905">
                <text:p>0.823905</text:p>
              </table:table-cell>
              <table:table-cell office:value-type="float" office:value="0.888622">
                <text:p>0.888622</text:p>
              </table:table-cell>
              <table:table-cell office:value-type="float" office:value="0.88999">
                <text:p>0.88999</text:p>
              </table:table-cell>
              <table:table-cell office:value-type="float" office:value="0.897299">
                <text:p>0.897299</text:p>
              </table:table-cell>
              <table:table-cell office:value-type="float" office:value="0.901596">
                <text:p>0.901596</text:p>
              </table:table-cell>
              <table:table-cell office:value-type="float" office:value="0.906201">
                <text:p>0.906201</text:p>
              </table:table-cell>
              <table:table-cell office:value-type="float" office:value="0.916283">
                <text:p>0.916283</text:p>
              </table:table-cell>
              <table:table-cell office:value-type="float" office:value="0.920277">
                <text:p>0.920277</text:p>
              </table:table-cell>
              <table:table-cell office:value-type="float" office:value="0.944916">
                <text:p>0.944916</text:p>
              </table:table-cell>
              <table:table-cell office:value-type="float" office:value="0.849036">
                <text:p>0.8490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542826">
                <text:p>0.542826</text:p>
              </table:table-cell>
              <table:table-cell office:value-type="float" office:value="0.778959">
                <text:p>0.778959</text:p>
              </table:table-cell>
              <table:table-cell office:value-type="float" office:value="0.831272">
                <text:p>0.831272</text:p>
              </table:table-cell>
              <table:table-cell office:value-type="float" office:value="0.889108">
                <text:p>0.889108</text:p>
              </table:table-cell>
              <table:table-cell office:value-type="float" office:value="0.890872">
                <text:p>0.890872</text:p>
              </table:table-cell>
              <table:table-cell office:value-type="float" office:value="0.899209">
                <text:p>0.899209</text:p>
              </table:table-cell>
              <table:table-cell office:value-type="float" office:value="0.902263">
                <text:p>0.902263</text:p>
              </table:table-cell>
              <table:table-cell office:value-type="float" office:value="0.905689">
                <text:p>0.905689</text:p>
              </table:table-cell>
              <table:table-cell office:value-type="float" office:value="0.916283">
                <text:p>0.916283</text:p>
              </table:table-cell>
              <table:table-cell office:value-type="float" office:value="0.920277">
                <text:p>0.920277</text:p>
              </table:table-cell>
              <table:table-cell office:value-type="float" office:value="0.944916">
                <text:p>0.944916</text:p>
              </table:table-cell>
              <table:table-cell office:value-type="float" office:value="0.847676">
                <text:p>0.84767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557937">
                <text:p>0.557937</text:p>
              </table:table-cell>
              <table:table-cell office:value-type="float" office:value="0.692061">
                <text:p>0.692061</text:p>
              </table:table-cell>
              <table:table-cell office:value-type="float" office:value="0.808404">
                <text:p>0.808404</text:p>
              </table:table-cell>
              <table:table-cell office:value-type="float" office:value="0.888622">
                <text:p>0.888622</text:p>
              </table:table-cell>
              <table:table-cell office:value-type="float" office:value="0.889843">
                <text:p>0.889843</text:p>
              </table:table-cell>
              <table:table-cell office:value-type="float" office:value="0.89539">
                <text:p>0.89539</text:p>
              </table:table-cell>
              <table:table-cell office:value-type="float" office:value="0.902486">
                <text:p>0.902486</text:p>
              </table:table-cell>
              <table:table-cell office:value-type="float" office:value="0.908182">
                <text:p>0.908182</text:p>
              </table:table-cell>
              <table:table-cell office:value-type="float" office:value="0.916283">
                <text:p>0.916283</text:p>
              </table:table-cell>
              <table:table-cell office:value-type="float" office:value="0.923769">
                <text:p>0.923769</text:p>
              </table:table-cell>
              <table:table-cell office:value-type="float" office:value="0.944916">
                <text:p>0.944916</text:p>
              </table:table-cell>
              <table:table-cell office:value-type="float" office:value="0.838298">
                <text:p>0.83829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467154">
                <text:p>0.467154</text:p>
              </table:table-cell>
              <table:table-cell office:value-type="float" office:value="0.65495">
                <text:p>0.65495</text:p>
              </table:table-cell>
              <table:table-cell office:value-type="float" office:value="0.791864">
                <text:p>0.791864</text:p>
              </table:table-cell>
              <table:table-cell office:value-type="float" office:value="0.882303">
                <text:p>0.882303</text:p>
              </table:table-cell>
              <table:table-cell office:value-type="float" office:value="0.889696">
                <text:p>0.889696</text:p>
              </table:table-cell>
              <table:table-cell office:value-type="float" office:value="0.899209">
                <text:p>0.899209</text:p>
              </table:table-cell>
              <table:table-cell office:value-type="float" office:value="0.903042">
                <text:p>0.903042</text:p>
              </table:table-cell>
              <table:table-cell office:value-type="float" office:value="0.910674">
                <text:p>0.910674</text:p>
              </table:table-cell>
              <table:table-cell office:value-type="float" office:value="0.916283">
                <text:p>0.916283</text:p>
              </table:table-cell>
              <table:table-cell office:value-type="float" office:value="0.921961">
                <text:p>0.921961</text:p>
              </table:table-cell>
              <table:table-cell office:value-type="float" office:value="0.944916">
                <text:p>0.944916</text:p>
              </table:table-cell>
              <table:table-cell office:value-type="float" office:value="0.823713">
                <text:p>0.82371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389564">
                <text:p>0.389564</text:p>
              </table:table-cell>
              <table:table-cell office:value-type="float" office:value="0.719094">
                <text:p>0.719094</text:p>
              </table:table-cell>
              <table:table-cell office:value-type="float" office:value="0.835396">
                <text:p>0.835396</text:p>
              </table:table-cell>
              <table:table-cell office:value-type="float" office:value="0.889011">
                <text:p>0.889011</text:p>
              </table:table-cell>
              <table:table-cell office:value-type="float" office:value="0.890872">
                <text:p>0.890872</text:p>
              </table:table-cell>
              <table:table-cell office:value-type="float" office:value="0.901596">
                <text:p>0.901596</text:p>
              </table:table-cell>
              <table:table-cell office:value-type="float" office:value="0.902708">
                <text:p>0.902708</text:p>
              </table:table-cell>
              <table:table-cell office:value-type="float" office:value="0.906313">
                <text:p>0.906313</text:p>
              </table:table-cell>
              <table:table-cell office:value-type="float" office:value="0.916283">
                <text:p>0.916283</text:p>
              </table:table-cell>
              <table:table-cell office:value-type="float" office:value="0.921583">
                <text:p>0.921583</text:p>
              </table:table-cell>
              <table:table-cell office:value-type="float" office:value="0.944916">
                <text:p>0.944916</text:p>
              </table:table-cell>
              <table:table-cell office:value-type="float" office:value="0.827242">
                <text:p>0.82724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488208">
                <text:p>0.488208</text:p>
              </table:table-cell>
              <table:table-cell office:value-type="float" office:value="0.664411">
                <text:p>0.664411</text:p>
              </table:table-cell>
              <table:table-cell office:value-type="float" office:value="0.837866">
                <text:p>0.837866</text:p>
              </table:table-cell>
              <table:table-cell office:value-type="float" office:value="0.889108">
                <text:p>0.889108</text:p>
              </table:table-cell>
              <table:table-cell office:value-type="float" office:value="0.891313">
                <text:p>0.891313</text:p>
              </table:table-cell>
              <table:table-cell office:value-type="float" office:value="0.901596">
                <text:p>0.901596</text:p>
              </table:table-cell>
              <table:table-cell office:value-type="float" office:value="0.902041">
                <text:p>0.902041</text:p>
              </table:table-cell>
              <table:table-cell office:value-type="float" office:value="0.90382">
                <text:p>0.90382</text:p>
              </table:table-cell>
              <table:table-cell office:value-type="float" office:value="0.915036">
                <text:p>0.915036</text:p>
              </table:table-cell>
              <table:table-cell office:value-type="float" office:value="0.921709">
                <text:p>0.9217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31511">
                <text:p>0.83151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467251">
                <text:p>0.467251</text:p>
              </table:table-cell>
              <table:table-cell office:value-type="float" office:value="0.5973">
                <text:p>0.5973</text:p>
              </table:table-cell>
              <table:table-cell office:value-type="float" office:value="0.735929">
                <text:p>0.735929</text:p>
              </table:table-cell>
              <table:table-cell office:value-type="float" office:value="0.872996">
                <text:p>0.872996</text:p>
              </table:table-cell>
              <table:table-cell office:value-type="float" office:value="0.889843">
                <text:p>0.889843</text:p>
              </table:table-cell>
              <table:table-cell office:value-type="float" office:value="0.898732">
                <text:p>0.898732</text:p>
              </table:table-cell>
              <table:table-cell office:value-type="float" office:value="0.901596">
                <text:p>0.901596</text:p>
              </table:table-cell>
              <table:table-cell office:value-type="float" office:value="0.90382">
                <text:p>0.90382</text:p>
              </table:table-cell>
              <table:table-cell office:value-type="float" office:value="0.91379">
                <text:p>0.91379</text:p>
              </table:table-cell>
              <table:table-cell office:value-type="float" office:value="0.923392">
                <text:p>0.923392</text:p>
              </table:table-cell>
              <table:table-cell office:value-type="float" office:value="0.944916">
                <text:p>0.944916</text:p>
              </table:table-cell>
              <table:table-cell office:value-type="float" office:value="0.810465">
                <text:p>0.810465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387012">
                <text:p>0.387012</text:p>
              </table:table-cell>
              <table:table-cell office:value-type="float" office:value="0.594783">
                <text:p>0.594783</text:p>
              </table:table-cell>
              <table:table-cell office:value-type="float" office:value="0.668308">
                <text:p>0.668308</text:p>
              </table:table-cell>
              <table:table-cell office:value-type="float" office:value="0.83643">
                <text:p>0.83643</text:p>
              </table:table-cell>
              <table:table-cell office:value-type="float" office:value="0.889108">
                <text:p>0.889108</text:p>
              </table:table-cell>
              <table:table-cell office:value-type="float" office:value="0.899209">
                <text:p>0.899209</text:p>
              </table:table-cell>
              <table:table-cell office:value-type="float" office:value="0.901707">
                <text:p>0.901707</text:p>
              </table:table-cell>
              <table:table-cell office:value-type="float" office:value="0.905066">
                <text:p>0.905066</text:p>
              </table:table-cell>
              <table:table-cell office:value-type="float" office:value="0.916283">
                <text:p>0.916283</text:p>
              </table:table-cell>
              <table:table-cell office:value-type="float" office:value="0.923895">
                <text:p>0.923895</text:p>
              </table:table-cell>
              <table:table-cell office:value-type="float" office:value="0.944916">
                <text:p>0.944916</text:p>
              </table:table-cell>
              <table:table-cell office:value-type="float" office:value="0.79218">
                <text:p>0.7921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40877">
                <text:p>0.40877</text:p>
              </table:table-cell>
              <table:table-cell office:value-type="float" office:value="0.568668">
                <text:p>0.568668</text:p>
              </table:table-cell>
              <table:table-cell office:value-type="float" office:value="0.611321">
                <text:p>0.611321</text:p>
              </table:table-cell>
              <table:table-cell office:value-type="float" office:value="0.761743">
                <text:p>0.761743</text:p>
              </table:table-cell>
              <table:table-cell office:value-type="float" office:value="0.853969">
                <text:p>0.853969</text:p>
              </table:table-cell>
              <table:table-cell office:value-type="float" office:value="0.889696">
                <text:p>0.889696</text:p>
              </table:table-cell>
              <table:table-cell office:value-type="float" office:value="0.901119">
                <text:p>0.901119</text:p>
              </table:table-cell>
              <table:table-cell office:value-type="float" office:value="0.901818">
                <text:p>0.901818</text:p>
              </table:table-cell>
              <table:table-cell office:value-type="float" office:value="0.908182">
                <text:p>0.908182</text:p>
              </table:table-cell>
              <table:table-cell office:value-type="float" office:value="0.921583">
                <text:p>0.921583</text:p>
              </table:table-cell>
              <table:table-cell office:value-type="float" office:value="0.944916">
                <text:p>0.944916</text:p>
              </table:table-cell>
              <table:table-cell office:value-type="float" office:value="0.772687">
                <text:p>0.772687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484161">
                <text:p>0.484161</text:p>
              </table:table-cell>
              <table:table-cell office:value-type="float" office:value="0.586934">
                <text:p>0.586934</text:p>
              </table:table-cell>
              <table:table-cell office:value-type="float" office:value="0.612162">
                <text:p>0.612162</text:p>
              </table:table-cell>
              <table:table-cell office:value-type="float" office:value="0.773454">
                <text:p>0.773454</text:p>
              </table:table-cell>
              <table:table-cell office:value-type="float" office:value="0.868355">
                <text:p>0.868355</text:p>
              </table:table-cell>
              <table:table-cell office:value-type="float" office:value="0.895793">
                <text:p>0.895793</text:p>
              </table:table-cell>
              <table:table-cell office:value-type="float" office:value="0.901596">
                <text:p>0.901596</text:p>
              </table:table-cell>
              <table:table-cell office:value-type="float" office:value="0.902819">
                <text:p>0.902819</text:p>
              </table:table-cell>
              <table:table-cell office:value-type="float" office:value="0.911298">
                <text:p>0.911298</text:p>
              </table:table-cell>
              <table:table-cell office:value-type="float" office:value="0.923267">
                <text:p>0.923267</text:p>
              </table:table-cell>
              <table:table-cell office:value-type="float" office:value="0.944916">
                <text:p>0.944916</text:p>
              </table:table-cell>
              <table:table-cell office:value-type="float" office:value="0.785984">
                <text:p>0.78598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477151">
                <text:p>0.477151</text:p>
              </table:table-cell>
              <table:table-cell office:value-type="float" office:value="0.52234">
                <text:p>0.52234</text:p>
              </table:table-cell>
              <table:table-cell office:value-type="float" office:value="0.604511">
                <text:p>0.604511</text:p>
              </table:table-cell>
              <table:table-cell office:value-type="float" office:value="0.818212">
                <text:p>0.818212</text:p>
              </table:table-cell>
              <table:table-cell office:value-type="float" office:value="0.888913">
                <text:p>0.888913</text:p>
              </table:table-cell>
              <table:table-cell office:value-type="float" office:value="0.897042">
                <text:p>0.897042</text:p>
              </table:table-cell>
              <table:table-cell office:value-type="float" office:value="0.901596">
                <text:p>0.901596</text:p>
              </table:table-cell>
              <table:table-cell office:value-type="float" office:value="0.903005">
                <text:p>0.903005</text:p>
              </table:table-cell>
              <table:table-cell office:value-type="float" office:value="0.911298">
                <text:p>0.911298</text:p>
              </table:table-cell>
              <table:table-cell office:value-type="float" office:value="0.92108">
                <text:p>0.92108</text:p>
              </table:table-cell>
              <table:table-cell office:value-type="float" office:value="0.944916">
                <text:p>0.944916</text:p>
              </table:table-cell>
              <table:table-cell office:value-type="float" office:value="0.784515">
                <text:p>0.78451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42511">
                <text:p>0.42511</text:p>
              </table:table-cell>
              <table:table-cell office:value-type="float" office:value="0.558706">
                <text:p>0.558706</text:p>
              </table:table-cell>
              <table:table-cell office:value-type="float" office:value="0.720498">
                <text:p>0.720498</text:p>
              </table:table-cell>
              <table:table-cell office:value-type="float" office:value="0.876856">
                <text:p>0.876856</text:p>
              </table:table-cell>
              <table:table-cell office:value-type="float" office:value="0.889108">
                <text:p>0.889108</text:p>
              </table:table-cell>
              <table:table-cell office:value-type="float" office:value="0.900568">
                <text:p>0.900568</text:p>
              </table:table-cell>
              <table:table-cell office:value-type="float" office:value="0.901596">
                <text:p>0.901596</text:p>
              </table:table-cell>
              <table:table-cell office:value-type="float" office:value="0.903005">
                <text:p>0.903005</text:p>
              </table:table-cell>
              <table:table-cell office:value-type="float" office:value="0.911921">
                <text:p>0.911921</text:p>
              </table:table-cell>
              <table:table-cell office:value-type="float" office:value="0.920026">
                <text:p>0.920026</text:p>
              </table:table-cell>
              <table:table-cell office:value-type="float" office:value="0.944916">
                <text:p>0.944916</text:p>
              </table:table-cell>
              <table:table-cell office:value-type="float" office:value="0.800739">
                <text:p>0.80073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482755">
                <text:p>0.482755</text:p>
              </table:table-cell>
              <table:table-cell office:value-type="float" office:value="0.60109">
                <text:p>0.60109</text:p>
              </table:table-cell>
              <table:table-cell office:value-type="float" office:value="0.803833">
                <text:p>0.803833</text:p>
              </table:table-cell>
              <table:table-cell office:value-type="float" office:value="0.887384">
                <text:p>0.887384</text:p>
              </table:table-cell>
              <table:table-cell office:value-type="float" office:value="0.889108">
                <text:p>0.889108</text:p>
              </table:table-cell>
              <table:table-cell office:value-type="float" office:value="0.893516">
                <text:p>0.89351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3116">
                <text:p>0.903116</text:p>
              </table:table-cell>
              <table:table-cell office:value-type="float" office:value="0.915659">
                <text:p>0.915659</text:p>
              </table:table-cell>
              <table:table-cell office:value-type="float" office:value="0.919649">
                <text:p>0.919649</text:p>
              </table:table-cell>
              <table:table-cell office:value-type="float" office:value="0.944916">
                <text:p>0.944916</text:p>
              </table:table-cell>
              <table:table-cell office:value-type="float" office:value="0.81977">
                <text:p>0.81977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469077">
                <text:p>0.469077</text:p>
              </table:table-cell>
              <table:table-cell office:value-type="float" office:value="0.594072">
                <text:p>0.594072</text:p>
              </table:table-cell>
              <table:table-cell office:value-type="float" office:value="0.731704">
                <text:p>0.731704</text:p>
              </table:table-cell>
              <table:table-cell office:value-type="float" office:value="0.876434">
                <text:p>0.876434</text:p>
              </table:table-cell>
              <table:table-cell office:value-type="float" office:value="0.889108">
                <text:p>0.889108</text:p>
              </table:table-cell>
              <table:table-cell office:value-type="float" office:value="0.890945">
                <text:p>0.890945</text:p>
              </table:table-cell>
              <table:table-cell office:value-type="float" office:value="0.901596">
                <text:p>0.901596</text:p>
              </table:table-cell>
              <table:table-cell office:value-type="float" office:value="0.90256">
                <text:p>0.90256</text:p>
              </table:table-cell>
              <table:table-cell office:value-type="float" office:value="0.914413">
                <text:p>0.914413</text:p>
              </table:table-cell>
              <table:table-cell office:value-type="float" office:value="0.919649">
                <text:p>0.919649</text:p>
              </table:table-cell>
              <table:table-cell office:value-type="float" office:value="0.944916">
                <text:p>0.944916</text:p>
              </table:table-cell>
              <table:table-cell office:value-type="float" office:value="0.808956">
                <text:p>0.80895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487935">
                <text:p>0.487935</text:p>
              </table:table-cell>
              <table:table-cell office:value-type="float" office:value="0.604211">
                <text:p>0.604211</text:p>
              </table:table-cell>
              <table:table-cell office:value-type="float" office:value="0.719537">
                <text:p>0.719537</text:p>
              </table:table-cell>
              <table:table-cell office:value-type="float" office:value="0.855078">
                <text:p>0.855078</text:p>
              </table:table-cell>
              <table:table-cell office:value-type="float" office:value="0.888537">
                <text:p>0.888537</text:p>
              </table:table-cell>
              <table:table-cell office:value-type="float" office:value="0.889108">
                <text:p>0.889108</text:p>
              </table:table-cell>
              <table:table-cell office:value-type="float" office:value="0.899209">
                <text:p>0.899209</text:p>
              </table:table-cell>
              <table:table-cell office:value-type="float" office:value="0.90293">
                <text:p>0.90293</text:p>
              </table:table-cell>
              <table:table-cell office:value-type="float" office:value="0.915036">
                <text:p>0.915036</text:p>
              </table:table-cell>
              <table:table-cell office:value-type="float" office:value="0.920026">
                <text:p>0.920026</text:p>
              </table:table-cell>
              <table:table-cell office:value-type="float" office:value="0.944916">
                <text:p>0.944916</text:p>
              </table:table-cell>
              <table:table-cell office:value-type="float" office:value="0.808161">
                <text:p>0.808161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507574">
                <text:p>0.507574</text:p>
              </table:table-cell>
              <table:table-cell office:value-type="float" office:value="0.616655">
                <text:p>0.616655</text:p>
              </table:table-cell>
              <table:table-cell office:value-type="float" office:value="0.802737">
                <text:p>0.802737</text:p>
              </table:table-cell>
              <table:table-cell office:value-type="float" office:value="0.887268">
                <text:p>0.887268</text:p>
              </table:table-cell>
              <table:table-cell office:value-type="float" office:value="0.889108">
                <text:p>0.889108</text:p>
              </table:table-cell>
              <table:table-cell office:value-type="float" office:value="0.892634">
                <text:p>0.892634</text:p>
              </table:table-cell>
              <table:table-cell office:value-type="float" office:value="0.901596">
                <text:p>0.901596</text:p>
              </table:table-cell>
              <table:table-cell office:value-type="float" office:value="0.902522">
                <text:p>0.902522</text:p>
              </table:table-cell>
              <table:table-cell office:value-type="float" office:value="0.911298">
                <text:p>0.911298</text:p>
              </table:table-cell>
              <table:table-cell office:value-type="float" office:value="0.919775">
                <text:p>0.919775</text:p>
              </table:table-cell>
              <table:table-cell office:value-type="float" office:value="0.944916">
                <text:p>0.944916</text:p>
              </table:table-cell>
              <table:table-cell office:value-type="float" office:value="0.823117">
                <text:p>0.823117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505626">
                <text:p>0.505626</text:p>
              </table:table-cell>
              <table:table-cell office:value-type="float" office:value="0.656343">
                <text:p>0.656343</text:p>
              </table:table-cell>
              <table:table-cell office:value-type="float" office:value="0.784964">
                <text:p>0.784964</text:p>
              </table:table-cell>
              <table:table-cell office:value-type="float" office:value="0.858514">
                <text:p>0.858514</text:p>
              </table:table-cell>
              <table:table-cell office:value-type="float" office:value="0.888968">
                <text:p>0.888968</text:p>
              </table:table-cell>
              <table:table-cell office:value-type="float" office:value="0.898511">
                <text:p>0.898511</text:p>
              </table:table-cell>
              <table:table-cell office:value-type="float" office:value="0.901596">
                <text:p>0.901596</text:p>
              </table:table-cell>
              <table:table-cell office:value-type="float" office:value="0.902745">
                <text:p>0.902745</text:p>
              </table:table-cell>
              <table:table-cell office:value-type="float" office:value="0.910674">
                <text:p>0.910674</text:p>
              </table:table-cell>
              <table:table-cell office:value-type="float" office:value="0.919649">
                <text:p>0.919649</text:p>
              </table:table-cell>
              <table:table-cell office:value-type="float" office:value="0.944916">
                <text:p>0.944916</text:p>
              </table:table-cell>
              <table:table-cell office:value-type="float" office:value="0.822759">
                <text:p>0.82275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553707">
                <text:p>0.553707</text:p>
              </table:table-cell>
              <table:table-cell office:value-type="float" office:value="0.66616">
                <text:p>0.66616</text:p>
              </table:table-cell>
              <table:table-cell office:value-type="float" office:value="0.788935">
                <text:p>0.788935</text:p>
              </table:table-cell>
              <table:table-cell office:value-type="float" office:value="0.87929">
                <text:p>0.87929</text:p>
              </table:table-cell>
              <table:table-cell office:value-type="float" office:value="0.889255">
                <text:p>0.889255</text:p>
              </table:table-cell>
              <table:table-cell office:value-type="float" office:value="0.898732">
                <text:p>0.898732</text:p>
              </table:table-cell>
              <table:table-cell office:value-type="float" office:value="0.901596">
                <text:p>0.901596</text:p>
              </table:table-cell>
              <table:table-cell office:value-type="float" office:value="0.902671">
                <text:p>0.902671</text:p>
              </table:table-cell>
              <table:table-cell office:value-type="float" office:value="0.91379">
                <text:p>0.91379</text:p>
              </table:table-cell>
              <table:table-cell office:value-type="float" office:value="0.920026">
                <text:p>0.920026</text:p>
              </table:table-cell>
              <table:table-cell office:value-type="float" office:value="0.944916">
                <text:p>0.944916</text:p>
              </table:table-cell>
              <table:table-cell office:value-type="float" office:value="0.831416">
                <text:p>0.83141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406571">
                <text:p>0.406571</text:p>
              </table:table-cell>
              <table:table-cell office:value-type="float" office:value="0.58875">
                <text:p>0.58875</text:p>
              </table:table-cell>
              <table:table-cell office:value-type="float" office:value="0.700658">
                <text:p>0.700658</text:p>
              </table:table-cell>
              <table:table-cell office:value-type="float" office:value="0.868136">
                <text:p>0.868136</text:p>
              </table:table-cell>
              <table:table-cell office:value-type="float" office:value="0.888871">
                <text:p>0.888871</text:p>
              </table:table-cell>
              <table:table-cell office:value-type="float" office:value="0.896895">
                <text:p>0.896895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6787">
                <text:p>0.906787</text:p>
              </table:table-cell>
              <table:table-cell office:value-type="float" office:value="0.919649">
                <text:p>0.919649</text:p>
              </table:table-cell>
              <table:table-cell office:value-type="float" office:value="0.944916">
                <text:p>0.944916</text:p>
              </table:table-cell>
              <table:table-cell office:value-type="float" office:value="0.797951">
                <text:p>0.797951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507655">
                <text:p>0.507655</text:p>
              </table:table-cell>
              <table:table-cell office:value-type="float" office:value="0.661506">
                <text:p>0.661506</text:p>
              </table:table-cell>
              <table:table-cell office:value-type="float" office:value="0.87528">
                <text:p>0.87528</text:p>
              </table:table-cell>
              <table:table-cell office:value-type="float" office:value="0.888409">
                <text:p>0.888409</text:p>
              </table:table-cell>
              <table:table-cell office:value-type="float" office:value="0.891275">
                <text:p>0.891275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2559">
                <text:p>0.902559</text:p>
              </table:table-cell>
              <table:table-cell office:value-type="float" office:value="0.913167">
                <text:p>0.913167</text:p>
              </table:table-cell>
              <table:table-cell office:value-type="float" office:value="0.92108">
                <text:p>0.92108</text:p>
              </table:table-cell>
              <table:table-cell office:value-type="float" office:value="0.944916">
                <text:p>0.944916</text:p>
              </table:table-cell>
              <table:table-cell office:value-type="float" office:value="0.836412">
                <text:p>0.836412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488796">
                <text:p>0.488796</text:p>
              </table:table-cell>
              <table:table-cell office:value-type="float" office:value="0.694594">
                <text:p>0.694594</text:p>
              </table:table-cell>
              <table:table-cell office:value-type="float" office:value="0.886056">
                <text:p>0.886056</text:p>
              </table:table-cell>
              <table:table-cell office:value-type="float" office:value="0.888852">
                <text:p>0.888852</text:p>
              </table:table-cell>
              <table:table-cell office:value-type="float" office:value="0.894397">
                <text:p>0.894397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2707">
                <text:p>0.902707</text:p>
              </table:table-cell>
              <table:table-cell office:value-type="float" office:value="0.914413">
                <text:p>0.914413</text:p>
              </table:table-cell>
              <table:table-cell office:value-type="float" office:value="0.920578">
                <text:p>0.920578</text:p>
              </table:table-cell>
              <table:table-cell office:value-type="float" office:value="0.944916">
                <text:p>0.944916</text:p>
              </table:table-cell>
              <table:table-cell office:value-type="float" office:value="0.839359">
                <text:p>0.83935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575187">
                <text:p>0.575187</text:p>
              </table:table-cell>
              <table:table-cell office:value-type="float" office:value="0.844326">
                <text:p>0.844326</text:p>
              </table:table-cell>
              <table:table-cell office:value-type="float" office:value="0.88881">
                <text:p>0.88881</text:p>
              </table:table-cell>
              <table:table-cell office:value-type="float" office:value="0.890651">
                <text:p>0.890651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2707">
                <text:p>0.902707</text:p>
              </table:table-cell>
              <table:table-cell office:value-type="float" office:value="0.908033">
                <text:p>0.908033</text:p>
              </table:table-cell>
              <table:table-cell office:value-type="float" office:value="0.916283">
                <text:p>0.916283</text:p>
              </table:table-cell>
              <table:table-cell office:value-type="float" office:value="0.920829">
                <text:p>0.920829</text:p>
              </table:table-cell>
              <table:table-cell office:value-type="float" office:value="0.944916">
                <text:p>0.944916</text:p>
              </table:table-cell>
              <table:table-cell office:value-type="float" office:value="0.865002">
                <text:p>0.86500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546528">
                <text:p>0.546528</text:p>
              </table:table-cell>
              <table:table-cell office:value-type="float" office:value="0.764687">
                <text:p>0.764687</text:p>
              </table:table-cell>
              <table:table-cell office:value-type="float" office:value="0.888767">
                <text:p>0.888767</text:p>
              </table:table-cell>
              <table:table-cell office:value-type="float" office:value="0.89425">
                <text:p>0.89425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744">
                <text:p>0.901744</text:p>
              </table:table-cell>
              <table:table-cell office:value-type="float" office:value="0.903077">
                <text:p>0.903077</text:p>
              </table:table-cell>
              <table:table-cell office:value-type="float" office:value="0.911298">
                <text:p>0.911298</text:p>
              </table:table-cell>
              <table:table-cell office:value-type="float" office:value="0.916283">
                <text:p>0.916283</text:p>
              </table:table-cell>
              <table:table-cell office:value-type="float" office:value="0.919146">
                <text:p>0.919146</text:p>
              </table:table-cell>
              <table:table-cell office:value-type="float" office:value="0.944916">
                <text:p>0.944916</text:p>
              </table:table-cell>
              <table:table-cell office:value-type="float" office:value="0.854738">
                <text:p>0.854738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445988">
                <text:p>0.445988</text:p>
              </table:table-cell>
              <table:table-cell office:value-type="float" office:value="0.609415">
                <text:p>0.609415</text:p>
              </table:table-cell>
              <table:table-cell office:value-type="float" office:value="0.808462">
                <text:p>0.808462</text:p>
              </table:table-cell>
              <table:table-cell office:value-type="float" office:value="0.88881">
                <text:p>0.88881</text:p>
              </table:table-cell>
              <table:table-cell office:value-type="float" office:value="0.89223">
                <text:p>0.89223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3189">
                <text:p>0.903189</text:p>
              </table:table-cell>
              <table:table-cell office:value-type="float" office:value="0.915659">
                <text:p>0.915659</text:p>
              </table:table-cell>
              <table:table-cell office:value-type="float" office:value="0.919397">
                <text:p>0.919397</text:p>
              </table:table-cell>
              <table:table-cell office:value-type="float" office:value="0.944916">
                <text:p>0.944916</text:p>
              </table:table-cell>
              <table:table-cell office:value-type="float" office:value="0.818634">
                <text:p>0.818634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52946">
                <text:p>0.52946</text:p>
              </table:table-cell>
              <table:table-cell office:value-type="float" office:value="0.670098">
                <text:p>0.670098</text:p>
              </table:table-cell>
              <table:table-cell office:value-type="float" office:value="0.884104">
                <text:p>0.884104</text:p>
              </table:table-cell>
              <table:table-cell office:value-type="float" office:value="0.88898">
                <text:p>0.88898</text:p>
              </table:table-cell>
              <table:table-cell office:value-type="float" office:value="0.894728">
                <text:p>0.894728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2262">
                <text:p>0.902262</text:p>
              </table:table-cell>
              <table:table-cell office:value-type="float" office:value="0.91313">
                <text:p>0.91313</text:p>
              </table:table-cell>
              <table:table-cell office:value-type="float" office:value="0.919272">
                <text:p>0.919272</text:p>
              </table:table-cell>
              <table:table-cell office:value-type="float" office:value="0.944916">
                <text:p>0.944916</text:p>
              </table:table-cell>
              <table:table-cell office:value-type="float" office:value="0.840523">
                <text:p>0.84052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512254">
                <text:p>0.512254</text:p>
              </table:table-cell>
              <table:table-cell office:value-type="float" office:value="0.649894">
                <text:p>0.649894</text:p>
              </table:table-cell>
              <table:table-cell office:value-type="float" office:value="0.870289">
                <text:p>0.870289</text:p>
              </table:table-cell>
              <table:table-cell office:value-type="float" office:value="0.888937">
                <text:p>0.888937</text:p>
              </table:table-cell>
              <table:table-cell office:value-type="float" office:value="0.894875">
                <text:p>0.894875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2337">
                <text:p>0.902337</text:p>
              </table:table-cell>
              <table:table-cell office:value-type="float" office:value="0.915036">
                <text:p>0.915036</text:p>
              </table:table-cell>
              <table:table-cell office:value-type="float" office:value="0.919272">
                <text:p>0.919272</text:p>
              </table:table-cell>
              <table:table-cell office:value-type="float" office:value="0.944916">
                <text:p>0.944916</text:p>
              </table:table-cell>
              <table:table-cell office:value-type="float" office:value="0.835609">
                <text:p>0.83560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569008">
                <text:p>0.569008</text:p>
              </table:table-cell>
              <table:table-cell office:value-type="float" office:value="0.750346">
                <text:p>0.750346</text:p>
              </table:table-cell>
              <table:table-cell office:value-type="float" office:value="0.888056">
                <text:p>0.888056</text:p>
              </table:table-cell>
              <table:table-cell office:value-type="float" office:value="0.889108">
                <text:p>0.889108</text:p>
              </table:table-cell>
              <table:table-cell office:value-type="float" office:value="0.897372">
                <text:p>0.897372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3509">
                <text:p>0.903509</text:p>
              </table:table-cell>
              <table:table-cell office:value-type="float" office:value="0.916283">
                <text:p>0.916283</text:p>
              </table:table-cell>
              <table:table-cell office:value-type="float" office:value="0.919146">
                <text:p>0.919146</text:p>
              </table:table-cell>
              <table:table-cell office:value-type="float" office:value="0.944916">
                <text:p>0.944916</text:p>
              </table:table-cell>
              <table:table-cell office:value-type="float" office:value="0.853602">
                <text:p>0.85360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583251">
                <text:p>0.583251</text:p>
              </table:table-cell>
              <table:table-cell office:value-type="float" office:value="0.747974">
                <text:p>0.747974</text:p>
              </table:table-cell>
              <table:table-cell office:value-type="float" office:value="0.884691">
                <text:p>0.884691</text:p>
              </table:table-cell>
              <table:table-cell office:value-type="float" office:value="0.888937">
                <text:p>0.888937</text:p>
              </table:table-cell>
              <table:table-cell office:value-type="float" office:value="0.897997">
                <text:p>0.897997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2189">
                <text:p>0.902189</text:p>
              </table:table-cell>
              <table:table-cell office:value-type="float" office:value="0.916283">
                <text:p>0.916283</text:p>
              </table:table-cell>
              <table:table-cell office:value-type="float" office:value="0.919146">
                <text:p>0.919146</text:p>
              </table:table-cell>
              <table:table-cell office:value-type="float" office:value="0.944916">
                <text:p>0.944916</text:p>
              </table:table-cell>
              <table:table-cell office:value-type="float" office:value="0.854366">
                <text:p>0.85436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519973">
                <text:p>0.519973</text:p>
              </table:table-cell>
              <table:table-cell office:value-type="float" office:value="0.831482">
                <text:p>0.831482</text:p>
              </table:table-cell>
              <table:table-cell office:value-type="float" office:value="0.888147">
                <text:p>0.888147</text:p>
              </table:table-cell>
              <table:table-cell office:value-type="float" office:value="0.889108">
                <text:p>0.889108</text:p>
              </table:table-cell>
              <table:table-cell office:value-type="float" office:value="0.898768">
                <text:p>0.898768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11624">
                <text:p>0.911624</text:p>
              </table:table-cell>
              <table:table-cell office:value-type="float" office:value="0.919272">
                <text:p>0.919272</text:p>
              </table:table-cell>
              <table:table-cell office:value-type="float" office:value="0.944916">
                <text:p>0.944916</text:p>
              </table:table-cell>
              <table:table-cell office:value-type="float" office:value="0.856316">
                <text:p>0.856316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642124">
                <text:p>0.642124</text:p>
              </table:table-cell>
              <table:table-cell office:value-type="float" office:value="0.873279">
                <text:p>0.873279</text:p>
              </table:table-cell>
              <table:table-cell office:value-type="float" office:value="0.88881">
                <text:p>0.88881</text:p>
              </table:table-cell>
              <table:table-cell office:value-type="float" office:value="0.891899">
                <text:p>0.891899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8285">
                <text:p>0.908285</text:p>
              </table:table-cell>
              <table:table-cell office:value-type="float" office:value="0.920955">
                <text:p>0.920955</text:p>
              </table:table-cell>
              <table:table-cell office:value-type="float" office:value="0.944916">
                <text:p>0.944916</text:p>
              </table:table-cell>
              <table:table-cell office:value-type="float" office:value="0.873174">
                <text:p>0.873174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59649">
                <text:p>0.59649</text:p>
              </table:table-cell>
              <table:table-cell office:value-type="float" office:value="0.846687">
                <text:p>0.846687</text:p>
              </table:table-cell>
              <table:table-cell office:value-type="float" office:value="0.888341">
                <text:p>0.888341</text:p>
              </table:table-cell>
              <table:table-cell office:value-type="float" office:value="0.892193">
                <text:p>0.892193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818">
                <text:p>0.901818</text:p>
              </table:table-cell>
              <table:table-cell office:value-type="float" office:value="0.909791">
                <text:p>0.909791</text:p>
              </table:table-cell>
              <table:table-cell office:value-type="float" office:value="0.92108">
                <text:p>0.92108</text:p>
              </table:table-cell>
              <table:table-cell office:value-type="float" office:value="0.944916">
                <text:p>0.944916</text:p>
              </table:table-cell>
              <table:table-cell office:value-type="float" office:value="0.866119">
                <text:p>0.86611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58563">
                <text:p>0.558563</text:p>
              </table:table-cell>
              <table:table-cell office:value-type="float" office:value="0.767584">
                <text:p>0.767584</text:p>
              </table:table-cell>
              <table:table-cell office:value-type="float" office:value="0.887484">
                <text:p>0.887484</text:p>
              </table:table-cell>
              <table:table-cell office:value-type="float" office:value="0.889398">
                <text:p>0.889398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67">
                <text:p>0.90167</text:p>
              </table:table-cell>
              <table:table-cell office:value-type="float" office:value="0.909828">
                <text:p>0.909828</text:p>
              </table:table-cell>
              <table:table-cell office:value-type="float" office:value="0.919649">
                <text:p>0.919649</text:p>
              </table:table-cell>
              <table:table-cell office:value-type="float" office:value="0.944916">
                <text:p>0.944916</text:p>
              </table:table-cell>
              <table:table-cell office:value-type="float" office:value="0.853896">
                <text:p>0.85389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520272">
                <text:p>0.520272</text:p>
              </table:table-cell>
              <table:table-cell office:value-type="float" office:value="0.747716">
                <text:p>0.747716</text:p>
              </table:table-cell>
              <table:table-cell office:value-type="float" office:value="0.886431">
                <text:p>0.886431</text:p>
              </table:table-cell>
              <table:table-cell office:value-type="float" office:value="0.888256">
                <text:p>0.888256</text:p>
              </table:table-cell>
              <table:table-cell office:value-type="float" office:value="0.892487">
                <text:p>0.892487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2114">
                <text:p>0.902114</text:p>
              </table:table-cell>
              <table:table-cell office:value-type="float" office:value="0.910563">
                <text:p>0.910563</text:p>
              </table:table-cell>
              <table:table-cell office:value-type="float" office:value="0.919523">
                <text:p>0.919523</text:p>
              </table:table-cell>
              <table:table-cell office:value-type="float" office:value="0.944916">
                <text:p>0.944916</text:p>
              </table:table-cell>
              <table:table-cell office:value-type="float" office:value="0.847055">
                <text:p>0.847055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538042">
                <text:p>0.538042</text:p>
              </table:table-cell>
              <table:table-cell office:value-type="float" office:value="0.750424">
                <text:p>0.750424</text:p>
              </table:table-cell>
              <table:table-cell office:value-type="float" office:value="0.885214">
                <text:p>0.885214</text:p>
              </table:table-cell>
              <table:table-cell office:value-type="float" office:value="0.888256">
                <text:p>0.888256</text:p>
              </table:table-cell>
              <table:table-cell office:value-type="float" office:value="0.889146">
                <text:p>0.889146</text:p>
              </table:table-cell>
              <table:table-cell office:value-type="float" office:value="0.898732">
                <text:p>0.898732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892">
                <text:p>0.901892</text:p>
              </table:table-cell>
              <table:table-cell office:value-type="float" office:value="0.910637">
                <text:p>0.910637</text:p>
              </table:table-cell>
              <table:table-cell office:value-type="float" office:value="0.920026">
                <text:p>0.920026</text:p>
              </table:table-cell>
              <table:table-cell office:value-type="float" office:value="0.944916">
                <text:p>0.944916</text:p>
              </table:table-cell>
              <table:table-cell office:value-type="float" office:value="0.848397">
                <text:p>0.848397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54166">
                <text:p>0.54166</text:p>
              </table:table-cell>
              <table:table-cell office:value-type="float" office:value="0.715664">
                <text:p>0.715664</text:p>
              </table:table-cell>
              <table:table-cell office:value-type="float" office:value="0.883269">
                <text:p>0.883269</text:p>
              </table:table-cell>
              <table:table-cell office:value-type="float" office:value="0.888256">
                <text:p>0.888256</text:p>
              </table:table-cell>
              <table:table-cell office:value-type="float" office:value="0.888724">
                <text:p>0.888724</text:p>
              </table:table-cell>
              <table:table-cell office:value-type="float" office:value="0.899209">
                <text:p>0.899209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67">
                <text:p>0.90167</text:p>
              </table:table-cell>
              <table:table-cell office:value-type="float" office:value="0.9106">
                <text:p>0.9106</text:p>
              </table:table-cell>
              <table:table-cell office:value-type="float" office:value="0.920655">
                <text:p>0.920655</text:p>
              </table:table-cell>
              <table:table-cell office:value-type="float" office:value="0.944916">
                <text:p>0.944916</text:p>
              </table:table-cell>
              <table:table-cell office:value-type="float" office:value="0.84513">
                <text:p>0.8451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553925">
                <text:p>0.553925</text:p>
              </table:table-cell>
              <table:table-cell office:value-type="float" office:value="0.714106">
                <text:p>0.714106</text:p>
              </table:table-cell>
              <table:table-cell office:value-type="float" office:value="0.855463">
                <text:p>0.855463</text:p>
              </table:table-cell>
              <table:table-cell office:value-type="float" office:value="0.887039">
                <text:p>0.887039</text:p>
              </table:table-cell>
              <table:table-cell office:value-type="float" office:value="0.888256">
                <text:p>0.888256</text:p>
              </table:table-cell>
              <table:table-cell office:value-type="float" office:value="0.888829">
                <text:p>0.888829</text:p>
              </table:table-cell>
              <table:table-cell office:value-type="float" office:value="0.898254">
                <text:p>0.898254</text:p>
              </table:table-cell>
              <table:table-cell office:value-type="float" office:value="0.901596">
                <text:p>0.901596</text:p>
              </table:table-cell>
              <table:table-cell office:value-type="float" office:value="0.902708">
                <text:p>0.902708</text:p>
              </table:table-cell>
              <table:table-cell office:value-type="float" office:value="0.919277">
                <text:p>0.919277</text:p>
              </table:table-cell>
              <table:table-cell office:value-type="float" office:value="0.944916">
                <text:p>0.944916</text:p>
              </table:table-cell>
              <table:table-cell office:value-type="float" office:value="0.840945">
                <text:p>0.84094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670348">
                <text:p>0.670348</text:p>
              </table:table-cell>
              <table:table-cell office:value-type="float" office:value="0.848182">
                <text:p>0.848182</text:p>
              </table:table-cell>
              <table:table-cell office:value-type="float" office:value="0.883389">
                <text:p>0.883389</text:p>
              </table:table-cell>
              <table:table-cell office:value-type="float" office:value="0.888256">
                <text:p>0.888256</text:p>
              </table:table-cell>
              <table:table-cell office:value-type="float" office:value="0.888639">
                <text:p>0.888639</text:p>
              </table:table-cell>
              <table:table-cell office:value-type="float" office:value="0.893075">
                <text:p>0.893075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4436">
                <text:p>0.904436</text:p>
              </table:table-cell>
              <table:table-cell office:value-type="float" office:value="0.919775">
                <text:p>0.919775</text:p>
              </table:table-cell>
              <table:table-cell office:value-type="float" office:value="0.944916">
                <text:p>0.944916</text:p>
              </table:table-cell>
              <table:table-cell office:value-type="float" office:value="0.869929">
                <text:p>0.86992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63215">
                <text:p>0.563215</text:p>
              </table:table-cell>
              <table:table-cell office:value-type="float" office:value="0.80656">
                <text:p>0.80656</text:p>
              </table:table-cell>
              <table:table-cell office:value-type="float" office:value="0.878523">
                <text:p>0.878523</text:p>
              </table:table-cell>
              <table:table-cell office:value-type="float" office:value="0.888256">
                <text:p>0.888256</text:p>
              </table:table-cell>
              <table:table-cell office:value-type="float" office:value="0.888298">
                <text:p>0.888298</text:p>
              </table:table-cell>
              <table:table-cell office:value-type="float" office:value="0.892487">
                <text:p>0.892487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48">
                <text:p>0.9048</text:p>
              </table:table-cell>
              <table:table-cell office:value-type="float" office:value="0.919649">
                <text:p>0.919649</text:p>
              </table:table-cell>
              <table:table-cell office:value-type="float" office:value="0.944916">
                <text:p>0.944916</text:p>
              </table:table-cell>
              <table:table-cell office:value-type="float" office:value="0.854498">
                <text:p>0.854498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456506">
                <text:p>0.456506</text:p>
              </table:table-cell>
              <table:table-cell office:value-type="float" office:value="0.659498">
                <text:p>0.659498</text:p>
              </table:table-cell>
              <table:table-cell office:value-type="float" office:value="0.792706">
                <text:p>0.792706</text:p>
              </table:table-cell>
              <table:table-cell office:value-type="float" office:value="0.87418">
                <text:p>0.87418</text:p>
              </table:table-cell>
              <table:table-cell office:value-type="float" office:value="0.888256">
                <text:p>0.888256</text:p>
              </table:table-cell>
              <table:table-cell office:value-type="float" office:value="0.88881">
                <text:p>0.88881</text:p>
              </table:table-cell>
              <table:table-cell office:value-type="float" office:value="0.898438">
                <text:p>0.898438</text:p>
              </table:table-cell>
              <table:table-cell office:value-type="float" office:value="0.901596">
                <text:p>0.901596</text:p>
              </table:table-cell>
              <table:table-cell office:value-type="float" office:value="0.903152">
                <text:p>0.903152</text:p>
              </table:table-cell>
              <table:table-cell office:value-type="float" office:value="0.918774">
                <text:p>0.918774</text:p>
              </table:table-cell>
              <table:table-cell office:value-type="float" office:value="0.944916">
                <text:p>0.944916</text:p>
              </table:table-cell>
              <table:table-cell office:value-type="float" office:value="0.818191">
                <text:p>0.818191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416216">
                <text:p>0.416216</text:p>
              </table:table-cell>
              <table:table-cell office:value-type="float" office:value="0.608201">
                <text:p>0.608201</text:p>
              </table:table-cell>
              <table:table-cell office:value-type="float" office:value="0.815276">
                <text:p>0.815276</text:p>
              </table:table-cell>
              <table:table-cell office:value-type="float" office:value="0.885823">
                <text:p>0.885823</text:p>
              </table:table-cell>
              <table:table-cell office:value-type="float" office:value="0.888256">
                <text:p>0.888256</text:p>
              </table:table-cell>
              <table:table-cell office:value-type="float" office:value="0.893253">
                <text:p>0.893253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892">
                <text:p>0.901892</text:p>
              </table:table-cell>
              <table:table-cell office:value-type="float" office:value="0.907336">
                <text:p>0.907336</text:p>
              </table:table-cell>
              <table:table-cell office:value-type="float" office:value="0.919775">
                <text:p>0.919775</text:p>
              </table:table-cell>
              <table:table-cell office:value-type="float" office:value="0.944916">
                <text:p>0.944916</text:p>
              </table:table-cell>
              <table:table-cell office:value-type="float" office:value="0.813762">
                <text:p>0.813762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361524">
                <text:p>0.361524</text:p>
              </table:table-cell>
              <table:table-cell office:value-type="float" office:value="0.583557">
                <text:p>0.583557</text:p>
              </table:table-cell>
              <table:table-cell office:value-type="float" office:value="0.733915">
                <text:p>0.733915</text:p>
              </table:table-cell>
              <table:table-cell office:value-type="float" office:value="0.885713">
                <text:p>0.885713</text:p>
              </table:table-cell>
              <table:table-cell office:value-type="float" office:value="0.888256">
                <text:p>0.888256</text:p>
              </table:table-cell>
              <table:table-cell office:value-type="float" office:value="0.890016">
                <text:p>0.89001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583">
                <text:p>0.90583</text:p>
              </table:table-cell>
              <table:table-cell office:value-type="float" office:value="0.919397">
                <text:p>0.919397</text:p>
              </table:table-cell>
              <table:table-cell office:value-type="float" office:value="0.944916">
                <text:p>0.944916</text:p>
              </table:table-cell>
              <table:table-cell office:value-type="float" office:value="0.79714">
                <text:p>0.7971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36042">
                <text:p>0.336042</text:p>
              </table:table-cell>
              <table:table-cell office:value-type="float" office:value="0.596217">
                <text:p>0.596217</text:p>
              </table:table-cell>
              <table:table-cell office:value-type="float" office:value="0.682697">
                <text:p>0.682697</text:p>
              </table:table-cell>
              <table:table-cell office:value-type="float" office:value="0.87689">
                <text:p>0.87689</text:p>
              </table:table-cell>
              <table:table-cell office:value-type="float" office:value="0.888256">
                <text:p>0.888256</text:p>
              </table:table-cell>
              <table:table-cell office:value-type="float" office:value="0.88881">
                <text:p>0.88881</text:p>
              </table:table-cell>
              <table:table-cell office:value-type="float" office:value="0.900164">
                <text:p>0.900164</text:p>
              </table:table-cell>
              <table:table-cell office:value-type="float" office:value="0.901596">
                <text:p>0.901596</text:p>
              </table:table-cell>
              <table:table-cell office:value-type="float" office:value="0.90293">
                <text:p>0.90293</text:p>
              </table:table-cell>
              <table:table-cell office:value-type="float" office:value="0.919397">
                <text:p>0.919397</text:p>
              </table:table-cell>
              <table:table-cell office:value-type="float" office:value="0.944916">
                <text:p>0.944916</text:p>
              </table:table-cell>
              <table:table-cell office:value-type="float" office:value="0.7893">
                <text:p>0.7893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332078">
                <text:p>0.332078</text:p>
              </table:table-cell>
              <table:table-cell office:value-type="float" office:value="0.580259">
                <text:p>0.580259</text:p>
              </table:table-cell>
              <table:table-cell office:value-type="float" office:value="0.61572">
                <text:p>0.61572</text:p>
              </table:table-cell>
              <table:table-cell office:value-type="float" office:value="0.816437">
                <text:p>0.816437</text:p>
              </table:table-cell>
              <table:table-cell office:value-type="float" office:value="0.885604">
                <text:p>0.885604</text:p>
              </table:table-cell>
              <table:table-cell office:value-type="float" office:value="0.888682">
                <text:p>0.888682</text:p>
              </table:table-cell>
              <table:table-cell office:value-type="float" office:value="0.895169">
                <text:p>0.895169</text:p>
              </table:table-cell>
              <table:table-cell office:value-type="float" office:value="0.901596">
                <text:p>0.901596</text:p>
              </table:table-cell>
              <table:table-cell office:value-type="float" office:value="0.902522">
                <text:p>0.902522</text:p>
              </table:table-cell>
              <table:table-cell office:value-type="float" office:value="0.919331">
                <text:p>0.919331</text:p>
              </table:table-cell>
              <table:table-cell office:value-type="float" office:value="0.944916">
                <text:p>0.944916</text:p>
              </table:table-cell>
              <table:table-cell office:value-type="float" office:value="0.77374">
                <text:p>0.7737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465523">
                <text:p>0.465523</text:p>
              </table:table-cell>
              <table:table-cell office:value-type="float" office:value="0.559571">
                <text:p>0.559571</text:p>
              </table:table-cell>
              <table:table-cell office:value-type="float" office:value="0.657956">
                <text:p>0.657956</text:p>
              </table:table-cell>
              <table:table-cell office:value-type="float" office:value="0.828535">
                <text:p>0.828535</text:p>
              </table:table-cell>
              <table:table-cell office:value-type="float" office:value="0.887484">
                <text:p>0.887484</text:p>
              </table:table-cell>
              <table:table-cell office:value-type="float" office:value="0.888767">
                <text:p>0.888767</text:p>
              </table:table-cell>
              <table:table-cell office:value-type="float" office:value="0.895793">
                <text:p>0.895793</text:p>
              </table:table-cell>
              <table:table-cell office:value-type="float" office:value="0.901596">
                <text:p>0.901596</text:p>
              </table:table-cell>
              <table:table-cell office:value-type="float" office:value="0.909643">
                <text:p>0.909643</text:p>
              </table:table-cell>
              <table:table-cell office:value-type="float" office:value="0.923441">
                <text:p>0.923441</text:p>
              </table:table-cell>
              <table:table-cell office:value-type="float" office:value="0.944916">
                <text:p>0.944916</text:p>
              </table:table-cell>
              <table:table-cell office:value-type="float" office:value="0.791831">
                <text:p>0.791831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395846">
                <text:p>0.395846</text:p>
              </table:table-cell>
              <table:table-cell office:value-type="float" office:value="0.584178">
                <text:p>0.584178</text:p>
              </table:table-cell>
              <table:table-cell office:value-type="float" office:value="0.671522">
                <text:p>0.671522</text:p>
              </table:table-cell>
              <table:table-cell office:value-type="float" office:value="0.846735">
                <text:p>0.846735</text:p>
              </table:table-cell>
              <table:table-cell office:value-type="float" office:value="0.888256">
                <text:p>0.888256</text:p>
              </table:table-cell>
              <table:table-cell office:value-type="float" office:value="0.889023">
                <text:p>0.889023</text:p>
              </table:table-cell>
              <table:table-cell office:value-type="float" office:value="0.89987">
                <text:p>0.89987</text:p>
              </table:table-cell>
              <table:table-cell office:value-type="float" office:value="0.901744">
                <text:p>0.901744</text:p>
              </table:table-cell>
              <table:table-cell office:value-type="float" office:value="0.914302">
                <text:p>0.914302</text:p>
              </table:table-cell>
              <table:table-cell office:value-type="float" office:value="0.920578">
                <text:p>0.920578</text:p>
              </table:table-cell>
              <table:table-cell office:value-type="float" office:value="0.944916">
                <text:p>0.944916</text:p>
              </table:table-cell>
              <table:table-cell office:value-type="float" office:value="0.791205">
                <text:p>0.791205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260682">
                <text:p>0.260682</text:p>
              </table:table-cell>
              <table:table-cell office:value-type="float" office:value="0.582668">
                <text:p>0.582668</text:p>
              </table:table-cell>
              <table:table-cell office:value-type="float" office:value="0.667922">
                <text:p>0.667922</text:p>
              </table:table-cell>
              <table:table-cell office:value-type="float" office:value="0.820887">
                <text:p>0.820887</text:p>
              </table:table-cell>
              <table:table-cell office:value-type="float" office:value="0.888147">
                <text:p>0.888147</text:p>
              </table:table-cell>
              <table:table-cell office:value-type="float" office:value="0.888767">
                <text:p>0.888767</text:p>
              </table:table-cell>
              <table:table-cell office:value-type="float" office:value="0.900347">
                <text:p>0.900347</text:p>
              </table:table-cell>
              <table:table-cell office:value-type="float" office:value="0.90204">
                <text:p>0.90204</text:p>
              </table:table-cell>
              <table:table-cell office:value-type="float" office:value="0.915622">
                <text:p>0.915622</text:p>
              </table:table-cell>
              <table:table-cell office:value-type="float" office:value="0.922009">
                <text:p>0.922009</text:p>
              </table:table-cell>
              <table:table-cell office:value-type="float" office:value="0.944916">
                <text:p>0.944916</text:p>
              </table:table-cell>
              <table:table-cell office:value-type="float" office:value="0.774909">
                <text:p>0.77490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437413">
                <text:p>0.437413</text:p>
              </table:table-cell>
              <table:table-cell office:value-type="float" office:value="0.555069">
                <text:p>0.555069</text:p>
              </table:table-cell>
              <table:table-cell office:value-type="float" office:value="0.664504">
                <text:p>0.664504</text:p>
              </table:table-cell>
              <table:table-cell office:value-type="float" office:value="0.790886">
                <text:p>0.790886</text:p>
              </table:table-cell>
              <table:table-cell office:value-type="float" office:value="0.880008">
                <text:p>0.880008</text:p>
              </table:table-cell>
              <table:table-cell office:value-type="float" office:value="0.888511">
                <text:p>0.888511</text:p>
              </table:table-cell>
              <table:table-cell office:value-type="float" office:value="0.896601">
                <text:p>0.896601</text:p>
              </table:table-cell>
              <table:table-cell office:value-type="float" office:value="0.901596">
                <text:p>0.901596</text:p>
              </table:table-cell>
              <table:table-cell office:value-type="float" office:value="0.909087">
                <text:p>0.909087</text:p>
              </table:table-cell>
              <table:table-cell office:value-type="float" office:value="0.920578">
                <text:p>0.920578</text:p>
              </table:table-cell>
              <table:table-cell office:value-type="float" office:value="0.944916">
                <text:p>0.944916</text:p>
              </table:table-cell>
              <table:table-cell office:value-type="float" office:value="0.784425">
                <text:p>0.784425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450134">
                <text:p>0.450134</text:p>
              </table:table-cell>
              <table:table-cell office:value-type="float" office:value="0.594715">
                <text:p>0.594715</text:p>
              </table:table-cell>
              <table:table-cell office:value-type="float" office:value="0.664912">
                <text:p>0.664912</text:p>
              </table:table-cell>
              <table:table-cell office:value-type="float" office:value="0.797606">
                <text:p>0.797606</text:p>
              </table:table-cell>
              <table:table-cell office:value-type="float" office:value="0.883452">
                <text:p>0.883452</text:p>
              </table:table-cell>
              <table:table-cell office:value-type="float" office:value="0.888554">
                <text:p>0.888554</text:p>
              </table:table-cell>
              <table:table-cell office:value-type="float" office:value="0.896601">
                <text:p>0.896601</text:p>
              </table:table-cell>
              <table:table-cell office:value-type="float" office:value="0.901596">
                <text:p>0.901596</text:p>
              </table:table-cell>
              <table:table-cell office:value-type="float" office:value="0.906298">
                <text:p>0.906298</text:p>
              </table:table-cell>
              <table:table-cell office:value-type="float" office:value="0.920578">
                <text:p>0.920578</text:p>
              </table:table-cell>
              <table:table-cell office:value-type="float" office:value="0.944916">
                <text:p>0.944916</text:p>
              </table:table-cell>
              <table:table-cell office:value-type="float" office:value="0.790445">
                <text:p>0.790445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312238">
                <text:p>0.312238</text:p>
              </table:table-cell>
              <table:table-cell office:value-type="float" office:value="0.59172">
                <text:p>0.59172</text:p>
              </table:table-cell>
              <table:table-cell office:value-type="float" office:value="0.607211">
                <text:p>0.607211</text:p>
              </table:table-cell>
              <table:table-cell office:value-type="float" office:value="0.75846">
                <text:p>0.75846</text:p>
              </table:table-cell>
              <table:table-cell office:value-type="float" office:value="0.879566">
                <text:p>0.879566</text:p>
              </table:table-cell>
              <table:table-cell office:value-type="float" office:value="0.888256">
                <text:p>0.888256</text:p>
              </table:table-cell>
              <table:table-cell office:value-type="float" office:value="0.89223">
                <text:p>0.89223</text:p>
              </table:table-cell>
              <table:table-cell office:value-type="float" office:value="0.901596">
                <text:p>0.901596</text:p>
              </table:table-cell>
              <table:table-cell office:value-type="float" office:value="0.906224">
                <text:p>0.906224</text:p>
              </table:table-cell>
              <table:table-cell office:value-type="float" office:value="0.919146">
                <text:p>0.919146</text:p>
              </table:table-cell>
              <table:table-cell office:value-type="float" office:value="0.944916">
                <text:p>0.944916</text:p>
              </table:table-cell>
              <table:table-cell office:value-type="float" office:value="0.765665">
                <text:p>0.765665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398253">
                <text:p>0.398253</text:p>
              </table:table-cell>
              <table:table-cell office:value-type="float" office:value="0.592429">
                <text:p>0.592429</text:p>
              </table:table-cell>
              <table:table-cell office:value-type="float" office:value="0.608285">
                <text:p>0.608285</text:p>
              </table:table-cell>
              <table:table-cell office:value-type="float" office:value="0.772642">
                <text:p>0.772642</text:p>
              </table:table-cell>
              <table:table-cell office:value-type="float" office:value="0.860075">
                <text:p>0.860075</text:p>
              </table:table-cell>
              <table:table-cell office:value-type="float" office:value="0.888256">
                <text:p>0.888256</text:p>
              </table:table-cell>
              <table:table-cell office:value-type="float" office:value="0.894685">
                <text:p>0.894685</text:p>
              </table:table-cell>
              <table:table-cell office:value-type="float" office:value="0.901596">
                <text:p>0.901596</text:p>
              </table:table-cell>
              <table:table-cell office:value-type="float" office:value="0.904169">
                <text:p>0.904169</text:p>
              </table:table-cell>
              <table:table-cell office:value-type="float" office:value="0.919146">
                <text:p>0.919146</text:p>
              </table:table-cell>
              <table:table-cell office:value-type="float" office:value="0.944916">
                <text:p>0.944916</text:p>
              </table:table-cell>
              <table:table-cell office:value-type="float" office:value="0.773954">
                <text:p>0.773954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379952">
                <text:p>0.379952</text:p>
              </table:table-cell>
              <table:table-cell office:value-type="float" office:value="0.595444">
                <text:p>0.595444</text:p>
              </table:table-cell>
              <table:table-cell office:value-type="float" office:value="0.611742">
                <text:p>0.611742</text:p>
              </table:table-cell>
              <table:table-cell office:value-type="float" office:value="0.782476">
                <text:p>0.782476</text:p>
              </table:table-cell>
              <table:table-cell office:value-type="float" office:value="0.853034">
                <text:p>0.853034</text:p>
              </table:table-cell>
              <table:table-cell office:value-type="float" office:value="0.888256">
                <text:p>0.888256</text:p>
              </table:table-cell>
              <table:table-cell office:value-type="float" office:value="0.898346">
                <text:p>0.89834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204">
                <text:p>0.90204</text:p>
              </table:table-cell>
              <table:table-cell office:value-type="float" office:value="0.918486">
                <text:p>0.918486</text:p>
              </table:table-cell>
              <table:table-cell office:value-type="float" office:value="0.944916">
                <text:p>0.944916</text:p>
              </table:table-cell>
              <table:table-cell office:value-type="float" office:value="0.773137">
                <text:p>0.77313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49188">
                <text:p>0.349188</text:p>
              </table:table-cell>
              <table:table-cell office:value-type="float" office:value="0.596603">
                <text:p>0.596603</text:p>
              </table:table-cell>
              <table:table-cell office:value-type="float" office:value="0.684712">
                <text:p>0.684712</text:p>
              </table:table-cell>
              <table:table-cell office:value-type="float" office:value="0.801039">
                <text:p>0.801039</text:p>
              </table:table-cell>
              <table:table-cell office:value-type="float" office:value="0.852626">
                <text:p>0.852626</text:p>
              </table:table-cell>
              <table:table-cell office:value-type="float" office:value="0.888256">
                <text:p>0.888256</text:p>
              </table:table-cell>
              <table:table-cell office:value-type="float" office:value="0.899056">
                <text:p>0.89905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3583">
                <text:p>0.903583</text:p>
              </table:table-cell>
              <table:table-cell office:value-type="float" office:value="0.919146">
                <text:p>0.919146</text:p>
              </table:table-cell>
              <table:table-cell office:value-type="float" office:value="0.944916">
                <text:p>0.944916</text:p>
              </table:table-cell>
              <table:table-cell office:value-type="float" office:value="0.77958">
                <text:p>0.77958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43981">
                <text:p>0.43981</text:p>
              </table:table-cell>
              <table:table-cell office:value-type="float" office:value="0.601176">
                <text:p>0.601176</text:p>
              </table:table-cell>
              <table:table-cell office:value-type="float" office:value="0.740372">
                <text:p>0.740372</text:p>
              </table:table-cell>
              <table:table-cell office:value-type="float" office:value="0.809785">
                <text:p>0.809785</text:p>
              </table:table-cell>
              <table:table-cell office:value-type="float" office:value="0.870281">
                <text:p>0.870281</text:p>
              </table:table-cell>
              <table:table-cell office:value-type="float" office:value="0.889718">
                <text:p>0.889718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8063">
                <text:p>0.908063</text:p>
              </table:table-cell>
              <table:table-cell office:value-type="float" office:value="0.919146">
                <text:p>0.919146</text:p>
              </table:table-cell>
              <table:table-cell office:value-type="float" office:value="0.944916">
                <text:p>0.944916</text:p>
              </table:table-cell>
              <table:table-cell office:value-type="float" office:value="0.798154">
                <text:p>0.79815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425105">
                <text:p>0.425105</text:p>
              </table:table-cell>
              <table:table-cell office:value-type="float" office:value="0.74111">
                <text:p>0.74111</text:p>
              </table:table-cell>
              <table:table-cell office:value-type="float" office:value="0.836231">
                <text:p>0.836231</text:p>
              </table:table-cell>
              <table:table-cell office:value-type="float" office:value="0.886136">
                <text:p>0.886136</text:p>
              </table:table-cell>
              <table:table-cell office:value-type="float" office:value="0.889136">
                <text:p>0.88913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8797">
                <text:p>0.908797</text:p>
              </table:table-cell>
              <table:table-cell office:value-type="float" office:value="0.920578">
                <text:p>0.920578</text:p>
              </table:table-cell>
              <table:table-cell office:value-type="float" office:value="0.944916">
                <text:p>0.944916</text:p>
              </table:table-cell>
              <table:table-cell office:value-type="float" office:value="0.831188">
                <text:p>0.831188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514408">
                <text:p>0.514408</text:p>
              </table:table-cell>
              <table:table-cell office:value-type="float" office:value="0.750659">
                <text:p>0.750659</text:p>
              </table:table-cell>
              <table:table-cell office:value-type="float" office:value="0.853611">
                <text:p>0.853611</text:p>
              </table:table-cell>
              <table:table-cell office:value-type="float" office:value="0.888135">
                <text:p>0.888135</text:p>
              </table:table-cell>
              <table:table-cell office:value-type="float" office:value="0.897764">
                <text:p>0.897764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2114">
                <text:p>0.902114</text:p>
              </table:table-cell>
              <table:table-cell office:value-type="float" office:value="0.913641">
                <text:p>0.913641</text:p>
              </table:table-cell>
              <table:table-cell office:value-type="float" office:value="0.919146">
                <text:p>0.919146</text:p>
              </table:table-cell>
              <table:table-cell office:value-type="float" office:value="0.944916">
                <text:p>0.944916</text:p>
              </table:table-cell>
              <table:table-cell office:value-type="float" office:value="0.844267">
                <text:p>0.84426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521108">
                <text:p>0.521108</text:p>
              </table:table-cell>
              <table:table-cell office:value-type="float" office:value="0.777653">
                <text:p>0.777653</text:p>
              </table:table-cell>
              <table:table-cell office:value-type="float" office:value="0.868951">
                <text:p>0.868951</text:p>
              </table:table-cell>
              <table:table-cell office:value-type="float" office:value="0.890966">
                <text:p>0.89096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8945">
                <text:p>0.908945</text:p>
              </table:table-cell>
              <table:table-cell office:value-type="float" office:value="0.919146">
                <text:p>0.919146</text:p>
              </table:table-cell>
              <table:table-cell office:value-type="float" office:value="0.944916">
                <text:p>0.944916</text:p>
              </table:table-cell>
              <table:table-cell office:value-type="float" office:value="0.849315">
                <text:p>0.849315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513114">
                <text:p>0.513114</text:p>
              </table:table-cell>
              <table:table-cell office:value-type="float" office:value="0.638306">
                <text:p>0.638306</text:p>
              </table:table-cell>
              <table:table-cell office:value-type="float" office:value="0.825134">
                <text:p>0.825134</text:p>
              </table:table-cell>
              <table:table-cell office:value-type="float" office:value="0.887647">
                <text:p>0.887647</text:p>
              </table:table-cell>
              <table:table-cell office:value-type="float" office:value="0.900929">
                <text:p>0.900929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6742">
                <text:p>0.906742</text:p>
              </table:table-cell>
              <table:table-cell office:value-type="float" office:value="0.920578">
                <text:p>0.920578</text:p>
              </table:table-cell>
              <table:table-cell office:value-type="float" office:value="0.944916">
                <text:p>0.944916</text:p>
              </table:table-cell>
              <table:table-cell office:value-type="float" office:value="0.829724">
                <text:p>0.829724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520354">
                <text:p>0.520354</text:p>
              </table:table-cell>
              <table:table-cell office:value-type="float" office:value="0.641653">
                <text:p>0.641653</text:p>
              </table:table-cell>
              <table:table-cell office:value-type="float" office:value="0.818568">
                <text:p>0.818568</text:p>
              </table:table-cell>
              <table:table-cell office:value-type="float" office:value="0.887528">
                <text:p>0.887528</text:p>
              </table:table-cell>
              <table:table-cell office:value-type="float" office:value="0.897594">
                <text:p>0.897594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8063">
                <text:p>0.908063</text:p>
              </table:table-cell>
              <table:table-cell office:value-type="float" office:value="0.919146">
                <text:p>0.919146</text:p>
              </table:table-cell>
              <table:table-cell office:value-type="float" office:value="0.944916">
                <text:p>0.944916</text:p>
              </table:table-cell>
              <table:table-cell office:value-type="float" office:value="0.829769">
                <text:p>0.82976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42427">
                <text:p>0.42427</text:p>
              </table:table-cell>
              <table:table-cell office:value-type="float" office:value="0.606985">
                <text:p>0.606985</text:p>
              </table:table-cell>
              <table:table-cell office:value-type="float" office:value="0.798978">
                <text:p>0.798978</text:p>
              </table:table-cell>
              <table:table-cell office:value-type="float" office:value="0.88526">
                <text:p>0.88526</text:p>
              </table:table-cell>
              <table:table-cell office:value-type="float" office:value="0.896345">
                <text:p>0.896345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7477">
                <text:p>0.907477</text:p>
              </table:table-cell>
              <table:table-cell office:value-type="float" office:value="0.920578">
                <text:p>0.920578</text:p>
              </table:table-cell>
              <table:table-cell office:value-type="float" office:value="0.944916">
                <text:p>0.944916</text:p>
              </table:table-cell>
              <table:table-cell office:value-type="float" office:value="0.814468">
                <text:p>0.81446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447578">
                <text:p>0.447578</text:p>
              </table:table-cell>
              <table:table-cell office:value-type="float" office:value="0.650026">
                <text:p>0.650026</text:p>
              </table:table-cell>
              <table:table-cell office:value-type="float" office:value="0.839039">
                <text:p>0.839039</text:p>
              </table:table-cell>
              <table:table-cell office:value-type="float" office:value="0.888256">
                <text:p>0.888256</text:p>
              </table:table-cell>
              <table:table-cell office:value-type="float" office:value="0.897012">
                <text:p>0.897012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12247">
                <text:p>0.912247</text:p>
              </table:table-cell>
              <table:table-cell office:value-type="float" office:value="0.922009">
                <text:p>0.9220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26096">
                <text:p>0.826096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418173">
                <text:p>0.418173</text:p>
              </table:table-cell>
              <table:table-cell office:value-type="float" office:value="0.599622">
                <text:p>0.599622</text:p>
              </table:table-cell>
              <table:table-cell office:value-type="float" office:value="0.853497">
                <text:p>0.853497</text:p>
              </table:table-cell>
              <table:table-cell office:value-type="float" office:value="0.888256">
                <text:p>0.888256</text:p>
              </table:table-cell>
              <table:table-cell office:value-type="float" office:value="0.894302">
                <text:p>0.894302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6224">
                <text:p>0.906224</text:p>
              </table:table-cell>
              <table:table-cell office:value-type="float" office:value="0.919146">
                <text:p>0.919146</text:p>
              </table:table-cell>
              <table:table-cell office:value-type="float" office:value="0.944916">
                <text:p>0.944916</text:p>
              </table:table-cell>
              <table:table-cell office:value-type="float" office:value="0.818401">
                <text:p>0.81840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514429">
                <text:p>0.514429</text:p>
              </table:table-cell>
              <table:table-cell office:value-type="float" office:value="0.607677">
                <text:p>0.607677</text:p>
              </table:table-cell>
              <table:table-cell office:value-type="float" office:value="0.86678">
                <text:p>0.86678</text:p>
              </table:table-cell>
              <table:table-cell office:value-type="float" office:value="0.888256">
                <text:p>0.888256</text:p>
              </table:table-cell>
              <table:table-cell office:value-type="float" office:value="0.896896">
                <text:p>0.8968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8211">
                <text:p>0.908211</text:p>
              </table:table-cell>
              <table:table-cell office:value-type="float" office:value="0.919146">
                <text:p>0.919146</text:p>
              </table:table-cell>
              <table:table-cell office:value-type="float" office:value="0.944916">
                <text:p>0.944916</text:p>
              </table:table-cell>
              <table:table-cell office:value-type="float" office:value="0.830618">
                <text:p>0.830618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529107">
                <text:p>0.529107</text:p>
              </table:table-cell>
              <table:table-cell office:value-type="float" office:value="0.650234">
                <text:p>0.650234</text:p>
              </table:table-cell>
              <table:table-cell office:value-type="float" office:value="0.87535">
                <text:p>0.87535</text:p>
              </table:table-cell>
              <table:table-cell office:value-type="float" office:value="0.888256">
                <text:p>0.888256</text:p>
              </table:table-cell>
              <table:table-cell office:value-type="float" office:value="0.894259">
                <text:p>0.894259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623">
                <text:p>0.90623</text:p>
              </table:table-cell>
              <table:table-cell office:value-type="float" office:value="0.920578">
                <text:p>0.920578</text:p>
              </table:table-cell>
              <table:table-cell office:value-type="float" office:value="0.944916">
                <text:p>0.944916</text:p>
              </table:table-cell>
              <table:table-cell office:value-type="float" office:value="0.83688">
                <text:p>0.8368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498238">
                <text:p>0.498238</text:p>
              </table:table-cell>
              <table:table-cell office:value-type="float" office:value="0.667226">
                <text:p>0.667226</text:p>
              </table:table-cell>
              <table:table-cell office:value-type="float" office:value="0.875236">
                <text:p>0.875236</text:p>
              </table:table-cell>
              <table:table-cell office:value-type="float" office:value="0.888256">
                <text:p>0.888256</text:p>
              </table:table-cell>
              <table:table-cell office:value-type="float" office:value="0.899595">
                <text:p>0.899595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966">
                <text:p>0.901966</text:p>
              </table:table-cell>
              <table:table-cell office:value-type="float" office:value="0.91034">
                <text:p>0.91034</text:p>
              </table:table-cell>
              <table:table-cell office:value-type="float" office:value="0.920578">
                <text:p>0.920578</text:p>
              </table:table-cell>
              <table:table-cell office:value-type="float" office:value="0.944916">
                <text:p>0.944916</text:p>
              </table:table-cell>
              <table:table-cell office:value-type="float" office:value="0.836463">
                <text:p>0.836463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42389">
                <text:p>0.42389</text:p>
              </table:table-cell>
              <table:table-cell office:value-type="float" office:value="0.598544">
                <text:p>0.598544</text:p>
              </table:table-cell>
              <table:table-cell office:value-type="float" office:value="0.713058">
                <text:p>0.713058</text:p>
              </table:table-cell>
              <table:table-cell office:value-type="float" office:value="0.86234">
                <text:p>0.86234</text:p>
              </table:table-cell>
              <table:table-cell office:value-type="float" office:value="0.890924">
                <text:p>0.890924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744">
                <text:p>0.901744</text:p>
              </table:table-cell>
              <table:table-cell office:value-type="float" office:value="0.91034">
                <text:p>0.91034</text:p>
              </table:table-cell>
              <table:table-cell office:value-type="float" office:value="0.920578">
                <text:p>0.920578</text:p>
              </table:table-cell>
              <table:table-cell office:value-type="float" office:value="0.944916">
                <text:p>0.944916</text:p>
              </table:table-cell>
              <table:table-cell office:value-type="float" office:value="0.802461">
                <text:p>0.802461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453285">
                <text:p>0.453285</text:p>
              </table:table-cell>
              <table:table-cell office:value-type="float" office:value="0.598585">
                <text:p>0.598585</text:p>
              </table:table-cell>
              <table:table-cell office:value-type="float" office:value="0.617399">
                <text:p>0.617399</text:p>
              </table:table-cell>
              <table:table-cell office:value-type="float" office:value="0.848835">
                <text:p>0.848835</text:p>
              </table:table-cell>
              <table:table-cell office:value-type="float" office:value="0.888256">
                <text:p>0.888256</text:p>
              </table:table-cell>
              <table:table-cell office:value-type="float" office:value="0.900262">
                <text:p>0.900262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3509">
                <text:p>0.903509</text:p>
              </table:table-cell>
              <table:table-cell office:value-type="float" office:value="0.919146">
                <text:p>0.919146</text:p>
              </table:table-cell>
              <table:table-cell office:value-type="float" office:value="0.944916">
                <text:p>0.944916</text:p>
              </table:table-cell>
              <table:table-cell office:value-type="float" office:value="0.793247">
                <text:p>0.793247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505885">
                <text:p>0.505885</text:p>
              </table:table-cell>
              <table:table-cell office:value-type="float" office:value="0.597219">
                <text:p>0.597219</text:p>
              </table:table-cell>
              <table:table-cell office:value-type="float" office:value="0.62663">
                <text:p>0.62663</text:p>
              </table:table-cell>
              <table:table-cell office:value-type="float" office:value="0.856308">
                <text:p>0.856308</text:p>
              </table:table-cell>
              <table:table-cell office:value-type="float" office:value="0.892925">
                <text:p>0.892925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5422">
                <text:p>0.905422</text:p>
              </table:table-cell>
              <table:table-cell office:value-type="float" office:value="0.919146">
                <text:p>0.919146</text:p>
              </table:table-cell>
              <table:table-cell office:value-type="float" office:value="0.944916">
                <text:p>0.944916</text:p>
              </table:table-cell>
              <table:table-cell office:value-type="float" office:value="0.800832">
                <text:p>0.80083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438905">
                <text:p>0.438905</text:p>
              </table:table-cell>
              <table:table-cell office:value-type="float" office:value="0.602278">
                <text:p>0.602278</text:p>
              </table:table-cell>
              <table:table-cell office:value-type="float" office:value="0.69955">
                <text:p>0.69955</text:p>
              </table:table-cell>
              <table:table-cell office:value-type="float" office:value="0.87534">
                <text:p>0.87534</text:p>
              </table:table-cell>
              <table:table-cell office:value-type="float" office:value="0.895593">
                <text:p>0.895593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6298">
                <text:p>0.906298</text:p>
              </table:table-cell>
              <table:table-cell office:value-type="float" office:value="0.919146">
                <text:p>0.919146</text:p>
              </table:table-cell>
              <table:table-cell office:value-type="float" office:value="0.944916">
                <text:p>0.944916</text:p>
              </table:table-cell>
              <table:table-cell office:value-type="float" office:value="0.80419">
                <text:p>0.80419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478874">
                <text:p>0.478874</text:p>
              </table:table-cell>
              <table:table-cell office:value-type="float" office:value="0.603069">
                <text:p>0.603069</text:p>
              </table:table-cell>
              <table:table-cell office:value-type="float" office:value="0.655242">
                <text:p>0.655242</text:p>
              </table:table-cell>
              <table:table-cell office:value-type="float" office:value="0.857836">
                <text:p>0.857836</text:p>
              </table:table-cell>
              <table:table-cell office:value-type="float" office:value="0.892258">
                <text:p>0.892258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3293">
                <text:p>0.903293</text:p>
              </table:table-cell>
              <table:table-cell office:value-type="float" office:value="0.920578">
                <text:p>0.920578</text:p>
              </table:table-cell>
              <table:table-cell office:value-type="float" office:value="0.944916">
                <text:p>0.944916</text:p>
              </table:table-cell>
              <table:table-cell office:value-type="float" office:value="0.801594">
                <text:p>0.80159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498379">
                <text:p>0.498379</text:p>
              </table:table-cell>
              <table:table-cell office:value-type="float" office:value="0.606813">
                <text:p>0.606813</text:p>
              </table:table-cell>
              <table:table-cell office:value-type="float" office:value="0.683625">
                <text:p>0.683625</text:p>
              </table:table-cell>
              <table:table-cell office:value-type="float" office:value="0.840976">
                <text:p>0.840976</text:p>
              </table:table-cell>
              <table:table-cell office:value-type="float" office:value="0.893677">
                <text:p>0.893677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892">
                <text:p>0.901892</text:p>
              </table:table-cell>
              <table:table-cell office:value-type="float" office:value="0.906378">
                <text:p>0.906378</text:p>
              </table:table-cell>
              <table:table-cell office:value-type="float" office:value="0.920578">
                <text:p>0.920578</text:p>
              </table:table-cell>
              <table:table-cell office:value-type="float" office:value="0.944916">
                <text:p>0.944916</text:p>
              </table:table-cell>
              <table:table-cell office:value-type="float" office:value="0.805551">
                <text:p>0.805551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481442">
                <text:p>0.481442</text:p>
              </table:table-cell>
              <table:table-cell office:value-type="float" office:value="0.613703">
                <text:p>0.613703</text:p>
              </table:table-cell>
              <table:table-cell office:value-type="float" office:value="0.800758">
                <text:p>0.800758</text:p>
              </table:table-cell>
              <table:table-cell office:value-type="float" office:value="0.892343">
                <text:p>0.892343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2633">
                <text:p>0.902633</text:p>
              </table:table-cell>
              <table:table-cell office:value-type="float" office:value="0.914302">
                <text:p>0.914302</text:p>
              </table:table-cell>
              <table:table-cell office:value-type="float" office:value="0.920578">
                <text:p>0.920578</text:p>
              </table:table-cell>
              <table:table-cell office:value-type="float" office:value="0.944916">
                <text:p>0.944916</text:p>
              </table:table-cell>
              <table:table-cell office:value-type="float" office:value="0.823055">
                <text:p>0.82305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576208">
                <text:p>0.576208</text:p>
              </table:table-cell>
              <table:table-cell office:value-type="float" office:value="0.605441">
                <text:p>0.605441</text:p>
              </table:table-cell>
              <table:table-cell office:value-type="float" office:value="0.750778">
                <text:p>0.750778</text:p>
              </table:table-cell>
              <table:table-cell office:value-type="float" office:value="0.851509">
                <text:p>0.851509</text:p>
              </table:table-cell>
              <table:table-cell office:value-type="float" office:value="0.896345">
                <text:p>0.896345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744">
                <text:p>0.901744</text:p>
              </table:table-cell>
              <table:table-cell office:value-type="float" office:value="0.907699">
                <text:p>0.907699</text:p>
              </table:table-cell>
              <table:table-cell office:value-type="float" office:value="0.919146">
                <text:p>0.919146</text:p>
              </table:table-cell>
              <table:table-cell office:value-type="float" office:value="0.944916">
                <text:p>0.944916</text:p>
              </table:table-cell>
              <table:table-cell office:value-type="float" office:value="0.821206">
                <text:p>0.82120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468432">
                <text:p>0.468432</text:p>
              </table:table-cell>
              <table:table-cell office:value-type="float" office:value="0.60728">
                <text:p>0.60728</text:p>
              </table:table-cell>
              <table:table-cell office:value-type="float" office:value="0.77303">
                <text:p>0.77303</text:p>
              </table:table-cell>
              <table:table-cell office:value-type="float" office:value="0.889008">
                <text:p>0.889008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2114">
                <text:p>0.902114</text:p>
              </table:table-cell>
              <table:table-cell office:value-type="float" office:value="0.908359">
                <text:p>0.908359</text:p>
              </table:table-cell>
              <table:table-cell office:value-type="float" office:value="0.919146">
                <text:p>0.919146</text:p>
              </table:table-cell>
              <table:table-cell office:value-type="float" office:value="0.944916">
                <text:p>0.944916</text:p>
              </table:table-cell>
              <table:table-cell office:value-type="float" office:value="0.817216">
                <text:p>0.817216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525741">
                <text:p>0.525741</text:p>
              </table:table-cell>
              <table:table-cell office:value-type="float" office:value="0.606109">
                <text:p>0.606109</text:p>
              </table:table-cell>
              <table:table-cell office:value-type="float" office:value="0.772239">
                <text:p>0.772239</text:p>
              </table:table-cell>
              <table:table-cell office:value-type="float" office:value="0.889803">
                <text:p>0.889803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966">
                <text:p>0.901966</text:p>
              </table:table-cell>
              <table:table-cell office:value-type="float" office:value="0.913641">
                <text:p>0.913641</text:p>
              </table:table-cell>
              <table:table-cell office:value-type="float" office:value="0.919146">
                <text:p>0.919146</text:p>
              </table:table-cell>
              <table:table-cell office:value-type="float" office:value="0.944916">
                <text:p>0.944916</text:p>
              </table:table-cell>
              <table:table-cell office:value-type="float" office:value="0.823343">
                <text:p>0.823343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463675">
                <text:p>0.463675</text:p>
              </table:table-cell>
              <table:table-cell office:value-type="float" office:value="0.70752">
                <text:p>0.70752</text:p>
              </table:table-cell>
              <table:table-cell office:value-type="float" office:value="0.888953">
                <text:p>0.888953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1034">
                <text:p>0.91034</text:p>
              </table:table-cell>
              <table:table-cell office:value-type="float" office:value="0.916283">
                <text:p>0.916283</text:p>
              </table:table-cell>
              <table:table-cell office:value-type="float" office:value="0.919146">
                <text:p>0.919146</text:p>
              </table:table-cell>
              <table:table-cell office:value-type="float" office:value="0.944916">
                <text:p>0.944916</text:p>
              </table:table-cell>
              <table:table-cell office:value-type="float" office:value="0.84123">
                <text:p>0.84123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557221">
                <text:p>0.557221</text:p>
              </table:table-cell>
              <table:table-cell office:value-type="float" office:value="0.831341">
                <text:p>0.831341</text:p>
              </table:table-cell>
              <table:table-cell office:value-type="float" office:value="0.895054">
                <text:p>0.895054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204">
                <text:p>0.90204</text:p>
              </table:table-cell>
              <table:table-cell office:value-type="float" office:value="0.915622">
                <text:p>0.915622</text:p>
              </table:table-cell>
              <table:table-cell office:value-type="float" office:value="0.916283">
                <text:p>0.916283</text:p>
              </table:table-cell>
              <table:table-cell office:value-type="float" office:value="0.919146">
                <text:p>0.919146</text:p>
              </table:table-cell>
              <table:table-cell office:value-type="float" office:value="0.944916">
                <text:p>0.944916</text:p>
              </table:table-cell>
              <table:table-cell office:value-type="float" office:value="0.864149">
                <text:p>0.86414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595849">
                <text:p>0.595849</text:p>
              </table:table-cell>
              <table:table-cell office:value-type="float" office:value="0.864388">
                <text:p>0.864388</text:p>
              </table:table-cell>
              <table:table-cell office:value-type="float" office:value="0.898971">
                <text:p>0.898971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931">
                <text:p>0.90931</text:p>
              </table:table-cell>
              <table:table-cell office:value-type="float" office:value="0.916283">
                <text:p>0.916283</text:p>
              </table:table-cell>
              <table:table-cell office:value-type="float" office:value="0.916283">
                <text:p>0.916283</text:p>
              </table:table-cell>
              <table:table-cell office:value-type="float" office:value="0.920578">
                <text:p>0.920578</text:p>
              </table:table-cell>
              <table:table-cell office:value-type="float" office:value="0.944916">
                <text:p>0.944916</text:p>
              </table:table-cell>
              <table:table-cell office:value-type="float" office:value="0.872645">
                <text:p>0.87264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579873">
                <text:p>0.579873</text:p>
              </table:table-cell>
              <table:table-cell office:value-type="float" office:value="0.872586">
                <text:p>0.872586</text:p>
              </table:table-cell>
              <table:table-cell office:value-type="float" office:value="0.898261">
                <text:p>0.898261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6816">
                <text:p>0.906816</text:p>
              </table:table-cell>
              <table:table-cell office:value-type="float" office:value="0.916283">
                <text:p>0.916283</text:p>
              </table:table-cell>
              <table:table-cell office:value-type="float" office:value="0.916283">
                <text:p>0.916283</text:p>
              </table:table-cell>
              <table:table-cell office:value-type="float" office:value="0.922009">
                <text:p>0.922009</text:p>
              </table:table-cell>
              <table:table-cell office:value-type="float" office:value="0.944916">
                <text:p>0.944916</text:p>
              </table:table-cell>
              <table:table-cell office:value-type="float" office:value="0.87169">
                <text:p>0.8716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629337">
                <text:p>0.629337</text:p>
              </table:table-cell>
              <table:table-cell office:value-type="float" office:value="0.844635">
                <text:p>0.844635</text:p>
              </table:table-cell>
              <table:table-cell office:value-type="float" office:value="0.892925">
                <text:p>0.892925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2485">
                <text:p>0.902485</text:p>
              </table:table-cell>
              <table:table-cell office:value-type="float" office:value="0.915622">
                <text:p>0.915622</text:p>
              </table:table-cell>
              <table:table-cell office:value-type="float" office:value="0.916283">
                <text:p>0.916283</text:p>
              </table:table-cell>
              <table:table-cell office:value-type="float" office:value="0.920578">
                <text:p>0.920578</text:p>
              </table:table-cell>
              <table:table-cell office:value-type="float" office:value="0.944916">
                <text:p>0.944916</text:p>
              </table:table-cell>
              <table:table-cell office:value-type="float" office:value="0.872665">
                <text:p>0.872665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506287">
                <text:p>0.506287</text:p>
              </table:table-cell>
              <table:table-cell office:value-type="float" office:value="0.793273">
                <text:p>0.793273</text:p>
              </table:table-cell>
              <table:table-cell office:value-type="float" office:value="0.896927">
                <text:p>0.896927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892">
                <text:p>0.901892</text:p>
              </table:table-cell>
              <table:table-cell office:value-type="float" office:value="0.911">
                <text:p>0.911</text:p>
              </table:table-cell>
              <table:table-cell office:value-type="float" office:value="0.916283">
                <text:p>0.916283</text:p>
              </table:table-cell>
              <table:table-cell office:value-type="float" office:value="0.916283">
                <text:p>0.916283</text:p>
              </table:table-cell>
              <table:table-cell office:value-type="float" office:value="0.923441">
                <text:p>0.923441</text:p>
              </table:table-cell>
              <table:table-cell office:value-type="float" office:value="0.944916">
                <text:p>0.944916</text:p>
              </table:table-cell>
              <table:table-cell office:value-type="float" office:value="0.856858">
                <text:p>0.856858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411389">
                <text:p>0.411389</text:p>
              </table:table-cell>
              <table:table-cell office:value-type="float" office:value="0.777194">
                <text:p>0.777194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596">
                <text:p>0.901596</text:p>
              </table:table-cell>
              <table:table-cell office:value-type="float" office:value="0.901818">
                <text:p>0.901818</text:p>
              </table:table-cell>
              <table:table-cell office:value-type="float" office:value="0.911661">
                <text:p>0.911661</text:p>
              </table:table-cell>
              <table:table-cell office:value-type="float" office:value="0.916283">
                <text:p>0.916283</text:p>
              </table:table-cell>
              <table:table-cell office:value-type="float" office:value="0.916283">
                <text:p>0.916283</text:p>
              </table:table-cell>
              <table:table-cell office:value-type="float" office:value="0.923441">
                <text:p>0.923441</text:p>
              </table:table-cell>
              <table:table-cell office:value-type="float" office:value="0.944916">
                <text:p>0.944916</text:p>
              </table:table-cell>
              <table:table-cell office:value-type="float" office:value="0.846286">
                <text:p>0.846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